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0.36pt"/>
    </style:style>
    <style:style style:name="co2" style:family="table-column">
      <style:table-column-properties fo:break-before="auto" style:column-width="681.11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18.35pt"/>
    </style:style>
    <style:style style:name="co5" style:family="table-column">
      <style:table-column-properties fo:break-before="auto" style:column-width="57.34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139.95pt"/>
    </style:style>
    <style:style style:name="co8" style:family="table-column">
      <style:table-column-properties fo:break-before="auto" style:column-width="696.56pt"/>
    </style:style>
    <style:style style:name="co9" style:family="table-column">
      <style:table-column-properties fo:break-before="auto" style:column-width="111.4pt"/>
    </style:style>
    <style:style style:name="co10" style:family="table-column">
      <style:table-column-properties fo:break-before="auto" style:column-width="106.75pt"/>
    </style:style>
    <style:style style:name="co11" style:family="table-column">
      <style:table-column-properties fo:break-before="auto" style:column-width="552.16pt"/>
    </style:style>
    <style:style style:name="co12" style:family="table-column">
      <style:table-column-properties fo:break-before="auto" style:column-width="105.99pt"/>
    </style:style>
    <style:style style:name="co13" style:family="table-column">
      <style:table-column-properties fo:break-before="auto" style:column-width="322.16pt"/>
    </style:style>
    <style:style style:name="co14" style:family="table-column">
      <style:table-column-properties fo:break-before="auto" style:column-width="5.24pt"/>
    </style:style>
    <style:style style:name="co15" style:family="table-column">
      <style:table-column-properties fo:break-before="auto" style:column-width="58.11pt"/>
    </style:style>
    <style:style style:name="co16" style:family="table-column">
      <style:table-column-properties fo:break-before="auto" style:column-width="82.06pt"/>
    </style:style>
    <style:style style:name="co17" style:family="table-column">
      <style:table-column-properties fo:break-before="auto" style:column-width="274.25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tdbtk.bac120.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user_genom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fastani_reference</text:p>
          </table:table-cell>
          <table:table-cell office:value-type="string" calcext:value-type="string">
            <text:p>fastani_reference_radius</text:p>
          </table:table-cell>
          <table:table-cell office:value-type="string" calcext:value-type="string">
            <text:p>fastani_taxonomy</text:p>
          </table:table-cell>
          <table:table-cell office:value-type="string" calcext:value-type="string">
            <text:p>fastani_ani</text:p>
          </table:table-cell>
          <table:table-cell office:value-type="string" calcext:value-type="string">
            <text:p>fastani_af</text:p>
          </table:table-cell>
          <table:table-cell office:value-type="string" calcext:value-type="string">
            <text:p>closest_placement_reference</text:p>
          </table:table-cell>
          <table:table-cell office:value-type="string" calcext:value-type="string">
            <text:p>closest_placement_taxonomy</text:p>
          </table:table-cell>
          <table:table-cell office:value-type="string" calcext:value-type="string">
            <text:p>closest_placement_ani</text:p>
          </table:table-cell>
          <table:table-cell office:value-type="string" calcext:value-type="string">
            <text:p>closest_placement_af</text:p>
          </table:table-cell>
          <table:table-cell office:value-type="string" calcext:value-type="string">
            <text:p>pplacer_taxonomy</text:p>
          </table:table-cell>
          <table:table-cell office:value-type="string" calcext:value-type="string">
            <text:p>classification_method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other_related_references(genome_id,species_name,radius,ANI,AF)</text:p>
          </table:table-cell>
          <table:table-cell office:value-type="string" calcext:value-type="string">
            <text:p>aa_percent</text:p>
          </table:table-cell>
          <table:table-cell office:value-type="string" calcext:value-type="string">
            <text:p>translation_table</text:p>
          </table:table-cell>
          <table:table-cell office:value-type="string" calcext:value-type="string">
            <text:p>red_value</text:p>
          </table:table-cell>
          <table:table-cell office:value-type="string" calcext:value-type="string">
            <text:p>warnings</text:p>
          </table:table-cell>
        </table:table-row>
        <table:table-row table:style-name="ro1">
          <table:table-cell office:value-type="string" calcext:value-type="string">
            <text:p>LiuW_2016__SRR3993058__bin_15</text:p>
          </table:table-cell>
          <table:table-cell office:value-type="string" calcext:value-type="string">
            <text:p>d__Bacteria;p__Proteobacteria;c__Gammaproteobacteria;o__Enterobacterales;f__Aeromonadaceae;g__Aeromonas;s__Aeromonas caviae</text:p>
          </table:table-cell>
          <table:table-cell office:value-type="string" calcext:value-type="string">
            <text:p>GCF_0008197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Enterobacterales;f__Aeromonadaceae;g__Aeromonas;s__Aeromonas caviae</text:p>
          </table:table-cell>
          <table:table-cell office:value-type="float" office:value="97.87" calcext:value-type="float">
            <text:p>97.8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CF_000819785.1</text:p>
          </table:table-cell>
          <table:table-cell office:value-type="string" calcext:value-type="string">
            <text:p>d__Bacteria;p__Proteobacteria;c__Gammaproteobacteria;o__Enterobacterales;f__Aeromonadaceae;g__Aeromonas;s__Aeromonas caviae</text:p>
          </table:table-cell>
          <table:table-cell office:value-type="float" office:value="97.87" calcext:value-type="float">
            <text:p>97.8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Proteobacteria;c__Gammaproteobacteria;o__Enterobacterales;f__Aeromonadaceae;g__Aeromona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820085.1, s__Aeromonas sanarellii, 95.0, 91.73, 0.85; GCF_000820165.1, s__Aeromonas taiwanensis, 95.0, 91.05, 0.85; GCF_000819985.1, s__Aeromonas media, 95.0, 89.98, 0.84; GCF_003015165.1, s__Aeromonas rivipollensis, 95.0, 89.79, 0.9; GCF_000820305.1, s__Aeromonas dhakensis, 95.0, 89.01, 0.83; GCF_000014805.1, s__Aeromonas hydrophila, 95.0, 88.94, 0.86; GCF_000819825.1, s__Aeromonas encheleia, 95.0, 87.96, 0.84; GCF_000819865.1, s__Aeromonas eucrenophila, 95.0, 87.88, 0.85; GCF_000764655.1, s__Aeromonas aquatica, 95.0, 87.86, 0.82; GCF_002812985.1, s__Aeromonas lusitana, 95.0, 87.81, 0.85; GCF_000819745.1, s__Aeromonas bestiarum, 95.5, 87.48, 0.84; GCF_000820185.1, s__Aeromonas tecta, 95.0, 87.22, 0.84; GCF_000819765.1, s__Aeromonas bivalvium, 95.0, 87.2, 0.79; GCF_000820005.1, s__Aeromonas piscicola, 95.5, 86.96, 0.82; GCF_000819845.1, s__Aeromonas enteropelogenes, 95.0, 86.66, 0.74; GCF_000819685.1, s__Aeromonas allosaccharophila, 95.0, 86.22, 0.75; GCF_000820025.1, s__Aeromonas popoffii, 95.0, 86.2, 0.78; GCF_001643305.1, s__Aeromonas salmonicida, 95.0, 86.12, 0.79; GCF_000820225.1, s__Aeromonas veronii, 95.0, 86.06, 0.76; GCF_000298015.1, s__Aeromonas veronii_A, 95.0, 86.01, 0.77; GCF_000764665.1, s__Aeromonas lacus, 95.83, 86.0, 0.74; GCF_000819955.1, s__Aeromonas jandaei, 95.83, 85.97, 0.75; GCF_000764645.1, s__Aeromonas finlandiensis, 95.0, 85.93, 0.7; GCF_000819885.1, s__Aeromonas fluvialis, 95.0, 85.88, 0.73; GCF_000819725.1, s__Aeromonas australiensis, 95.0, 85.68, 0.71; GCF_000820145.1, s__Aeromonas sobria, 95.0, 85.16, 0.73; GCF_000820045.1, s__Aeromonas rivuli, 95.0, 84.4, 0.75; GCF_000388115.1, s__Aeromonas molluscorum, 95.0, 83.73, 0.7; GCF_000819805.1, s__Aeromonas diversa, 95.0, 82.65, 0.61; GCF_000820125.1, s__Aeromonas simiae, 95.0, 82.61, 0.65; GCF_000820105.1, s__Aeromonas schubertii, 95.0, 82.44, 0.63; GCF_002795305.1, s__Aeromonas cavernicola, 95.0, 82.23, 0.52; GCF_900156095.1, s__Aeromonas sp900156095, 95.0, 80.36, 0.46</text:p>
          </table:table-cell>
          <table:table-cell office:value-type="float" office:value="92.54" calcext:value-type="float">
            <text:p>92.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atanenT_2016__G80320__bin_9</text:p>
          </table:table-cell>
          <table:table-cell office:value-type="string" calcext:value-type="string">
            <text:p>d__Bacteria;p__Firmicutes_A;c__Clostridia;o__Tissierellales;f__Sporanaerobacteraceae;g__Anaerosalibacter_A;s__Anaerosalibacter_A massiliensis</text:p>
          </table:table-cell>
          <table:table-cell office:value-type="string" calcext:value-type="string">
            <text:p>GCF_0007515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Tissierellales;f__Sporanaerobacteraceae;g__Anaerosalibacter_A;s__Anaerosalibacter_A massiliensis</text:p>
          </table:table-cell>
          <table:table-cell office:value-type="float" office:value="99.19" calcext:value-type="float">
            <text:p>99.1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GCF_000751555.1</text:p>
          </table:table-cell>
          <table:table-cell office:value-type="string" calcext:value-type="string">
            <text:p>d__Bacteria;p__Firmicutes_A;c__Clostridia;o__Tissierellales;f__Sporanaerobacteraceae;g__Anaerosalibacter_A;s__Anaerosalibacter_A massiliensis</text:p>
          </table:table-cell>
          <table:table-cell office:value-type="float" office:value="99.19" calcext:value-type="float">
            <text:p>99.19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d__Bacteria;p__Firmicutes_A;c__Clostridia;o__Tissierellales;f__Sporanaerobacteraceae;g__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N/A</text:p>
          </table:table-cell>
          <table:table-cell office:value-type="float" office:value="95.56" calcext:value-type="float">
            <text:p>95.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QinJ_2012__T2D-024__bin_47</text:p>
          </table:table-cell>
          <table:table-cell office:value-type="string" calcext:value-type="string">
            <text:p>d__Bacteria;p__Proteobacteria;c__Gammaproteobacteria;o__Enterobacterales;f__Enterobacteriaceae;g__Enterobacter;s__Enterobacter cloacae</text:p>
          </table:table-cell>
          <table:table-cell office:value-type="string" calcext:value-type="string">
            <text:p>GCF_0000255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Enterobacterales;f__Enterobacteriaceae;g__Enterobacter;s__Enterobacter cloacae</text:p>
          </table:table-cell>
          <table:table-cell office:value-type="float" office:value="95.33" calcext:value-type="float">
            <text:p>95.3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GCF_000025565.1</text:p>
          </table:table-cell>
          <table:table-cell office:value-type="string" calcext:value-type="string">
            <text:p>d__Bacteria;p__Proteobacteria;c__Gammaproteobacteria;o__Enterobacterales;f__Enterobacteriaceae;g__Enterobacter;s__Enterobacter cloacae</text:p>
          </table:table-cell>
          <table:table-cell office:value-type="float" office:value="95.33" calcext:value-type="float">
            <text:p>95.3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d__Bacteria;p__Proteobacteria;c__Gammaproteobacteria;o__Enterobacterales;f__Enterobacteriaceae;g__Enterobacter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197345.1, s__Enterobacter cloacae_B, 95.0, 89.41, 0.84; GCF_001022965.1, s__Enterobacter cloacae_L, 95.0, 89.37, 0.87; GCF_900129625.1, s__Enterobacter sesami, 96.82, 89.13, 0.81; GCF_001521715.1, s__Enterobacter asburiae, 96.82, 89.12, 0.79; GCF_002208095.1, s__Enterobacter cloacae_M, 96.75, 89.02, 0.82; GCF_000568095.1, s__Enterobacter sp000568095, 95.0, 89.01, 0.83; GCF_000493015.1, s__Enterobacter sp000493015, 95.46, 88.98, 0.83; GCF_001875645.1, s__Enterobacter nimipressuralis, 95.0, 88.97, 0.82; GCF_000762975.1, s__Enterobacter sp000762975, 96.28, 88.82, 0.82; GCF_002072125.1, s__Enterobacter cancerogenus_A, 95.0, 88.8, 0.83; GCF_900324475.1, s__Enterobacter bugandensis, 95.0, 88.78, 0.83; GCF_003289275.1, s__Enterobacter cloacae_K, 95.0, 88.77, 0.85; GCF_001022675.1, s__Enterobacter cloacae_H, 95.0, 88.66, 0.8; GCF_001729765.1, s__Enterobacter kobei, 95.0, 88.44, 0.79; GCF_003046225.1, s__Enterobacter cloacae_I, 95.0, 88.39, 0.77; GCF_000211415.1, s__Enterobacter mori, 95.0, 88.33, 0.83; GCF_001750725.1, s__Enterobacter ludwigii, 95.0, 88.32, 0.84; GCF_002003685.1, s__Enterobacter himalayensis, 95.13, 87.48, 0.82; GCF_001875655.1, s__Enterobacter hormaechei, 95.13, 87.41, 0.78; GCF_900322725.1, s__Enterobacter cloacae_J, 95.0, 87.36, 0.78; GCF_900185905.1, s__Enterobacter cancerogenus, 95.0, 86.73, 0.76; GCF_001654845.1, s__Enterobacter soli, 95.0, 86.68, 0.75; GCF_003057745.1, s__Enterobacter sp003057745, 95.0, 86.42, 0.77</text:p>
          </table:table-cell>
          <table:table-cell office:value-type="float" office:value="96.65" calcext:value-type="float">
            <text:p>96.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67__bin_12</text:p>
          </table:table-cell>
          <table:table-cell office:value-type="string" calcext:value-type="string">
            <text:p>d__Bacteria;p__Actinobacteriota;c__Actinobacteria;o__Mycobacteriales;f__Mycobacteriaceae;g__Corynebacterium;s__Corynebacterium sp001815935</text:p>
          </table:table-cell>
          <table:table-cell office:value-type="string" calcext:value-type="string">
            <text:p>GCF_0018159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sp001815935</text:p>
          </table:table-cell>
          <table:table-cell office:value-type="float" office:value="96.87" calcext:value-type="float">
            <text:p>96.8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GCF_001815935.1</text:p>
          </table:table-cell>
          <table:table-cell office:value-type="string" calcext:value-type="string">
            <text:p>d__Bacteria;p__Actinobacteriota;c__Actinobacteria;o__Mycobacteriales;f__Mycobacteriaceae;g__Corynebacterium;s__Corynebacterium sp001815935</text:p>
          </table:table-cell>
          <table:table-cell office:value-type="float" office:value="96.87" calcext:value-type="float">
            <text:p>96.87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420605.1, s__Corynebacterium massiliense, 95.0, 79.87, 0.51; GCF_900092335.1, s__Corynebacterium phoceense, 95.0, 79.45, 0.5; GCF_001807205.1, s__Corynebacterium sp001807205, 95.0, 79.45, 0.39; GCF_000341345.1, s__Corynebacterium halotolerans, 95.0, 79.44, 0.55; GCF_000988205.1, s__Corynebacterium minutissimum_A, 95.0, 79.4, 0.47; GCF_900177745.1, s__Corynebacterium pollutisoli, 95.0, 79.39, 0.47; GCF_001836165.1, s__Corynebacterium sp001836165, 95.0, 79.39, 0.44; GCF_000980815.1, s__Corynebacterium camporealensis, 95.0, 79.37, 0.47; GCF_001941485.1, s__Corynebacterium frankenforstense, 95.0, 79.32, 0.54; GCF_000022905.1, s__Corynebacterium aurimucosum, 95.0, 79.31, 0.45; GCF_002861385.1, s__Corynebacterium aurimucosum_C, 95.0, 79.3, 0.45; GCF_001586215.1, s__Corynebacterium simulans, 95.0, 79.28, 0.43; GCF_000819445.1, s__Corynebacterium humireducens, 95.0, 79.27, 0.47; GCF_000156615.2, s__Corynebacterium pseudogenitalium, 96.4, 79.25, 0.45; GCF_000550805.1, s__Corynebacterium vitaeruminis, 95.0, 79.23, 0.46; GCF_000175635.1, s__Corynebacterium tuberculostearicum_B, 96.4, 79.21, 0.44; GCF_001059565.1, s__Corynebacterium aurimucosum_E, 95.0, 79.15, 0.39; GCF_000835165.1, s__Corynebacterium marinum, 95.0, 79.06, 0.48; GCF_000159115.1, s__Corynebacterium accolens, 95.0, 79.04, 0.42; GCF_000805675.1, s__Corynebacterium minutissimum, 95.0, 79.03, 0.4; GCF_001807265.1, s__Corynebacterium sp001807265, 95.0, 78.96, 0.42; GCF_900176865.1, s__Corynebacterium fournierii, 95.0, 78.94, 0.4; GCF_000478175.1, s__Corynebacterium sp000478175, 95.0, 78.92, 0.38; GCF_000159135.1, s__Corynebacterium striatum, 95.0, 78.91, 0.42; GCF_000833575.1, s__Corynebacterium singulare, 95.0, 78.91, 0.4; GCF_900156035.1, s__Corynebacterium afermentans, 95.0, 78.88, 0.39; GCF_003065405.1, s__Corynebacterium sp003065405, 95.0, 78.85, 0.43; GCF_002154655.1, s__Corynebacterium kefirresidentii, 95.0, 78.82, 0.37; GCF_001812805.1, s__Corynebacterium sp001812805, 95.0, 78.77, 0.41; GCF_000442645.1, s__Corynebacterium maris, 95.0, 78.76, 0.42; GCF_002273005.1, s__Corynebacterium hadale, 95.0, 78.68, 0.38; GCF_000767055.1, s__Corynebacterium doosanense, 95.0, 78.68, 0.44; GCF_001831515.1, s__Corynebacterium sp001831515, 95.0, 78.68, 0.41; GCF_900078305.2, s__Corynebacterium bouchesdurhonense, 95.0, 78.68, 0.4; GCF_000739455.1, s__Corynebacterium imitans, 95.0, 78.66, 0.38; GCF_900103625.1, s__Corynebacterium mycetoides, 95.0, 78.61, 0.35; GCF_000577555.1, s__Corynebacterium jeddahense, 95.0, 78.59, 0.38; GCF_900156665.1, s__Corynebacterium appendicis, 95.0, 78.58, 0.35; GCF_000375365.1, s__Corynebacterium mastitidis, 95.0, 78.52, 0.41; GCA_002339505.1, s__Corynebacterium sp002339505, 95.0, 78.51, 0.38; GCF_001941465.1, s__Corynebacterium flavescens, 95.0, 78.47, 0.35; GCA_001764565.1, s__Corynebacterium concisus, 95.0, 78.44, 0.31; GCF_900105305.1, s__Corynebacterium timonense, 95.0, 78.41, 0.39; GCF_001021045.1, s__Corynebacterium testudinoris, 95.0, 78.4, 0.34; GCF_900155535.1, s__Corynebacterium urinapleomorphum, 95.0, 78.4, 0.29; GCF_000747315.1, s__Corynebacterium ureicelerivorans, 95.0, 78.33, 0.32; GCF_002994655.1, s__Corynebacterium sp002994655, 95.0, 78.26, 0.27; GCF_000143825.1, s__Corynebacterium genitalium, 95.0, 78.25, 0.28; GCF_001021065.1, s__Corynebacterium uterequi, 95.0, 78.19, 0.31; GCF_000011305.1, s__Corynebacterium efficiens, 95.0, 78.15, 0.31; GCF_003070865.1, s__Corynebacterium sp003070865, 95.0, 78.11, 0.31; GCF_000159635.1, s__Corynebacterium lipophiloflavum, 95.0, 78.08, 0.31; GCF_900105505.1, s__Corynebacterium coyleae, 95.0, 78.08, 0.27; GCF_001941445.1, s__Corynebacterium aquilae, 95.0, 78.07, 0.24; GCF_001767255.1, s__Corynebacterium sp001767255, 95.0, 78.03, 0.23; GCF_002287505.1, s__Corynebacterium glaucum, 95.0, 78.0, 0.28; GCF_001941565.1, s__Corynebacterium phocae, 95.0, 77.96, 0.28; GCF_001806875.1, s__Corynebacterium sp001806875, 95.0, 77.9, 0.21; GCF_000590555.1, s__Corynebacterium argentoratense, 95.0, 77.88, 0.16; GCF_001412085.1, s__Corynebacterium lowii, 95.0, 77.86, 0.24; GCF_000550785.1, s__Corynebacterium casei, 95.0, 77.84, 0.27; GCF_000372385.1, s__Corynebacterium ciconiae, 95.0, 77.79, 0.21; GCF_001875725.1, s__Corynebacterium sp001875725, 95.0, 77.77, 0.21; GCF_000688415.1, s__Corynebacterium pseudodiphtheriticum, 95.0, 77.76, 0.11; GCF_900113445.1, s__Corynebacterium spheniscorum, 95.0, 77.76, 0.14; GCF_001263755.1, s__Corynebacterium riegelii, 95.0, 77.75, 0.25; GCF_001643015.1, s__Corynebacterium crudilactis, 95.0, 77.72, 0.07; GCF_002967075.1, s__Corynebacterium sp002967075, 95.0, 77.72, 0.22; GCF_900187135.1, s__Corynebacterium ulcerans, 95.0, 77.71, 0.08; GCF_001457455.1, s__Corynebacterium diphtheriae, 95.0, 77.71, 0.1; GCF_001412105.1, s__Corynebacterium oculi, 95.0, 77.67, 0.28; GCF_001941425.1, s__Corynebacterium ammoniagenes, 95.0, 77.66, 0.23; GCF_000375525.1, s__Corynebacterium propinquum, 95.0, 77.66, 0.14; GCF_000732945.1, s__Corynebacterium atypicum, 95.0, 77.65, 0.27; GCF_000373805.1, s__Corynebacterium pilosum, 95.0, 77.63, 0.27; GCF_000296405.1, s__Corynebacterium otitidis, 95.0, 77.59, 0.35; GCF_001941345.1, s__Corynebacterium stationis, 95.0, 77.59, 0.22; GCF_000379425.1, s__Corynebacterium lubricantis, 95.0, 77.53, 0.22; GCF_001277995.1, s__Corynebacterium deserti, 95.0, 77.53, 0.13; GCA_002162115.1, s__Corynebacterium ulcerans_A, 95.0, 77.52, 0.08; GCF_000344785.1, s__Corynebacterium callunae, 95.0, 77.52, 0.09; GCF_001875665.1, s__Corynebacterium sp001875665, 95.0, 77.51, 0.2; GCF_000011325.1, s__Corynebacterium glutamicum, 95.0, 77.49, 0.14; GCF_900169525.1, s__Corynebacterium sp900169525, 95.0, 77.47, 0.23; GCF_000411375.1, s__Corynebacterium pyruviciproducens, 95.0, 77.47, 0.18; GCF_000759055.1, s__Corynebacterium tuscaniense, 95.0, 77.46, 0.18; GCF_000372085.1, s__Corynebacterium capitovis, 95.0, 77.43, 0.23; GCF_900187295.1, s__Corynebacterium cystitidis, 95.0, 77.43, 0.14; GCF_900176155.1, s__Corynebacterium glucuronolyticum, 95.0, 77.41, 0.16; GCF_001021025.1, s__Corynebacterium epidermidicanis, 95.0, 77.4, 0.16; GCF_002563965.1, s__Corynebacterium renale, 95.0, 77.37, 0.17; GCF_002355155.1, s__Corynebacterium glutamicum_A, 95.0, 77.33, 0.1; GCF_000318135.1, s__Corynebacterium durum, 95.0, 77.22, 0.1; GCF_000175375.1, s__Corynebacterium matruchotii, 95.0, 77.14, 0.1; GCF_002155265.1, s__Corynebacterium pseudotuberculosis, 95.0, 76.7, 0.07</text:p>
          </table:table-cell>
          <table:table-cell office:value-type="float" office:value="96.63" calcext:value-type="float">
            <text:p>96.6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82__bin_19</text:p>
          </table:table-cell>
          <table:table-cell office:value-type="string" calcext:value-type="string">
            <text:p>d__Bacteria;p__Proteobacteria;c__Alphaproteobacteria;o__Sphingomonadales;f__Sphingomonadaceae;g__Sphingobium;s__Sphingobium yanoikuyae</text:p>
          </table:table-cell>
          <table:table-cell office:value-type="string" calcext:value-type="string">
            <text:p>GCF_00031552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Alphaproteobacteria;o__Sphingomonadales;f__Sphingomonadaceae;g__Sphingobium;s__Sphingobium yanoikuyae</text:p>
          </table:table-cell>
          <table:table-cell office:value-type="float" office:value="96.73" calcext:value-type="float">
            <text:p>96.7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CF_000315525.1</text:p>
          </table:table-cell>
          <table:table-cell office:value-type="string" calcext:value-type="string">
            <text:p>d__Bacteria;p__Proteobacteria;c__Alphaproteobacteria;o__Sphingomonadales;f__Sphingomonadaceae;g__Sphingobium;s__Sphingobium yanoikuyae</text:p>
          </table:table-cell>
          <table:table-cell office:value-type="float" office:value="96.73" calcext:value-type="float">
            <text:p>96.7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Proteobacteria;c__Alphaproteobacteria;o__Sphingomonadales;f__Sphingomonadaceae;g__Sphingob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281715.1, s__Sphingobium sp000281715, 95.0, 90.16, 0.8; GCF_900109095.1, s__Sphingobium sp900109095, 95.0, 84.85, 0.71; GCF_900111125.1, s__Sphingobium sp900111125, 95.0, 84.52, 0.74; GCA_002457415.1, s__Sphingobium sp002457415, 95.0, 84.36, 0.58; GCF_001421665.1, s__Sphingobium sp001421665, 95.0, 84.36, 0.69; GCF_001650725.1, s__Sphingobium sp001650725, 95.0, 84.35, 0.7; GCF_001046645.1, s__Sphingobium czechense, 95.0, 84.06, 0.64; GCF_000508185.1, s__Sphingobium sp000508185, 95.0, 83.68, 0.64; GCF_900013425.1, s__Sphingobium sp900013425, 95.0, 83.59, 0.64; GCF_000091125.1, s__Sphingobium japonicum, 95.0, 83.28, 0.59; GCA_000474175.2, s__Sphingobium barthaii, 95.0, 83.12, 0.58; GCF_000633575.2, s__Sphingobium japonicum_B, 95.0, 83.08, 0.45; GCF_000722875.1, s__Sphingobium chlorophenolicum, 95.0, 83.08, 0.56; GCF_001563265.1, s__Sphingobium sp001563265, 95.0, 83.07, 0.59; GCF_001005725.1, s__Sphingobium chungbukense, 95.0, 83.01, 0.59; GCF_000382885.1, s__Sphingobium japonicum_C, 95.0, 82.97, 0.56; GCF_000447205.1, s__Sphingobium ummariense, 95.0, 82.94, 0.59; GCF_000367345.1, s__Sphingobium xenophagum, 95.0, 82.87, 0.57; GCF_001556865.1, s__Sphingobium sp001556865, 95.0, 82.83, 0.56; GCF_001713415.1, s__Sphingobium sp001713415, 95.0, 82.78, 0.62; GCF_002312805.1, s__Sphingobium sp002312805, 95.0, 82.72, 0.62; GCF_000445105.1, s__Sphingobium lactosutens, 95.4, 82.69, 0.6; GCF_001591305.1, s__Sphingobium amiense, 95.0, 82.62, 0.54; GCF_001598335.1, s__Sphingobium abikonense, 95.4, 82.59, 0.59; GCF_000588875.1, s__Sphingobium sp000588875, 95.0, 82.45, 0.61; GCF_000153545.1, s__Sphingobium sp000153545, 95.0, 82.4, 0.58; GCF_001046655.1, s__Sphingobium baderi, 95.0, 82.32, 0.51; GCF_002355855.1, s__Sphingobium cloacae, 95.0, 82.26, 0.54; GCF_000412635.1, s__Sphingobium sp000412635, 95.0, 82.1, 0.53; GCF_000445065.1, s__Sphingobium quisquiliarum, 95.0, 82.04, 0.51; GCF_900100475.1, s__Sphingobium faniae, 95.0, 81.86, 0.51; GCF_001658005.1, s__Sphingobium sp001658005, 95.0, 81.72, 0.48; GCA_003248505.1, s__Sphingobium sp003248505, 95.0, 81.68, 0.5; GCF_001456115.1, s__Sphingobium baderi_A, 95.0, 81.58, 0.49; GCF_900218065.1, s__Sphingobium sp900218065, 95.0, 81.54, 0.46; GCF_002080435.1, s__Sphingobium herbicidovorans, 95.0, 81.26, 0.47; GCF_001563285.1, s__Sphingobium sp001563285, 95.0, 81.19, 0.48; GCF_001757355.1, s__Sphingobium phenoxybenzoativorans, 95.0, 80.48, 0.44; GCA_003248935.1, s__Sphingobium sp003248935, 95.0, 80.24, 0.44; GCF_000283515.1, s__Sphingobium sp000283515, 95.0, 78.81, 0.34; GCA_001899715.1, s__Sphingobium sp001899715, 95.0, 78.77, 0.33; GCF_002953135.1, s__Sphingobium sp002953135, 95.0, 78.5, 0.31</text:p>
          </table:table-cell>
          <table:table-cell office:value-type="float" office:value="86.13" calcext:value-type="float">
            <text:p>86.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7753__bin_69</text:p>
          </table:table-cell>
          <table:table-cell office:value-type="string" calcext:value-type="string">
            <text:p>d__Bacteria;p__Firmicutes_A;c__Clostridia;o__Oscillospirales;f__Oscillospiraceae;g__CAG-170;s__CAG-170 sp000436735</text:p>
          </table:table-cell>
          <table:table-cell office:value-type="string" calcext:value-type="string">
            <text:p>GCA_0004367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Oscillospiraceae;g__CAG-170;s__CAG-170 sp000436735</text:p>
          </table:table-cell>
          <table:table-cell office:value-type="float" office:value="98.32" calcext:value-type="float">
            <text:p>98.3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GCA_000436735.1</text:p>
          </table:table-cell>
          <table:table-cell office:value-type="string" calcext:value-type="string">
            <text:p>d__Bacteria;p__Firmicutes_A;c__Clostridia;o__Oscillospirales;f__Oscillospiraceae;g__CAG-170;s__CAG-170 sp000436735</text:p>
          </table:table-cell>
          <table:table-cell office:value-type="float" office:value="98.32" calcext:value-type="float">
            <text:p>98.3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__Bacteria;p__Firmicutes_A;c__Clostridia;o__Oscillospirales;f__Oscillospiraceae;g__CAG-170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432135.1, s__CAG-170 sp000432135, 95.0, 81.46, 0.45; GCA_002404795.1, s__CAG-170 sp002404795, 95.0, 80.18, 0.39; GCA_002298695.1, s__CAG-170 sp002298695, 95.0, 79.95, 0.32; GCA_002437575.1, s__CAG-170 sp002437575, 95.0, 79.44, 0.33; GCA_003516765.1, s__CAG-170 sp003516765, 95.0, 79.2, 0.34</text:p>
          </table:table-cell>
          <table:table-cell office:value-type="float" office:value="94.25" calcext:value-type="float">
            <text:p>94.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32__bin_6</text:p>
          </table:table-cell>
          <table:table-cell office:value-type="string" calcext:value-type="string">
            <text:p>d__Bacteria;p__Actinobacteriota;c__Actinobacteria;o__Propionibacteriales;f__Propionibacteriaceae;g__Cutibacterium;s__Cutibacterium namnetense</text:p>
          </table:table-cell>
          <table:table-cell office:value-type="string" calcext:value-type="string">
            <text:p>GCF_00164202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Propionibacteriales;f__Propionibacteriaceae;g__Cutibacterium;s__Cutibacterium namnetense</text:p>
          </table:table-cell>
          <table:table-cell office:value-type="float" office:value="98.33" calcext:value-type="float">
            <text:p>98.33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GCF_001642025.1</text:p>
          </table:table-cell>
          <table:table-cell office:value-type="string" calcext:value-type="string">
            <text:p>d__Bacteria;p__Actinobacteriota;c__Actinobacteria;o__Propionibacteriales;f__Propionibacteriaceae;g__Cutibacterium;s__Cutibacterium namnetense</text:p>
          </table:table-cell>
          <table:table-cell office:value-type="float" office:value="98.33" calcext:value-type="float">
            <text:p>98.33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d__Bacteria;p__Actinobacteriota;c__Actinobacteria;o__Propionibacteriales;f__Propionibacteriaceae;g__Cuti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3030305.1, s__Cutibacterium acnes, 95.0, 88.28, 0.91; GCF_000204235.1, s__Cutibacterium humerusii, 95.0, 85.13, 0.87; GCF_000227295.1, s__Cutibacterium avidum, 95.0, 81.46, 0.68; GCF_000463665.1, s__Cutibacterium granulosum, 95.0, 78.42, 0.25</text:p>
          </table:table-cell>
          <table:table-cell office:value-type="float" office:value="94.88" calcext:value-type="float">
            <text:p>94.8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107__bin_1</text:p>
          </table:table-cell>
          <table:table-cell office:value-type="string" calcext:value-type="string">
            <text:p>d__Bacteria;p__Firmicutes;c__Bacilli;o__Staphylococcales;f__Staphylococcaceae;g__Staphylococcus;s__Staphylococcus warneri</text:p>
          </table:table-cell>
          <table:table-cell office:value-type="string" calcext:value-type="string">
            <text:p>GCF_0029017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warneri</text:p>
          </table:table-cell>
          <table:table-cell office:value-type="float" office:value="99.53" calcext:value-type="float">
            <text:p>99.5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GCF_002901765.1</text:p>
          </table:table-cell>
          <table:table-cell office:value-type="string" calcext:value-type="string">
            <text:p>d__Bacteria;p__Firmicutes;c__Bacilli;o__Staphylococcales;f__Staphylococcaceae;g__Staphylococcus;s__Staphylococcus warneri</text:p>
          </table:table-cell>
          <table:table-cell office:value-type="float" office:value="99.53" calcext:value-type="float">
            <text:p>99.5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3041335.1, s__Staphylococcus warneri_A, 95.0, 94.39, 0.93; GCF_002442915.1, s__Staphylococcus pasteuri, 95.0, 84.64, 0.83; GCF_002902325.1, s__Staphylococcus capitis, 95.0, 80.43, 0.54; GCF_002902725.1, s__Staphylococcus caprae, 95.0, 80.26, 0.55; GCF_002901845.1, s__Staphylococcus hominis, 95.0, 79.87, 0.47; GCF_003035445.1, s__Staphylococcus devriesei_A, 95.0, 79.86, 0.46; GCF_002901805.1, s__Staphylococcus haemolyticus, 95.0, 79.85, 0.45; GCF_002902565.1, s__Staphylococcus petrasii, 95.0, 79.75, 0.48; GCF_002087975.1, s__Staphylococcus epidermidis, 95.0, 79.69, 0.47; GCF_002902085.1, s__Staphylococcus simiae, 95.0, 79.66, 0.46; GCF_001224225.1, s__Staphylococcus haemolyticus_A, 95.0, 79.65, 0.45; GCF_000236925.1, s__Staphylococcus argenteus, 95.0, 79.62, 0.46; GCF_002902575.1, s__Staphylococcus petrasii_A, 95.0, 79.58, 0.5; GCF_002902625.1, s__Staphylococcus devriesei, 95.0, 79.58, 0.46; GCF_001027105.1, s__Staphylococcus aureus, 95.0, 79.5, 0.47; GCF_002902405.1, s__Staphylococcus schweitzeri, 95.0, 79.43, 0.46; GCF_002901705.1, s__Staphylococcus lugdunensis, 95.0, 79.28, 0.39; GCF_001006765.1, s__Staphylococcus succinus, 95.0, 79.12, 0.33; GCF_001074355.1, s__Staphylococcus saprophyticus_A, 95.0, 79.11, 0.36; GCF_900097965.1, s__Staphylococcus saprophyticus_B, 95.0, 79.08, 0.35; GCF_003019255.1, s__Staphylococcus kloosii, 95.0, 79.04, 0.36; GCF_002902235.1, s__Staphylococcus cohnii_A, 95.0, 78.96, 0.34; GCF_003043105.1, s__Staphylococcus xylosus_C, 95.0, 78.89, 0.36; GCF_000875895.1, s__Staphylococcus gallinarum, 95.0, 78.87, 0.35; GCF_000338275.1, s__Staphylococcus xylosus_B, 95.0, 78.81, 0.38; GCF_002902605.1, s__Staphylococcus carnosus, 95.0, 78.78, 0.3; GCF_001618885.1, s__Staphylococcus condimenti, 95.0, 78.77, 0.29; GCF_002836835.1, s__Staphylococcus xylosus_A, 95.0, 78.75, 0.34; GCF_001747895.1, s__Staphylococcus equorum_A, 95.0, 78.75, 0.34; GCF_002902345.1, s__Staphylococcus arlettae, 95.0, 78.74, 0.36; GCF_002902285.1, s__Staphylococcus simulans, 95.0, 78.73, 0.27; GCF_002994445.1, s__Staphylococcus simulans_B, 95.0, 78.71, 0.22; GCF_002902365.1, s__Staphylococcus cohnii, 95.0, 78.7, 0.34; GCF_003043455.1, s__Staphylococcus simulans_A, 95.0, 78.69, 0.26; GCF_002902685.1, s__Staphylococcus pettenkoferi, 95.0, 78.67, 0.21; GCF_002732165.1, s__Staphylococcus xylosus, 95.0, 78.66, 0.36; GCF_000010125.1, s__Staphylococcus saprophyticus, 95.0, 78.63, 0.38; GCF_000298075.1, s__Staphylococcus massiliensis, 95.0, 78.6, 0.23; GCF_001432245.1, s__Staphylococcus equorum_B, 95.0, 78.59, 0.34; GCF_001431205.1, s__Staphylococcus sp001431205, 95.0, 78.51, 0.35; GCF_002614725.1, s__Staphylococcus edaphicus, 95.0, 78.51, 0.34; GCF_900186985.1, s__Staphylococcus piscifermentans, 95.0, 78.46, 0.26; GCA_001792775.2, s__Staphylococcus pseudintermedius, 95.0, 78.45, 0.2; GCF_002902745.1, s__Staphylococcus nepalensis, 95.0, 78.45, 0.31; GCF_000934465.1, s__Staphylococcus microti, 95.0, 78.44, 0.2; GCF_001500315.1, s__Staphylococcus auricularis, 95.0, 78.43, 0.29; GCF_002902145.1, s__Staphylococcus rostri, 95.0, 78.39, 0.21; GCF_002902785.1, s__Staphylococcus delphini, 95.0, 78.3, 0.21; GCF_002902305.1, s__Staphylococcus argensis, 95.0, 78.23, 0.23; GCF_000816085.1, s__Staphylococcus hyicus, 95.0, 78.16, 0.23; GCF_003019275.1, s__Staphylococcus muscae, 95.0, 78.14, 0.23; GCF_900183575.1, s__Staphylococcus intermedius_A, 95.0, 78.09, 0.24; GCF_002901865.1, s__Staphylococcus agnetis, 95.0, 78.04, 0.24; GCF_002901945.1, s__Staphylococcus chromogenes, 95.0, 78.0, 0.23; GCF_002901995.1, s__Staphylococcus schleiferi, 95.0, 77.94, 0.23; GCF_003012915.1, s__Staphylococcus felis, 95.0, 77.93, 0.19; GCF_002902385.1, s__Staphylococcus intermedius, 95.0, 77.91, 0.21; GCF_002101335.1, s__Staphylococcus lutrae, 95.0, 77.57, 0.2</text:p>
          </table:table-cell>
          <table:table-cell office:value-type="float" office:value="98.55" calcext:value-type="float">
            <text:p>98.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7207R1__bin_8</text:p>
          </table:table-cell>
          <table:table-cell office:value-type="string" calcext:value-type="string">
            <text:p>d__Bacteria;p__Firmicutes_A;c__Clostridia;o__Lachnospirales;f__Lachnospiraceae;g__CAG-95;s__CAG-95 sp900066375</text:p>
          </table:table-cell>
          <table:table-cell office:value-type="string" calcext:value-type="string">
            <text:p>GCA_9000663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AG-95;s__CAG-95 sp900066375</text:p>
          </table:table-cell>
          <table:table-cell office:value-type="float" office:value="95.05" calcext:value-type="float">
            <text:p>95.0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GCA_900066375.1</text:p>
          </table:table-cell>
          <table:table-cell office:value-type="string" calcext:value-type="string">
            <text:p>d__Bacteria;p__Firmicutes_A;c__Clostridia;o__Lachnospirales;f__Lachnospiraceae;g__CAG-95;s__CAG-95 sp900066375</text:p>
          </table:table-cell>
          <table:table-cell office:value-type="float" office:value="95.05" calcext:value-type="float">
            <text:p>95.05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__Bacteria;p__Firmicutes_A;c__Clostridia;o__Lachnospirales;f__Lachnospiraceae;g__CAG-95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438155.1, s__CAG-95 sp000438155, 95.0, 78.62, 0.2; GCA_000436115.1, s__CAG-95 sp000436115, 95.0, 77.92, 0.27; GCF_000403495.2, s__CAG-95 sp000403495, 95.0, 77.75, 0.15; GCA_002492465.1, s__CAG-95 sp002492465, 95.0, 77.18, 0.13; GCA_002490775.1, s__CAG-95 sp002490775, 95.0, 77.16, 0.13</text:p>
          </table:table-cell>
          <table:table-cell office:value-type="float" office:value="97.56" calcext:value-type="float">
            <text:p>97.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43__bin_4</text:p>
          </table:table-cell>
          <table:table-cell office:value-type="string" calcext:value-type="string">
            <text:p>d__Bacteria;p__Proteobacteria;c__Gammaproteobacteria;o__Pseudomonadales;f__Moraxellaceae;g__Acinetobacter;s__Acinetobacter johnsonii</text:p>
          </table:table-cell>
          <table:table-cell office:value-type="string" calcext:value-type="string">
            <text:p>GCF_00036804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Pseudomonadales;f__Moraxellaceae;g__Acinetobacter;s__Acinetobacter johnsonii</text:p>
          </table:table-cell>
          <table:table-cell office:value-type="float" office:value="95.76" calcext:value-type="float">
            <text:p>95.76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GCF_000368045.1</text:p>
          </table:table-cell>
          <table:table-cell office:value-type="string" calcext:value-type="string">
            <text:p>d__Bacteria;p__Proteobacteria;c__Gammaproteobacteria;o__Pseudomonadales;f__Moraxellaceae;g__Acinetobacter;s__Acinetobacter johnsonii</text:p>
          </table:table-cell>
          <table:table-cell office:value-type="float" office:value="95.76" calcext:value-type="float">
            <text:p>95.76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d__Bacteria;p__Proteobacteria;c__Gammaproteobacteria;o__Pseudomonadales;f__Moraxellaceae;g__Acinetobacter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165305.1, s__Acinetobacter sp002165305, 95.0, 93.26, 0.86; GCF_002135205.1, s__Acinetobacter sp002135205, 95.0, 89.83, 0.85; GCF_003024525.1, s__Acinetobacter sp003024525, 95.0, 81.74, 0.53; GCF_000400735.1, s__Acinetobacter tandoii, 95.0, 81.72, 0.57; GCF_000367925.1, s__Acinetobacter bohemicus, 95.0, 81.52, 0.6; GCF_000761495.1, s__Acinetobacter idrijaensis, 96.04, 81.31, 0.52; GCA_003105055.1, s__Acinetobacter sp003105055, 95.0, 81.26, 0.58; GCF_002135355.1, s__Acinetobacter sp002135355, 95.0, 81.25, 0.55; GCA_002296655.1, s__Acinetobacter sp002296655, 95.0, 81.22, 0.53; GCF_002795165.1, s__Acinetobacter junii_A, 95.0, 81.22, 0.6; GCF_002135335.1, s__Acinetobacter sp002135335, 95.0, 81.2, 0.56; GCF_001678755.1, s__Acinetobacter gandensis, 95.0, 81.18, 0.57; GCF_002135295.1, s__Acinetobacter sp002135295, 95.0, 81.18, 0.55; GCF_002934695.1, s__Acinetobacter sp002934695, 95.0, 81.12, 0.49; GCA_900322255.1, s__Acinetobacter fasciculus, 96.22, 81.1, 0.52; GCF_001758345.1, s__Acinetobacter towneri_A, 95.0, 81.1, 0.55; GCF_002018365.1, s__Acinetobacter sp002018365, 95.0, 81.08, 0.57; GCA_002365595.1, s__Acinetobacter sp002365595, 95.0, 81.06, 0.54; GCF_000368785.1, s__Acinetobacter towneri, 95.0, 80.98, 0.57; GCF_002135195.1, s__Acinetobacter sp002135195, 95.0, 80.88, 0.6; GCF_002135315.1, s__Acinetobacter sp002135315, 95.0, 80.77, 0.55; GCF_900107285.1, s__Acinetobacter kyonggiensis, 95.0, 80.75, 0.59; GCF_900096895.1, s__Acinetobacter kookii, 95.0, 80.74, 0.54; GCF_002135245.1, s__Acinetobacter sp002135245, 95.0, 80.7, 0.56; GCF_001647545.1, s__Acinetobacter sp001647545, 95.0, 80.7, 0.56; GCF_000368865.1, s__Acinetobacter bouvetii, 95.0, 80.67, 0.54; GCF_000369105.1, s__Acinetobacter lwoffii_B, 95.0, 80.67, 0.52; GCF_001707755.1, s__Acinetobacter celticus, 95.0, 80.6, 0.55; GCF_000248355.1, s__Acinetobacter lwoffii, 96.22, 80.57, 0.48; GCF_000368625.1, s__Acinetobacter schindleri, 95.0, 80.55, 0.49; GCA_002455755.1, s__Acinetobacter sp002455755, 95.0, 80.47, 0.5; GCA_002367455.1, s__Acinetobacter sp002367455, 95.85, 80.47, 0.44; GCF_002688565.1, s__Acinetobacter sp002688565, 95.0, 80.46, 0.51; GCF_001647675.1, s__Acinetobacter sp001647675, 95.0, 80.38, 0.52; GCF_001696605.2, s__Acinetobacter sp001696605, 95.0, 80.35, 0.51; GCF_002135435.1, s__Acinetobacter sp002135435, 95.0, 80.31, 0.54; GCF_000369645.1, s__Acinetobacter sp000369645, 95.0, 80.31, 0.39; GCF_000488255.1, s__Acinetobacter indicus, 95.0, 80.29, 0.54; GCF_001647535.1, s__Acinetobacter sp001647535, 95.0, 80.2, 0.45; GCF_000632455.1, s__Acinetobacter sp000632455, 95.0, 80.2, 0.43; GCF_003268395.1, s__Acinetobacter sp003268395, 95.0, 80.19, 0.49; GCF_000773685.1, s__Acinetobacter sp000773685, 95.0, 80.18, 0.46; GCF_001307195.1, s__Acinetobacter equi, 95.0, 80.17, 0.45; GCF_000214135.1, s__Acinetobacter sp000214135, 95.0, 80.15, 0.57; GCF_900095025.1, s__Acinetobacter albensis, 95.0, 80.14, 0.52; GCF_002165255.2, s__Acinetobacter sp002165255, 95.0, 80.07, 0.38; GCF_000368565.1, s__Acinetobacter gerneri, 95.0, 80.02, 0.45; GCF_002233755.1, s__Acinetobacter piscicola, 95.0, 79.96, 0.54; GCF_002135235.1, s__Acinetobacter sp002135235, 95.0, 79.93, 0.48; GCF_000368825.1, s__Acinetobacter ursingii, 95.0, 79.88, 0.42; GCF_000369785.1, s__Acinetobacter sp000369785, 95.0, 79.88, 0.37; GCF_002165295.1, s__Acinetobacter sp002165295, 95.0, 79.87, 0.48; GCF_001605895.1, s__Acinetobacter pragensis, 95.0, 79.83, 0.49; GCF_001612555.1, s__Acinetobacter sp001612555, 95.0, 79.82, 0.51; GCF_003024515.1, s__Acinetobacter sp003024515, 95.0, 79.81, 0.56; GCF_000369705.1, s__Acinetobacter sp000369705, 95.0, 79.74, 0.4; GCF_000413935.1, s__Acinetobacter colistiniresistens, 95.0, 79.74, 0.41; GCF_000816495.1, s__Acinetobacter harbinensis, 95.0, 79.73, 0.51; GCF_000399665.1, s__Acinetobacter calcoaceticus_B, 95.0, 79.73, 0.37; GCF_000196795.1, s__Acinetobacter oleivorans, 95.0, 79.72, 0.36; GCF_001510805.1, s__Acinetobacter calcoaceticus_C, 95.0, 79.71, 0.39; GCF_002135415.1, s__Acinetobacter sp002135415, 95.0, 79.7, 0.54; GCF_000399685.1, s__Acinetobacter pittii_E, 95.0, 79.7, 0.39; GCF_002135375.1, s__Acinetobacter sp002135375, 95.0, 79.7, 0.41; GCF_000369525.1, s__Acinetobacter sp000369525, 95.0, 79.66, 0.48; GCF_000368765.1, s__Acinetobacter junii, 95.0, 79.64, 0.4; GCF_002135345.1, s__Acinetobacter sp002135345, 95.0, 79.63, 0.47; GCF_001696615.2, s__Acinetobacter sp001696615, 95.0, 79.56, 0.45; GCF_000368145.1, s__Acinetobacter guillouiae, 95.0, 79.56, 0.49; GCF_000369045.1, s__Acinetobacter pittii, 95.0, 79.55, 0.41; GCF_001704615.2, s__Acinetobacter defluvii, 95.0, 79.54, 0.49; GCF_000369405.1, s__Acinetobacter sp000369405, 95.0, 79.54, 0.39; GCF_000400715.1, s__Acinetobacter sp000400715, 95.0, 79.43, 0.48; GCF_000313935.1, s__Acinetobacter sp000313935, 95.0, 79.4, 0.4; GCF_000374425.1, s__Acinetobacter tjernbergiae, 95.0, 79.39, 0.48; GCF_000368965.1, s__Acinetobacter calcoaceticus, 95.0, 79.35, 0.39; GCF_002928115.1, s__Acinetobacter pittii_H, 95.0, 79.3, 0.41; GCF_000368925.1, s__Acinetobacter bereziniae, 95.0, 79.29, 0.46; GCF_000368265.1, s__Acinetobacter sp000368265, 95.0, 79.26, 0.39; GCF_001605885.1, s__Acinetobacter lactucae, 95.0, 79.24, 0.45; GCF_000368905.1, s__Acinetobacter radioresistens, 95.0, 79.2, 0.37; GCF_000413855.1, s__Acinetobacter gyllenbergii, 95.0, 79.14, 0.45; GCF_000369565.1, s__Acinetobacter sp000369565, 95.0, 79.14, 0.38; GCF_003261585.1, s__Acinetobacter sp003261585, 95.0, 79.11, 0.38; GCF_000368065.1, s__Acinetobacter seifertii, 95.0, 79.11, 0.43; GCF_000367945.1, s__Acinetobacter proteolyticus, 95.0, 79.04, 0.42; GCF_000368685.1, s__Acinetobacter baylyi, 95.0, 79.04, 0.36; GCF_000368085.1, s__Acinetobacter nosocomialis, 95.0, 79.04, 0.41; GCF_000760595.1, s__Acinetobacter soli, 95.0, 79.04, 0.38; GCF_000369065.1, s__Acinetobacter haemolyticus, 95.0, 78.97, 0.36; GCF_002811175.1, s__Acinetobacter baumannii, 95.0, 78.93, 0.44; GCA_900323515.1, s__Acinetobacter sp900323515, 95.0, 78.92, 0.36; GCF_000369545.1, s__Acinetobacter sp000369545, 95.0, 78.91, 0.45; GCF_000369505.1, s__Acinetobacter sp000369505, 95.0, 78.91, 0.41; GCF_000805455.1, s__Acinetobacter sp000805455, 95.0, 78.89, 0.34; GCF_900406815.1, s__Acinetobacter haemolyticus_A, 95.0, 78.71, 0.39; GCF_000488275.1, s__Acinetobacter brisouii, 95.0, 78.7, 0.38; GCF_000829675.1, s__Acinetobacter rudis, 95.0, 78.42, 0.34; GCF_001704115.1, s__Acinetobacter larvae, 95.0, 78.01, 0.34</text:p>
          </table:table-cell>
          <table:table-cell office:value-type="float" office:value="48.77" calcext:value-type="float">
            <text:p>48.7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oombaR_2017__SID1050_bax__bin_30</text:p>
          </table:table-cell>
          <table:table-cell office:value-type="string" calcext:value-type="string">
            <text:p>d__Bacteria;p__Firmicutes_A;c__Clostridia;o__Lachnospirales;f__Lachnospiraceae;g__UC5-1-2E3;s__UC5-1-2E3 sp001304875</text:p>
          </table:table-cell>
          <table:table-cell office:value-type="string" calcext:value-type="string">
            <text:p>GCA_0013048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UC5-1-2E3;s__UC5-1-2E3 sp001304875</text:p>
          </table:table-cell>
          <table:table-cell office:value-type="float" office:value="97.73" calcext:value-type="float">
            <text:p>97.7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GCA_001304875.1</text:p>
          </table:table-cell>
          <table:table-cell office:value-type="string" calcext:value-type="string">
            <text:p>d__Bacteria;p__Firmicutes_A;c__Clostridia;o__Lachnospirales;f__Lachnospiraceae;g__UC5-1-2E3;s__UC5-1-2E3 sp001304875</text:p>
          </table:table-cell>
          <table:table-cell office:value-type="float" office:value="97.73" calcext:value-type="float">
            <text:p>97.73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d__Bacteria;p__Firmicutes_A;c__Clostridia;o__Lachnospirales;f__Lachnospiraceae;g__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N/A</text:p>
          </table:table-cell>
          <table:table-cell office:value-type="float" office:value="95.77" calcext:value-type="float">
            <text:p>95.7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elsenHB_2014__V1_UC14_1__bin_33</text:p>
          </table:table-cell>
          <table:table-cell office:value-type="string" calcext:value-type="string">
            <text:p>d__Bacteria;p__Actinobacteriota;c__Coriobacteriia;o__Coriobacteriales;f__Eggerthellaceae;g__Slackia;s__Slackia exigua</text:p>
          </table:table-cell>
          <table:table-cell office:value-type="string" calcext:value-type="string">
            <text:p>GCF_0001628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Coriobacteriia;o__Coriobacteriales;f__Eggerthellaceae;g__Slackia;s__Slackia exigua</text:p>
          </table:table-cell>
          <table:table-cell office:value-type="float" office:value="97.88" calcext:value-type="float">
            <text:p>97.8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CF_000162875.1</text:p>
          </table:table-cell>
          <table:table-cell office:value-type="string" calcext:value-type="string">
            <text:p>d__Bacteria;p__Actinobacteriota;c__Coriobacteriia;o__Coriobacteriales;f__Eggerthellaceae;g__Slackia;s__Slackia exigua</text:p>
          </table:table-cell>
          <table:table-cell office:value-type="float" office:value="97.88" calcext:value-type="float">
            <text:p>97.88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__Bacteria;p__Actinobacteriota;c__Coriobacteriia;o__Coriobacteriales;f__Eggerthellaceae;g__Slacki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023885.1, s__Slackia heliotrinireducens, 95.0, 78.58, 0.26</text:p>
          </table:table-cell>
          <table:table-cell office:value-type="float" office:value="81.59" calcext:value-type="float">
            <text:p>81.5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J_2017__H3M419939__bin_18</text:p>
          </table:table-cell>
          <table:table-cell office:value-type="string" calcext:value-type="string">
            <text:p>d__Bacteria;p__Firmicutes_A;c__Clostridia;o__Oscillospirales;f__Oscillospiraceae;g__Oscillibacter;s__Oscillibacter sp900066435</text:p>
          </table:table-cell>
          <table:table-cell office:value-type="string" calcext:value-type="string">
            <text:p>GCA_9000664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Oscillospiraceae;g__Oscillibacter;s__Oscillibacter sp900066435</text:p>
          </table:table-cell>
          <table:table-cell office:value-type="float" office:value="99.19" calcext:value-type="float">
            <text:p>99.1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A_900066435.1</text:p>
          </table:table-cell>
          <table:table-cell office:value-type="string" calcext:value-type="string">
            <text:p>d__Bacteria;p__Firmicutes_A;c__Clostridia;o__Oscillospirales;f__Oscillospiraceae;g__Oscillibacter;s__Oscillibacter sp900066435</text:p>
          </table:table-cell>
          <table:table-cell office:value-type="float" office:value="99.19" calcext:value-type="float">
            <text:p>99.1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436875.1, s__Oscillibacter sp000436875, 95.0, 81.42, 0.57; GCF_000403435.2, s__Oscillibacter sp000403435, 95.0, 81.25, 0.59; GCA_001916835.1, s__Oscillibacter sp001916835, 95.0, 79.9, 0.54; GCF_900115635.1, s__Oscillibacter sp900115635, 95.0, 79.36, 0.41; GCA_003245395.1, s__Oscillibacter sp003245395, 95.0, 78.84, 0.29; GCF_000307265.1, s__Oscillibacter ruminantium, 95.0, 78.58, 0.31; GCF_000283575.1, s__Oscillibacter valericigenes, 95.0, 78.3, 0.35; GCA_002455655.1, s__Oscillibacter sp002455655, 95.0, 78.19, 0.3</text:p>
          </table:table-cell>
          <table:table-cell office:value-type="float" office:value="96.55" calcext:value-type="float">
            <text:p>96.5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YuJ_2015__SZAXPI017595-169__bin_30</text:p>
          </table:table-cell>
          <table:table-cell office:value-type="string" calcext:value-type="string">
            <text:p>d__Bacteria;p__Firmicutes_A;c__Clostridia;o__Lachnospirales;f__Lachnospiraceae;g__Dorea;s__Dorea sp000509125</text:p>
          </table:table-cell>
          <table:table-cell office:value-type="string" calcext:value-type="string">
            <text:p>GCF_00050912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Dorea;s__Dorea sp000509125</text:p>
          </table:table-cell>
          <table:table-cell office:value-type="float" office:value="99.02" calcext:value-type="float">
            <text:p>99.0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CF_000509125.1</text:p>
          </table:table-cell>
          <table:table-cell office:value-type="string" calcext:value-type="string">
            <text:p>d__Bacteria;p__Firmicutes_A;c__Clostridia;o__Lachnospirales;f__Lachnospiraceae;g__Dorea;s__Dorea sp000509125</text:p>
          </table:table-cell>
          <table:table-cell office:value-type="float" office:value="99.02" calcext:value-type="float">
            <text:p>99.02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__Bacteria;p__Firmicutes_A;c__Clostridia;o__Lachnospirales;f__Lachnospiraceae;g__Dore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154505.1, s__Dorea scindens, 95.0, 94.58, 0.65; GCF_000154065.1, s__Dorea longicatena, 95.0, 78.42, 0.18; GCF_900240315.1, s__Dorea sp900240315, 95.0, 78.18, 0.24; GCF_000156515.1, s__Dorea hylemonae, 95.0, 78.17, 0.23; GCF_001754075.1, s__Dorea faecis, 95.0, 78.15, 0.21; GCF_001404875.1, s__Dorea longicatena_B, 95.0, 78.11, 0.16; GCF_900086625.1, s__Dorea sp900086625, 95.0, 78.11, 0.24; GCA_000433535.1, s__Dorea sp000433535, 95.0, 78.04, 0.2; GCF_001185345.1, s__Dorea sp001185345, 95.0, 78.03, 0.22; GCF_000169235.1, s__Dorea formicigenerans, 95.0, 77.91, 0.11; GCF_000403455.2, s__Dorea sp000403455, 95.0, 77.84, 0.21; GCA_000433215.1, s__Dorea sp000433215, 95.0, 77.76, 0.18; GCF_900312975.1, s__Dorea sp900312975, 95.0, 77.74, 0.23; GCA_900066765.1, s__Dorea sp900066765, 95.0, 77.7, 0.12; GCF_000403475.2, s__Dorea sp000403475, 95.0, 77.57, 0.13; GCF_900120345.1, s__Dorea phocaeense, 95.0, 77.54, 0.12; GCF_002160985.1, s__Dorea sp002160985, 95.0, 77.45, 0.12; GCA_002492335.1, s__Dorea sp002492335, 95.0, 77.36, 0.16; GCA_900066555.1, s__Dorea sp900066555, 95.0, 77.29, 0.13; GCF_000765215.1, s__Dorea sp000765215, 95.0, 77.17, 0.15</text:p>
          </table:table-cell>
          <table:table-cell office:value-type="float" office:value="93.83" calcext:value-type="float">
            <text:p>93.8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atanenT_2016__G80472__bin_3</text:p>
          </table:table-cell>
          <table:table-cell office:value-type="string" calcext:value-type="string">
            <text:p>d__Bacteria;p__Proteobacteria;c__Gammaproteobacteria;o__Enterobacterales;f__Enterobacteriaceae;g__Serratia;s__Serratia liquefaciens</text:p>
          </table:table-cell>
          <table:table-cell office:value-type="string" calcext:value-type="string">
            <text:p>GCF_0004220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Enterobacterales;f__Enterobacteriaceae;g__Serratia;s__Serratia liquefaciens</text:p>
          </table:table-cell>
          <table:table-cell office:value-type="float" office:value="98.81" calcext:value-type="float">
            <text:p>98.8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GCF_000422085.1</text:p>
          </table:table-cell>
          <table:table-cell office:value-type="string" calcext:value-type="string">
            <text:p>d__Bacteria;p__Proteobacteria;c__Gammaproteobacteria;o__Enterobacterales;f__Enterobacteriaceae;g__Serratia;s__Serratia liquefaciens</text:p>
          </table:table-cell>
          <table:table-cell office:value-type="float" office:value="98.81" calcext:value-type="float">
            <text:p>98.8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__Bacteria;p__Proteobacteria;c__Gammaproteobacteria;o__Enterobacterales;f__Enterobacteriaceae;g__Serrati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900456965.1, s__Serratia proteamaculans_B, 95.0, 88.41, 0.85; GCF_000018085.1, s__Serratia proteamaculans_C, 95.0, 88.41, 0.86; GCF_000261045.2, s__Serratia plymuthica_A, 95.0, 87.05, 0.79; GCF_001590925.1, s__Serratia plymuthica, 95.0, 86.99, 0.8; GCF_001590905.1, s__Serratia grimesii, 95.0, 86.91, 0.83; GCF_900187015.1, s__Serratia ficaria, 95.0, 85.7, 0.78; GCF_003186475.1, s__Serratia marcescens_I, 95.0, 84.79, 0.75; GCF_000988045.1, s__Serratia ureilytica, 95.27, 84.71, 0.76; GCF_000738675.1, s__Serratia nematodiphila, 96.84, 84.69, 0.76; GCF_000735445.1, s__Serratia marcescens, 96.84, 84.67, 0.73; GCF_001902635.1, s__Serratia marcescens_F, 95.0, 84.63, 0.72; GCF_000513215.1, s__Serratia marcescens_B, 96.01, 84.62, 0.75; GCF_001642805.2, s__Serratia sp001642805, 95.0, 84.61, 0.74; GCF_000821185.1, s__Serratia symbiotica, 95.0, 81.49, 0.47</text:p>
          </table:table-cell>
          <table:table-cell office:value-type="float" office:value="97.2" calcext:value-type="float">
            <text:p>97.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52__bin_1</text:p>
          </table:table-cell>
          <table:table-cell office:value-type="string" calcext:value-type="string">
            <text:p>d__Bacteria;p__Firmicutes;c__Bacilli;o__Staphylococcales;f__Staphylococcaceae;g__Staphylococcus;s__Staphylococcus pettenkoferi</text:p>
          </table:table-cell>
          <table:table-cell office:value-type="string" calcext:value-type="string">
            <text:p>GCF_0029026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pettenkoferi</text:p>
          </table:table-cell>
          <table:table-cell office:value-type="float" office:value="96.05" calcext:value-type="float">
            <text:p>96.0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GCF_002902685.1</text:p>
          </table:table-cell>
          <table:table-cell office:value-type="string" calcext:value-type="string">
            <text:p>d__Bacteria;p__Firmicutes;c__Bacilli;o__Staphylococcales;f__Staphylococcaceae;g__Staphylococcus;s__Staphylococcus pettenkoferi</text:p>
          </table:table-cell>
          <table:table-cell office:value-type="float" office:value="96.05" calcext:value-type="float">
            <text:p>96.05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902305.1, s__Staphylococcus argensis, 95.0, 92.74, 0.95; GCF_002902345.1, s__Staphylococcus arlettae, 95.0, 78.62, 0.21; GCF_001500315.1, s__Staphylococcus auricularis, 95.0, 78.59, 0.25; GCF_002902565.1, s__Staphylococcus petrasii, 95.0, 78.57, 0.23; GCF_002901805.1, s__Staphylococcus haemolyticus, 95.0, 78.56, 0.19; GCF_001074355.1, s__Staphylococcus saprophyticus_A, 95.0, 78.5, 0.22; GCF_003043455.1, s__Staphylococcus simulans_A, 95.0, 78.4, 0.2; GCF_002902145.1, s__Staphylococcus rostri, 95.0, 78.4, 0.17; GCF_000816085.1, s__Staphylococcus hyicus, 95.0, 78.4, 0.13; GCF_002902575.1, s__Staphylococcus petrasii_A, 95.0, 78.36, 0.23; GCF_003019255.1, s__Staphylococcus kloosii, 95.0, 78.36, 0.24; GCF_003043105.1, s__Staphylococcus xylosus_C, 95.0, 78.35, 0.21; GCF_000010125.1, s__Staphylococcus saprophyticus, 95.0, 78.33, 0.22; GCF_002901765.1, s__Staphylococcus warneri, 95.0, 78.3, 0.21; GCF_000338275.1, s__Staphylococcus xylosus_B, 95.0, 78.29, 0.21; GCF_000875895.1, s__Staphylococcus gallinarum, 95.0, 78.28, 0.25; GCF_002442915.1, s__Staphylococcus pasteuri, 95.0, 78.23, 0.22; GCF_002902325.1, s__Staphylococcus capitis, 95.0, 78.23, 0.22; GCF_003035445.1, s__Staphylococcus devriesei_A, 95.0, 78.21, 0.22; GCF_003041335.1, s__Staphylococcus warneri_A, 95.0, 78.17, 0.21; GCF_002836835.1, s__Staphylococcus xylosus_A, 95.0, 78.16, 0.21; GCA_001792775.2, s__Staphylococcus pseudintermedius, 95.0, 78.16, 0.16; GCF_002902285.1, s__Staphylococcus simulans, 95.0, 78.15, 0.22; GCF_001006765.1, s__Staphylococcus succinus, 95.0, 78.13, 0.21; GCF_002732165.1, s__Staphylococcus xylosus, 95.0, 78.12, 0.23; GCF_900097965.1, s__Staphylococcus saprophyticus_B, 95.0, 78.09, 0.22; GCF_002902365.1, s__Staphylococcus cohnii, 95.0, 78.08, 0.2; GCF_001224225.1, s__Staphylococcus haemolyticus_A, 95.0, 78.07, 0.21; GCF_002087975.1, s__Staphylococcus epidermidis, 95.0, 78.07, 0.17; GCF_003019275.1, s__Staphylococcus muscae, 95.0, 78.06, 0.15; GCF_002902725.1, s__Staphylococcus caprae, 95.0, 78.05, 0.23; GCF_000298075.1, s__Staphylococcus massiliensis, 95.0, 78.05, 0.2; GCF_002901945.1, s__Staphylococcus chromogenes, 95.0, 78.05, 0.13; GCF_002901845.1, s__Staphylococcus hominis, 95.0, 78.04, 0.19; GCF_001618885.1, s__Staphylococcus condimenti, 95.0, 78.04, 0.2; GCF_002614725.1, s__Staphylococcus edaphicus, 95.0, 78.02, 0.21; GCF_002902085.1, s__Staphylococcus simiae, 95.0, 78.02, 0.16; GCF_001747895.1, s__Staphylococcus equorum_A, 95.0, 77.99, 0.22; GCF_000236925.1, s__Staphylococcus argenteus, 95.0, 77.99, 0.19; GCF_002902625.1, s__Staphylococcus devriesei, 95.0, 77.98, 0.21; GCF_003012915.1, s__Staphylococcus felis, 95.0, 77.96, 0.12; GCF_002902235.1, s__Staphylococcus cohnii_A, 95.0, 77.96, 0.22; GCF_002994445.1, s__Staphylococcus simulans_B, 95.0, 77.94, 0.19; GCF_001432245.1, s__Staphylococcus equorum_B, 95.0, 77.92, 0.22; GCF_900183575.1, s__Staphylococcus intermedius_A, 95.0, 77.92, 0.15; GCF_001027105.1, s__Staphylococcus aureus, 95.0, 77.86, 0.18; GCF_001431205.1, s__Staphylococcus sp001431205, 95.0, 77.86, 0.22; GCF_002902385.1, s__Staphylococcus intermedius, 95.0, 77.86, 0.16; GCF_002902785.1, s__Staphylococcus delphini, 95.0, 77.84, 0.16; GCF_000934465.1, s__Staphylococcus microti, 95.0, 77.84, 0.17; GCF_002902605.1, s__Staphylococcus carnosus, 95.0, 77.83, 0.17; GCF_002901865.1, s__Staphylococcus agnetis, 95.0, 77.83, 0.14; GCF_002902405.1, s__Staphylococcus schweitzeri, 95.0, 77.8, 0.17; GCF_002902745.1, s__Staphylococcus nepalensis, 95.0, 77.79, 0.2; GCF_002101335.1, s__Staphylococcus lutrae, 95.0, 77.76, 0.12; GCF_900186985.1, s__Staphylococcus piscifermentans, 95.0, 77.71, 0.21; GCF_002901705.1, s__Staphylococcus lugdunensis, 95.0, 77.69, 0.16; GCF_002901995.1, s__Staphylococcus schleiferi, 95.0, 77.55, 0.14</text:p>
          </table:table-cell>
          <table:table-cell office:value-type="float" office:value="97.22" calcext:value-type="float">
            <text:p>97.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QinN_2014__LD-28__bin_11</text:p>
          </table:table-cell>
          <table:table-cell office:value-type="string" calcext:value-type="string">
            <text:p>d__Bacteria;p__Proteobacteria;c__Gammaproteobacteria;o__Enterobacterales;f__Aeromonadaceae;g__Aeromonas;s__Aeromonas veronii</text:p>
          </table:table-cell>
          <table:table-cell office:value-type="string" calcext:value-type="string">
            <text:p>GCF_00082022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Enterobacterales;f__Aeromonadaceae;g__Aeromonas;s__Aeromonas veronii</text:p>
          </table:table-cell>
          <table:table-cell office:value-type="float" office:value="96.44" calcext:value-type="float">
            <text:p>96.44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GCF_000820225.1</text:p>
          </table:table-cell>
          <table:table-cell office:value-type="string" calcext:value-type="string">
            <text:p>d__Bacteria;p__Proteobacteria;c__Gammaproteobacteria;o__Enterobacterales;f__Aeromonadaceae;g__Aeromonas;s__Aeromonas veronii</text:p>
          </table:table-cell>
          <table:table-cell office:value-type="float" office:value="96.44" calcext:value-type="float">
            <text:p>96.44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d__Bacteria;p__Proteobacteria;c__Gammaproteobacteria;o__Enterobacterales;f__Aeromonadaceae;g__Aeromona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298015.1, s__Aeromonas veronii_A, 95.0, 94.32, 0.86; GCF_000819685.1, s__Aeromonas allosaccharophila, 95.0, 94.08, 0.84; GCF_000819725.1, s__Aeromonas australiensis, 95.0, 93.33, 0.83; GCF_000764645.1, s__Aeromonas finlandiensis, 95.0, 92.84, 0.83; GCF_000819885.1, s__Aeromonas fluvialis, 95.0, 92.63, 0.82; GCF_000820145.1, s__Aeromonas sobria, 95.0, 91.63, 0.84; GCF_000764665.1, s__Aeromonas lacus, 95.83, 90.86, 0.84; GCF_000819955.1, s__Aeromonas jandaei, 95.83, 90.76, 0.85; GCF_000014805.1, s__Aeromonas hydrophila, 95.0, 87.78, 0.8; GCF_000819845.1, s__Aeromonas enteropelogenes, 95.0, 87.5, 0.81; GCF_000820305.1, s__Aeromonas dhakensis, 95.0, 87.43, 0.8; GCF_000820025.1, s__Aeromonas popoffii, 95.0, 87.09, 0.73; GCF_000820005.1, s__Aeromonas piscicola, 95.5, 87.04, 0.8; GCF_000819745.1, s__Aeromonas bestiarum, 95.5, 86.93, 0.78; GCF_000819985.1, s__Aeromonas media, 95.0, 86.32, 0.72; GCF_001643305.1, s__Aeromonas salmonicida, 95.0, 86.24, 0.75; GCF_000819785.1, s__Aeromonas caviae, 95.0, 86.13, 0.71; GCF_000820085.1, s__Aeromonas sanarellii, 95.0, 86.1, 0.75; GCF_003015165.1, s__Aeromonas rivipollensis, 95.0, 86.1, 0.75; GCF_000820165.1, s__Aeromonas taiwanensis, 95.0, 85.84, 0.73; GCF_000819825.1, s__Aeromonas encheleia, 95.0, 85.79, 0.74; GCF_000764655.1, s__Aeromonas aquatica, 95.0, 85.48, 0.71; GCF_000819865.1, s__Aeromonas eucrenophila, 95.0, 85.39, 0.72; GCF_000820185.1, s__Aeromonas tecta, 95.0, 85.13, 0.72; GCF_002812985.1, s__Aeromonas lusitana, 95.0, 85.11, 0.72; GCF_000819765.1, s__Aeromonas bivalvium, 95.0, 84.38, 0.67; GCF_002795305.1, s__Aeromonas cavernicola, 95.0, 84.36, 0.57; GCF_000820045.1, s__Aeromonas rivuli, 95.0, 83.21, 0.64; GCF_000388115.1, s__Aeromonas molluscorum, 95.0, 83.04, 0.65; GCF_000820125.1, s__Aeromonas simiae, 95.0, 81.67, 0.59; GCF_000819805.1, s__Aeromonas diversa, 95.0, 81.66, 0.6; GCF_000820105.1, s__Aeromonas schubertii, 95.0, 81.64, 0.6; GCF_900156095.1, s__Aeromonas sp900156095, 95.0, 80.26, 0.46</text:p>
          </table:table-cell>
          <table:table-cell office:value-type="float" office:value="87.66" calcext:value-type="float">
            <text:p>87.6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30__bin_6</text:p>
          </table:table-cell>
          <table:table-cell office:value-type="string" calcext:value-type="string">
            <text:p>d__Bacteria;p__Actinobacteriota;c__Actinobacteria;o__Mycobacteriales;f__Mycobacteriaceae;g__Corynebacterium;s__Corynebacterium simulans</text:p>
          </table:table-cell>
          <table:table-cell office:value-type="string" calcext:value-type="string">
            <text:p>GCF_0015862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simulans</text:p>
          </table:table-cell>
          <table:table-cell office:value-type="float" office:value="97.84" calcext:value-type="float">
            <text:p>97.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CF_001586215.1</text:p>
          </table:table-cell>
          <table:table-cell office:value-type="string" calcext:value-type="string">
            <text:p>d__Bacteria;p__Actinobacteriota;c__Actinobacteria;o__Mycobacteriales;f__Mycobacteriaceae;g__Corynebacterium;s__Corynebacterium simulans</text:p>
          </table:table-cell>
          <table:table-cell office:value-type="float" office:value="97.84" calcext:value-type="float">
            <text:p>97.84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159135.1, s__Corynebacterium striatum, 95.0, 85.98, 0.76; GCF_001836165.1, s__Corynebacterium sp001836165, 95.0, 80.01, 0.47; GCF_000988205.1, s__Corynebacterium minutissimum_A, 95.0, 80.0, 0.48; GCF_002861385.1, s__Corynebacterium aurimucosum_C, 95.0, 80.0, 0.47; GCF_000022905.1, s__Corynebacterium aurimucosum, 95.0, 79.87, 0.48; GCF_001812805.1, s__Corynebacterium sp001812805, 95.0, 79.83, 0.46; GCF_000833575.1, s__Corynebacterium singulare, 95.0, 79.71, 0.46; GCF_001807205.1, s__Corynebacterium sp001807205, 95.0, 79.71, 0.47; GCF_000805675.1, s__Corynebacterium minutissimum, 95.0, 79.64, 0.43; GCF_000156615.2, s__Corynebacterium pseudogenitalium, 96.4, 79.52, 0.41; GCF_000175635.1, s__Corynebacterium tuberculostearicum_B, 96.4, 79.47, 0.42; GCF_001059565.1, s__Corynebacterium aurimucosum_E, 95.0, 79.43, 0.4; GCF_900092335.1, s__Corynebacterium phoceense, 95.0, 79.38, 0.4; GCF_002154655.1, s__Corynebacterium kefirresidentii, 95.0, 79.23, 0.38; GCF_000980815.1, s__Corynebacterium camporealensis, 95.0, 79.14, 0.39; GCF_001815935.1, s__Corynebacterium sp001815935, 95.0, 79.01, 0.39; GCF_000478175.1, s__Corynebacterium sp000478175, 95.0, 79.0, 0.34; GCF_000159115.1, s__Corynebacterium accolens, 95.0, 78.91, 0.37; GCF_001941465.1, s__Corynebacterium flavescens, 95.0, 78.51, 0.34; GCF_000420605.1, s__Corynebacterium massiliense, 95.0, 78.44, 0.32; GCF_001457455.1, s__Corynebacterium diphtheriae, 95.0, 78.26, 0.1; GCF_001807265.1, s__Corynebacterium sp001807265, 95.0, 78.13, 0.21; GCF_002273005.1, s__Corynebacterium hadale, 95.0, 78.12, 0.2; GCF_000341345.1, s__Corynebacterium halotolerans, 95.0, 78.04, 0.26; GCF_000550785.1, s__Corynebacterium casei, 95.0, 78.0, 0.23; GCF_000590555.1, s__Corynebacterium argentoratense, 95.0, 77.99, 0.12; GCF_000442645.1, s__Corynebacterium maris, 95.0, 77.96, 0.19; GCF_000550805.1, s__Corynebacterium vitaeruminis, 95.0, 77.93, 0.27; GCF_000739455.1, s__Corynebacterium imitans, 95.0, 77.92, 0.2; GCF_900177745.1, s__Corynebacterium pollutisoli, 95.0, 77.91, 0.25; GCA_001764565.1, s__Corynebacterium concisus, 95.0, 77.89, 0.17; GCF_001875725.1, s__Corynebacterium sp001875725, 95.0, 77.88, 0.14; GCF_000747315.1, s__Corynebacterium ureicelerivorans, 95.0, 77.88, 0.18; GCF_001263755.1, s__Corynebacterium riegelii, 95.0, 77.87, 0.17; GCF_900105505.1, s__Corynebacterium coyleae, 95.0, 77.84, 0.17; GCF_000819445.1, s__Corynebacterium humireducens, 95.0, 77.84, 0.24; GCF_000835165.1, s__Corynebacterium marinum, 95.0, 77.82, 0.24; GCF_000577555.1, s__Corynebacterium jeddahense, 95.0, 77.79, 0.2; GCF_900155535.1, s__Corynebacterium urinapleomorphum, 95.0, 77.76, 0.2; GCF_001941485.1, s__Corynebacterium frankenforstense, 95.0, 77.76, 0.24; GCF_001941445.1, s__Corynebacterium aquilae, 95.0, 77.75, 0.14; GCF_003065405.1, s__Corynebacterium sp003065405, 95.0, 77.75, 0.21; GCF_002967075.1, s__Corynebacterium sp002967075, 95.0, 77.74, 0.22; GCF_900176865.1, s__Corynebacterium fournierii, 95.0, 77.72, 0.22; GCF_900156035.1, s__Corynebacterium afermentans, 95.0, 77.72, 0.21; GCF_000759055.1, s__Corynebacterium tuscaniense, 95.0, 77.7, 0.16; GCF_000011305.1, s__Corynebacterium efficiens, 95.0, 77.69, 0.19; GCF_002994655.1, s__Corynebacterium sp002994655, 95.0, 77.68, 0.15; GCF_001021045.1, s__Corynebacterium testudinoris, 95.0, 77.67, 0.19; GCF_000143825.1, s__Corynebacterium genitalium, 95.0, 77.65, 0.19; GCF_001875665.1, s__Corynebacterium sp001875665, 95.0, 77.62, 0.13; GCF_001021065.1, s__Corynebacterium uterequi, 95.0, 77.62, 0.17; GCF_001831515.1, s__Corynebacterium sp001831515, 95.0, 77.6, 0.2; GCF_900078305.2, s__Corynebacterium bouchesdurhonense, 95.0, 77.6, 0.21; GCF_900156665.1, s__Corynebacterium appendicis, 95.0, 77.59, 0.19; GCF_000767055.1, s__Corynebacterium doosanense, 95.0, 77.59, 0.21; GCF_001806875.1, s__Corynebacterium sp001806875, 95.0, 77.58, 0.15; GCA_002339505.1, s__Corynebacterium sp002339505, 95.0, 77.55, 0.21; GCF_900105305.1, s__Corynebacterium timonense, 95.0, 77.53, 0.19; GCF_001767255.1, s__Corynebacterium sp001767255, 95.0, 77.49, 0.16; GCF_001941565.1, s__Corynebacterium phocae, 95.0, 77.46, 0.23; GCF_001941425.1, s__Corynebacterium ammoniagenes, 95.0, 77.46, 0.22; GCF_000011325.1, s__Corynebacterium glutamicum, 95.0, 77.43, 0.14; GCF_000379425.1, s__Corynebacterium lubricantis, 95.0, 77.36, 0.17; GCF_001021025.1, s__Corynebacterium epidermidicanis, 95.0, 77.32, 0.12; GCF_000375365.1, s__Corynebacterium mastitidis, 95.0, 77.31, 0.19; GCF_000373805.1, s__Corynebacterium pilosum, 95.0, 77.28, 0.18; GCF_002287505.1, s__Corynebacterium glaucum, 95.0, 77.28, 0.17; GCF_001941345.1, s__Corynebacterium stationis, 95.0, 77.28, 0.22; GCF_000344785.1, s__Corynebacterium callunae, 95.0, 77.27, 0.11; GCF_900103625.1, s__Corynebacterium mycetoides, 95.0, 77.25, 0.21; GCF_001277995.1, s__Corynebacterium deserti, 95.0, 77.25, 0.13; GCF_001643015.1, s__Corynebacterium crudilactis, 95.0, 77.24, 0.11; GCF_900187295.1, s__Corynebacterium cystitidis, 95.0, 77.24, 0.09; GCF_000375525.1, s__Corynebacterium propinquum, 95.0, 77.23, 0.1; GCF_900187135.1, s__Corynebacterium ulcerans, 95.0, 77.22, 0.09; GCF_000411375.1, s__Corynebacterium pyruviciproducens, 95.0, 77.21, 0.11; GCF_002563965.1, s__Corynebacterium renale, 95.0, 77.2, 0.13; GCF_000688415.1, s__Corynebacterium pseudodiphtheriticum, 95.0, 77.2, 0.09; GCF_003070865.1, s__Corynebacterium sp003070865, 95.0, 77.19, 0.18; GCF_000159635.1, s__Corynebacterium lipophiloflavum, 95.0, 77.19, 0.2; GCF_900176155.1, s__Corynebacterium glucuronolyticum, 95.0, 77.17, 0.11; GCA_002162115.1, s__Corynebacterium ulcerans_A, 95.0, 77.16, 0.08; GCF_000372385.1, s__Corynebacterium ciconiae, 95.0, 77.15, 0.14; GCF_002355155.1, s__Corynebacterium glutamicum_A, 95.0, 76.99, 0.1; GCF_001412105.1, s__Corynebacterium oculi, 95.0, 76.98, 0.16; GCF_002155265.1, s__Corynebacterium pseudotuberculosis, 95.0, 76.94, 0.07; GCF_000372085.1, s__Corynebacterium capitovis, 95.0, 76.86, 0.16; GCF_000318135.1, s__Corynebacterium durum, 95.0, 76.85, 0.07; GCF_900169525.1, s__Corynebacterium sp900169525, 95.0, 76.84, 0.12; GCF_000732945.1, s__Corynebacterium atypicum, 95.0, 76.8, 0.13; GCF_000296405.1, s__Corynebacterium otitidis, 95.0, 76.65, 0.16; GCF_900113445.1, s__Corynebacterium spheniscorum, 95.0, 76.65, 0.11; GCF_001412085.1, s__Corynebacterium lowii, 95.0, 76.58, 0.15; GCF_000175375.1, s__Corynebacterium matruchotii, 95.0, 76.39, 0.06</text:p>
          </table:table-cell>
          <table:table-cell office:value-type="float" office:value="90.62" calcext:value-type="float">
            <text:p>90.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J_2014__MH0389__bin_61</text:p>
          </table:table-cell>
          <table:table-cell office:value-type="string" calcext:value-type="string">
            <text:p>d__Bacteria;p__Firmicutes_A;c__Clostridia;o__Lachnospirales;f__Lachnospiraceae;g__UBA2882;s__UBA2882 sp002362385</text:p>
          </table:table-cell>
          <table:table-cell office:value-type="string" calcext:value-type="string">
            <text:p>GCA_0023623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UBA2882;s__UBA2882 sp002362385</text:p>
          </table:table-cell>
          <table:table-cell office:value-type="float" office:value="97.74" calcext:value-type="float">
            <text:p>97.74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GCA_002362385.1</text:p>
          </table:table-cell>
          <table:table-cell office:value-type="string" calcext:value-type="string">
            <text:p>d__Bacteria;p__Firmicutes_A;c__Clostridia;o__Lachnospirales;f__Lachnospiraceae;g__UBA2882;s__UBA2882 sp002362385</text:p>
          </table:table-cell>
          <table:table-cell office:value-type="float" office:value="97.74" calcext:value-type="float">
            <text:p>97.74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__Bacteria;p__Firmicutes_A;c__Clostridia;o__Lachnospirales;f__Lachnospiraceae;g__UBA2882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900317505.1, s__UBA2882 sp900317505, 95.0, 77.4, 0.19</text:p>
          </table:table-cell>
          <table:table-cell office:value-type="float" office:value="95.02" calcext:value-type="float">
            <text:p>95.0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7297R1__bin_23</text:p>
          </table:table-cell>
          <table:table-cell office:value-type="string" calcext:value-type="string">
            <text:p>d__Bacteria;p__Proteobacteria;c__Gammaproteobacteria;o__Pseudomonadales;f__Moraxellaceae;g__Acinetobacter;s__Acinetobacter fasciculus</text:p>
          </table:table-cell>
          <table:table-cell office:value-type="string" calcext:value-type="string">
            <text:p>GCA_900322255.1</text:p>
          </table:table-cell>
          <table:table-cell office:value-type="float" office:value="96.22" calcext:value-type="float">
            <text:p>96.22</text:p>
          </table:table-cell>
          <table:table-cell office:value-type="string" calcext:value-type="string">
            <text:p>d__Bacteria;p__Proteobacteria;c__Gammaproteobacteria;o__Pseudomonadales;f__Moraxellaceae;g__Acinetobacter;s__Acinetobacter fasciculus</text:p>
          </table:table-cell>
          <table:table-cell office:value-type="float" office:value="97.3" calcext:value-type="float">
            <text:p>97.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GCA_900322255.1</text:p>
          </table:table-cell>
          <table:table-cell office:value-type="string" calcext:value-type="string">
            <text:p>d__Bacteria;p__Proteobacteria;c__Gammaproteobacteria;o__Pseudomonadales;f__Moraxellaceae;g__Acinetobacter;s__Acinetobacter fasciculus</text:p>
          </table:table-cell>
          <table:table-cell office:value-type="float" office:value="97.3" calcext:value-type="float">
            <text:p>97.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d__Bacteria;p__Proteobacteria;c__Gammaproteobacteria;o__Pseudomonadales;f__Moraxellaceae;g__Acinetobacter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248355.1, s__Acinetobacter lwoffii, 96.22, 96.13, 0.8; GCF_000761495.1, s__Acinetobacter idrijaensis, 96.04, 95.91, 0.82; GCA_002367455.1, s__Acinetobacter sp002367455, 95.85, 95.39, 0.7; GCF_001647535.1, s__Acinetobacter sp001647535, 95.0, 90.4, 0.78; GCF_000369105.1, s__Acinetobacter lwoffii_B, 95.0, 89.27, 0.78; GCF_002934695.1, s__Acinetobacter sp002934695, 95.0, 83.74, 0.72; GCF_000368625.1, s__Acinetobacter schindleri, 95.0, 82.56, 0.64; GCF_002688565.1, s__Acinetobacter sp002688565, 95.0, 81.54, 0.61; GCF_000773685.1, s__Acinetobacter sp000773685, 95.0, 81.29, 0.55; GCF_000368045.1, s__Acinetobacter johnsonii, 95.0, 81.03, 0.46; GCF_002135205.1, s__Acinetobacter sp002135205, 95.0, 80.87, 0.45; GCF_001647675.1, s__Acinetobacter sp001647675, 95.0, 80.64, 0.48; GCF_000488255.1, s__Acinetobacter indicus, 95.0, 80.52, 0.57; GCA_002365595.1, s__Acinetobacter sp002365595, 95.0, 80.35, 0.5; GCF_002135245.1, s__Acinetobacter sp002135245, 95.0, 80.34, 0.51; GCF_002165305.1, s__Acinetobacter sp002165305, 95.0, 80.31, 0.43; GCF_002135315.1, s__Acinetobacter sp002135315, 95.0, 80.31, 0.53; GCF_900096895.1, s__Acinetobacter kookii, 95.0, 80.27, 0.51; GCA_002455755.1, s__Acinetobacter sp002455755, 95.0, 80.22, 0.44; GCF_002135355.1, s__Acinetobacter sp002135355, 95.0, 80.19, 0.49; GCF_002135195.1, s__Acinetobacter sp002135195, 95.0, 80.02, 0.52; GCF_001758345.1, s__Acinetobacter towneri_A, 95.0, 79.98, 0.41; GCA_002296655.1, s__Acinetobacter sp002296655, 95.0, 79.89, 0.41; GCF_000368785.1, s__Acinetobacter towneri, 95.0, 79.82, 0.43; GCA_003105055.1, s__Acinetobacter sp003105055, 95.0, 79.74, 0.38; GCF_001647545.1, s__Acinetobacter sp001647545, 95.0, 79.71, 0.47; GCF_000400735.1, s__Acinetobacter tandoii, 95.0, 79.69, 0.42; GCF_002135295.1, s__Acinetobacter sp002135295, 95.0, 79.68, 0.43; GCF_001678755.1, s__Acinetobacter gandensis, 95.0, 79.58, 0.43; GCF_002018365.1, s__Acinetobacter sp002018365, 95.0, 79.55, 0.46; GCF_003024525.1, s__Acinetobacter sp003024525, 95.0, 79.54, 0.42; GCF_002795165.1, s__Acinetobacter junii_A, 95.0, 79.51, 0.43; GCF_000368865.1, s__Acinetobacter bouvetii, 95.0, 79.38, 0.45; GCF_000367925.1, s__Acinetobacter bohemicus, 95.0, 79.37, 0.43; GCF_900107285.1, s__Acinetobacter kyonggiensis, 95.0, 79.29, 0.42; GCF_002135435.1, s__Acinetobacter sp002135435, 95.0, 79.25, 0.46; GCF_001707755.1, s__Acinetobacter celticus, 95.0, 79.24, 0.4; GCF_000632455.1, s__Acinetobacter sp000632455, 95.0, 79.21, 0.29; GCF_001605895.1, s__Acinetobacter pragensis, 95.0, 79.13, 0.44; GCF_002165295.1, s__Acinetobacter sp002165295, 95.0, 79.11, 0.41; GCF_002135335.1, s__Acinetobacter sp002135335, 95.0, 79.06, 0.41; GCF_000214135.1, s__Acinetobacter sp000214135, 95.0, 78.9, 0.34; GCF_001307195.1, s__Acinetobacter equi, 95.0, 78.85, 0.31; GCF_900095025.1, s__Acinetobacter albensis, 95.0, 78.81, 0.37; GCF_002165255.2, s__Acinetobacter sp002165255, 95.0, 78.79, 0.26; GCF_003024515.1, s__Acinetobacter sp003024515, 95.0, 78.69, 0.33; GCF_000368565.1, s__Acinetobacter gerneri, 95.0, 78.68, 0.33; GCF_002135235.1, s__Acinetobacter sp002135235, 95.0, 78.66, 0.31; GCF_000368825.1, s__Acinetobacter ursingii, 95.0, 78.63, 0.31; GCF_002135415.1, s__Acinetobacter sp002135415, 95.0, 78.6, 0.35; GCF_000368905.1, s__Acinetobacter radioresistens, 95.0, 78.59, 0.32; GCF_000368145.1, s__Acinetobacter guillouiae, 95.0, 78.58, 0.35; GCF_001612555.1, s__Acinetobacter sp001612555, 95.0, 78.57, 0.34; GCF_001696605.2, s__Acinetobacter sp001696605, 95.0, 78.57, 0.34; GCF_000413935.1, s__Acinetobacter colistiniresistens, 95.0, 78.51, 0.32; GCF_000816495.1, s__Acinetobacter harbinensis, 95.0, 78.5, 0.36; GCF_000369705.1, s__Acinetobacter sp000369705, 95.0, 78.5, 0.33; GCF_001704615.2, s__Acinetobacter defluvii, 95.0, 78.48, 0.34; GCF_000400715.1, s__Acinetobacter sp000400715, 95.0, 78.47, 0.32; GCF_001696615.2, s__Acinetobacter sp001696615, 95.0, 78.45, 0.42; GCF_000367945.1, s__Acinetobacter proteolyticus, 95.0, 78.44, 0.32; GCF_000369645.1, s__Acinetobacter sp000369645, 95.0, 78.43, 0.33; GCF_003268395.1, s__Acinetobacter sp003268395, 95.0, 78.4, 0.35; GCF_000369785.1, s__Acinetobacter sp000369785, 95.0, 78.38, 0.36; GCF_002233755.1, s__Acinetobacter piscicola, 95.0, 78.36, 0.33; GCF_000368925.1, s__Acinetobacter bereziniae, 95.0, 78.33, 0.33; GCF_000369525.1, s__Acinetobacter sp000369525, 95.0, 78.33, 0.32; GCF_002135345.1, s__Acinetobacter sp002135345, 95.0, 78.31, 0.3; GCF_000313935.1, s__Acinetobacter sp000313935, 95.0, 78.19, 0.28; GCF_000369065.1, s__Acinetobacter haemolyticus, 95.0, 78.19, 0.26; GCF_900406815.1, s__Acinetobacter haemolyticus_A, 95.0, 78.17, 0.25; GCF_000368765.1, s__Acinetobacter junii, 95.0, 78.16, 0.26; GCF_000374425.1, s__Acinetobacter tjernbergiae, 95.0, 78.13, 0.27; GCF_000413855.1, s__Acinetobacter gyllenbergii, 95.0, 78.13, 0.32; GCA_900323515.1, s__Acinetobacter sp900323515, 95.0, 78.11, 0.27; GCF_000196795.1, s__Acinetobacter oleivorans, 95.0, 78.09, 0.26; GCF_000369545.1, s__Acinetobacter sp000369545, 95.0, 78.08, 0.31; GCF_002928115.1, s__Acinetobacter pittii_H, 95.0, 78.07, 0.26; GCF_000399685.1, s__Acinetobacter pittii_E, 95.0, 78.02, 0.25; GCF_000369405.1, s__Acinetobacter sp000369405, 95.0, 78.02, 0.31; GCF_000369565.1, s__Acinetobacter sp000369565, 95.0, 78.0, 0.26; GCF_002135375.1, s__Acinetobacter sp002135375, 95.0, 77.97, 0.24; GCF_000368965.1, s__Acinetobacter calcoaceticus, 95.0, 77.93, 0.25; GCF_000369045.1, s__Acinetobacter pittii, 95.0, 77.92, 0.26; GCF_001605885.1, s__Acinetobacter lactucae, 95.0, 77.91, 0.27; GCF_000368265.1, s__Acinetobacter sp000368265, 95.0, 77.9, 0.24; GCF_000488275.1, s__Acinetobacter brisouii, 95.0, 77.89, 0.24; GCF_000368085.1, s__Acinetobacter nosocomialis, 95.0, 77.89, 0.26; GCF_000368065.1, s__Acinetobacter seifertii, 95.0, 77.88, 0.29; GCF_002811175.1, s__Acinetobacter baumannii, 95.0, 77.87, 0.26; GCF_000399665.1, s__Acinetobacter calcoaceticus_B, 95.0, 77.87, 0.26; GCF_001510805.1, s__Acinetobacter calcoaceticus_C, 95.0, 77.86, 0.27; GCF_000369505.1, s__Acinetobacter sp000369505, 95.0, 77.82, 0.25; GCF_000760595.1, s__Acinetobacter soli, 95.0, 77.82, 0.24; GCF_000368685.1, s__Acinetobacter baylyi, 95.0, 77.77, 0.24; GCF_000805455.1, s__Acinetobacter sp000805455, 95.0, 77.77, 0.35; GCF_003261585.1, s__Acinetobacter sp003261585, 95.0, 77.66, 0.26; GCF_000829675.1, s__Acinetobacter rudis, 95.0, 77.31, 0.21; GCF_001704115.1, s__Acinetobacter larvae, 95.0, 77.15, 0.18</text:p>
          </table:table-cell>
          <table:table-cell office:value-type="float" office:value="60.58" calcext:value-type="float">
            <text:p>60.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67__bin_9</text:p>
          </table:table-cell>
          <table:table-cell office:value-type="string" calcext:value-type="string">
            <text:p>d__Bacteria;p__Actinobacteriota;c__Actinobacteria;o__Mycobacteriales;f__Mycobacteriaceae;g__Corynebacterium;s__Corynebacterium minutissimum</text:p>
          </table:table-cell>
          <table:table-cell office:value-type="string" calcext:value-type="string">
            <text:p>GCF_0008056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minutissimum</text:p>
          </table:table-cell>
          <table:table-cell office:value-type="float" office:value="97.6" calcext:value-type="float">
            <text:p>97.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GCF_000805675.1</text:p>
          </table:table-cell>
          <table:table-cell office:value-type="string" calcext:value-type="string">
            <text:p>d__Bacteria;p__Actinobacteriota;c__Actinobacteria;o__Mycobacteriales;f__Mycobacteriaceae;g__Corynebacterium;s__Corynebacterium minutissimum</text:p>
          </table:table-cell>
          <table:table-cell office:value-type="float" office:value="97.6" calcext:value-type="float">
            <text:p>97.6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812805.1, s__Corynebacterium sp001812805, 95.0, 93.47, 0.94; GCF_000833575.1, s__Corynebacterium singulare, 95.0, 84.79, 0.88; GCF_001807205.1, s__Corynebacterium sp001807205, 95.0, 83.87, 0.79; GCF_002861385.1, s__Corynebacterium aurimucosum_C, 95.0, 83.86, 0.79; GCF_000988205.1, s__Corynebacterium minutissimum_A, 95.0, 83.8, 0.84; GCF_000022905.1, s__Corynebacterium aurimucosum, 95.0, 83.67, 0.83; GCF_001836165.1, s__Corynebacterium sp001836165, 95.0, 83.66, 0.79; GCF_000159135.1, s__Corynebacterium striatum, 95.0, 79.34, 0.42; GCF_001586215.1, s__Corynebacterium simulans, 95.0, 78.72, 0.43; GCF_000175635.1, s__Corynebacterium tuberculostearicum_B, 96.4, 78.64, 0.38; GCF_000156615.2, s__Corynebacterium pseudogenitalium, 96.4, 78.59, 0.4; GCF_001059565.1, s__Corynebacterium aurimucosum_E, 95.0, 78.44, 0.37; GCF_900092335.1, s__Corynebacterium phoceense, 95.0, 78.25, 0.37; GCF_000980815.1, s__Corynebacterium camporealensis, 95.0, 78.19, 0.36; GCF_002154655.1, s__Corynebacterium kefirresidentii, 95.0, 78.19, 0.36; GCF_000159115.1, s__Corynebacterium accolens, 95.0, 78.14, 0.33; GCF_001815935.1, s__Corynebacterium sp001815935, 95.0, 78.09, 0.37; GCF_000478175.1, s__Corynebacterium sp000478175, 95.0, 77.95, 0.31; GCF_001941465.1, s__Corynebacterium flavescens, 95.0, 77.55, 0.3; GCF_000420605.1, s__Corynebacterium massiliense, 95.0, 77.45, 0.26; GCF_000835165.1, s__Corynebacterium marinum, 95.0, 77.43, 0.21; GCF_900078305.2, s__Corynebacterium bouchesdurhonense, 95.0, 77.4, 0.2; GCF_002273005.1, s__Corynebacterium hadale, 95.0, 77.37, 0.21; GCF_900156665.1, s__Corynebacterium appendicis, 95.0, 77.34, 0.17; GCF_000819445.1, s__Corynebacterium humireducens, 95.0, 77.33, 0.22; GCF_900176865.1, s__Corynebacterium fournierii, 95.0, 77.32, 0.2; GCF_000550805.1, s__Corynebacterium vitaeruminis, 95.0, 77.23, 0.22; GCF_900156035.1, s__Corynebacterium afermentans, 95.0, 77.21, 0.19; GCF_000341345.1, s__Corynebacterium halotolerans, 95.0, 77.2, 0.22; GCF_900155535.1, s__Corynebacterium urinapleomorphum, 95.0, 77.19, 0.16; GCF_001831515.1, s__Corynebacterium sp001831515, 95.0, 77.18, 0.2; GCF_001807265.1, s__Corynebacterium sp001807265, 95.0, 77.18, 0.21; GCA_002339505.1, s__Corynebacterium sp002339505, 95.0, 77.17, 0.17; GCF_000577555.1, s__Corynebacterium jeddahense, 95.0, 77.16, 0.19; GCF_000442645.1, s__Corynebacterium maris, 95.0, 77.11, 0.2; GCF_001941485.1, s__Corynebacterium frankenforstense, 95.0, 77.1, 0.21; GCF_900105505.1, s__Corynebacterium coyleae, 95.0, 77.09, 0.15; GCF_002287505.1, s__Corynebacterium glaucum, 95.0, 77.06, 0.15; GCF_001021045.1, s__Corynebacterium testudinoris, 95.0, 77.06, 0.18; GCF_900177745.1, s__Corynebacterium pollutisoli, 95.0, 77.05, 0.25; GCA_001764565.1, s__Corynebacterium concisus, 95.0, 77.0, 0.17; GCF_000767055.1, s__Corynebacterium doosanense, 95.0, 77.0, 0.18; GCF_001767255.1, s__Corynebacterium sp001767255, 95.0, 76.99, 0.13; GCF_000739455.1, s__Corynebacterium imitans, 95.0, 76.97, 0.2; GCF_001941445.1, s__Corynebacterium aquilae, 95.0, 76.94, 0.11; GCF_000375365.1, s__Corynebacterium mastitidis, 95.0, 76.92, 0.17; GCF_001263755.1, s__Corynebacterium riegelii, 95.0, 76.9, 0.17; GCF_001875665.1, s__Corynebacterium sp001875665, 95.0, 76.88, 0.12; GCF_000550785.1, s__Corynebacterium casei, 95.0, 76.85, 0.2; GCF_000747315.1, s__Corynebacterium ureicelerivorans, 95.0, 76.85, 0.17; GCF_002994655.1, s__Corynebacterium sp002994655, 95.0, 76.84, 0.16; GCF_900103625.1, s__Corynebacterium mycetoides, 95.0, 76.83, 0.18; GCF_001941565.1, s__Corynebacterium phocae, 95.0, 76.83, 0.2; GCF_000159635.1, s__Corynebacterium lipophiloflavum, 95.0, 76.79, 0.16; GCF_000143825.1, s__Corynebacterium genitalium, 95.0, 76.77, 0.16; GCF_900105305.1, s__Corynebacterium timonense, 95.0, 76.75, 0.19; GCF_000011305.1, s__Corynebacterium efficiens, 95.0, 76.75, 0.17; GCF_000379425.1, s__Corynebacterium lubricantis, 95.0, 76.74, 0.12; GCF_001412085.1, s__Corynebacterium lowii, 95.0, 76.74, 0.13; GCF_003065405.1, s__Corynebacterium sp003065405, 95.0, 76.74, 0.19; GCF_001875725.1, s__Corynebacterium sp001875725, 95.0, 76.72, 0.12; GCF_001021065.1, s__Corynebacterium uterequi, 95.0, 76.66, 0.16; GCF_002563965.1, s__Corynebacterium renale, 95.0, 76.66, 0.1; GCF_000011325.1, s__Corynebacterium glutamicum, 95.0, 76.65, 0.09; GCF_000759055.1, s__Corynebacterium tuscaniense, 95.0, 76.61, 0.14; GCF_000372085.1, s__Corynebacterium capitovis, 95.0, 76.59, 0.12; GCF_001941425.1, s__Corynebacterium ammoniagenes, 95.0, 76.51, 0.16; GCF_000373805.1, s__Corynebacterium pilosum, 95.0, 76.5, 0.14; GCF_000372385.1, s__Corynebacterium ciconiae, 95.0, 76.49, 0.1; GCF_003070865.1, s__Corynebacterium sp003070865, 95.0, 76.48, 0.15; GCF_900176155.1, s__Corynebacterium glucuronolyticum, 95.0, 76.46, 0.09; GCF_002967075.1, s__Corynebacterium sp002967075, 95.0, 76.45, 0.18; GCF_000296405.1, s__Corynebacterium otitidis, 95.0, 76.44, 0.13; GCF_000411375.1, s__Corynebacterium pyruviciproducens, 95.0, 76.43, 0.12; GCF_001806875.1, s__Corynebacterium sp001806875, 95.0, 76.42, 0.14; GCF_000590555.1, s__Corynebacterium argentoratense, 95.0, 76.41, 0.1; GCF_001412105.1, s__Corynebacterium oculi, 95.0, 76.41, 0.13; GCF_900113445.1, s__Corynebacterium spheniscorum, 95.0, 76.4, 0.09; GCF_001941345.1, s__Corynebacterium stationis, 95.0, 76.39, 0.17; GCF_000375525.1, s__Corynebacterium propinquum, 95.0, 76.35, 0.07; GCF_001457455.1, s__Corynebacterium diphtheriae, 95.0, 76.29, 0.07; GCF_900169525.1, s__Corynebacterium sp900169525, 95.0, 76.23, 0.12; GCF_001021025.1, s__Corynebacterium epidermidicanis, 95.0, 76.09, 0.09; GCF_000732945.1, s__Corynebacterium atypicum, 95.0, 76.06, 0.11; GCF_000688415.1, s__Corynebacterium pseudodiphtheriticum, 95.0, 76.05, 0.07; GCF_001277995.1, s__Corynebacterium deserti, 95.0, 75.83, 0.1; GCF_900187295.1, s__Corynebacterium cystitidis, 95.0, 75.72, 0.06; GCA_002162115.1, s__Corynebacterium ulcerans_A, 95.0, 75.7, 0.06; GCF_000318135.1, s__Corynebacterium durum, 95.0, 75.39, 0.06</text:p>
          </table:table-cell>
          <table:table-cell office:value-type="float" office:value="69.37" calcext:value-type="float">
            <text:p>69.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25__bin_7</text:p>
          </table:table-cell>
          <table:table-cell office:value-type="string" calcext:value-type="string">
            <text:p>d__Bacteria;p__Actinobacteriota;c__Actinobacteria;o__Mycobacteriales;f__Mycobacteriaceae;g__Corynebacterium;s__Corynebacterium sp001812805</text:p>
          </table:table-cell>
          <table:table-cell office:value-type="string" calcext:value-type="string">
            <text:p>GCF_0018128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sp001812805</text:p>
          </table:table-cell>
          <table:table-cell office:value-type="float" office:value="95.95" calcext:value-type="float">
            <text:p>95.95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GCF_001812805.1</text:p>
          </table:table-cell>
          <table:table-cell office:value-type="string" calcext:value-type="string">
            <text:p>d__Bacteria;p__Actinobacteriota;c__Actinobacteria;o__Mycobacteriales;f__Mycobacteriaceae;g__Corynebacterium;s__Corynebacterium sp001812805</text:p>
          </table:table-cell>
          <table:table-cell office:value-type="float" office:value="95.95" calcext:value-type="float">
            <text:p>95.95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805675.1, s__Corynebacterium minutissimum, 95.0, 93.39, 0.82; GCF_000833575.1, s__Corynebacterium singulare, 95.0, 84.61, 0.76; GCF_000988205.1, s__Corynebacterium minutissimum_A, 95.0, 83.91, 0.72; GCF_002861385.1, s__Corynebacterium aurimucosum_C, 95.0, 83.79, 0.69; GCF_001807205.1, s__Corynebacterium sp001807205, 95.0, 83.51, 0.69; GCF_001836165.1, s__Corynebacterium sp001836165, 95.0, 83.5, 0.7; GCF_000022905.1, s__Corynebacterium aurimucosum, 95.0, 83.47, 0.7; GCF_001586215.1, s__Corynebacterium simulans, 95.0, 80.62, 0.41; GCF_000159135.1, s__Corynebacterium striatum, 95.0, 80.04, 0.41; GCF_002154655.1, s__Corynebacterium kefirresidentii, 95.0, 79.46, 0.34; GCF_001059565.1, s__Corynebacterium aurimucosum_E, 95.0, 79.4, 0.36; GCF_000156615.2, s__Corynebacterium pseudogenitalium, 96.4, 79.27, 0.37; GCF_000175635.1, s__Corynebacterium tuberculostearicum_B, 96.4, 79.24, 0.37; GCF_900092335.1, s__Corynebacterium phoceense, 95.0, 78.88, 0.32; GCF_001457455.1, s__Corynebacterium diphtheriae, 95.0, 78.52, 0.07; GCF_000980815.1, s__Corynebacterium camporealensis, 95.0, 78.45, 0.32; GCF_001815935.1, s__Corynebacterium sp001815935, 95.0, 78.39, 0.34; GCF_000478175.1, s__Corynebacterium sp000478175, 95.0, 78.35, 0.3; GCF_000420605.1, s__Corynebacterium massiliense, 95.0, 78.21, 0.26; GCF_000159115.1, s__Corynebacterium accolens, 95.0, 78.14, 0.32; GCF_002273005.1, s__Corynebacterium hadale, 95.0, 77.75, 0.18; GCF_001941465.1, s__Corynebacterium flavescens, 95.0, 77.68, 0.26; GCF_000550805.1, s__Corynebacterium vitaeruminis, 95.0, 77.62, 0.2; GCF_900105305.1, s__Corynebacterium timonense, 95.0, 77.56, 0.17; GCF_900176865.1, s__Corynebacterium fournierii, 95.0, 77.53, 0.18; GCF_001831515.1, s__Corynebacterium sp001831515, 95.0, 77.53, 0.18; GCF_900156665.1, s__Corynebacterium appendicis, 95.0, 77.48, 0.17; GCF_900156035.1, s__Corynebacterium afermentans, 95.0, 77.47, 0.17; GCF_000577555.1, s__Corynebacterium jeddahense, 95.0, 77.46, 0.2; GCF_000739455.1, s__Corynebacterium imitans, 95.0, 77.46, 0.18; GCF_001941565.1, s__Corynebacterium phocae, 95.0, 77.45, 0.17; GCF_002994655.1, s__Corynebacterium sp002994655, 95.0, 77.4, 0.14; GCF_900155535.1, s__Corynebacterium urinapleomorphum, 95.0, 77.38, 0.15; GCF_001875725.1, s__Corynebacterium sp001875725, 95.0, 77.38, 0.12; GCF_000819445.1, s__Corynebacterium humireducens, 95.0, 77.37, 0.22; GCF_900177745.1, s__Corynebacterium pollutisoli, 95.0, 77.36, 0.22; GCF_001021045.1, s__Corynebacterium testudinoris, 95.0, 77.34, 0.17; GCF_001807265.1, s__Corynebacterium sp001807265, 95.0, 77.31, 0.19; GCF_000011305.1, s__Corynebacterium efficiens, 95.0, 77.31, 0.16; GCF_000835165.1, s__Corynebacterium marinum, 95.0, 77.3, 0.19; GCF_000341345.1, s__Corynebacterium halotolerans, 95.0, 77.26, 0.23; GCF_000143825.1, s__Corynebacterium genitalium, 95.0, 77.23, 0.15; GCF_001941445.1, s__Corynebacterium aquilae, 95.0, 77.23, 0.13; GCA_001764565.1, s__Corynebacterium concisus, 95.0, 77.22, 0.17; GCF_900078305.2, s__Corynebacterium bouchesdurhonense, 95.0, 77.19, 0.19; GCA_002339505.1, s__Corynebacterium sp002339505, 95.0, 77.18, 0.19; GCF_001941485.1, s__Corynebacterium frankenforstense, 95.0, 77.18, 0.21; GCF_001412085.1, s__Corynebacterium lowii, 95.0, 77.14, 0.14; GCF_003065405.1, s__Corynebacterium sp003065405, 95.0, 77.14, 0.17; GCF_000550785.1, s__Corynebacterium casei, 95.0, 77.13, 0.2; GCF_000375365.1, s__Corynebacterium mastitidis, 95.0, 77.11, 0.18; GCF_003070865.1, s__Corynebacterium sp003070865, 95.0, 77.06, 0.14; GCF_900105505.1, s__Corynebacterium coyleae, 95.0, 77.05, 0.15; GCF_002287505.1, s__Corynebacterium glaucum, 95.0, 77.01, 0.14; GCF_000442645.1, s__Corynebacterium maris, 95.0, 76.98, 0.17; GCF_000759055.1, s__Corynebacterium tuscaniense, 95.0, 76.97, 0.16; GCF_000590555.1, s__Corynebacterium argentoratense, 95.0, 76.95, 0.09; GCF_000296405.1, s__Corynebacterium otitidis, 95.0, 76.95, 0.11; GCF_000159635.1, s__Corynebacterium lipophiloflavum, 95.0, 76.95, 0.17; GCF_000375525.1, s__Corynebacterium propinquum, 95.0, 76.94, 0.09; GCF_900176155.1, s__Corynebacterium glucuronolyticum, 95.0, 76.94, 0.08; GCF_002967075.1, s__Corynebacterium sp002967075, 95.0, 76.93, 0.17; GCF_001263755.1, s__Corynebacterium riegelii, 95.0, 76.9, 0.14; GCF_001412105.1, s__Corynebacterium oculi, 95.0, 76.89, 0.12; GCF_000767055.1, s__Corynebacterium doosanense, 95.0, 76.87, 0.18; GCF_001941345.1, s__Corynebacterium stationis, 95.0, 76.86, 0.16; GCF_000747315.1, s__Corynebacterium ureicelerivorans, 95.0, 76.86, 0.16; GCF_000411375.1, s__Corynebacterium pyruviciproducens, 95.0, 76.85, 0.11; GCF_001021065.1, s__Corynebacterium uterequi, 95.0, 76.84, 0.15; GCF_000373805.1, s__Corynebacterium pilosum, 95.0, 76.83, 0.14; GCF_900103625.1, s__Corynebacterium mycetoides, 95.0, 76.82, 0.15; GCF_000688415.1, s__Corynebacterium pseudodiphtheriticum, 95.0, 76.81, 0.07; GCF_001806875.1, s__Corynebacterium sp001806875, 95.0, 76.8, 0.14; GCF_001941425.1, s__Corynebacterium ammoniagenes, 95.0, 76.78, 0.15; GCF_900113445.1, s__Corynebacterium spheniscorum, 95.0, 76.71, 0.09; GCF_000372385.1, s__Corynebacterium ciconiae, 95.0, 76.69, 0.11; GCF_001021025.1, s__Corynebacterium epidermidicanis, 95.0, 76.64, 0.09; GCF_002563965.1, s__Corynebacterium renale, 95.0, 76.63, 0.11; GCF_000379425.1, s__Corynebacterium lubricantis, 95.0, 76.61, 0.14; GCF_900187295.1, s__Corynebacterium cystitidis, 95.0, 76.54, 0.08; GCF_001767255.1, s__Corynebacterium sp001767255, 95.0, 76.48, 0.13; GCF_002355155.1, s__Corynebacterium glutamicum_A, 95.0, 76.46, 0.08; GCF_000372085.1, s__Corynebacterium capitovis, 95.0, 76.43, 0.13; GCF_900169525.1, s__Corynebacterium sp900169525, 95.0, 76.38, 0.13; GCA_002162115.1, s__Corynebacterium ulcerans_A, 95.0, 76.34, 0.07; GCF_000732945.1, s__Corynebacterium atypicum, 95.0, 76.31, 0.11; GCF_001277995.1, s__Corynebacterium deserti, 95.0, 76.28, 0.09; GCF_001875665.1, s__Corynebacterium sp001875665, 95.0, 76.23, 0.11; GCF_900187135.1, s__Corynebacterium ulcerans, 95.0, 76.2, 0.06; GCF_000011325.1, s__Corynebacterium glutamicum, 95.0, 76.14, 0.09; GCF_000318135.1, s__Corynebacterium durum, 95.0, 76.02, 0.08; GCF_000344785.1, s__Corynebacterium callunae, 95.0, 75.93, 0.08</text:p>
          </table:table-cell>
          <table:table-cell office:value-type="float" office:value="75.38" calcext:value-type="float">
            <text:p>75.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5542__bin_19</text:p>
          </table:table-cell>
          <table:table-cell office:value-type="string" calcext:value-type="string">
            <text:p>d__Bacteria;p__Firmicutes_A;c__Clostridia;o__Oscillospirales;f__Oscillospiraceae;g__Intestinimonas;s__Intestinimonas butyriciproducens</text:p>
          </table:table-cell>
          <table:table-cell office:value-type="string" calcext:value-type="string">
            <text:p>GCA_0030963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Oscillospiraceae;g__Intestinimonas;s__Intestinimonas butyriciproducens</text:p>
          </table:table-cell>
          <table:table-cell office:value-type="float" office:value="98.4" calcext:value-type="float">
            <text:p>98.4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GCA_003096335.1</text:p>
          </table:table-cell>
          <table:table-cell office:value-type="string" calcext:value-type="string">
            <text:p>d__Bacteria;p__Firmicutes_A;c__Clostridia;o__Oscillospirales;f__Oscillospiraceae;g__Intestinimonas;s__Intestinimonas butyriciproducens</text:p>
          </table:table-cell>
          <table:table-cell office:value-type="float" office:value="98.4" calcext:value-type="float">
            <text:p>98.4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d__Bacteria;p__Firmicutes_A;c__Clostridia;o__Oscillospirales;f__Oscillospiraceae;g__Intestinimona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244995.1, s__Intestinimonas massiliensis, 95.0, 80.95, 0.44</text:p>
          </table:table-cell>
          <table:table-cell office:value-type="float" office:value="96.96" calcext:value-type="float">
            <text:p>96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27__bin_4</text:p>
          </table:table-cell>
          <table:table-cell office:value-type="string" calcext:value-type="string">
            <text:p>d__Bacteria;p__Proteobacteria;c__Gammaproteobacteria;o__Enterobacterales;f__Enterobacteriaceae;g__Serratia;s__Serratia marcescens_I</text:p>
          </table:table-cell>
          <table:table-cell office:value-type="string" calcext:value-type="string">
            <text:p>GCF_0031864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Enterobacterales;f__Enterobacteriaceae;g__Serratia;s__Serratia marcescens_I</text:p>
          </table:table-cell>
          <table:table-cell office:value-type="float" office:value="95.75" calcext:value-type="float">
            <text:p>95.75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d__Bacteria;p__Proteobacteria;c__Gammaproteobacteria;o__Enterobacterales;f__Enterobacteriaceae;g__Serrati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incongruent species assignments</text:p>
          </table:table-cell>
          <table:table-cell office:value-type="string" calcext:value-type="string">
            <text:p>GCF_000735445.1, s__Serratia marcescens, 96.84, 95.28, 0.87; GCF_000513215.1, s__Serratia marcescens_B, 96.01, 95.18, 0.88; GCF_000738675.1, s__Serratia nematodiphila, 96.84, 95.14, 0.89; GCF_000988045.1, s__Serratia ureilytica, 95.27, 94.44, 0.88; GCF_001642805.2, s__Serratia sp001642805, 95.0, 94.26, 0.87; GCF_001902635.1, s__Serratia marcescens_F, 95.0, 93.81, 0.81; GCF_900187015.1, s__Serratia ficaria, 95.0, 88.85, 0.78; GCF_000261045.2, s__Serratia plymuthica_A, 95.0, 85.27, 0.7; GCF_001590925.1, s__Serratia plymuthica, 95.0, 85.25, 0.71; GCF_000018085.1, s__Serratia proteamaculans_C, 95.0, 84.52, 0.72; GCF_000422085.1, s__Serratia liquefaciens, 95.0, 84.49, 0.74; GCA_900456965.1, s__Serratia proteamaculans_B, 95.0, 84.2, 0.72; GCF_001590905.1, s__Serratia grimesii, 95.0, 82.93, 0.65; GCF_000821185.1, s__Serratia symbiotica, 95.0, 81.83, 0.5</text:p>
          </table:table-cell>
          <table:table-cell office:value-type="float" office:value="74.98" calcext:value-type="float">
            <text:p>74.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10__bin_6</text:p>
          </table:table-cell>
          <table:table-cell office:value-type="string" calcext:value-type="string">
            <text:p>d__Bacteria;p__Actinobacteriota;c__Actinobacteria;o__Mycobacteriales;f__Mycobacteriaceae;g__Corynebacterium;s__Corynebacterium resistens</text:p>
          </table:table-cell>
          <table:table-cell office:value-type="string" calcext:value-type="string">
            <text:p>GCF_000177535.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resistens</text:p>
          </table:table-cell>
          <table:table-cell office:value-type="float" office:value="97.22" calcext:value-type="float">
            <text:p>97.2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F_000177535.2</text:p>
          </table:table-cell>
          <table:table-cell office:value-type="string" calcext:value-type="string">
            <text:p>d__Bacteria;p__Actinobacteriota;c__Actinobacteria;o__Mycobacteriales;f__Mycobacteriaceae;g__Corynebacterium;s__Corynebacterium resistens</text:p>
          </table:table-cell>
          <table:table-cell office:value-type="float" office:value="97.22" calcext:value-type="float">
            <text:p>97.2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767255.1, s__Corynebacterium auriscanis, 95.0, 80.23, 0.56; GCF_000069945.1, s__Corynebacterium urealyticum, 95.0, 79.13, 0.19; GCF_000163435.1, s__Corynebacterium jeikeium, 95.0, 79.07, 0.26; GCF_000738265.1, s__Corynebacterium jeikeium_A, 95.0, 79.04, 0.25; GCF_000738175.1, s__Corynebacterium jeikeium_C, 95.0, 78.82, 0.25; GCF_001807485.1, s__Corynebacterium sp001807485, 95.0, 78.77, 0.25; GCF_900232865.1, s__Corynebacterium sp900232865, 95.0, 78.71, 0.2; GCF_001815985.1, s__Corynebacterium sp001815985, 95.0, 78.67, 0.19; GCF_001054945.1, s__Corynebacterium falsenii_A, 95.0, 78.6, 0.15; GCF_000156615.2, s__Corynebacterium pseudogenitalium, 96.4, 78.47, 0.1; GCF_000525655.1, s__Corynebacterium falsenii, 95.0, 78.45, 0.21; GCF_002861385.1, s__Corynebacterium aurimucosum_C, 95.0, 78.44, 0.1; GCF_001054325.1, s__Corynebacterium vitaeruminis_A, 95.0, 78.44, 0.09; GCF_001059565.1, s__Corynebacterium aurimucosum_E, 95.0, 78.3, 0.09; GCF_000805675.1, s__Corynebacterium minutissimum, 95.0, 78.25, 0.08; GCF_001586215.1, s__Corynebacterium simulans, 95.0, 78.22, 0.09; GCF_000590555.1, s__Corynebacterium argentoratense, 95.0, 78.19, 0.1; GCF_000011305.1, s__Corynebacterium efficiens, 95.0, 78.17, 0.09; GCF_001021025.1, s__Corynebacterium epidermidicanis, 95.0, 78.14, 0.07; GCF_002994655.1, s__Corynebacterium sp002994655, 95.0, 78.04, 0.08; GCF_001457455.1, s__Corynebacterium diphtheriae, 95.0, 77.9, 0.07; GCF_000420605.1, s__Corynebacterium massiliense, 95.0, 77.89, 0.09; GCF_000755185.1, s__Corynebacterium sp000755185, 95.0, 77.89, 0.08; GCF_000759055.1, s__Corynebacterium tuscaniense, 95.0, 77.87, 0.09; GCF_000175635.1, s__Corynebacterium tuberculostearicum_B, 96.4, 77.86, 0.1; GCF_000980815.1, s__Corynebacterium camporealensis, 95.0, 77.85, 0.08; GCF_001643015.1, s__Corynebacterium crudilactis, 95.0, 77.85, 0.07; GCF_001941345.1, s__Corynebacterium stationis, 95.0, 77.85, 0.07; GCF_000173655.1, s__Corynebacterium amycolatum, 95.0, 77.84, 0.09; GCF_002355155.1, s__Corynebacterium glutamicum_A, 95.0, 77.83, 0.07; GCF_000159115.1, s__Corynebacterium accolens, 95.0, 77.79, 0.09; GCF_001277995.1, s__Corynebacterium deserti, 95.0, 77.79, 0.09; GCF_002154655.1, s__Corynebacterium kefirresidentii, 95.0, 77.78, 0.09; GCF_000011325.1, s__Corynebacterium glutamicum, 95.0, 77.7, 0.09; GCF_001941445.1, s__Corynebacterium aquilae, 95.0, 77.69, 0.09; GCF_000159135.1, s__Corynebacterium striatum, 95.0, 77.67, 0.11; GCF_000344785.1, s__Corynebacterium callunae, 95.0, 77.67, 0.08; GCF_001274895.1, s__Corynebacterium lactis, 95.0, 77.64, 0.09; GCF_000758965.1, s__Corynebacterium freneyi, 95.0, 77.64, 0.08; GCA_003285565.1, s__Corynebacterium heidelbergense, 95.0, 77.63, 0.14; GCF_000550785.1, s__Corynebacterium casei, 95.0, 77.6, 0.07; GCF_001941485.1, s__Corynebacterium frankenforstense, 95.0, 77.6, 0.07; GCF_001941465.1, s__Corynebacterium flavescens, 95.0, 77.59, 0.07; GCF_000418365.1, s__Corynebacterium terpenotabidum, 95.0, 77.59, 0.09; GCF_001021045.1, s__Corynebacterium testudinoris, 95.0, 77.55, 0.08; GCF_001056295.1, s__Corynebacterium halotolerans_A, 95.0, 77.53, 0.08; GCF_000372385.1, s__Corynebacterium ciconiae, 95.0, 77.52, 0.08; GCF_000427865.1, s__Corynebacterium sputi, 95.0, 77.52, 0.08; GCF_001942345.1, s__Corynebacterium sp001942345, 95.0, 77.5, 0.1; GCF_000478175.1, s__Corynebacterium sp000478175, 95.0, 77.5, 0.09; GCF_000143825.1, s__Corynebacterium genitalium, 95.0, 77.46, 0.09; GCF_000819445.1, s__Corynebacterium humireducens, 95.0, 77.45, 0.09; GCF_000179395.2, s__Corynebacterium variabile, 95.0, 77.45, 0.11; GCF_002967075.1, s__Corynebacterium sp002967075, 95.0, 77.44, 0.07; GCF_000835165.1, s__Corynebacterium marinum, 95.0, 77.35, 0.08; GCF_000183325.1, s__Corynebacterium bovis, 95.0, 77.35, 0.13; GCF_001552415.1, s__Corynebacterium xerosis, 95.0, 77.33, 0.08; GCF_001815935.1, s__Corynebacterium sp001815935, 95.0, 77.31, 0.09; GCF_900049755.1, s__Corynebacterium provencense, 95.0, 77.31, 0.08; GCF_900092335.1, s__Corynebacterium phoceense, 95.0, 77.31, 0.08; GCF_900155535.1, s__Corynebacterium urinapleomorphum, 95.0, 77.28, 0.08; GCF_002563965.1, s__Corynebacterium renale, 95.0, 77.28, 0.07; GCF_000626675.1, s__Corynebacterium glyciniphilum, 95.0, 77.27, 0.1; GCF_900169525.1, s__Corynebacterium sp900169525, 95.0, 77.24, 0.07; GCF_000550805.1, s__Corynebacterium vitaeruminis, 95.0, 77.23, 0.09; GCA_002363255.1, s__Corynebacterium sp002363255, 95.0, 77.16, 0.1; GCF_900177745.1, s__Corynebacterium pollutisoli, 95.0, 77.1, 0.09; GCF_001941425.1, s__Corynebacterium ammoniagenes, 95.0, 77.1, 0.07; GCF_000213935.1, s__Corynebacterium nuruki, 95.0, 77.09, 0.11; GCF_000442645.1, s__Corynebacterium maris, 95.0, 77.08, 0.08; GCF_001552955.1, s__Corynebacterium kroppenstedtii_A, 95.0, 77.06, 0.06; GCF_001412085.1, s__Corynebacterium lowii, 95.0, 77.04, 0.07; GCF_000341345.1, s__Corynebacterium halotolerans, 95.0, 77.02, 0.1; GCF_000411375.1, s__Corynebacterium pyruviciproducens, 95.0, 77.01, 0.06; GCF_000379425.1, s__Corynebacterium lubricantis, 95.0, 77.01, 0.09; GCF_000767055.1, s__Corynebacterium doosanense, 95.0, 76.94, 0.08; GCF_000372445.1, s__Corynebacterium ulceribovis, 95.0, 76.92, 0.08; GCF_000375525.1, s__Corynebacterium propinquum, 95.0, 76.88, 0.07; GCF_000375365.1, s__Corynebacterium mastitidis, 95.0, 76.87, 0.09; GCA_003243515.1, s__Corynebacterium kroppenstedtii_B, 95.0, 76.87, 0.07; GCF_000373805.1, s__Corynebacterium pilosum, 95.0, 76.86, 0.09; GCF_003065405.1, s__Corynebacterium sp003065405, 95.0, 76.8, 0.07; GCF_900176155.1, s__Corynebacterium glucuronolyticum, 95.0, 76.78, 0.07; GCF_001412105.1, s__Corynebacterium oculi, 95.0, 76.68, 0.08; GCF_001941505.1, s__Corynebacterium sphenisci, 95.0, 76.61, 0.07; GCF_000318135.1, s__Corynebacterium durum, 95.0, 76.6, 0.06</text:p>
          </table:table-cell>
          <table:table-cell office:value-type="float" office:value="96.81" calcext:value-type="float">
            <text:p>96.8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6703__bin_38</text:p>
          </table:table-cell>
          <table:table-cell office:value-type="string" calcext:value-type="string">
            <text:p>d__Bacteria;p__Firmicutes_A;c__Clostridia;o__Lachnospirales;f__Lachnospiraceae;g__CAG-194;s__CAG-194 sp000432915</text:p>
          </table:table-cell>
          <table:table-cell office:value-type="string" calcext:value-type="string">
            <text:p>GCA_0004329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AG-194;s__CAG-194 sp000432915</text:p>
          </table:table-cell>
          <table:table-cell office:value-type="float" office:value="98.9" calcext:value-type="float">
            <text:p>98.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GCA_000432915.1</text:p>
          </table:table-cell>
          <table:table-cell office:value-type="string" calcext:value-type="string">
            <text:p>d__Bacteria;p__Firmicutes_A;c__Clostridia;o__Lachnospirales;f__Lachnospiraceae;g__CAG-194;s__CAG-194 sp000432915</text:p>
          </table:table-cell>
          <table:table-cell office:value-type="float" office:value="98.9" calcext:value-type="float">
            <text:p>98.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__Bacteria;p__Firmicutes_A;c__Clostridia;o__Lachnospirales;f__Lachnospiraceae;g__CAG-194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2441865.1, s__CAG-194 sp002441865, 95.0, 90.34, 0.82</text:p>
          </table:table-cell>
          <table:table-cell office:value-type="float" office:value="94.38" calcext:value-type="float">
            <text:p>94.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318__bin_3</text:p>
          </table:table-cell>
          <table:table-cell office:value-type="string" calcext:value-type="string">
            <text:p>d__Bacteria;p__Firmicutes;c__Bacilli;o__Staphylococcales;f__Staphylococcaceae;g__Staphylococcus;s__Staphylococcus simulans_B</text:p>
          </table:table-cell>
          <table:table-cell office:value-type="string" calcext:value-type="string">
            <text:p>GCF_00299444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simulans_B</text:p>
          </table:table-cell>
          <table:table-cell office:value-type="float" office:value="96.93" calcext:value-type="float">
            <text:p>96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_002994445.1</text:p>
          </table:table-cell>
          <table:table-cell office:value-type="string" calcext:value-type="string">
            <text:p>d__Bacteria;p__Firmicutes;c__Bacilli;o__Staphylococcales;f__Staphylococcaceae;g__Staphylococcus;s__Staphylococcus simulans_B</text:p>
          </table:table-cell>
          <table:table-cell office:value-type="float" office:value="96.93" calcext:value-type="float">
            <text:p>96.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3043455.1, s__Staphylococcus simulans_A, 95.0, 82.82, 0.86; GCF_002902285.1, s__Staphylococcus simulans, 95.0, 82.79, 0.9; GCF_001618885.1, s__Staphylococcus condimenti, 95.0, 80.27, 0.61; GCF_900186985.1, s__Staphylococcus piscifermentans, 95.0, 80.0, 0.63; GCF_002902605.1, s__Staphylococcus carnosus, 95.0, 79.94, 0.62; GCF_002902565.1, s__Staphylococcus petrasii, 95.0, 77.94, 0.24; GCF_002902575.1, s__Staphylococcus petrasii_A, 95.0, 77.89, 0.23; GCF_001224225.1, s__Staphylococcus haemolyticus_A, 95.0, 77.49, 0.22; GCF_003041335.1, s__Staphylococcus warneri_A, 95.0, 77.45, 0.23; GCF_002901765.1, s__Staphylococcus warneri, 95.0, 77.41, 0.06; GCF_900097965.1, s__Staphylococcus saprophyticus_B, 95.0, 76.91, 0.06; GCF_002902725.1, s__Staphylococcus caprae, 95.0, 76.9, 0.06; GCF_002902345.1, s__Staphylococcus arlettae, 95.0, 76.72, 0.06; GCF_001431205.1, s__Staphylococcus sp001431205, 95.0, 76.71, 0.06; GCF_001027105.1, s__Staphylococcus aureus, 95.0, 76.25, 0.06</text:p>
          </table:table-cell>
          <table:table-cell office:value-type="float" office:value="46.81" calcext:value-type="float">
            <text:p>46.8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25__bin_16</text:p>
          </table:table-cell>
          <table:table-cell office:value-type="string" calcext:value-type="string">
            <text:p>d__Bacteria;p__Actinobacteriota;c__Actinobacteria;o__Mycobacteriales;f__Mycobacteriaceae;g__Gordonia;s__Gordonia otitidis</text:p>
          </table:table-cell>
          <table:table-cell office:value-type="string" calcext:value-type="string">
            <text:p>GCF_0002480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Gordonia;s__Gordonia otitidis</text:p>
          </table:table-cell>
          <table:table-cell office:value-type="float" office:value="99.93" calcext:value-type="float">
            <text:p>99.9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CF_000248075.1</text:p>
          </table:table-cell>
          <table:table-cell office:value-type="string" calcext:value-type="string">
            <text:p>d__Bacteria;p__Actinobacteriota;c__Actinobacteria;o__Mycobacteriales;f__Mycobacteriaceae;g__Gordonia;s__Gordonia otitidis</text:p>
          </table:table-cell>
          <table:table-cell office:value-type="float" office:value="99.93" calcext:value-type="float">
            <text:p>99.93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Actinobacteriota;c__Actinobacteria;o__Mycobacteriales;f__Mycobacteriaceae;g__Gordoni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332975.1, s__Gordonia aichiensis, 95.0, 87.67, 0.83; GCF_000248055.1, s__Gordonia sputi, 95.0, 83.97, 0.74; GCF_001186365.1, s__Gordonia jacobaea, 95.0, 83.93, 0.76; GCF_001485495.1, s__Gordonia desulfuricans, 95.0, 79.64, 0.44; GCF_000344155.1, s__Gordonia paraffinivorans, 95.0, 79.64, 0.45; GCF_000332995.1, s__Gordonia amicalis, 95.0, 79.49, 0.4; GCF_000024785.1, s__Gordonia bronchialis, 95.0, 79.47, 0.45; GCF_900105725.1, s__Gordonia westfalica, 95.0, 79.4, 0.44; GCF_000298235.1, s__Gordonia namibiensis, 95.0, 79.36, 0.42; GCF_000241325.1, s__Gordonia polyisoprenivorans, 95.0, 79.35, 0.49; GCF_000225505.1, s__Gordonia alkanivorans, 95.0, 79.31, 0.4; GCF_002009645.1, s__Gordonia sp002009645, 95.0, 79.3, 0.42; GCF_000327325.1, s__Gordonia rubripertincta, 95.0, 79.29, 0.42; GCA_002700145.1, s__Gordonia sp002700145, 95.0, 79.26, 0.39; GCF_001698225.1, s__Gordonia terrae, 95.0, 79.23, 0.4; GCF_002149015.1, s__Gordonia lacunae, 95.0, 79.23, 0.4; GCF_000143885.2, s__Gordonia sp000143885, 95.0, 79.17, 0.4; GCF_000298195.1, s__Gordonia rhizosphera, 95.0, 79.12, 0.41; GCF_000334455.1, s__Gordonia soli, 95.0, 79.0, 0.38; GCF_000241345.1, s__Gordonia amarae, 95.0, 78.88, 0.36; GCF_000192435.1, s__Gordonia neofelifaecis, 95.0, 78.47, 0.31; GCF_000241265.1, s__Gordonia araii, 95.0, 78.45, 0.34; GCF_000423025.1, s__Gordonia shandongensis, 95.0, 78.41, 0.36; GCF_001305675.1, s__Gordonia phthalatica, 95.0, 78.3, 0.32; GCF_000333035.1, s__Gordonia sihwensis, 95.0, 78.29, 0.33; GCF_000344135.1, s__Gordonia malaquae, 95.0, 78.22, 0.29; GCF_002993285.1, s__Gordonia iterans, 95.0, 78.17, 0.31; GCF_001592365.1, s__Gordonia hydrophobica, 95.0, 78.12, 0.28; GCF_000333015.1, s__Gordonia hirsuta, 95.0, 78.12, 0.32; GCF_000241305.1, s__Gordonia effusa, 95.0, 78.02, 0.21; GCA_002477755.1, s__Gordonia sp002477755, 95.0, 77.92, 0.33; GCA_002414845.1, s__Gordonia sp002414845, 95.0, 77.63, 0.31</text:p>
          </table:table-cell>
          <table:table-cell office:value-type="float" office:value="97.68" calcext:value-type="float">
            <text:p>97.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15__bin_1</text:p>
          </table:table-cell>
          <table:table-cell office:value-type="string" calcext:value-type="string">
            <text:p>d__Bacteria;p__Firmicutes;c__Bacilli;o__Staphylococcales;f__Staphylococcaceae;g__Staphylococcus;s__Staphylococcus capitis</text:p>
          </table:table-cell>
          <table:table-cell office:value-type="string" calcext:value-type="string">
            <text:p>GCF_00290232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capitis</text:p>
          </table:table-cell>
          <table:table-cell office:value-type="float" office:value="96.62" calcext:value-type="float">
            <text:p>96.62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GCF_002902325.1</text:p>
          </table:table-cell>
          <table:table-cell office:value-type="string" calcext:value-type="string">
            <text:p>d__Bacteria;p__Firmicutes;c__Bacilli;o__Staphylococcales;f__Staphylococcaceae;g__Staphylococcus;s__Staphylococcus capitis</text:p>
          </table:table-cell>
          <table:table-cell office:value-type="float" office:value="96.62" calcext:value-type="float">
            <text:p>96.62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902725.1, s__Staphylococcus caprae, 95.0, 84.22, 0.85; GCF_002087975.1, s__Staphylococcus epidermidis, 95.0, 80.75, 0.64; GCF_003041335.1, s__Staphylococcus warneri_A, 95.0, 80.28, 0.55; GCF_002901765.1, s__Staphylococcus warneri, 95.0, 80.24, 0.58; GCF_002902565.1, s__Staphylococcus petrasii, 95.0, 80.24, 0.46; GCF_002442915.1, s__Staphylococcus pasteuri, 95.0, 80.16, 0.59; GCF_002902575.1, s__Staphylococcus petrasii_A, 95.0, 79.87, 0.48; GCF_003035445.1, s__Staphylococcus devriesei_A, 95.0, 79.64, 0.47; GCF_002902625.1, s__Staphylococcus devriesei, 95.0, 79.64, 0.44; GCF_002901845.1, s__Staphylococcus hominis, 95.0, 79.6, 0.47; GCF_002901805.1, s__Staphylococcus haemolyticus, 95.0, 79.57, 0.45; GCF_001224225.1, s__Staphylococcus haemolyticus_A, 95.0, 79.46, 0.48; GCF_000236925.1, s__Staphylococcus argenteus, 95.0, 79.46, 0.49; GCF_002902085.1, s__Staphylococcus simiae, 95.0, 79.35, 0.46; GCF_002902405.1, s__Staphylococcus schweitzeri, 95.0, 79.34, 0.44; GCF_001027105.1, s__Staphylococcus aureus, 95.0, 79.34, 0.45; GCF_002901705.1, s__Staphylococcus lugdunensis, 95.0, 79.0, 0.39; GCF_003019255.1, s__Staphylococcus kloosii, 95.0, 78.99, 0.35; GCF_002902305.1, s__Staphylococcus argensis, 95.0, 78.89, 0.21; GCF_001074355.1, s__Staphylococcus saprophyticus_A, 95.0, 78.88, 0.34; GCF_001006765.1, s__Staphylococcus succinus, 95.0, 78.77, 0.3; GCF_000875895.1, s__Staphylococcus gallinarum, 95.0, 78.72, 0.34; GCF_003043455.1, s__Staphylococcus simulans_A, 95.0, 78.65, 0.24; GCF_000010125.1, s__Staphylococcus saprophyticus, 95.0, 78.64, 0.35; GCF_001618885.1, s__Staphylococcus condimenti, 95.0, 78.54, 0.28; GCF_002902365.1, s__Staphylococcus cohnii, 95.0, 78.54, 0.33; GCF_002902235.1, s__Staphylococcus cohnii_A, 95.0, 78.54, 0.32; GCF_002902345.1, s__Staphylococcus arlettae, 95.0, 78.53, 0.32; GCF_001432245.1, s__Staphylococcus equorum_B, 95.0, 78.53, 0.34; GCF_000298075.1, s__Staphylococcus massiliensis, 95.0, 78.52, 0.22; GCF_002902285.1, s__Staphylococcus simulans, 95.0, 78.46, 0.24; GCF_001747895.1, s__Staphylococcus equorum_A, 95.0, 78.45, 0.32; GCF_002614725.1, s__Staphylococcus edaphicus, 95.0, 78.45, 0.31; GCF_001431205.1, s__Staphylococcus sp001431205, 95.0, 78.44, 0.34; GCF_002902145.1, s__Staphylococcus rostri, 95.0, 78.44, 0.16; GCF_900186985.1, s__Staphylococcus piscifermentans, 95.0, 78.4, 0.24; GCF_003043105.1, s__Staphylococcus xylosus_C, 95.0, 78.4, 0.33; GCF_002901945.1, s__Staphylococcus chromogenes, 95.0, 78.36, 0.2; GCF_002902785.1, s__Staphylococcus delphini, 95.0, 78.36, 0.18; GCF_900097965.1, s__Staphylococcus saprophyticus_B, 95.0, 78.35, 0.32; GCF_002902685.1, s__Staphylococcus pettenkoferi, 95.0, 78.34, 0.21; GCF_002836835.1, s__Staphylococcus xylosus_A, 95.0, 78.34, 0.33; GCF_003019275.1, s__Staphylococcus muscae, 95.0, 78.34, 0.19; GCF_000934465.1, s__Staphylococcus microti, 95.0, 78.33, 0.18; GCF_000338275.1, s__Staphylococcus xylosus_B, 95.0, 78.33, 0.33; GCF_002732165.1, s__Staphylococcus xylosus, 95.0, 78.32, 0.32; GCF_002902385.1, s__Staphylococcus intermedius, 95.0, 78.31, 0.2; GCF_002994445.1, s__Staphylococcus simulans_B, 95.0, 78.29, 0.23; GCF_000816085.1, s__Staphylococcus hyicus, 95.0, 78.28, 0.2; GCF_002902745.1, s__Staphylococcus nepalensis, 95.0, 78.24, 0.3; GCF_001500315.1, s__Staphylococcus auricularis, 95.0, 78.22, 0.25; GCF_002902605.1, s__Staphylococcus carnosus, 95.0, 78.22, 0.28; GCF_900183575.1, s__Staphylococcus intermedius_A, 95.0, 78.22, 0.2; GCA_001792775.2, s__Staphylococcus pseudintermedius, 95.0, 78.15, 0.18; GCF_002901865.1, s__Staphylococcus agnetis, 95.0, 78.04, 0.21; GCF_003012915.1, s__Staphylococcus felis, 95.0, 77.94, 0.19; GCF_002901995.1, s__Staphylococcus schleiferi, 95.0, 77.93, 0.19; GCF_002101335.1, s__Staphylococcus lutrae, 95.0, 77.78, 0.16</text:p>
          </table:table-cell>
          <table:table-cell office:value-type="float" office:value="98.95" calcext:value-type="float">
            <text:p>98.9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ZellerG_2014__CCIS87167916ST-4-0__bin_3</text:p>
          </table:table-cell>
          <table:table-cell office:value-type="string" calcext:value-type="string">
            <text:p>d__Bacteria;p__Firmicutes_A;c__Clostridia;o__Oscillospirales;f__Ruminococcaceae;g__Anaerotruncus;s__Anaerotruncus sp900199635</text:p>
          </table:table-cell>
          <table:table-cell office:value-type="string" calcext:value-type="string">
            <text:p>GCF_9001996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Ruminococcaceae;g__Anaerotruncus;s__Anaerotruncus sp900199635</text:p>
          </table:table-cell>
          <table:table-cell office:value-type="float" office:value="99.94" calcext:value-type="float">
            <text:p>99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CF_900199635.1</text:p>
          </table:table-cell>
          <table:table-cell office:value-type="string" calcext:value-type="string">
            <text:p>d__Bacteria;p__Firmicutes_A;c__Clostridia;o__Oscillospirales;f__Ruminococcaceae;g__Anaerotruncus;s__Anaerotruncus sp900199635</text:p>
          </table:table-cell>
          <table:table-cell office:value-type="float" office:value="99.94" calcext:value-type="float">
            <text:p>99.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__Bacteria;p__Firmicutes_A;c__Clostridia;o__Oscillospirales;f__Ruminococcaceae;g__Anaerotrun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900078395.1, s__Anaerotruncus rubiinfantis, 95.0, 78.31, 0.32; GCF_000154565.1, s__Anaerotruncus colihominis, 95.0, 77.9, 0.24; GCF_000403395.2, s__Anaerotruncus sp000403395, 95.0, 77.74, 0.17; GCF_900186535.1, s__Anaerotruncus massiliensis, 95.0, 77.12, 0.11</text:p>
          </table:table-cell>
          <table:table-cell office:value-type="float" office:value="91.23" calcext:value-type="float">
            <text:p>91.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119__bin_14</text:p>
          </table:table-cell>
          <table:table-cell office:value-type="string" calcext:value-type="string">
            <text:p>d__Bacteria;p__Actinobacteriota;c__Actinobacteria;o__Mycobacteriales;f__Mycobacteriaceae;g__Corynebacterium;s__Corynebacterium minutissimum_A</text:p>
          </table:table-cell>
          <table:table-cell office:value-type="string" calcext:value-type="string">
            <text:p>GCF_0009882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minutissimum_A</text:p>
          </table:table-cell>
          <table:table-cell office:value-type="float" office:value="96.76" calcext:value-type="float">
            <text:p>96.7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GCF_000988205.1</text:p>
          </table:table-cell>
          <table:table-cell office:value-type="string" calcext:value-type="string">
            <text:p>d__Bacteria;p__Actinobacteriota;c__Actinobacteria;o__Mycobacteriales;f__Mycobacteriaceae;g__Corynebacterium;s__Corynebacterium minutissimum_A</text:p>
          </table:table-cell>
          <table:table-cell office:value-type="float" office:value="96.76" calcext:value-type="float">
            <text:p>96.7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022905.1, s__Corynebacterium aurimucosum, 95.0, 90.05, 0.87; GCF_001836165.1, s__Corynebacterium sp001836165, 95.0, 90.0, 0.86; GCF_001807205.1, s__Corynebacterium sp001807205, 95.0, 89.97, 0.86; GCF_002861385.1, s__Corynebacterium aurimucosum_C, 95.0, 88.43, 0.86; GCF_001812805.1, s__Corynebacterium sp001812805, 95.0, 84.55, 0.8; GCF_000805675.1, s__Corynebacterium minutissimum, 95.0, 84.4, 0.78; GCF_000833575.1, s__Corynebacterium singulare, 95.0, 83.42, 0.76; GCF_000159135.1, s__Corynebacterium striatum, 95.0, 80.5, 0.47; GCF_001586215.1, s__Corynebacterium simulans, 95.0, 80.23, 0.46; GCF_000156615.2, s__Corynebacterium pseudogenitalium, 96.4, 80.1, 0.41; GCF_000175635.1, s__Corynebacterium tuberculostearicum_B, 96.4, 79.89, 0.43; GCF_900092335.1, s__Corynebacterium phoceense, 95.0, 79.51, 0.42; GCF_001059565.1, s__Corynebacterium aurimucosum_E, 95.0, 79.43, 0.43; GCF_000159115.1, s__Corynebacterium accolens, 95.0, 79.35, 0.4; GCF_001815935.1, s__Corynebacterium sp001815935, 95.0, 79.27, 0.43; GCF_000478175.1, s__Corynebacterium sp000478175, 95.0, 79.24, 0.39; GCF_002154655.1, s__Corynebacterium kefirresidentii, 95.0, 79.23, 0.37; GCF_000980815.1, s__Corynebacterium camporealensis, 95.0, 79.13, 0.4; GCF_000420605.1, s__Corynebacterium massiliense, 95.0, 78.5, 0.36; GCF_000341345.1, s__Corynebacterium halotolerans, 95.0, 78.46, 0.3; GCF_900105505.1, s__Corynebacterium coyleae, 95.0, 78.44, 0.22; GCF_002273005.1, s__Corynebacterium hadale, 95.0, 78.44, 0.28; GCF_001941465.1, s__Corynebacterium flavescens, 95.0, 78.43, 0.35; GCF_000550805.1, s__Corynebacterium vitaeruminis, 95.0, 78.37, 0.32; GCF_900156035.1, s__Corynebacterium afermentans, 95.0, 78.32, 0.25; GCF_900176865.1, s__Corynebacterium fournierii, 95.0, 78.3, 0.27; GCF_000819445.1, s__Corynebacterium humireducens, 95.0, 78.27, 0.3; GCF_000577555.1, s__Corynebacterium jeddahense, 95.0, 78.21, 0.25; GCF_900177745.1, s__Corynebacterium pollutisoli, 95.0, 78.18, 0.3; GCF_000835165.1, s__Corynebacterium marinum, 95.0, 78.17, 0.29; GCF_001941485.1, s__Corynebacterium frankenforstense, 95.0, 78.06, 0.3; GCF_900078305.2, s__Corynebacterium bouchesdurhonense, 95.0, 78.06, 0.27; GCF_000759055.1, s__Corynebacterium tuscaniense, 95.0, 78.03, 0.19; GCF_001807265.1, s__Corynebacterium sp001807265, 95.0, 78.03, 0.25; GCF_001831515.1, s__Corynebacterium sp001831515, 95.0, 78.02, 0.28; GCF_000747315.1, s__Corynebacterium ureicelerivorans, 95.0, 78.02, 0.23; GCF_000767055.1, s__Corynebacterium doosanense, 95.0, 77.99, 0.26; GCF_900105305.1, s__Corynebacterium timonense, 95.0, 77.98, 0.25; GCF_001021045.1, s__Corynebacterium testudinoris, 95.0, 77.97, 0.25; GCF_001941445.1, s__Corynebacterium aquilae, 95.0, 77.96, 0.16; GCF_900155535.1, s__Corynebacterium urinapleomorphum, 95.0, 77.91, 0.22; GCF_000739455.1, s__Corynebacterium imitans, 95.0, 77.9, 0.28; GCF_002994655.1, s__Corynebacterium sp002994655, 95.0, 77.88, 0.2; GCA_002339505.1, s__Corynebacterium sp002339505, 95.0, 77.86, 0.27; GCF_000143825.1, s__Corynebacterium genitalium, 95.0, 77.84, 0.22; GCF_000375365.1, s__Corynebacterium mastitidis, 95.0, 77.83, 0.26; GCF_900156665.1, s__Corynebacterium appendicis, 95.0, 77.83, 0.23; GCF_001457455.1, s__Corynebacterium diphtheriae, 95.0, 77.8, 0.11; GCF_001941565.1, s__Corynebacterium phocae, 95.0, 77.75, 0.25; GCF_001412105.1, s__Corynebacterium oculi, 95.0, 77.74, 0.19; GCA_001764565.1, s__Corynebacterium concisus, 95.0, 77.74, 0.24; GCF_001021065.1, s__Corynebacterium uterequi, 95.0, 77.72, 0.21; GCF_001263755.1, s__Corynebacterium riegelii, 95.0, 77.71, 0.21; GCF_002287505.1, s__Corynebacterium glaucum, 95.0, 77.7, 0.2; GCF_000159635.1, s__Corynebacterium lipophiloflavum, 95.0, 77.7, 0.23; GCF_000442645.1, s__Corynebacterium maris, 95.0, 77.68, 0.26; GCF_000550785.1, s__Corynebacterium casei, 95.0, 77.68, 0.23; GCF_000379425.1, s__Corynebacterium lubricantis, 95.0, 77.66, 0.17; GCF_000011305.1, s__Corynebacterium efficiens, 95.0, 77.66, 0.23; GCF_001806875.1, s__Corynebacterium sp001806875, 95.0, 77.66, 0.19; GCF_001767255.1, s__Corynebacterium sp001767255, 95.0, 77.64, 0.18; GCF_000372385.1, s__Corynebacterium ciconiae, 95.0, 77.64, 0.16; GCF_001875665.1, s__Corynebacterium sp001875665, 95.0, 77.63, 0.16; GCF_900103625.1, s__Corynebacterium mycetoides, 95.0, 77.63, 0.25; GCF_001941345.1, s__Corynebacterium stationis, 95.0, 77.63, 0.17; GCF_000590555.1, s__Corynebacterium argentoratense, 95.0, 77.62, 0.12; GCF_003065405.1, s__Corynebacterium sp003065405, 95.0, 77.62, 0.25; GCF_001941425.1, s__Corynebacterium ammoniagenes, 95.0, 77.56, 0.21; GCF_002563965.1, s__Corynebacterium renale, 95.0, 77.55, 0.14; GCF_000011325.1, s__Corynebacterium glutamicum, 95.0, 77.55, 0.13; GCF_002155265.1, s__Corynebacterium pseudotuberculosis, 95.0, 77.5, 0.07; GCF_003070865.1, s__Corynebacterium sp003070865, 95.0, 77.49, 0.22; GCF_001412085.1, s__Corynebacterium lowii, 95.0, 77.48, 0.19; GCF_000296405.1, s__Corynebacterium otitidis, 95.0, 77.47, 0.2; GCF_900113445.1, s__Corynebacterium spheniscorum, 95.0, 77.45, 0.14; GCF_001875725.1, s__Corynebacterium sp001875725, 95.0, 77.42, 0.16; GCF_002967075.1, s__Corynebacterium sp002967075, 95.0, 77.41, 0.19; GCF_900187135.1, s__Corynebacterium ulcerans, 95.0, 77.41, 0.08; GCA_002162115.1, s__Corynebacterium ulcerans_A, 95.0, 77.38, 0.09; GCF_000373805.1, s__Corynebacterium pilosum, 95.0, 77.37, 0.2; GCF_900169525.1, s__Corynebacterium sp900169525, 95.0, 77.34, 0.18; GCF_900187295.1, s__Corynebacterium cystitidis, 95.0, 77.3, 0.1; GCF_000688415.1, s__Corynebacterium pseudodiphtheriticum, 95.0, 77.29, 0.09; GCF_000372085.1, s__Corynebacterium capitovis, 95.0, 77.27, 0.2; GCF_000375525.1, s__Corynebacterium propinquum, 95.0, 77.24, 0.12; GCF_001021025.1, s__Corynebacterium epidermidicanis, 95.0, 77.2, 0.13; GCF_001643015.1, s__Corynebacterium crudilactis, 95.0, 77.16, 0.09; GCF_000344785.1, s__Corynebacterium callunae, 95.0, 77.15, 0.11; GCF_002355155.1, s__Corynebacterium glutamicum_A, 95.0, 77.14, 0.1; GCF_900176155.1, s__Corynebacterium glucuronolyticum, 95.0, 77.0, 0.14; GCF_001277995.1, s__Corynebacterium deserti, 95.0, 76.98, 0.12; GCF_000732945.1, s__Corynebacterium atypicum, 95.0, 76.93, 0.17; GCF_000318135.1, s__Corynebacterium durum, 95.0, 76.83, 0.1; GCF_000411375.1, s__Corynebacterium pyruviciproducens, 95.0, 76.61, 0.17; GCF_000175375.1, s__Corynebacterium matruchotii, 95.0, 76.53, 0.07</text:p>
          </table:table-cell>
          <table:table-cell office:value-type="float" office:value="82.86" calcext:value-type="float">
            <text:p>82.8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083__bin_1</text:p>
          </table:table-cell>
          <table:table-cell office:value-type="string" calcext:value-type="string">
            <text:p>d__Bacteria;p__Proteobacteria;c__Gammaproteobacteria;o__Pseudomonadales;f__Moraxellaceae;g__Moraxella_A;s__Moraxella_A osloensis</text:p>
          </table:table-cell>
          <table:table-cell office:value-type="string" calcext:value-type="string">
            <text:p>GCF_0015539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Pseudomonadales;f__Moraxellaceae;g__Moraxella_A;s__Moraxella_A osloensis</text:p>
          </table:table-cell>
          <table:table-cell office:value-type="float" office:value="95.36" calcext:value-type="float">
            <text:p>95.36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GCA_001188545.1</text:p>
          </table:table-cell>
          <table:table-cell office:value-type="string" calcext:value-type="string">
            <text:p>d__Bacteria;p__Proteobacteria;c__Gammaproteobacteria;o__Pseudomonadales;f__Moraxellaceae;g__Moraxella_A;s__Moraxella_A aerosaccus</text:p>
          </table:table-cell>
          <table:table-cell office:value-type="float" office:value="94.67" calcext:value-type="float">
            <text:p>94.6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__Bacteria;p__Proteobacteria;c__Gammaproteobacteria;o__Pseudomonadales;f__Moraxellaceae;g__Moraxella_A;s__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topological placement and ANI have incongruent species assignments</text:p>
          </table:table-cell>
          <table:table-cell office:value-type="string" calcext:value-type="string">
            <text:p>N/A</text:p>
          </table:table-cell>
          <table:table-cell office:value-type="float" office:value="38.43" calcext:value-type="float">
            <text:p>38.4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ymondF_2016__P11E90__bin_45</text:p>
          </table:table-cell>
          <table:table-cell office:value-type="string" calcext:value-type="string">
            <text:p>d__Bacteria;p__Firmicutes_A;c__Clostridia;o__Lachnospirales;f__Lachnospiraceae;g__Hungatella_A;s__Hungatella_A hathewayi</text:p>
          </table:table-cell>
          <table:table-cell office:value-type="string" calcext:value-type="string">
            <text:p>GCF_0002355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Hungatella_A;s__Hungatella_A hathewayi</text:p>
          </table:table-cell>
          <table:table-cell office:value-type="float" office:value="95.14" calcext:value-type="float">
            <text:p>95.1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CF_000235505.1</text:p>
          </table:table-cell>
          <table:table-cell office:value-type="string" calcext:value-type="string">
            <text:p>d__Bacteria;p__Firmicutes_A;c__Clostridia;o__Lachnospirales;f__Lachnospiraceae;g__Hungatella_A;s__Hungatella_A hathewayi</text:p>
          </table:table-cell>
          <table:table-cell office:value-type="float" office:value="95.14" calcext:value-type="float">
            <text:p>95.1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__Bacteria;p__Firmicutes_A;c__Clostridia;o__Lachnospirales;f__Lachnospiraceae;g__Hungatella_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N/A</text:p>
          </table:table-cell>
          <table:table-cell office:value-type="float" office:value="43.99" calcext:value-type="float">
            <text:p>43.9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elsenHB_2014__V1_UC11_5__bin_42</text:p>
          </table:table-cell>
          <table:table-cell office:value-type="string" calcext:value-type="string">
            <text:p>d__Bacteria;p__Firmicutes_A;c__Clostridia;o__Lachnospirales;f__Lachnospiraceae;g__Clostridium_Q;s__Clostridium_Q saccharolyticum</text:p>
          </table:table-cell>
          <table:table-cell office:value-type="string" calcext:value-type="string">
            <text:p>GCF_0021605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lostridium_Q;s__Clostridium_Q saccharolyticum</text:p>
          </table:table-cell>
          <table:table-cell office:value-type="float" office:value="99.12" calcext:value-type="float">
            <text:p>99.1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CF_002160535.1</text:p>
          </table:table-cell>
          <table:table-cell office:value-type="string" calcext:value-type="string">
            <text:p>d__Bacteria;p__Firmicutes_A;c__Clostridia;o__Lachnospirales;f__Lachnospiraceae;g__Clostridium_Q;s__Clostridium_Q saccharolyticum</text:p>
          </table:table-cell>
          <table:table-cell office:value-type="float" office:value="99.12" calcext:value-type="float">
            <text:p>99.1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Firmicutes_A;c__Clostridia;o__Lachnospirales;f__Lachnospiraceae;g__Clostridium_Q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435655.1, s__Clostridium_Q sp000435655, 95.0, 80.19, 0.5; GCF_003024715.1, s__Clostridium_Q sp003024715, 95.0, 78.23, 0.13; GCF_000466485.1, s__Clostridium_Q symbiosum, 95.0, 77.31, 0.18</text:p>
          </table:table-cell>
          <table:table-cell office:value-type="float" office:value="88.91" calcext:value-type="float">
            <text:p>88.9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uW_2016__SRR3993033__bin_6</text:p>
          </table:table-cell>
          <table:table-cell office:value-type="string" calcext:value-type="string">
            <text:p>d__Bacteria;p__Firmicutes_A;c__Clostridia;o__Oscillospirales;f__Acutalibacteraceae;g__UBA1691;s__UBA1691 sp002320555</text:p>
          </table:table-cell>
          <table:table-cell office:value-type="string" calcext:value-type="string">
            <text:p>GCA_0023205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Acutalibacteraceae;g__UBA1691;s__UBA1691 sp002320555</text:p>
          </table:table-cell>
          <table:table-cell office:value-type="float" office:value="97.64" calcext:value-type="float">
            <text:p>97.6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CA_002320555.1</text:p>
          </table:table-cell>
          <table:table-cell office:value-type="string" calcext:value-type="string">
            <text:p>d__Bacteria;p__Firmicutes_A;c__Clostridia;o__Oscillospirales;f__Acutalibacteraceae;g__UBA1691;s__UBA1691 sp002320555</text:p>
          </table:table-cell>
          <table:table-cell office:value-type="float" office:value="97.64" calcext:value-type="float">
            <text:p>97.64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N/A</text:p>
          </table:table-cell>
          <table:table-cell office:value-type="float" office:value="84.94" calcext:value-type="float">
            <text:p>84.9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24__bin_30</text:p>
          </table:table-cell>
          <table:table-cell office:value-type="string" calcext:value-type="string">
            <text:p>d__Bacteria;p__Actinobacteriota;c__Actinobacteria;o__Mycobacteriales;f__Mycobacteriaceae;g__Corynebacterium;s__Corynebacterium jeikeium_A</text:p>
          </table:table-cell>
          <table:table-cell office:value-type="string" calcext:value-type="string">
            <text:p>GCF_0007382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jeikeium_A</text:p>
          </table:table-cell>
          <table:table-cell office:value-type="float" office:value="98.29" calcext:value-type="float">
            <text:p>98.2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CF_000738265.1</text:p>
          </table:table-cell>
          <table:table-cell office:value-type="string" calcext:value-type="string">
            <text:p>d__Bacteria;p__Actinobacteriota;c__Actinobacteria;o__Mycobacteriales;f__Mycobacteriaceae;g__Corynebacterium;s__Corynebacterium jeikeium_A</text:p>
          </table:table-cell>
          <table:table-cell office:value-type="float" office:value="98.29" calcext:value-type="float">
            <text:p>98.29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807485.1, s__Corynebacterium sp001807485, 95.0, 87.12, 0.91; GCF_000738175.1, s__Corynebacterium jeikeium_C, 95.0, 87.11, 0.93; GCF_000163435.1, s__Corynebacterium jeikeium, 95.0, 86.65, 0.9; GCF_000525655.1, s__Corynebacterium falsenii, 95.0, 80.0, 0.5; GCF_001815985.1, s__Corynebacterium sp001815985, 95.0, 79.26, 0.4; GCF_000069945.1, s__Corynebacterium urealyticum, 95.0, 78.98, 0.42; GCF_900232865.1, s__Corynebacterium sp900232865, 95.0, 78.41, 0.37; GCF_000213935.1, s__Corynebacterium nuruki, 95.0, 78.38, 0.32; GCF_000550805.1, s__Corynebacterium vitaeruminis, 95.0, 78.36, 0.3; GCF_900177745.1, s__Corynebacterium pollutisoli, 95.0, 78.28, 0.29; GCF_000177535.2, s__Corynebacterium resistens, 95.0, 78.28, 0.28; GCA_003285565.1, s__Corynebacterium heidelbergense, 95.0, 78.19, 0.28; GCF_000418365.1, s__Corynebacterium terpenotabidum, 95.0, 78.13, 0.28; GCF_000980815.1, s__Corynebacterium camporealensis, 95.0, 78.11, 0.2; GCF_001054945.1, s__Corynebacterium falsenii_A, 95.0, 78.1, 0.26; GCF_000183325.1, s__Corynebacterium bovis, 95.0, 78.1, 0.29; GCF_001586215.1, s__Corynebacterium simulans, 95.0, 78.08, 0.18; GCF_000442645.1, s__Corynebacterium maris, 95.0, 78.08, 0.23; GCF_001815935.1, s__Corynebacterium sp001815935, 95.0, 78.06, 0.27; GCF_000758965.1, s__Corynebacterium freneyi, 95.0, 78.05, 0.29; GCF_000805675.1, s__Corynebacterium minutissimum, 95.0, 78.04, 0.19; GCF_001056295.1, s__Corynebacterium halotolerans_A, 95.0, 78.01, 0.31; GCF_000819445.1, s__Corynebacterium humireducens, 95.0, 77.99, 0.29; GCF_002861385.1, s__Corynebacterium aurimucosum_C, 95.0, 77.98, 0.21; GCF_001941445.1, s__Corynebacterium aquilae, 95.0, 77.97, 0.21; GCF_000179395.2, s__Corynebacterium variabile, 95.0, 77.93, 0.35; GCF_001552415.1, s__Corynebacterium xerosis, 95.0, 77.91, 0.3; GCF_000427865.1, s__Corynebacterium sputi, 95.0, 77.9, 0.14; GCF_000767255.1, s__Corynebacterium auriscanis, 95.0, 77.9, 0.31; GCF_002994655.1, s__Corynebacterium sp002994655, 95.0, 77.89, 0.26; GCF_000341345.1, s__Corynebacterium halotolerans, 95.0, 77.89, 0.31; GCF_000011305.1, s__Corynebacterium efficiens, 95.0, 77.88, 0.19; GCA_002363255.1, s__Corynebacterium sp002363255, 95.0, 77.88, 0.28; GCF_000835165.1, s__Corynebacterium marinum, 95.0, 77.79, 0.26; GCF_001942345.1, s__Corynebacterium sp001942345, 95.0, 77.7, 0.3; GCF_001941485.1, s__Corynebacterium frankenforstense, 95.0, 77.67, 0.3; GCF_000478175.1, s__Corynebacterium sp000478175, 95.0, 77.6, 0.13; GCF_001274895.1, s__Corynebacterium lactis, 95.0, 77.59, 0.19; GCF_000420605.1, s__Corynebacterium massiliense, 95.0, 77.57, 0.2; GCF_000755185.1, s__Corynebacterium sp000755185, 95.0, 77.56, 0.15; GCF_000626675.1, s__Corynebacterium glyciniphilum, 95.0, 77.54, 0.25; GCF_001054325.1, s__Corynebacterium vitaeruminis_A, 95.0, 77.54, 0.16; GCF_000375365.1, s__Corynebacterium mastitidis, 95.0, 77.47, 0.23; GCF_000767055.1, s__Corynebacterium doosanense, 95.0, 77.47, 0.22; GCF_000156615.2, s__Corynebacterium pseudogenitalium, 96.4, 77.47, 0.17; GCF_000143825.1, s__Corynebacterium genitalium, 95.0, 77.46, 0.19; GCF_900092335.1, s__Corynebacterium phoceense, 95.0, 77.42, 0.22; GCF_000159115.1, s__Corynebacterium accolens, 95.0, 77.42, 0.15; GCF_000759055.1, s__Corynebacterium tuscaniense, 95.0, 77.37, 0.11; GCF_001059565.1, s__Corynebacterium aurimucosum_E, 95.0, 77.34, 0.14; GCF_000175635.1, s__Corynebacterium tuberculostearicum_B, 96.4, 77.33, 0.16; GCF_000173655.1, s__Corynebacterium amycolatum, 95.0, 77.33, 0.17; GCF_000011325.1, s__Corynebacterium glutamicum, 95.0, 77.29, 0.12; GCF_000372385.1, s__Corynebacterium ciconiae, 95.0, 77.27, 0.15; GCF_900155535.1, s__Corynebacterium urinapleomorphum, 95.0, 77.26, 0.22; GCF_001941505.1, s__Corynebacterium sphenisci, 95.0, 77.24, 0.27; GCF_003065405.1, s__Corynebacterium sp003065405, 95.0, 77.23, 0.23; GCF_000159135.1, s__Corynebacterium striatum, 95.0, 77.23, 0.19; GCF_001412105.1, s__Corynebacterium oculi, 95.0, 77.21, 0.17; GCF_900049755.1, s__Corynebacterium provencense, 95.0, 77.21, 0.23; GCF_001021045.1, s__Corynebacterium testudinoris, 95.0, 77.2, 0.19; GCF_000590555.1, s__Corynebacterium argentoratense, 95.0, 77.18, 0.14; GCF_900169525.1, s__Corynebacterium sp900169525, 95.0, 77.17, 0.18; GCF_001941465.1, s__Corynebacterium flavescens, 95.0, 77.14, 0.12; GCF_002154655.1, s__Corynebacterium kefirresidentii, 95.0, 77.12, 0.13; GCF_000379425.1, s__Corynebacterium lubricantis, 95.0, 77.1, 0.14; GCF_000372445.1, s__Corynebacterium ulceribovis, 95.0, 76.98, 0.15; GCF_001412085.1, s__Corynebacterium lowii, 95.0, 76.98, 0.17; GCF_900113445.1, s__Corynebacterium spheniscorum, 95.0, 76.97, 0.11; GCF_002563965.1, s__Corynebacterium renale, 95.0, 76.95, 0.12; GCF_000411375.1, s__Corynebacterium pyruviciproducens, 95.0, 76.78, 0.17; GCF_001277995.1, s__Corynebacterium deserti, 95.0, 76.76, 0.06; GCF_900176155.1, s__Corynebacterium glucuronolyticum, 95.0, 76.73, 0.11; GCF_001021025.1, s__Corynebacterium epidermidicanis, 95.0, 76.71, 0.13; GCF_900187295.1, s__Corynebacterium cystitidis, 95.0, 76.69, 0.05; GCF_000550785.1, s__Corynebacterium casei, 95.0, 76.68, 0.11; GCF_000373805.1, s__Corynebacterium pilosum, 95.0, 76.67, 0.17; GCF_000732945.1, s__Corynebacterium atypicum, 95.0, 76.64, 0.15; GCF_002967075.1, s__Corynebacterium sp002967075, 95.0, 76.42, 0.07; GCF_001941345.1, s__Corynebacterium stationis, 95.0, 76.0, 0.06</text:p>
          </table:table-cell>
          <table:table-cell office:value-type="float" office:value="80.26" calcext:value-type="float">
            <text:p>80.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J_2017__H2M513938__bin_79</text:p>
          </table:table-cell>
          <table:table-cell office:value-type="string" calcext:value-type="string">
            <text:p>d__Bacteria;p__Proteobacteria;c__Gammaproteobacteria;o__Enterobacterales;f__Enterobacteriaceae;g__Kluyvera;s__Kluyvera ascorbata</text:p>
          </table:table-cell>
          <table:table-cell office:value-type="string" calcext:value-type="string">
            <text:p>GCF_0007353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Enterobacterales;f__Enterobacteriaceae;g__Kluyvera;s__Kluyvera ascorbata</text:p>
          </table:table-cell>
          <table:table-cell office:value-type="float" office:value="98.39" calcext:value-type="float">
            <text:p>98.3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CF_000735365.1</text:p>
          </table:table-cell>
          <table:table-cell office:value-type="string" calcext:value-type="string">
            <text:p>d__Bacteria;p__Proteobacteria;c__Gammaproteobacteria;o__Enterobacterales;f__Enterobacteriaceae;g__Kluyvera;s__Kluyvera ascorbata</text:p>
          </table:table-cell>
          <table:table-cell office:value-type="float" office:value="98.39" calcext:value-type="float">
            <text:p>98.3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Proteobacteria;c__Gammaproteobacteria;o__Enterobacterales;f__Enterobacteriaceae;g__Kluyver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654985.1, s__Kluyvera georgiana, 95.0, 87.2, 0.85; GCF_003023805.1, s__Kluyvera ascorbata_B, 95.0, 87.14, 0.89; GCA_002211745.1, s__Kluyvera georgiana_A, 95.0, 87.12, 0.88; GCF_001571285.1, s__Kluyvera cryocrescens, 95.0, 85.75, 0.87; GCF_001266615.1, s__Kluyvera cryocrescens_A, 95.0, 85.72, 0.84; GCF_001598315.1, s__Kluyvera intermedia, 95.0, 85.46, 0.84</text:p>
          </table:table-cell>
          <table:table-cell office:value-type="float" office:value="56.31" calcext:value-type="float">
            <text:p>56.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KarlssonFH_2013__S194__bin_11</text:p>
          </table:table-cell>
          <table:table-cell office:value-type="string" calcext:value-type="string">
            <text:p>d__Bacteria;p__Proteobacteria;c__Gammaproteobacteria;o__Pseudomonadales;f__Pseudomonadaceae;g__Pseudomonas_E;s__Pseudomonas_E putida_P</text:p>
          </table:table-cell>
          <table:table-cell office:value-type="string" calcext:value-type="string">
            <text:p>GCF_00001912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Pseudomonadales;f__Pseudomonadaceae;g__Pseudomonas_E;s__Pseudomonas_E putida_P</text:p>
          </table:table-cell>
          <table:table-cell office:value-type="float" office:value="99.77" calcext:value-type="float">
            <text:p>99.7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CF_000019125.1</text:p>
          </table:table-cell>
          <table:table-cell office:value-type="string" calcext:value-type="string">
            <text:p>d__Bacteria;p__Proteobacteria;c__Gammaproteobacteria;o__Pseudomonadales;f__Pseudomonadaceae;g__Pseudomonas_E;s__Pseudomonas_E putida_P</text:p>
          </table:table-cell>
          <table:table-cell office:value-type="float" office:value="99.77" calcext:value-type="float">
            <text:p>99.77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__Bacteria;p__Proteobacteria;c__Gammaproteobacteria;o__Pseudomonadales;f__Pseudomonadaceae;g__Pseudomonas_E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708715.2, s__Pseudomonas_E putida_R, 95.0, 91.91, 0.91; GCF_000412675.1, s__Pseudomonas_E putida, 95.0, 91.82, 0.9; GCF_000498395.2, s__Pseudomonas_E putida_Q, 95.0, 91.55, 0.92; GCF_002910975.1, s__Pseudomonas_E hunanensis, 95.0, 91.27, 0.91; GCF_000730605.1, s__Pseudomonas_E monteilii, 95.0, 91.22, 0.88; GCF_001642705.1, s__Pseudomonas_E sp001642705, 95.0, 91.16, 0.9; GCF_002356095.1, s__Pseudomonas_E putida_H, 95.0, 91.06, 0.92; GCF_000935045.1, s__Pseudomonas_E sp000935045, 95.0, 90.97, 0.89; GCF_000510285.1, s__Pseudomonas_E monteilii_B, 95.0, 90.67, 0.89; GCA_003263425.1, s__Pseudomonas_E putida_O, 95.0, 90.65, 0.9; GCF_002113295.1, s__Pseudomonas_E sp002113295, 95.0, 90.5, 0.9; GCF_002165135.1, s__Pseudomonas_E sp002165135, 95.0, 90.48, 0.87; GCF_002113165.1, s__Pseudomonas_E sp002113165, 95.0, 90.39, 0.91; GCF_003205205.1, s__Pseudomonas_E sp003205205, 95.0, 90.19, 0.91; GCF_001422615.1, s__Pseudomonas_E sp001422615, 95.0, 90.02, 0.87; GCA_002386445.1, s__Pseudomonas_E sp002386445, 95.0, 89.1, 0.86; GCF_002927165.1, s__Pseudomonas_E aeruginosa, 95.0, 88.91, 0.89; GCF_002112505.1, s__Pseudomonas_E sp002112505, 95.0, 88.81, 0.89; GCA_003097235.1, s__Pseudomonas_E sp003097235, 95.0, 88.67, 0.89; GCF_000731675.1, s__Pseudomonas_E capeferrum, 95.0, 88.67, 0.89; GCF_002736125.1, s__Pseudomonas_E putida_M, 95.0, 88.52, 0.89; GCF_002025705.1, s__Pseudomonas_E putida_J, 95.0, 88.44, 0.87; GCF_002906855.1, s__Pseudomonas_E putida_N, 95.0, 88.39, 0.89; GCA_002438125.1, s__Pseudomonas_E sp002438125, 95.0, 88.09, 0.82; GCF_000282535.1, s__Pseudomonas_E sp000282535, 95.0, 88.07, 0.84; GCF_001320245.1, s__Pseudomonas_E sp001320245, 95.0, 88.02, 0.87; GCF_000730665.1, s__Pseudomonas_E plecoglossicida, 95.0, 87.96, 0.84; GCF_001320485.1, s__Pseudomonas_E sp001320485, 95.0, 87.9, 0.87; GCF_001320525.1, s__Pseudomonas_E sp001320525, 95.0, 87.4, 0.86; GCF_003231305.1, s__Pseudomonas_E sp003231305, 95.0, 87.21, 0.87; GCF_000019445.1, s__Pseudomonas_E putida_E, 95.0, 87.02, 0.83; GCF_001259595.1, s__Pseudomonas_E sp001259595, 95.0, 86.96, 0.86; GCF_000621225.1, s__Pseudomonas_E mosselii, 95.0, 86.95, 0.84; GCF_003205295.1, s__Pseudomonas_E mosselii_B, 95.0, 86.95, 0.86; GCF_000026105.1, s__Pseudomonas_E entomophila, 95.0, 86.73, 0.85; GCF_000425785.1, s__Pseudomonas_E taiwanensis, 95.0, 86.65, 0.86; GCF_900110655.1, s__Pseudomonas_E soli, 95.0, 86.57, 0.84; GCF_000730645.1, s__Pseudomonas_E parafulva, 95.0, 86.51, 0.82; GCF_002094795.1, s__Pseudomonas_E putida_K, 95.0, 86.17, 0.82; GCF_002741075.1, s__Pseudomonas_E putida_T, 95.0, 85.95, 0.82; GCF_001636055.1, s__Pseudomonas_E putida_B, 95.0, 85.86, 0.84; GCA_003445295.1, s__Pseudomonas_E sp003445295, 95.0, 85.85, 0.46; GCF_001319945.1, s__Pseudomonas_E monteilii_C, 95.0, 85.78, 0.82; GCF_900102675.1, s__Pseudomonas_E guariconensis, 95.0, 85.35, 0.83; GCF_002843585.1, s__Pseudomonas_E sp002843585, 95.0, 84.86, 0.82; GCF_000730565.1, s__Pseudomonas_E fulva, 95.0, 84.73, 0.79; GCF_002021815.1, s__Pseudomonas_E parafulva_B, 95.0, 84.63, 0.79; GCF_000800255.1, s__Pseudomonas_E parafulva_A, 95.0, 84.5, 0.81; GCF_001320045.1, s__Pseudomonas_E sp001320045, 95.0, 84.39, 0.78; GCF_900101695.1, s__Pseudomonas_E sp900101695, 95.0, 84.36, 0.82; GCF_000800615.1, s__Pseudomonas_E putida_F, 95.0, 84.28, 0.81; GCF_000259195.1, s__Pseudomonas_E donghuensis, 95.0, 84.18, 0.81; GCF_900188455.1, s__Pseudomonas_E japonica, 95.0, 84.11, 0.78; GCF_001941965.1, s__Pseudomonas_E putida_L, 95.0, 84.07, 0.79; GCA_002434265.1, s__Pseudomonas_E sp002434265, 95.0, 83.89, 0.73; GCA_003523465.1, s__Pseudomonas_E sp003523465, 95.0, 83.76, 0.49; GCF_000425745.1, s__Pseudomonas_E cremoricolorata, 95.0, 83.74, 0.74; GCF_000746525.1, s__Pseudomonas_E alkylphenolica, 95.0, 83.71, 0.78; GCA_003105155.1, s__Pseudomonas_E sp003105155, 95.0, 83.66, 0.77; GCF_000319305.1, s__Pseudomonas_E putida_C, 95.0, 83.65, 0.77; GCF_003231275.1, s__Pseudomonas_E sp003231275, 95.0, 83.63, 0.76; GCF_000425805.1, s__Pseudomonas_E vranovensis, 95.0, 83.59, 0.78; GCF_000759535.1, s__Pseudomonas_E cremoricolorata_A, 95.0, 83.45, 0.74; GCF_900187455.1, s__Pseudomonas_E sp900187455, 95.0, 83.36, 0.8; GCF_003024385.1, s__Pseudomonas_E sp003024385, 95.0, 83.35, 0.75; GCF_001534745.1, s__Pseudomonas_E monteilii_A, 95.0, 83.08, 0.7; GCF_000955815.1, s__Pseudomonas_E sp000955815, 95.0, 82.72, 0.73; GCF_000931465.1, s__Pseudomonas_E sp000931465, 95.0, 82.27, 0.74; GCF_001269555.1, s__Pseudomonas_E piscium, 95.0, 82.26, 0.7; GCF_002753995.1, s__Pseudomonas_E sp002753995, 95.0, 82.18, 0.69; GCF_000397205.1, s__Pseudomonas_E protegens, 95.0, 82.1, 0.73; GCF_000497835.1, s__Pseudomonas_E sp000497835, 95.0, 82.05, 0.72; GCF_001269625.1, s__Pseudomonas_E chlororaphis, 95.0, 82.0, 0.74; GCF_001020715.1, s__Pseudomonas_E fluorescens_AP, 95.0, 81.93, 0.72; GCF_000263855.1, s__Pseudomonas_E sp000263855, 95.0, 81.91, 0.69; GCF_900107395.1, s__Pseudomonas_E sp900107395, 95.0, 81.91, 0.72; GCF_001921865.1, s__Pseudomonas_E chlororaphis_D, 95.0, 81.85, 0.73; GCF_001547895.1, s__Pseudomonas_E sp001547895, 95.0, 81.84, 0.74; GCF_900105185.1, s__Pseudomonas_E saponiphila, 95.0, 81.84, 0.7; GCF_000820515.1, s__Pseudomonas_E batumici, 95.0, 81.82, 0.63; GCF_002895165.1, s__Pseudomonas_E gingeri, 95.0, 81.77, 0.69; GCF_002814235.1, s__Pseudomonas_E sp002814235, 95.0, 81.58, 0.68; GCF_002018875.1, s__Pseudomonas_E sp002018875, 95.0, 81.57, 0.7; GCF_001023535.1, s__Pseudomonas_E chlororaphis_E, 95.0, 81.51, 0.69; GCA_002865505.1, s__Pseudomonas_E fluorescens_AK, 95.0, 81.48, 0.65; GCF_003205275.1, s__Pseudomonas_E protegens_A, 95.0, 81.48, 0.7; GCF_900105475.1, s__Pseudomonas_E asplenii, 95.0, 81.47, 0.68; GCF_000194805.1, s__Pseudomonas_E brassicacearum_C, 95.0, 81.39, 0.65; GCF_002909875.1, s__Pseudomonas_E sp002909875, 95.0, 81.37, 0.69; GCF_900105555.1, s__Pseudomonas_E coleopterorum, 95.0, 81.32, 0.57; GCF_000346775.1, s__Pseudomonas_E fluorescens_T, 95.0, 81.32, 0.62; GCF_000281895.1, s__Pseudomonas_E fluorescens_S, 95.0, 81.23, 0.63; GCF_000761155.1, s__Pseudomonas_E rhizosphaerae, 95.0, 81.21, 0.6; GCA_003096395.1, s__Pseudomonas_E kilonensis_B, 95.0, 81.19, 0.67; GCF_001623525.1, s__Pseudomonas_E fluorescens_Q, 95.0, 81.15, 0.65; GCF_000802155.2, s__Pseudomonas_E frederiksbergensis_A, 95.0, 81.03, 0.62; GCA_002379585.1, s__Pseudomonas_E sp002379585, 95.0, 81.02, 0.6; GCF_900109755.1, s__Pseudomonas_E agarici, 95.0, 80.48, 0.57; GCF_900108875.1, s__Pseudomonas_E sp900108875, 95.0, 80.11, 0.52</text:p>
          </table:table-cell>
          <table:table-cell office:value-type="float" office:value="64.4" calcext:value-type="float">
            <text:p>64.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67__bin_8</text:p>
          </table:table-cell>
          <table:table-cell office:value-type="string" calcext:value-type="string">
            <text:p>d__Bacteria;p__Firmicutes;c__Bacilli;o__Staphylococcales;f__Staphylococcaceae;g__Staphylococcus;s__Staphylococcus simulans</text:p>
          </table:table-cell>
          <table:table-cell office:value-type="string" calcext:value-type="string">
            <text:p>GCF_0029022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simulans</text:p>
          </table:table-cell>
          <table:table-cell office:value-type="float" office:value="99.04" calcext:value-type="float">
            <text:p>99.04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GCF_002902285.1</text:p>
          </table:table-cell>
          <table:table-cell office:value-type="string" calcext:value-type="string">
            <text:p>d__Bacteria;p__Firmicutes;c__Bacilli;o__Staphylococcales;f__Staphylococcaceae;g__Staphylococcus;s__Staphylococcus simulans</text:p>
          </table:table-cell>
          <table:table-cell office:value-type="float" office:value="99.04" calcext:value-type="float">
            <text:p>99.04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3043455.1, s__Staphylococcus simulans_A, 95.0, 93.42, 0.91; GCF_002994445.1, s__Staphylococcus simulans_B, 95.0, 83.44, 0.8; GCF_002902605.1, s__Staphylococcus carnosus, 95.0, 80.86, 0.55; GCF_001618885.1, s__Staphylococcus condimenti, 95.0, 80.75, 0.64; GCF_900186985.1, s__Staphylococcus piscifermentans, 95.0, 80.46, 0.6; GCF_002902575.1, s__Staphylococcus petrasii_A, 95.0, 78.25, 0.29; GCF_002901765.1, s__Staphylococcus warneri, 95.0, 78.19, 0.27; GCF_003035445.1, s__Staphylococcus devriesei_A, 95.0, 78.08, 0.28; GCF_002902565.1, s__Staphylococcus petrasii, 95.0, 78.06, 0.31; GCF_002901845.1, s__Staphylococcus hominis, 95.0, 78.04, 0.27; GCF_002902725.1, s__Staphylococcus caprae, 95.0, 77.99, 0.25; GCF_003041335.1, s__Staphylococcus warneri_A, 95.0, 77.98, 0.27; GCF_000298075.1, s__Staphylococcus massiliensis, 95.0, 77.95, 0.23; GCF_002442915.1, s__Staphylococcus pasteuri, 95.0, 77.93, 0.28; GCF_001224225.1, s__Staphylococcus haemolyticus_A, 95.0, 77.91, 0.27; GCF_002902625.1, s__Staphylococcus devriesei, 95.0, 77.86, 0.25; GCF_002901805.1, s__Staphylococcus haemolyticus, 95.0, 77.85, 0.25; GCF_002902325.1, s__Staphylococcus capitis, 95.0, 77.84, 0.25; GCF_003019255.1, s__Staphylococcus kloosii, 95.0, 77.77, 0.25; GCF_002902085.1, s__Staphylococcus simiae, 95.0, 77.76, 0.24; GCF_001500315.1, s__Staphylococcus auricularis, 95.0, 77.71, 0.25; GCF_000875895.1, s__Staphylococcus gallinarum, 95.0, 77.68, 0.25; GCF_001027105.1, s__Staphylococcus aureus, 95.0, 77.65, 0.27; GCF_002901705.1, s__Staphylococcus lugdunensis, 95.0, 77.65, 0.2; GCF_003019275.1, s__Staphylococcus muscae, 95.0, 77.64, 0.2; GCF_002902345.1, s__Staphylococcus arlettae, 95.0, 77.63, 0.23; GCF_000236925.1, s__Staphylococcus argenteus, 95.0, 77.62, 0.27; GCF_003043105.1, s__Staphylococcus xylosus_C, 95.0, 77.57, 0.25; GCF_002902405.1, s__Staphylococcus schweitzeri, 95.0, 77.57, 0.27; GCF_002902365.1, s__Staphylococcus cohnii, 95.0, 77.55, 0.23; GCF_002902145.1, s__Staphylococcus rostri, 95.0, 77.55, 0.22; GCF_000934465.1, s__Staphylococcus microti, 95.0, 77.55, 0.21; GCF_001074355.1, s__Staphylococcus saprophyticus_A, 95.0, 77.54, 0.23; GCA_001792775.2, s__Staphylococcus pseudintermedius, 95.0, 77.54, 0.22; GCF_001006765.1, s__Staphylococcus succinus, 95.0, 77.54, 0.25; GCF_900183575.1, s__Staphylococcus intermedius_A, 95.0, 77.53, 0.24; GCF_002732165.1, s__Staphylococcus xylosus, 95.0, 77.53, 0.24; GCF_001747895.1, s__Staphylococcus equorum_A, 95.0, 77.51, 0.24; GCF_002902685.1, s__Staphylococcus pettenkoferi, 95.0, 77.44, 0.2; GCF_002902385.1, s__Staphylococcus intermedius, 95.0, 77.42, 0.2; GCF_000010125.1, s__Staphylococcus saprophyticus, 95.0, 77.42, 0.24; GCF_002614725.1, s__Staphylococcus edaphicus, 95.0, 77.4, 0.22; GCF_002902305.1, s__Staphylococcus argensis, 95.0, 77.39, 0.21; GCF_900097965.1, s__Staphylococcus saprophyticus_B, 95.0, 77.39, 0.25; GCF_002902235.1, s__Staphylococcus cohnii_A, 95.0, 77.38, 0.25; GCF_002836835.1, s__Staphylococcus xylosus_A, 95.0, 77.37, 0.25; GCF_002901865.1, s__Staphylococcus agnetis, 95.0, 77.36, 0.17; GCF_000338275.1, s__Staphylococcus xylosus_B, 95.0, 77.3, 0.25; GCF_002087975.1, s__Staphylococcus epidermidis, 95.0, 77.28, 0.22; GCF_001431205.1, s__Staphylococcus sp001431205, 95.0, 77.28, 0.24; GCF_003012915.1, s__Staphylococcus felis, 95.0, 77.28, 0.15; GCF_002902745.1, s__Staphylococcus nepalensis, 95.0, 77.26, 0.21; GCF_000816085.1, s__Staphylococcus hyicus, 95.0, 77.25, 0.17; GCF_002901995.1, s__Staphylococcus schleiferi, 95.0, 77.23, 0.21; GCF_001432245.1, s__Staphylococcus equorum_B, 95.0, 77.19, 0.23; GCF_002902785.1, s__Staphylococcus delphini, 95.0, 77.19, 0.23; GCF_002101335.1, s__Staphylococcus lutrae, 95.0, 77.17, 0.17; GCF_002901945.1, s__Staphylococcus chromogenes, 95.0, 77.07, 0.15</text:p>
          </table:table-cell>
          <table:table-cell office:value-type="float" office:value="80.75" calcext:value-type="float">
            <text:p>80.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48__bin_1</text:p>
          </table:table-cell>
          <table:table-cell office:value-type="string" calcext:value-type="string">
            <text:p>d__Bacteria;p__Actinobacteriota;c__Actinobacteria;o__Mycobacteriales;f__Mycobacteriaceae;g__Gordonia;s__Gordonia jacobaea</text:p>
          </table:table-cell>
          <table:table-cell office:value-type="string" calcext:value-type="string">
            <text:p>GCF_0011863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Gordonia;s__Gordonia jacobaea</text:p>
          </table:table-cell>
          <table:table-cell office:value-type="float" office:value="98.85" calcext:value-type="float">
            <text:p>98.8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GCF_001186365.1</text:p>
          </table:table-cell>
          <table:table-cell office:value-type="string" calcext:value-type="string">
            <text:p>d__Bacteria;p__Actinobacteriota;c__Actinobacteria;o__Mycobacteriales;f__Mycobacteriaceae;g__Gordonia;s__Gordonia jacobaea</text:p>
          </table:table-cell>
          <table:table-cell office:value-type="float" office:value="98.85" calcext:value-type="float">
            <text:p>98.8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Actinobacteriota;c__Actinobacteria;o__Mycobacteriales;f__Mycobacteriaceae;g__Gordoni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248055.1, s__Gordonia sputi, 95.0, 92.59, 0.86; GCF_000332975.1, s__Gordonia aichiensis, 95.0, 84.97, 0.78; GCF_000248075.1, s__Gordonia otitidis, 95.0, 84.15, 0.77; GCF_000327325.1, s__Gordonia rubripertincta, 95.0, 80.12, 0.45; GCF_000225505.1, s__Gordonia alkanivorans, 95.0, 79.89, 0.45; GCF_000344155.1, s__Gordonia paraffinivorans, 95.0, 79.89, 0.46; GCF_000024785.1, s__Gordonia bronchialis, 95.0, 79.77, 0.48; GCF_900105725.1, s__Gordonia westfalica, 95.0, 79.73, 0.5; GCF_001698225.1, s__Gordonia terrae, 95.0, 79.68, 0.45; GCF_000298235.1, s__Gordonia namibiensis, 95.0, 79.64, 0.45; GCF_000332995.1, s__Gordonia amicalis, 95.0, 79.62, 0.45; GCF_001485495.1, s__Gordonia desulfuricans, 95.0, 79.55, 0.51; GCF_002149015.1, s__Gordonia lacunae, 95.0, 79.52, 0.44; GCF_002009645.1, s__Gordonia sp002009645, 95.0, 79.5, 0.46; GCF_000241325.1, s__Gordonia polyisoprenivorans, 95.0, 79.49, 0.53; GCA_002700145.1, s__Gordonia sp002700145, 95.0, 79.47, 0.41; GCF_000143885.2, s__Gordonia sp000143885, 95.0, 79.35, 0.42; GCF_000334455.1, s__Gordonia soli, 95.0, 79.09, 0.42; GCF_000298195.1, s__Gordonia rhizosphera, 95.0, 79.04, 0.43; GCF_000241345.1, s__Gordonia amarae, 95.0, 78.84, 0.41; GCF_000241265.1, s__Gordonia araii, 95.0, 78.73, 0.28; GCF_001305675.1, s__Gordonia phthalatica, 95.0, 78.57, 0.32; GCF_000333035.1, s__Gordonia sihwensis, 95.0, 78.39, 0.29; GCF_000192435.1, s__Gordonia neofelifaecis, 95.0, 78.39, 0.33; GCF_001592365.1, s__Gordonia hydrophobica, 95.0, 78.37, 0.29; GCF_000241305.1, s__Gordonia effusa, 95.0, 78.34, 0.23; GCF_000344135.1, s__Gordonia malaquae, 95.0, 78.3, 0.29; GCF_000333015.1, s__Gordonia hirsuta, 95.0, 78.29, 0.24; GCF_000423025.1, s__Gordonia shandongensis, 95.0, 78.23, 0.27; GCA_002477755.1, s__Gordonia sp002477755, 95.0, 78.18, 0.27; GCF_002993285.1, s__Gordonia iterans, 95.0, 77.98, 0.29; GCA_002414845.1, s__Gordonia sp002414845, 95.0, 77.74, 0.23</text:p>
          </table:table-cell>
          <table:table-cell office:value-type="float" office:value="74.8" calcext:value-type="float">
            <text:p>74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ChatelierE_2013__MH0148__bin_42</text:p>
          </table:table-cell>
          <table:table-cell office:value-type="string" calcext:value-type="string">
            <text:p>d__Bacteria;p__Firmicutes_A;c__Clostridia;o__Oscillospirales;f__Oscillospiraceae;g__F23-B02;s__F23-B02 sp002472405</text:p>
          </table:table-cell>
          <table:table-cell office:value-type="string" calcext:value-type="string">
            <text:p>GCA_0024724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Oscillospiraceae;g__F23-B02;s__F23-B02 sp002472405</text:p>
          </table:table-cell>
          <table:table-cell office:value-type="float" office:value="97.15" calcext:value-type="float">
            <text:p>97.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GCA_002472405.1</text:p>
          </table:table-cell>
          <table:table-cell office:value-type="string" calcext:value-type="string">
            <text:p>d__Bacteria;p__Firmicutes_A;c__Clostridia;o__Oscillospirales;f__Oscillospiraceae;g__F23-B02;s__F23-B02 sp002472405</text:p>
          </table:table-cell>
          <table:table-cell office:value-type="float" office:value="97.15" calcext:value-type="float">
            <text:p>97.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__Bacteria;p__Firmicutes_A;c__Clostridia;o__Oscillospirales;f__Oscillospiraceae;g__F23-B02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1916715.1, s__F23-B02 sp001916715, 95.0, 94.08, 0.9; GCA_000431075.1, s__F23-B02 sp000431075, 95.0, 78.22, 0.38</text:p>
          </table:table-cell>
          <table:table-cell office:value-type="float" office:value="35.95" calcext:value-type="float">
            <text:p>35.9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lmMR_2017__S2_005_022W1__bin_1</text:p>
          </table:table-cell>
          <table:table-cell office:value-type="string" calcext:value-type="string">
            <text:p>d__Bacteria;p__Actinobacteriota;c__Actinobacteria;o__Mycobacteriales;f__Mycobacteriaceae;g__Corynebacterium;s__Corynebacterium aurimucosum_E</text:p>
          </table:table-cell>
          <table:table-cell office:value-type="string" calcext:value-type="string">
            <text:p>GCF_0010595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aurimucosum_E</text:p>
          </table:table-cell>
          <table:table-cell office:value-type="float" office:value="97.01" calcext:value-type="float">
            <text:p>97.0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GCF_001059565.1</text:p>
          </table:table-cell>
          <table:table-cell office:value-type="string" calcext:value-type="string">
            <text:p>d__Bacteria;p__Actinobacteriota;c__Actinobacteria;o__Mycobacteriales;f__Mycobacteriaceae;g__Corynebacterium;s__Corynebacterium aurimucosum_E</text:p>
          </table:table-cell>
          <table:table-cell office:value-type="float" office:value="97.01" calcext:value-type="float">
            <text:p>97.0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156615.2, s__Corynebacterium pseudogenitalium, 96.4, 94.47, 0.94; GCF_000175635.1, s__Corynebacterium tuberculostearicum_B, 96.4, 94.37, 0.91; GCF_002154655.1, s__Corynebacterium kefirresidentii, 95.0, 89.5, 0.91; GCF_000159115.1, s__Corynebacterium accolens, 95.0, 81.58, 0.7; GCF_000478175.1, s__Corynebacterium sp000478175, 95.0, 81.41, 0.69; GCF_001586215.1, s__Corynebacterium simulans, 95.0, 80.32, 0.44; GCF_001807205.1, s__Corynebacterium sp001807205, 95.0, 80.19, 0.44; GCF_001836165.1, s__Corynebacterium sp001836165, 95.0, 79.93, 0.45; GCF_002861385.1, s__Corynebacterium aurimucosum_C, 95.0, 79.76, 0.46; GCF_000159135.1, s__Corynebacterium striatum, 95.0, 79.75, 0.42; GCF_000805675.1, s__Corynebacterium minutissimum, 95.0, 79.67, 0.42; GCF_001812805.1, s__Corynebacterium sp001812805, 95.0, 79.65, 0.44; GCF_000833575.1, s__Corynebacterium singulare, 95.0, 79.58, 0.42; GCF_000988205.1, s__Corynebacterium minutissimum_A, 95.0, 79.55, 0.48; GCF_000022905.1, s__Corynebacterium aurimucosum, 95.0, 79.54, 0.48; GCF_000980815.1, s__Corynebacterium camporealensis, 95.0, 79.2, 0.4; GCF_001815935.1, s__Corynebacterium sp001815935, 95.0, 79.16, 0.4; GCF_900092335.1, s__Corynebacterium phoceense, 95.0, 79.04, 0.37; GCF_000420605.1, s__Corynebacterium massiliense, 95.0, 78.9, 0.33; GCF_001941465.1, s__Corynebacterium flavescens, 95.0, 78.73, 0.32; GCF_001875665.1, s__Corynebacterium sp001875665, 95.0, 78.63, 0.14; GCF_900176865.1, s__Corynebacterium fournierii, 95.0, 78.36, 0.22; GCF_001807265.1, s__Corynebacterium sp001807265, 95.0, 78.24, 0.21; GCF_002273005.1, s__Corynebacterium hadale, 95.0, 78.23, 0.24; GCF_900103625.1, s__Corynebacterium mycetoides, 95.0, 78.15, 0.2; GCF_000759055.1, s__Corynebacterium tuscaniense, 95.0, 78.15, 0.15; GCF_002287505.1, s__Corynebacterium glaucum, 95.0, 78.08, 0.18; GCF_000550805.1, s__Corynebacterium vitaeruminis, 95.0, 78.07, 0.26; GCF_000341345.1, s__Corynebacterium halotolerans, 95.0, 78.07, 0.24; GCF_001263755.1, s__Corynebacterium riegelii, 95.0, 78.07, 0.2; GCF_900156035.1, s__Corynebacterium afermentans, 95.0, 78.05, 0.21; GCF_000550785.1, s__Corynebacterium casei, 95.0, 78.04, 0.24; GCF_000590555.1, s__Corynebacterium argentoratense, 95.0, 78.03, 0.13; GCF_001831515.1, s__Corynebacterium sp001831515, 95.0, 78.02, 0.21; GCF_000747315.1, s__Corynebacterium ureicelerivorans, 95.0, 78.02, 0.21; GCF_001875725.1, s__Corynebacterium sp001875725, 95.0, 78.01, 0.14; GCF_001941425.1, s__Corynebacterium ammoniagenes, 95.0, 78.0, 0.23; GCF_000011325.1, s__Corynebacterium glutamicum, 95.0, 77.99, 0.13; GCF_900156665.1, s__Corynebacterium appendicis, 95.0, 77.98, 0.2; GCF_000819445.1, s__Corynebacterium humireducens, 95.0, 77.97, 0.23; GCF_900105305.1, s__Corynebacterium timonense, 95.0, 77.95, 0.2; GCF_001941445.1, s__Corynebacterium aquilae, 95.0, 77.94, 0.14; GCF_000835165.1, s__Corynebacterium marinum, 95.0, 77.94, 0.22; GCF_000767055.1, s__Corynebacterium doosanense, 95.0, 77.87, 0.21; GCF_001941565.1, s__Corynebacterium phocae, 95.0, 77.86, 0.22; GCF_900105505.1, s__Corynebacterium coyleae, 95.0, 77.86, 0.18; GCF_000143825.1, s__Corynebacterium genitalium, 95.0, 77.86, 0.19; GCF_000739455.1, s__Corynebacterium imitans, 95.0, 77.84, 0.21; GCF_001021045.1, s__Corynebacterium testudinoris, 95.0, 77.82, 0.2; GCF_001277995.1, s__Corynebacterium deserti, 95.0, 77.82, 0.12; GCF_900078305.2, s__Corynebacterium bouchesdurhonense, 95.0, 77.81, 0.22; GCF_001767255.1, s__Corynebacterium sp001767255, 95.0, 77.81, 0.14; GCF_900176155.1, s__Corynebacterium glucuronolyticum, 95.0, 77.8, 0.12; GCF_001021025.1, s__Corynebacterium epidermidicanis, 95.0, 77.79, 0.13; GCF_000379425.1, s__Corynebacterium lubricantis, 95.0, 77.79, 0.17; GCF_900155535.1, s__Corynebacterium urinapleomorphum, 95.0, 77.78, 0.18; GCF_001941345.1, s__Corynebacterium stationis, 95.0, 77.77, 0.22; GCF_000375365.1, s__Corynebacterium mastitidis, 95.0, 77.74, 0.21; GCF_000011305.1, s__Corynebacterium efficiens, 95.0, 77.72, 0.18; GCF_000577555.1, s__Corynebacterium jeddahense, 95.0, 77.71, 0.21; GCF_003065405.1, s__Corynebacterium sp003065405, 95.0, 77.68, 0.21; GCF_900177745.1, s__Corynebacterium pollutisoli, 95.0, 77.67, 0.25; GCF_000411375.1, s__Corynebacterium pyruviciproducens, 95.0, 77.67, 0.13; GCF_002967075.1, s__Corynebacterium sp002967075, 95.0, 77.66, 0.22; GCF_000688415.1, s__Corynebacterium pseudodiphtheriticum, 95.0, 77.66, 0.11; GCF_001941485.1, s__Corynebacterium frankenforstense, 95.0, 77.65, 0.22; GCF_000375525.1, s__Corynebacterium propinquum, 95.0, 77.65, 0.13; GCF_001806875.1, s__Corynebacterium sp001806875, 95.0, 77.65, 0.14; GCF_000442645.1, s__Corynebacterium maris, 95.0, 77.65, 0.2; GCF_000344785.1, s__Corynebacterium callunae, 95.0, 77.63, 0.12; GCF_000372385.1, s__Corynebacterium ciconiae, 95.0, 77.61, 0.17; GCF_002994655.1, s__Corynebacterium sp002994655, 95.0, 77.59, 0.15; GCF_002563965.1, s__Corynebacterium renale, 95.0, 77.59, 0.12; GCF_002355155.1, s__Corynebacterium glutamicum_A, 95.0, 77.59, 0.11; GCF_000159635.1, s__Corynebacterium lipophiloflavum, 95.0, 77.56, 0.18; GCA_002339505.1, s__Corynebacterium sp002339505, 95.0, 77.53, 0.2; GCF_001457455.1, s__Corynebacterium diphtheriae, 95.0, 77.52, 0.1; GCF_000373805.1, s__Corynebacterium pilosum, 95.0, 77.46, 0.17; GCA_001764565.1, s__Corynebacterium concisus, 95.0, 77.45, 0.19; GCF_001412085.1, s__Corynebacterium lowii, 95.0, 77.43, 0.18; GCF_000372085.1, s__Corynebacterium capitovis, 95.0, 77.41, 0.13; GCF_001021065.1, s__Corynebacterium uterequi, 95.0, 77.36, 0.19; GCF_001412105.1, s__Corynebacterium oculi, 95.0, 77.27, 0.16; GCF_900187295.1, s__Corynebacterium cystitidis, 95.0, 77.15, 0.11; GCF_900113445.1, s__Corynebacterium spheniscorum, 95.0, 77.1, 0.13; GCF_900169525.1, s__Corynebacterium sp900169525, 95.0, 77.1, 0.13; GCF_900187135.1, s__Corynebacterium ulcerans, 95.0, 77.09, 0.1; GCF_003070865.1, s__Corynebacterium sp003070865, 95.0, 77.04, 0.18; GCF_000318135.1, s__Corynebacterium durum, 95.0, 77.01, 0.1; GCA_002162115.1, s__Corynebacterium ulcerans_A, 95.0, 77.0, 0.1; GCF_001643015.1, s__Corynebacterium crudilactis, 95.0, 76.77, 0.1; GCF_000175375.1, s__Corynebacterium matruchotii, 95.0, 76.64, 0.07; GCF_002155265.1, s__Corynebacterium pseudotuberculosis, 95.0, 76.63, 0.08; GCF_000732945.1, s__Corynebacterium atypicum, 95.0, 76.63, 0.14; GCF_000296405.1, s__Corynebacterium otitidis, 95.0, 76.53, 0.14</text:p>
          </table:table-cell>
          <table:table-cell office:value-type="float" office:value="97.18" calcext:value-type="float">
            <text:p>97.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elsenHB_2014__V1_UC14_1__bin_35</text:p>
          </table:table-cell>
          <table:table-cell office:value-type="string" calcext:value-type="string">
            <text:p>d__Bacteria;p__Firmicutes_A;c__Clostridia;o__Lachnospirales;f__Lachnospiraceae;g__Hungatella;s__Hungatella hathewayi</text:p>
          </table:table-cell>
          <table:table-cell office:value-type="string" calcext:value-type="string">
            <text:p>GCA_00043339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Hungatella;s__Hungatella hathewayi</text:p>
          </table:table-cell>
          <table:table-cell office:value-type="float" office:value="99.97" calcext:value-type="float">
            <text:p>99.9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GCA_000433395.1</text:p>
          </table:table-cell>
          <table:table-cell office:value-type="string" calcext:value-type="string">
            <text:p>d__Bacteria;p__Firmicutes_A;c__Clostridia;o__Lachnospirales;f__Lachnospiraceae;g__Hungatella;s__Hungatella hathewayi</text:p>
          </table:table-cell>
          <table:table-cell office:value-type="float" office:value="99.97" calcext:value-type="float">
            <text:p>99.9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__Bacteria;p__Firmicutes_A;c__Clostridia;o__Lachnospirales;f__Lachnospiraceae;g__Hungatell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3201875.1, s__Hungatella effluvii, 95.0, 87.31, 0.73; GCF_002934545.1, s__Hungatella xylanolyticus, 95.0, 78.57, 0.13; GCF_002797975.1, s__Hungatella celerecrescens, 95.0, 78.51, 0.16; GCF_900155545.1, s__Hungatella sp900155545, 95.0, 78.37, 0.21; GCF_000526575.1, s__Hungatella sp000526575, 95.0, 78.25, 0.15; GCF_000732605.1, s__Hungatella celerecrescens_B, 95.0, 78.22, 0.17; GCA_001312405.1, s__Hungatella sp001312405, 95.0, 78.22, 0.19; GCA_002367105.1, s__Hungatella sp002367105, 95.0, 78.22, 0.15; GCF_900105615.1, s__Hungatella sphenoides, 96.86, 78.21, 0.15; GCF_900205965.1, s__Hungatella amygdalinum, 95.0, 78.21, 0.14; GCF_000526995.1, s__Hungatella indolis, 95.0, 78.2, 0.16; GCF_900105215.1, s__Hungatella guttoideum, 96.86, 78.15, 0.14; GCA_002409995.1, s__Hungatella sp002409995, 95.0, 78.13, 0.16; GCF_000687555.1, s__Hungatella aerotolerans, 95.0, 78.09, 0.14; GCA_002365025.1, s__Hungatella sp002365025, 95.99, 78.06, 0.15; GCA_002389905.1, s__Hungatella sp002389905, 95.0, 78.02, 0.18; GCA_002478865.1, s__Hungatella sp002478865, 95.0, 78.01, 0.12; GCF_000144625.1, s__Hungatella saccharolyticum, 95.0, 78.0, 0.19; GCA_002429965.1, s__Hungatella sp002429965, 95.0, 77.96, 0.17</text:p>
          </table:table-cell>
          <table:table-cell office:value-type="float" office:value="98.29" calcext:value-type="float">
            <text:p>98.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27__bin_2</text:p>
          </table:table-cell>
          <table:table-cell office:value-type="string" calcext:value-type="string">
            <text:p>d__Bacteria;p__Firmicutes;c__Bacilli;o__Staphylococcales;f__Staphylococcaceae;g__Staphylococcus;s__Staphylococcus aureus</text:p>
          </table:table-cell>
          <table:table-cell office:value-type="string" calcext:value-type="string">
            <text:p>GCF_0010271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aureus</text:p>
          </table:table-cell>
          <table:table-cell office:value-type="float" office:value="98.87" calcext:value-type="float">
            <text:p>98.8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GCF_001027105.1</text:p>
          </table:table-cell>
          <table:table-cell office:value-type="string" calcext:value-type="string">
            <text:p>d__Bacteria;p__Firmicutes;c__Bacilli;o__Staphylococcales;f__Staphylococcaceae;g__Staphylococcus;s__Staphylococcus aureus</text:p>
          </table:table-cell>
          <table:table-cell office:value-type="float" office:value="98.87" calcext:value-type="float">
            <text:p>98.87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902405.1, s__Staphylococcus schweitzeri, 95.0, 90.17, 0.94; GCF_000236925.1, s__Staphylococcus argenteus, 95.0, 88.77, 0.93; GCF_002902085.1, s__Staphylococcus simiae, 95.0, 80.76, 0.6; GCF_002901765.1, s__Staphylococcus warneri, 95.0, 79.66, 0.44; GCF_003041335.1, s__Staphylococcus warneri_A, 95.0, 79.44, 0.46; GCF_002442915.1, s__Staphylococcus pasteuri, 95.0, 79.36, 0.46; GCF_002902565.1, s__Staphylococcus petrasii, 95.0, 79.31, 0.4; GCF_001224225.1, s__Staphylococcus haemolyticus_A, 95.0, 79.28, 0.38; GCF_002902575.1, s__Staphylococcus petrasii_A, 95.0, 79.25, 0.4; GCF_002902625.1, s__Staphylococcus devriesei, 95.0, 79.19, 0.38; GCF_002902725.1, s__Staphylococcus caprae, 95.0, 79.16, 0.42; GCF_003035445.1, s__Staphylococcus devriesei_A, 95.0, 79.16, 0.36; GCF_002901805.1, s__Staphylococcus haemolyticus, 95.0, 79.15, 0.36; GCF_002902325.1, s__Staphylococcus capitis, 95.0, 79.08, 0.45; GCF_002901845.1, s__Staphylococcus hominis, 95.0, 79.06, 0.42; GCF_002087975.1, s__Staphylococcus epidermidis, 95.0, 78.84, 0.37; GCF_003019255.1, s__Staphylococcus kloosii, 95.0, 78.65, 0.29; GCF_002901705.1, s__Staphylococcus lugdunensis, 95.0, 78.64, 0.34; GCF_002902345.1, s__Staphylococcus arlettae, 95.0, 78.63, 0.29; GCF_000298075.1, s__Staphylococcus massiliensis, 95.0, 78.59, 0.21; GCF_900097965.1, s__Staphylococcus saprophyticus_B, 95.0, 78.56, 0.3; GCF_002902285.1, s__Staphylococcus simulans, 95.0, 78.45, 0.24; GCF_002732165.1, s__Staphylococcus xylosus, 95.0, 78.43, 0.3; GCF_000875895.1, s__Staphylococcus gallinarum, 95.0, 78.43, 0.31; GCF_002902145.1, s__Staphylococcus rostri, 95.0, 78.39, 0.22; GCF_002836835.1, s__Staphylococcus xylosus_A, 95.0, 78.39, 0.3; GCF_000934465.1, s__Staphylococcus microti, 95.0, 78.39, 0.23; GCF_003019275.1, s__Staphylococcus muscae, 95.0, 78.34, 0.22; GCF_001006765.1, s__Staphylococcus succinus, 95.0, 78.33, 0.3; GCF_002902605.1, s__Staphylococcus carnosus, 95.0, 78.32, 0.28; GCF_001074355.1, s__Staphylococcus saprophyticus_A, 95.0, 78.3, 0.32; GCF_003043105.1, s__Staphylococcus xylosus_C, 95.0, 78.29, 0.3; GCF_002902365.1, s__Staphylococcus cohnii, 95.0, 78.27, 0.3; GCF_000338275.1, s__Staphylococcus xylosus_B, 95.0, 78.25, 0.3; GCF_002901945.1, s__Staphylococcus chromogenes, 95.0, 78.25, 0.18; GCF_002902785.1, s__Staphylococcus delphini, 95.0, 78.24, 0.2; GCF_000010125.1, s__Staphylococcus saprophyticus, 95.0, 78.23, 0.32; GCA_001792775.2, s__Staphylococcus pseudintermedius, 95.0, 78.22, 0.21; GCF_001618885.1, s__Staphylococcus condimenti, 95.0, 78.2, 0.26; GCF_002614725.1, s__Staphylococcus edaphicus, 95.0, 78.15, 0.28; GCF_001432245.1, s__Staphylococcus equorum_B, 95.0, 78.14, 0.33; GCF_003043455.1, s__Staphylococcus simulans_A, 95.0, 78.14, 0.25; GCF_002902235.1, s__Staphylococcus cohnii_A, 95.0, 78.12, 0.28; GCF_001747895.1, s__Staphylococcus equorum_A, 95.0, 78.12, 0.31; GCF_002994445.1, s__Staphylococcus simulans_B, 95.0, 78.04, 0.21; GCF_002902305.1, s__Staphylococcus argensis, 95.0, 78.02, 0.17; GCF_002901865.1, s__Staphylococcus agnetis, 95.0, 78.02, 0.23; GCF_002902685.1, s__Staphylococcus pettenkoferi, 95.0, 77.97, 0.19; GCF_001431205.1, s__Staphylococcus sp001431205, 95.0, 77.97, 0.31; GCF_003012915.1, s__Staphylococcus felis, 95.0, 77.93, 0.2; GCF_900186985.1, s__Staphylococcus piscifermentans, 95.0, 77.93, 0.24; GCF_001500315.1, s__Staphylococcus auricularis, 95.0, 77.9, 0.26; GCF_002902385.1, s__Staphylococcus intermedius, 95.0, 77.9, 0.2; GCF_002902745.1, s__Staphylococcus nepalensis, 95.0, 77.87, 0.27; GCF_900183575.1, s__Staphylococcus intermedius_A, 95.0, 77.82, 0.21; GCF_002901995.1, s__Staphylococcus schleiferi, 95.0, 77.79, 0.21; GCF_002101335.1, s__Staphylococcus lutrae, 95.0, 77.75, 0.18; GCF_000816085.1, s__Staphylococcus hyicus, 95.0, 77.68, 0.22</text:p>
          </table:table-cell>
          <table:table-cell office:value-type="float" office:value="99.11" calcext:value-type="float">
            <text:p>99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311__bin_2</text:p>
          </table:table-cell>
          <table:table-cell office:value-type="string" calcext:value-type="string">
            <text:p>d__Bacteria;p__Actinobacteriota;c__Actinobacteria;o__Mycobacteriales;f__Mycobacteriaceae;g__Corynebacterium;s__Corynebacterium kefirresidentii</text:p>
          </table:table-cell>
          <table:table-cell office:value-type="string" calcext:value-type="string">
            <text:p>GCF_0021546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kefirresidentii</text:p>
          </table:table-cell>
          <table:table-cell office:value-type="float" office:value="96.42" calcext:value-type="float">
            <text:p>96.4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CF_002154655.1</text:p>
          </table:table-cell>
          <table:table-cell office:value-type="string" calcext:value-type="string">
            <text:p>d__Bacteria;p__Actinobacteriota;c__Actinobacteria;o__Mycobacteriales;f__Mycobacteriaceae;g__Corynebacterium;s__Corynebacterium kefirresidentii</text:p>
          </table:table-cell>
          <table:table-cell office:value-type="float" office:value="96.42" calcext:value-type="float">
            <text:p>96.42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059565.1, s__Corynebacterium aurimucosum_E, 95.0, 89.68, 0.87; GCF_000175635.1, s__Corynebacterium tuberculostearicum_B, 96.4, 89.25, 0.88; GCF_000156615.2, s__Corynebacterium pseudogenitalium, 96.4, 89.1, 0.9; GCF_000159115.1, s__Corynebacterium accolens, 95.0, 81.18, 0.64; GCF_000478175.1, s__Corynebacterium sp000478175, 95.0, 81.13, 0.62; GCF_001586215.1, s__Corynebacterium simulans, 95.0, 79.81, 0.42; GCF_000022905.1, s__Corynebacterium aurimucosum, 95.0, 79.67, 0.43; GCF_000833575.1, s__Corynebacterium singulare, 95.0, 79.64, 0.39; GCF_001836165.1, s__Corynebacterium sp001836165, 95.0, 79.63, 0.41; GCF_001807205.1, s__Corynebacterium sp001807205, 95.0, 79.54, 0.43; GCF_002861385.1, s__Corynebacterium aurimucosum_C, 95.0, 79.49, 0.44; GCF_000988205.1, s__Corynebacterium minutissimum_A, 95.0, 79.44, 0.4; GCF_000805675.1, s__Corynebacterium minutissimum, 95.0, 79.39, 0.41; GCF_000159135.1, s__Corynebacterium striatum, 95.0, 79.35, 0.4; GCF_000980815.1, s__Corynebacterium camporealensis, 95.0, 79.22, 0.36; GCF_001812805.1, s__Corynebacterium sp001812805, 95.0, 79.18, 0.4; GCF_900092335.1, s__Corynebacterium phoceense, 95.0, 79.11, 0.33; GCF_001815935.1, s__Corynebacterium sp001815935, 95.0, 78.92, 0.37; GCF_000420605.1, s__Corynebacterium massiliense, 95.0, 78.58, 0.3; GCF_001941465.1, s__Corynebacterium flavescens, 95.0, 78.5, 0.28; GCF_001767255.1, s__Corynebacterium sp001767255, 95.0, 78.44, 0.14; GCF_001831515.1, s__Corynebacterium sp001831515, 95.0, 78.18, 0.2; GCF_000143825.1, s__Corynebacterium genitalium, 95.0, 78.16, 0.17; GCF_000550785.1, s__Corynebacterium casei, 95.0, 78.14, 0.23; GCF_900156035.1, s__Corynebacterium afermentans, 95.0, 78.07, 0.19; GCF_001806875.1, s__Corynebacterium sp001806875, 95.0, 78.01, 0.15; GCF_900103625.1, s__Corynebacterium mycetoides, 95.0, 78.0, 0.17; GCF_002273005.1, s__Corynebacterium hadale, 95.0, 77.99, 0.2; GCF_900156665.1, s__Corynebacterium appendicis, 95.0, 77.99, 0.17; GCF_001941345.1, s__Corynebacterium stationis, 95.0, 77.96, 0.21; GCF_001807265.1, s__Corynebacterium sp001807265, 95.0, 77.95, 0.19; GCF_000759055.1, s__Corynebacterium tuscaniense, 95.0, 77.92, 0.15; GCF_900105505.1, s__Corynebacterium coyleae, 95.0, 77.88, 0.17; GCF_001941445.1, s__Corynebacterium aquilae, 95.0, 77.85, 0.12; GCF_001941565.1, s__Corynebacterium phocae, 95.0, 77.84, 0.21; GCF_001263755.1, s__Corynebacterium riegelii, 95.0, 77.84, 0.17; GCF_001875665.1, s__Corynebacterium sp001875665, 95.0, 77.82, 0.13; GCF_002967075.1, s__Corynebacterium sp002967075, 95.0, 77.81, 0.22; GCF_000011305.1, s__Corynebacterium efficiens, 95.0, 77.75, 0.16; GCF_000590555.1, s__Corynebacterium argentoratense, 95.0, 77.75, 0.12; GCF_001941425.1, s__Corynebacterium ammoniagenes, 95.0, 77.75, 0.22; GCF_000341345.1, s__Corynebacterium halotolerans, 95.0, 77.73, 0.22; GCF_000747315.1, s__Corynebacterium ureicelerivorans, 95.0, 77.72, 0.17; GCF_000011325.1, s__Corynebacterium glutamicum, 95.0, 77.7, 0.11; GCF_001021045.1, s__Corynebacterium testudinoris, 95.0, 77.69, 0.2; GCF_001457455.1, s__Corynebacterium diphtheriae, 95.0, 77.68, 0.11; GCF_001875725.1, s__Corynebacterium sp001875725, 95.0, 77.67, 0.14; GCF_900176865.1, s__Corynebacterium fournierii, 95.0, 77.67, 0.2; GCA_001764565.1, s__Corynebacterium concisus, 95.0, 77.66, 0.15; GCF_002563965.1, s__Corynebacterium renale, 95.0, 77.64, 0.12; GCF_003065405.1, s__Corynebacterium sp003065405, 95.0, 77.61, 0.2; GCF_000344785.1, s__Corynebacterium callunae, 95.0, 77.61, 0.1; GCF_000835165.1, s__Corynebacterium marinum, 95.0, 77.6, 0.18; GCF_000550805.1, s__Corynebacterium vitaeruminis, 95.0, 77.59, 0.19; GCF_900155535.1, s__Corynebacterium urinapleomorphum, 95.0, 77.58, 0.17; GCF_000442645.1, s__Corynebacterium maris, 95.0, 77.56, 0.17; GCF_900078305.2, s__Corynebacterium bouchesdurhonense, 95.0, 77.55, 0.2; GCF_000819445.1, s__Corynebacterium humireducens, 95.0, 77.55, 0.21; GCF_000739455.1, s__Corynebacterium imitans, 95.0, 77.51, 0.21; GCF_001412085.1, s__Corynebacterium lowii, 95.0, 77.47, 0.15; GCF_001277995.1, s__Corynebacterium deserti, 95.0, 77.46, 0.11; GCF_000577555.1, s__Corynebacterium jeddahense, 95.0, 77.42, 0.18; GCF_900187295.1, s__Corynebacterium cystitidis, 95.0, 77.42, 0.1; GCF_000375365.1, s__Corynebacterium mastitidis, 95.0, 77.41, 0.17; GCF_000767055.1, s__Corynebacterium doosanense, 95.0, 77.4, 0.17; GCF_900177745.1, s__Corynebacterium pollutisoli, 95.0, 77.39, 0.23; GCF_002287505.1, s__Corynebacterium glaucum, 95.0, 77.39, 0.15; GCF_001941485.1, s__Corynebacterium frankenforstense, 95.0, 77.39, 0.2; GCF_002355155.1, s__Corynebacterium glutamicum_A, 95.0, 77.37, 0.1; GCF_001021025.1, s__Corynebacterium epidermidicanis, 95.0, 77.37, 0.12; GCF_002994655.1, s__Corynebacterium sp002994655, 95.0, 77.36, 0.14; GCF_000379425.1, s__Corynebacterium lubricantis, 95.0, 77.32, 0.14; GCF_000372385.1, s__Corynebacterium ciconiae, 95.0, 77.32, 0.15; GCF_000373805.1, s__Corynebacterium pilosum, 95.0, 77.32, 0.17; GCF_900169525.1, s__Corynebacterium sp900169525, 95.0, 77.3, 0.1; GCF_000688415.1, s__Corynebacterium pseudodiphtheriticum, 95.0, 77.27, 0.11; GCA_002339505.1, s__Corynebacterium sp002339505, 95.0, 77.22, 0.19; GCF_900105305.1, s__Corynebacterium timonense, 95.0, 77.22, 0.16; GCF_000375525.1, s__Corynebacterium propinquum, 95.0, 77.2, 0.13; GCF_000372085.1, s__Corynebacterium capitovis, 95.0, 77.2, 0.12; GCF_001643015.1, s__Corynebacterium crudilactis, 95.0, 77.19, 0.09; GCF_900187135.1, s__Corynebacterium ulcerans, 95.0, 77.17, 0.1; GCF_000159635.1, s__Corynebacterium lipophiloflavum, 95.0, 77.15, 0.18; GCF_003070865.1, s__Corynebacterium sp003070865, 95.0, 77.14, 0.16; GCA_002162115.1, s__Corynebacterium ulcerans_A, 95.0, 77.11, 0.1; GCF_000318135.1, s__Corynebacterium durum, 95.0, 77.11, 0.1; GCF_001412105.1, s__Corynebacterium oculi, 95.0, 77.1, 0.16; GCF_900176155.1, s__Corynebacterium glucuronolyticum, 95.0, 77.08, 0.09; GCF_001020985.1, s__Corynebacterium mustelae, 95.0, 77.04, 0.07; GCF_002155265.1, s__Corynebacterium pseudotuberculosis, 95.0, 77.0, 0.08; GCF_000411375.1, s__Corynebacterium pyruviciproducens, 95.0, 76.95, 0.12; GCF_001021065.1, s__Corynebacterium uterequi, 95.0, 76.94, 0.16; GCF_900113445.1, s__Corynebacterium spheniscorum, 95.0, 76.93, 0.12; GCF_000732945.1, s__Corynebacterium atypicum, 95.0, 76.6, 0.13; GCF_000296405.1, s__Corynebacterium otitidis, 95.0, 76.58, 0.13; GCF_000175375.1, s__Corynebacterium matruchotii, 95.0, 76.36, 0.08</text:p>
          </table:table-cell>
          <table:table-cell office:value-type="float" office:value="97.42" calcext:value-type="float">
            <text:p>97.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083__bin_2</text:p>
          </table:table-cell>
          <table:table-cell office:value-type="string" calcext:value-type="string">
            <text:p>d__Bacteria;p__Firmicutes;c__Bacilli;o__Staphylococcales;f__Staphylococcaceae;g__Staphylococcus;s__Staphylococcus cohnii</text:p>
          </table:table-cell>
          <table:table-cell office:value-type="string" calcext:value-type="string">
            <text:p>GCF_0029023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cohnii</text:p>
          </table:table-cell>
          <table:table-cell office:value-type="float" office:value="99.46" calcext:value-type="float">
            <text:p>99.4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F_002902365.1</text:p>
          </table:table-cell>
          <table:table-cell office:value-type="string" calcext:value-type="string">
            <text:p>d__Bacteria;p__Firmicutes;c__Bacilli;o__Staphylococcales;f__Staphylococcaceae;g__Staphylococcus;s__Staphylococcus cohnii</text:p>
          </table:table-cell>
          <table:table-cell office:value-type="float" office:value="99.46" calcext:value-type="float">
            <text:p>99.4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902235.1, s__Staphylococcus cohnii_A, 95.0, 92.32, 0.87; GCF_002902745.1, s__Staphylococcus nepalensis, 95.0, 83.25, 0.71; GCF_001747895.1, s__Staphylococcus equorum_A, 95.0, 80.54, 0.63; GCF_000010125.1, s__Staphylococcus saprophyticus, 95.0, 80.54, 0.6; GCF_001432245.1, s__Staphylococcus equorum_B, 95.0, 80.46, 0.61; GCF_002732165.1, s__Staphylococcus xylosus, 95.0, 80.32, 0.59; GCF_001431205.1, s__Staphylococcus sp001431205, 95.0, 80.32, 0.59; GCF_001006765.1, s__Staphylococcus succinus, 95.0, 80.29, 0.57; GCF_002836835.1, s__Staphylococcus xylosus_A, 95.0, 80.25, 0.61; GCF_002614725.1, s__Staphylococcus edaphicus, 95.0, 80.24, 0.59; GCF_000338275.1, s__Staphylococcus xylosus_B, 95.0, 80.23, 0.58; GCF_003043105.1, s__Staphylococcus xylosus_C, 95.0, 80.18, 0.58; GCF_900097965.1, s__Staphylococcus saprophyticus_B, 95.0, 79.93, 0.54; GCF_000875895.1, s__Staphylococcus gallinarum, 95.0, 79.65, 0.52; GCF_001074355.1, s__Staphylococcus saprophyticus_A, 95.0, 79.15, 0.41; GCF_003019255.1, s__Staphylococcus kloosii, 95.0, 79.11, 0.38; GCF_002902345.1, s__Staphylococcus arlettae, 95.0, 79.06, 0.42; GCF_002902325.1, s__Staphylococcus capitis, 95.0, 78.87, 0.29; GCF_002442915.1, s__Staphylococcus pasteuri, 95.0, 78.77, 0.34; GCF_002902565.1, s__Staphylococcus petrasii, 95.0, 78.56, 0.32; GCF_002902405.1, s__Staphylococcus schweitzeri, 95.0, 78.53, 0.28; GCF_002901845.1, s__Staphylococcus hominis, 95.0, 78.41, 0.35; GCF_002902575.1, s__Staphylococcus petrasii_A, 95.0, 78.39, 0.32; GCF_002087975.1, s__Staphylococcus epidermidis, 95.0, 78.37, 0.31; GCF_002901765.1, s__Staphylococcus warneri, 95.0, 78.34, 0.32; GCF_003041335.1, s__Staphylococcus warneri_A, 95.0, 78.33, 0.33; GCF_002902725.1, s__Staphylococcus caprae, 95.0, 78.32, 0.3; GCF_000236925.1, s__Staphylococcus argenteus, 95.0, 78.31, 0.3; GCF_003035445.1, s__Staphylococcus devriesei_A, 95.0, 78.31, 0.31; GCF_001224225.1, s__Staphylococcus haemolyticus_A, 95.0, 78.3, 0.31; GCF_000298075.1, s__Staphylococcus massiliensis, 95.0, 78.27, 0.21; GCF_002901705.1, s__Staphylococcus lugdunensis, 95.0, 78.15, 0.27; GCF_002902285.1, s__Staphylococcus simulans, 95.0, 78.13, 0.22; GCF_002901805.1, s__Staphylococcus haemolyticus, 95.0, 78.12, 0.31; GCF_002902625.1, s__Staphylococcus devriesei, 95.0, 78.09, 0.31; GCF_002902605.1, s__Staphylococcus carnosus, 95.0, 78.05, 0.27; GCF_002902085.1, s__Staphylococcus simiae, 95.0, 78.03, 0.33; GCF_002902685.1, s__Staphylococcus pettenkoferi, 95.0, 78.03, 0.2; GCF_001500315.1, s__Staphylococcus auricularis, 95.0, 77.96, 0.27; GCF_001027105.1, s__Staphylococcus aureus, 95.0, 77.9, 0.31; GCF_001618885.1, s__Staphylococcus condimenti, 95.0, 77.88, 0.27; GCF_003043455.1, s__Staphylococcus simulans_A, 95.0, 77.83, 0.22; GCA_001792775.2, s__Staphylococcus pseudintermedius, 95.0, 77.78, 0.18; GCF_002994445.1, s__Staphylococcus simulans_B, 95.0, 77.76, 0.21; GCF_900186985.1, s__Staphylococcus piscifermentans, 95.0, 77.71, 0.21; GCF_002902785.1, s__Staphylococcus delphini, 95.0, 77.63, 0.17; GCF_002901945.1, s__Staphylococcus chromogenes, 95.0, 77.6, 0.19; GCF_002902305.1, s__Staphylococcus argensis, 95.0, 77.6, 0.2; GCF_003019275.1, s__Staphylococcus muscae, 95.0, 77.52, 0.18; GCF_900183575.1, s__Staphylococcus intermedius_A, 95.0, 77.51, 0.18; GCF_000934465.1, s__Staphylococcus microti, 95.0, 77.48, 0.17; GCF_003012915.1, s__Staphylococcus felis, 95.0, 77.47, 0.18; GCF_002902385.1, s__Staphylococcus intermedius, 95.0, 77.42, 0.16; GCF_002901865.1, s__Staphylococcus agnetis, 95.0, 77.4, 0.2; GCF_000816085.1, s__Staphylococcus hyicus, 95.0, 77.38, 0.18; GCF_002902145.1, s__Staphylococcus rostri, 95.0, 77.3, 0.17; GCF_002901995.1, s__Staphylococcus schleiferi, 95.0, 77.27, 0.22; GCF_002101335.1, s__Staphylococcus lutrae, 95.0, 76.96, 0.17</text:p>
          </table:table-cell>
          <table:table-cell office:value-type="float" office:value="93.51" calcext:value-type="float">
            <text:p>93.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27__bin_1</text:p>
          </table:table-cell>
          <table:table-cell office:value-type="string" calcext:value-type="string">
            <text:p>d__Bacteria;p__Actinobacteriota;c__Actinobacteria;o__Mycobacteriales;f__Mycobacteriaceae;g__Corynebacterium;s__Corynebacterium striatum</text:p>
          </table:table-cell>
          <table:table-cell office:value-type="string" calcext:value-type="string">
            <text:p>GCF_0001591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striatum</text:p>
          </table:table-cell>
          <table:table-cell office:value-type="float" office:value="97.82" calcext:value-type="float">
            <text:p>97.8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F_000159135.1</text:p>
          </table:table-cell>
          <table:table-cell office:value-type="string" calcext:value-type="string">
            <text:p>d__Bacteria;p__Actinobacteriota;c__Actinobacteria;o__Mycobacteriales;f__Mycobacteriaceae;g__Corynebacterium;s__Corynebacterium striatum</text:p>
          </table:table-cell>
          <table:table-cell office:value-type="float" office:value="97.82" calcext:value-type="float">
            <text:p>97.8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586215.1, s__Corynebacterium simulans, 95.0, 86.44, 0.79; GCF_002861385.1, s__Corynebacterium aurimucosum_C, 95.0, 80.61, 0.5; GCF_900092335.1, s__Corynebacterium phoceense, 95.0, 80.57, 0.45; GCF_001812805.1, s__Corynebacterium sp001812805, 95.0, 80.43, 0.47; GCF_001836165.1, s__Corynebacterium sp001836165, 95.0, 80.36, 0.49; GCF_000805675.1, s__Corynebacterium minutissimum, 95.0, 80.35, 0.48; GCF_000833575.1, s__Corynebacterium singulare, 95.0, 80.32, 0.49; GCF_000022905.1, s__Corynebacterium aurimucosum, 95.0, 80.28, 0.5; GCF_000988205.1, s__Corynebacterium minutissimum_A, 95.0, 80.26, 0.53; GCF_001807205.1, s__Corynebacterium sp001807205, 95.0, 80.25, 0.47; GCF_001059565.1, s__Corynebacterium aurimucosum_E, 95.0, 79.79, 0.39; GCF_000175635.1, s__Corynebacterium tuberculostearicum_B, 96.4, 79.72, 0.39; GCF_000156615.2, s__Corynebacterium pseudogenitalium, 96.4, 79.62, 0.4; GCF_002154655.1, s__Corynebacterium kefirresidentii, 95.0, 79.51, 0.37; GCF_000980815.1, s__Corynebacterium camporealensis, 95.0, 79.49, 0.41; GCF_000159115.1, s__Corynebacterium accolens, 95.0, 79.19, 0.36; GCF_001815935.1, s__Corynebacterium sp001815935, 95.0, 79.18, 0.39; GCF_001457455.1, s__Corynebacterium diphtheriae, 95.0, 78.83, 0.13; GCF_001941465.1, s__Corynebacterium flavescens, 95.0, 78.74, 0.37; GCF_000478175.1, s__Corynebacterium sp000478175, 95.0, 78.63, 0.35; GCF_000550805.1, s__Corynebacterium vitaeruminis, 95.0, 78.38, 0.3; GCF_000420605.1, s__Corynebacterium massiliense, 95.0, 78.38, 0.31; GCF_002273005.1, s__Corynebacterium hadale, 95.0, 78.36, 0.22; GCF_000577555.1, s__Corynebacterium jeddahense, 95.0, 78.22, 0.21; GCF_001875665.1, s__Corynebacterium sp001875665, 95.0, 78.16, 0.16; GCF_000819445.1, s__Corynebacterium humireducens, 95.0, 78.11, 0.28; GCF_001806875.1, s__Corynebacterium sp001806875, 95.0, 78.09, 0.16; GCF_900177745.1, s__Corynebacterium pollutisoli, 95.0, 78.09, 0.3; GCF_001941345.1, s__Corynebacterium stationis, 95.0, 78.08, 0.22; GCF_000550785.1, s__Corynebacterium casei, 95.0, 78.06, 0.29; GCF_000341345.1, s__Corynebacterium halotolerans, 95.0, 77.96, 0.31; GCA_002162115.1, s__Corynebacterium ulcerans_A, 95.0, 77.96, 0.1; GCF_000143825.1, s__Corynebacterium genitalium, 95.0, 77.95, 0.2; GCF_001941425.1, s__Corynebacterium ammoniagenes, 95.0, 77.94, 0.21; GCF_900176865.1, s__Corynebacterium fournierii, 95.0, 77.93, 0.21; GCF_001831515.1, s__Corynebacterium sp001831515, 95.0, 77.92, 0.22; GCF_002967075.1, s__Corynebacterium sp002967075, 95.0, 77.91, 0.21; GCF_001263755.1, s__Corynebacterium riegelii, 95.0, 77.9, 0.18; GCF_000835165.1, s__Corynebacterium marinum, 95.0, 77.89, 0.27; GCF_001941565.1, s__Corynebacterium phocae, 95.0, 77.89, 0.23; GCF_000442645.1, s__Corynebacterium maris, 95.0, 77.88, 0.23; GCF_002287505.1, s__Corynebacterium glaucum, 95.0, 77.85, 0.17; GCF_000011305.1, s__Corynebacterium efficiens, 95.0, 77.84, 0.21; GCA_001764565.1, s__Corynebacterium concisus, 95.0, 77.83, 0.21; GCF_001941485.1, s__Corynebacterium frankenforstense, 95.0, 77.82, 0.27; GCF_002994655.1, s__Corynebacterium sp002994655, 95.0, 77.81, 0.18; GCF_000759055.1, s__Corynebacterium tuscaniense, 95.0, 77.81, 0.17; GCF_000739455.1, s__Corynebacterium imitans, 95.0, 77.81, 0.23; GCF_000747315.1, s__Corynebacterium ureicelerivorans, 95.0, 77.8, 0.2; GCF_001767255.1, s__Corynebacterium sp001767255, 95.0, 77.78, 0.16; GCF_900156035.1, s__Corynebacterium afermentans, 95.0, 77.77, 0.22; GCF_000590555.1, s__Corynebacterium argentoratense, 95.0, 77.75, 0.14; GCF_001875725.1, s__Corynebacterium sp001875725, 95.0, 77.75, 0.16; GCF_900156665.1, s__Corynebacterium appendicis, 95.0, 77.73, 0.19; GCF_000372385.1, s__Corynebacterium ciconiae, 95.0, 77.72, 0.14; GCF_001021025.1, s__Corynebacterium epidermidicanis, 95.0, 77.71, 0.15; GCF_001277995.1, s__Corynebacterium deserti, 95.0, 77.71, 0.15; GCF_900078305.2, s__Corynebacterium bouchesdurhonense, 95.0, 77.71, 0.21; GCF_003065405.1, s__Corynebacterium sp003065405, 95.0, 77.69, 0.23; GCF_900187135.1, s__Corynebacterium ulcerans, 95.0, 77.67, 0.11; GCF_001807265.1, s__Corynebacterium sp001807265, 95.0, 77.65, 0.25; GCF_001941445.1, s__Corynebacterium aquilae, 95.0, 77.64, 0.17; GCF_900105505.1, s__Corynebacterium coyleae, 95.0, 77.63, 0.21; GCF_900103625.1, s__Corynebacterium mycetoides, 95.0, 77.6, 0.21; GCF_002355155.1, s__Corynebacterium glutamicum_A, 95.0, 77.59, 0.1; GCF_000373805.1, s__Corynebacterium pilosum, 95.0, 77.57, 0.18; GCF_000767055.1, s__Corynebacterium doosanense, 95.0, 77.55, 0.26; GCA_002339505.1, s__Corynebacterium sp002339505, 95.0, 77.54, 0.23; GCF_002563965.1, s__Corynebacterium renale, 95.0, 77.54, 0.15; GCF_000375525.1, s__Corynebacterium propinquum, 95.0, 77.54, 0.13; GCF_000379425.1, s__Corynebacterium lubricantis, 95.0, 77.49, 0.17; GCF_000011325.1, s__Corynebacterium glutamicum, 95.0, 77.49, 0.16; GCF_000344785.1, s__Corynebacterium callunae, 95.0, 77.48, 0.13; GCF_002155265.1, s__Corynebacterium pseudotuberculosis, 95.0, 77.47, 0.07; GCF_003070865.1, s__Corynebacterium sp003070865, 95.0, 77.46, 0.18; GCF_000688415.1, s__Corynebacterium pseudodiphtheriticum, 95.0, 77.46, 0.1; GCF_000318135.1, s__Corynebacterium durum, 95.0, 77.45, 0.09; GCF_900155535.1, s__Corynebacterium urinapleomorphum, 95.0, 77.44, 0.2; GCF_001643015.1, s__Corynebacterium crudilactis, 95.0, 77.44, 0.12; GCF_900105305.1, s__Corynebacterium timonense, 95.0, 77.44, 0.21; GCF_900169525.1, s__Corynebacterium sp900169525, 95.0, 77.41, 0.14; GCF_001021045.1, s__Corynebacterium testudinoris, 95.0, 77.36, 0.22; GCF_001021065.1, s__Corynebacterium uterequi, 95.0, 77.3, 0.18; GCF_000411375.1, s__Corynebacterium pyruviciproducens, 95.0, 77.3, 0.14; GCF_000159635.1, s__Corynebacterium lipophiloflavum, 95.0, 77.28, 0.2; GCF_900113445.1, s__Corynebacterium spheniscorum, 95.0, 77.16, 0.12; GCF_000375365.1, s__Corynebacterium mastitidis, 95.0, 77.13, 0.19; GCF_001020985.1, s__Corynebacterium mustelae, 95.0, 77.13, 0.05; GCF_900176155.1, s__Corynebacterium glucuronolyticum, 95.0, 77.12, 0.12; GCF_000732945.1, s__Corynebacterium atypicum, 95.0, 77.1, 0.12; GCF_000372085.1, s__Corynebacterium capitovis, 95.0, 77.06, 0.16; GCF_001412085.1, s__Corynebacterium lowii, 95.0, 77.04, 0.16; GCF_900187295.1, s__Corynebacterium cystitidis, 95.0, 76.93, 0.12; GCF_001412105.1, s__Corynebacterium oculi, 95.0, 76.88, 0.15; GCF_000296405.1, s__Corynebacterium otitidis, 95.0, 76.75, 0.16</text:p>
          </table:table-cell>
          <table:table-cell office:value-type="float" office:value="93.13" calcext:value-type="float">
            <text:p>93.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27__bin_3</text:p>
          </table:table-cell>
          <table:table-cell office:value-type="string" calcext:value-type="string">
            <text:p>d__Bacteria;p__Proteobacteria;c__Gammaproteobacteria;o__Pseudomonadales;f__Pseudomonadaceae;g__Pseudomonas;s__Pseudomonas aeruginosa</text:p>
          </table:table-cell>
          <table:table-cell office:value-type="string" calcext:value-type="string">
            <text:p>GCF_0014576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Pseudomonadales;f__Pseudomonadaceae;g__Pseudomonas;s__Pseudomonas aeruginosa</text:p>
          </table:table-cell>
          <table:table-cell office:value-type="float" office:value="99.29" calcext:value-type="float">
            <text:p>99.29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GCF_001457615.1</text:p>
          </table:table-cell>
          <table:table-cell office:value-type="string" calcext:value-type="string">
            <text:p>d__Bacteria;p__Proteobacteria;c__Gammaproteobacteria;o__Pseudomonadales;f__Pseudomonadaceae;g__Pseudomonas;s__Pseudomonas aeruginosa</text:p>
          </table:table-cell>
          <table:table-cell office:value-type="float" office:value="99.29" calcext:value-type="float">
            <text:p>99.29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d__Bacteria;p__Proteobacteria;c__Gammaproteobacteria;o__Pseudomonadales;f__Pseudomonadaceae;g__Pseudomona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017205.1, s__Pseudomonas aeruginosa_A, 95.0, 93.98, 0.9; GCF_900187975.1, s__Pseudomonas delhiensis, 95.07, 84.82, 0.64; GCF_900103845.1, s__Pseudomonas jinjuensis, 95.0, 84.71, 0.59; GCF_900112375.1, s__Pseudomonas citronellolis, 95.07, 84.67, 0.64; GCF_000349845.1, s__Pseudomonas sp000349845, 95.0, 84.09, 0.66; GCF_900099785.1, s__Pseudomonas panipatensis, 95.0, 83.96, 0.6; GCA_002452115.1, s__Pseudomonas nitroreducens_B, 95.0, 83.9, 0.62; GCF_000689415.1, s__Pseudomonas knackmussii, 95.0, 83.82, 0.57; GCF_000955805.1, s__Pseudomonas sp000955805, 95.0, 83.81, 0.61; GCF_002079985.1, s__Pseudomonas sp002079985, 95.0, 83.69, 0.63; GCF_002091755.1, s__Pseudomonas nitroreducens, 95.0, 83.59, 0.63; GCA_002796985.1, s__Pseudomonas sp002796985, 95.0, 83.5, 0.61; GCF_000313755.1, s__Pseudomonas nitroreducens_A, 95.0, 83.37, 0.59</text:p>
          </table:table-cell>
          <table:table-cell office:value-type="float" office:value="97.64" calcext:value-type="float">
            <text:p>97.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enC_2017__RA130__bin_22</text:p>
          </table:table-cell>
          <table:table-cell office:value-type="string" calcext:value-type="string">
            <text:p>d__Bacteria;p__Proteobacteria;c__Gammaproteobacteria;o__Pseudomonadales;f__Moraxellaceae;g__Acinetobacter;s__Acinetobacter baumannii</text:p>
          </table:table-cell>
          <table:table-cell office:value-type="string" calcext:value-type="string">
            <text:p>GCF_0028111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Pseudomonadales;f__Moraxellaceae;g__Acinetobacter;s__Acinetobacter baumannii</text:p>
          </table:table-cell>
          <table:table-cell office:value-type="float" office:value="98.05" calcext:value-type="float">
            <text:p>98.0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F_002811175.1</text:p>
          </table:table-cell>
          <table:table-cell office:value-type="string" calcext:value-type="string">
            <text:p>d__Bacteria;p__Proteobacteria;c__Gammaproteobacteria;o__Pseudomonadales;f__Moraxellaceae;g__Acinetobacter;s__Acinetobacter baumannii</text:p>
          </table:table-cell>
          <table:table-cell office:value-type="float" office:value="98.05" calcext:value-type="float">
            <text:p>98.05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Proteobacteria;c__Gammaproteobacteria;o__Pseudomonadales;f__Moraxellaceae;g__Acinetobacter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368085.1, s__Acinetobacter nosocomialis, 95.0, 92.36, 0.94; GCF_000368065.1, s__Acinetobacter seifertii, 95.0, 90.64, 0.93; GCF_002928115.1, s__Acinetobacter pittii_H, 95.0, 88.99, 0.94; GCF_000369045.1, s__Acinetobacter pittii, 95.0, 88.83, 0.92; GCF_001605885.1, s__Acinetobacter lactucae, 95.0, 88.46, 0.94; GCF_000399685.1, s__Acinetobacter pittii_E, 95.0, 88.31, 0.97; GCF_000196795.1, s__Acinetobacter oleivorans, 95.0, 88.13, 0.94; GCF_000313935.1, s__Acinetobacter sp000313935, 95.0, 88.02, 0.93; GCF_000399665.1, s__Acinetobacter calcoaceticus_B, 95.0, 87.74, 0.9; GCF_000368965.1, s__Acinetobacter calcoaceticus, 95.0, 87.29, 0.95; GCF_001510805.1, s__Acinetobacter calcoaceticus_C, 95.0, 87.09, 0.92; GCF_000369645.1, s__Acinetobacter sp000369645, 95.0, 79.98, 0.47; GCF_000369005.1, s__Acinetobacter beijerinckii, 95.0, 79.85, 0.5; GCF_000369545.1, s__Acinetobacter sp000369545, 95.0, 79.83, 0.51; GCF_000368585.1, s__Acinetobacter venetianus, 95.0, 79.8, 0.53; GCF_000369065.1, s__Acinetobacter haemolyticus, 95.0, 79.78, 0.47; GCF_000413935.1, s__Acinetobacter colistiniresistens, 95.0, 79.78, 0.46; GCF_000369705.1, s__Acinetobacter sp000369705, 95.0, 79.77, 0.54; GCF_000369525.1, s__Acinetobacter sp000369525, 95.0, 79.7, 0.53; GCF_002165255.2, s__Acinetobacter sp002165255, 95.0, 79.69, 0.47; GCF_000368765.1, s__Acinetobacter junii, 95.0, 79.67, 0.51; GCF_000400715.1, s__Acinetobacter sp000400715, 95.0, 79.63, 0.53; GCF_000369565.1, s__Acinetobacter sp000369565, 95.0, 79.62, 0.5; GCF_000413855.1, s__Acinetobacter gyllenbergii, 95.0, 79.47, 0.56; GCF_000368025.1, s__Acinetobacter parvus, 95.0, 79.42, 0.39; GCF_000369505.1, s__Acinetobacter sp000369505, 95.0, 79.39, 0.45; GCF_000369805.1, s__Acinetobacter sp000369805, 95.0, 79.39, 0.52; GCF_900406815.1, s__Acinetobacter haemolyticus_A, 95.0, 79.38, 0.5; GCF_000400735.1, s__Acinetobacter tandoii, 95.0, 79.37, 0.46; GCF_000367945.1, s__Acinetobacter proteolyticus, 95.0, 79.32, 0.53; GCF_000369405.1, s__Acinetobacter sp000369405, 95.0, 79.21, 0.55; GCF_000374425.1, s__Acinetobacter tjernbergiae, 95.0, 79.2, 0.48; GCF_000369785.1, s__Acinetobacter sp000369785, 95.0, 79.09, 0.48; GCF_001307195.1, s__Acinetobacter equi, 95.0, 79.07, 0.31; GCF_000214135.1, s__Acinetobacter sp000214135, 95.0, 79.02, 0.42; GCF_002135415.1, s__Acinetobacter sp002135415, 95.0, 79.02, 0.38; GCF_000805455.1, s__Acinetobacter sp000805455, 95.0, 79.0, 0.49; GCF_000368565.1, s__Acinetobacter gerneri, 95.0, 79.0, 0.37; GCF_000368825.1, s__Acinetobacter ursingii, 95.0, 78.99, 0.37; GCA_003105055.1, s__Acinetobacter sp003105055, 95.0, 78.95, 0.4; GCF_002135195.1, s__Acinetobacter sp002135195, 95.0, 78.94, 0.39; GCF_003024515.1, s__Acinetobacter sp003024515, 95.0, 78.94, 0.43; GCF_000368265.1, s__Acinetobacter sp000368265, 95.0, 78.92, 0.32; GCF_900096895.1, s__Acinetobacter kookii, 95.0, 78.88, 0.32; GCF_002135315.1, s__Acinetobacter sp002135315, 95.0, 78.87, 0.37; GCF_002135295.1, s__Acinetobacter sp002135295, 95.0, 78.85, 0.38; GCF_001696605.2, s__Acinetobacter sp001696605, 95.0, 78.84, 0.37; GCA_900323515.1, s__Acinetobacter sp900323515, 95.0, 78.82, 0.32; GCF_000760595.1, s__Acinetobacter soli, 95.0, 78.78, 0.35; GCF_002795165.1, s__Acinetobacter junii_A, 95.0, 78.77, 0.37; GCF_000488275.1, s__Acinetobacter brisouii, 95.0, 78.77, 0.34; GCF_003268395.1, s__Acinetobacter sp003268395, 95.0, 78.77, 0.41; GCF_000368685.1, s__Acinetobacter baylyi, 95.0, 78.76, 0.4; GCF_900107285.1, s__Acinetobacter kyonggiensis, 95.0, 78.73, 0.4; GCF_002135205.1, s__Acinetobacter sp002135205, 95.0, 78.71, 0.37; GCF_002165305.1, s__Acinetobacter sp002165305, 95.0, 78.71, 0.35; GCF_001704615.2, s__Acinetobacter defluvii, 95.0, 78.7, 0.36; GCA_002365595.1, s__Acinetobacter sp002365595, 95.0, 78.65, 0.37; GCF_002135245.1, s__Acinetobacter sp002135245, 95.0, 78.64, 0.36; GCA_002455755.1, s__Acinetobacter sp002455755, 95.0, 78.64, 0.32; GCF_002135335.1, s__Acinetobacter sp002135335, 95.0, 78.62, 0.37; GCF_000632455.1, s__Acinetobacter sp000632455, 95.0, 78.58, 0.32; GCF_002934695.1, s__Acinetobacter sp002934695, 95.0, 78.58, 0.33; GCF_002018365.1, s__Acinetobacter sp002018365, 95.0, 78.58, 0.39; GCF_002233755.1, s__Acinetobacter piscicola, 95.0, 78.55, 0.44; GCF_000367925.1, s__Acinetobacter bohemicus, 95.0, 78.52, 0.4; GCF_000368045.1, s__Acinetobacter johnsonii, 95.0, 78.5, 0.38; GCF_002135355.1, s__Acinetobacter sp002135355, 95.0, 78.48, 0.41; GCF_002135235.1, s__Acinetobacter sp002135235, 95.0, 78.48, 0.38; GCF_000368145.1, s__Acinetobacter guillouiae, 95.0, 78.45, 0.44; GCF_001647535.1, s__Acinetobacter sp001647535, 95.0, 78.42, 0.28; GCF_001647545.1, s__Acinetobacter sp001647545, 95.0, 78.35, 0.36; GCF_000248355.1, s__Acinetobacter lwoffii, 96.22, 78.35, 0.32; GCF_000368865.1, s__Acinetobacter bouvetii, 95.0, 78.33, 0.26; GCF_002165295.1, s__Acinetobacter sp002165295, 95.0, 78.31, 0.34; GCF_000368925.1, s__Acinetobacter bereziniae, 95.0, 78.28, 0.43; GCF_000488215.1, s__Acinetobacter nectaris, 95.0, 78.21, 0.06; GCF_003261585.1, s__Acinetobacter sp003261585, 95.0, 78.21, 0.37; GCF_000761495.1, s__Acinetobacter idrijaensis, 96.04, 78.21, 0.32; GCF_002135345.1, s__Acinetobacter sp002135345, 95.0, 78.2, 0.34; GCF_000368625.1, s__Acinetobacter schindleri, 95.0, 78.17, 0.31; GCF_000368905.1, s__Acinetobacter radioresistens, 95.0, 78.15, 0.31; GCF_002688565.1, s__Acinetobacter sp002688565, 95.0, 78.14, 0.34; GCF_003024525.1, s__Acinetobacter sp003024525, 95.0, 78.1, 0.37; GCF_001612555.1, s__Acinetobacter sp001612555, 95.0, 78.09, 0.32; GCF_000829675.1, s__Acinetobacter rudis, 95.0, 78.09, 0.29; GCA_900322255.1, s__Acinetobacter fasciculus, 96.22, 78.09, 0.31; GCF_000488255.1, s__Acinetobacter indicus, 95.0, 78.08, 0.33; GCF_000369105.1, s__Acinetobacter lwoffii_B, 95.0, 78.0, 0.29; GCA_002367455.1, s__Acinetobacter sp002367455, 95.85, 77.97, 0.26; GCF_001605895.1, s__Acinetobacter pragensis, 95.0, 77.97, 0.27; GCF_001696615.2, s__Acinetobacter sp001696615, 95.0, 77.38, 0.04; GCF_001704115.1, s__Acinetobacter larvae, 95.0, 77.27, 0.05; GCF_002174125.1, s__Acinetobacter populi, 95.0, 77.05, 0.04; GCF_900096955.1, s__Acinetobacter boissieri, 95.0, 76.99, 0.06; GCF_900096995.1, s__Acinetobacter puyangensis, 95.0, 76.47, 0.05</text:p>
          </table:table-cell>
          <table:table-cell office:value-type="float" office:value="55.46" calcext:value-type="float">
            <text:p>55.4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ZellerG_2014__CCIS24254057ST-4-0__bin_52</text:p>
          </table:table-cell>
          <table:table-cell office:value-type="string" calcext:value-type="string">
            <text:p>d__Bacteria;p__Firmicutes_A;c__Clostridia;o__Oscillospirales;f__Acutalibacteraceae;g__CAG-964_A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2493755.1</text:p>
          </table:table-cell>
          <table:table-cell office:value-type="string" calcext:value-type="string">
            <text:p>d__Bacteria;p__Firmicutes_A;c__Clostridia;o__Oscillospirales;f__Acutalibacteraceae;g__CAG-964_A;s__CAG-964_A sp002493755</text:p>
          </table:table-cell>
          <table:table-cell office:value-type="float" office:value="84.93" calcext:value-type="float">
            <text:p>84.9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3.33" calcext:value-type="float">
            <text:p>93.33</text:p>
          </table:table-cell>
          <table:table-cell office:value-type="float" office:value="11" calcext:value-type="float">
            <text:p>11</text:p>
          </table:table-cell>
          <table:table-cell office:value-type="float" office:value="0.943317667739" calcext:value-type="float">
            <text:p>0.94331766773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ChatelierE_2013__MH0101__bin_36</text:p>
          </table:table-cell>
          <table:table-cell office:value-type="string" calcext:value-type="string">
            <text:p>d__Bacteria;p__Firmicutes_A;c__Clostridia;o__Oscillospirales;f__Acutalibacteraceae;g__An200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Acutalibacteraceae;g__An200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N/A</text:p>
          </table:table-cell>
          <table:table-cell office:value-type="float" office:value="49.8" calcext:value-type="float">
            <text:p>49.8</text:p>
          </table:table-cell>
          <table:table-cell office:value-type="float" office:value="11" calcext:value-type="float">
            <text:p>11</text:p>
          </table:table-cell>
          <table:table-cell office:value-type="float" office:value="0.923196678332" calcext:value-type="float">
            <text:p>0.92319667833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ymondF_2016__P21E90__bin_69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2.68" calcext:value-type="float">
            <text:p>92.68</text:p>
          </table:table-cell>
          <table:table-cell office:value-type="float" office:value="11" calcext:value-type="float">
            <text:p>11</text:p>
          </table:table-cell>
          <table:table-cell office:value-type="float" office:value="0.842058395483" calcext:value-type="float">
            <text:p>0.84205839548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7210__bin_32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0.14" calcext:value-type="float">
            <text:p>90.14</text:p>
          </table:table-cell>
          <table:table-cell office:value-type="float" office:value="11" calcext:value-type="float">
            <text:p>11</text:p>
          </table:table-cell>
          <table:table-cell office:value-type="float" office:value="0.829378603895" calcext:value-type="float">
            <text:p>0.82937860389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ymondF_2016__P21E90__bin_37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78.53" calcext:value-type="float">
            <text:p>78.53</text:p>
          </table:table-cell>
          <table:table-cell office:value-type="float" office:value="11" calcext:value-type="float">
            <text:p>11</text:p>
          </table:table-cell>
          <table:table-cell office:value-type="float" office:value="0.827086706999" calcext:value-type="float">
            <text:p>0.8270867069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ymondF_2016__P21E90__bin_17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66.29" calcext:value-type="float">
            <text:p>66.29</text:p>
          </table:table-cell>
          <table:table-cell office:value-type="float" office:value="11" calcext:value-type="float">
            <text:p>11</text:p>
          </table:table-cell>
          <table:table-cell office:value-type="float" office:value="0.827338868504" calcext:value-type="float">
            <text:p>0.82733886850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mpelliS_2015__H10__bin_17</text:p>
          </table:table-cell>
          <table:table-cell office:value-type="string" calcext:value-type="string">
            <text:p>d__Bacteria;p__Firmicutes_A;c__Clostridia;o__Oscillospirales;f__Acutalibacteraceae;g__UBA6857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946982902551" calcext:value-type="float">
            <text:p>0.94698290255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bregon-TitoAJ_2015__SM20__bin_4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71.63" calcext:value-type="float">
            <text:p>71.63</text:p>
          </table:table-cell>
          <table:table-cell office:value-type="float" office:value="11" calcext:value-type="float">
            <text:p>11</text:p>
          </table:table-cell>
          <table:table-cell office:value-type="float" office:value="0.870777311814" calcext:value-type="float">
            <text:p>0.87077731181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ouisS_2016__AS58_3__bin_15</text:p>
          </table:table-cell>
          <table:table-cell office:value-type="string" calcext:value-type="string">
            <text:p>d__Bacteria;p__Firmicutes_A;c__Clostridia;o__Oscillospirales;f__Acutalibacteraceae;g__UBA1691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2320555.1</text:p>
          </table:table-cell>
          <table:table-cell office:value-type="string" calcext:value-type="string">
            <text:p>d__Bacteria;p__Firmicutes_A;c__Clostridia;o__Oscillospirales;f__Acutalibacteraceae;g__UBA1691;s__UBA1691 sp002320555</text:p>
          </table:table-cell>
          <table:table-cell office:value-type="float" office:value="87.14" calcext:value-type="float">
            <text:p>87.14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64.44" calcext:value-type="float">
            <text:p>64.44</text:p>
          </table:table-cell>
          <table:table-cell office:value-type="float" office:value="11" calcext:value-type="float">
            <text:p>11</text:p>
          </table:table-cell>
          <table:table-cell office:value-type="float" office:value="0.976226922813" calcext:value-type="float">
            <text:p>0.97622692281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bregon-TitoAJ_2015__NO10__bin_10</text:p>
          </table:table-cell>
          <table:table-cell office:value-type="string" calcext:value-type="string">
            <text:p>d__Bacteria;p__Firmicutes_A;c__Clostridia;o__Oscillospirales;f__Acutalibacteraceae;g__UBA1691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2320555.1</text:p>
          </table:table-cell>
          <table:table-cell office:value-type="string" calcext:value-type="string">
            <text:p>d__Bacteria;p__Firmicutes_A;c__Clostridia;o__Oscillospirales;f__Acutalibacteraceae;g__UBA1691;s__UBA1691 sp002320555</text:p>
          </table:table-cell>
          <table:table-cell office:value-type="float" office:value="83.47" calcext:value-type="float">
            <text:p>83.47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6.63" calcext:value-type="float">
            <text:p>96.63</text:p>
          </table:table-cell>
          <table:table-cell office:value-type="float" office:value="11" calcext:value-type="float">
            <text:p>11</text:p>
          </table:table-cell>
          <table:table-cell office:value-type="float" office:value="0.972763243311" calcext:value-type="float">
            <text:p>0.9727632433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elsenHB_2014__V1_UC16_0__bin_8</text:p>
          </table:table-cell>
          <table:table-cell office:value-type="string" calcext:value-type="string">
            <text:p>d__Bacteria;p__Firmicutes_A;c__Clostridia;o__Oscillospirales;f__Acutalibacteraceae;g__UBA1691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2320555.1</text:p>
          </table:table-cell>
          <table:table-cell office:value-type="string" calcext:value-type="string">
            <text:p>d__Bacteria;p__Firmicutes_A;c__Clostridia;o__Oscillospirales;f__Acutalibacteraceae;g__UBA1691;s__UBA1691 sp002320555</text:p>
          </table:table-cell>
          <table:table-cell office:value-type="float" office:value="79.86" calcext:value-type="float">
            <text:p>79.86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88.51" calcext:value-type="float">
            <text:p>88.51</text:p>
          </table:table-cell>
          <table:table-cell office:value-type="float" office:value="11" calcext:value-type="float">
            <text:p>11</text:p>
          </table:table-cell>
          <table:table-cell office:value-type="float" office:value="0.970083472763" calcext:value-type="float">
            <text:p>0.97008347276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YuJ_2015__SZAXPI003421-5__bin_18</text:p>
          </table:table-cell>
          <table:table-cell office:value-type="string" calcext:value-type="string">
            <text:p>d__Bacteria;p__Firmicutes_A;c__Clostridia;o__Oscillospirales;f__Acutalibacteraceae;g__UBA1691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6.57" calcext:value-type="float">
            <text:p>96.57</text:p>
          </table:table-cell>
          <table:table-cell office:value-type="float" office:value="11" calcext:value-type="float">
            <text:p>11</text:p>
          </table:table-cell>
          <table:table-cell office:value-type="float" office:value="0.889665213804" calcext:value-type="float">
            <text:p>0.88966521380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KarlssonFH_2013__S77__bin_2</text:p>
          </table:table-cell>
          <table:table-cell office:value-type="string" calcext:value-type="string">
            <text:p>d__Bacteria;p__Firmicutes_A;c__Clostridia;o__Oscillospirales;f__Ruminococcaceae;g__Ruminococcus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Ruminococcaceae;g__Ruminococcus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174895.1, s__Ruminococcus flavefaciens_A, 95.0, 79.83, 0.35; GCF_900119535.1, s__Ruminococcus flavefaciens_H, 95.0, 79.36, 0.3; GCA_900315975.1, s__Ruminococcus sp900315975, 95.0, 79.35, 0.3; GCF_000621785.1, s__Ruminococcus flavefaciens_C, 95.0, 79.29, 0.35; GCA_900116855.1, s__Ruminococcus flavefaciens_R, 95.0, 79.19, 0.34; GCF_000518765.1, s__Ruminococcus flavefaciens, 95.0, 79.18, 0.36; GCF_000621845.1, s__Ruminococcus flavefaciens_E, 95.0, 79.1, 0.35; GCF_000526795.1, s__Ruminococcus flavefaciens_D, 95.0, 79.01, 0.34; GCF_900119075.1, s__Ruminococcus flavefaciens_Q, 95.0, 78.95, 0.35; GCA_900318825.1, s__Ruminococcus sp900318825, 95.0, 78.9, 0.31; GCF_900108555.1, s__Ruminococcus flavefaciens_P, 95.0, 78.87, 0.33; GCF_900143025.1, s__Ruminococcus flavefaciens_I, 95.0, 78.84, 0.36; GCF_000571935.1, s__Ruminococcus flavefaciens_F, 95.0, 78.69, 0.32; GCA_001604035.1, s__Ruminococcus sp001604035, 95.0, 78.65, 0.23; GCF_900109435.1, s__Ruminococcus flavefaciens_G, 95.0, 78.64, 0.29; GCA_002371825.1, s__Ruminococcus flavefaciens_L, 95.0, 78.5, 0.25; GCA_002348905.1, s__Ruminococcus flavefaciens_O, 95.0, 78.49, 0.22; GCA_900319195.1, s__Ruminococcus sp900319195, 95.0, 78.47, 0.28; GCA_002350065.1, s__Ruminococcus flavefaciens_N, 95.0, 78.47, 0.27; GCA_002309635.1, s__Ruminococcus flavefaciens_J, 95.0, 78.46, 0.24; GCF_000701945.1, s__Ruminococcus flavefaciens_B, 95.0, 78.42, 0.26; GCA_002373775.1, s__Ruminococcus flavefaciens_M, 95.0, 78.41, 0.24; GCA_900315755.1, s__Ruminococcus sp900315755, 95.0, 78.4, 0.27; GCA_002414125.1, s__Ruminococcus sp002414125, 95.0, 78.26, 0.19; GCA_002394695.1, s__Ruminococcus sp002394695, 95.0, 78.19, 0.24; GCA_002438605.1, s__Ruminococcus sp002438605, 95.0, 78.15, 0.12; GCA_900321885.1, s__Ruminococcus sp900321885, 95.0, 78.03, 0.26; GCA_002362135.1, s__Ruminococcus sp002362135, 95.0, 77.93, 0.22; GCA_002362175.1, s__Ruminococcus sp002362175, 95.0, 77.7, 0.18; GCA_002310115.1, s__Ruminococcus flavefaciens_K, 95.0, 77.59, 0.13; GCA_003488415.1, s__Ruminococcus sp003488415, 95.0, 77.53, 0.16; GCA_002389995.1, s__Ruminococcus sp002389995, 95.0, 76.9, 0.14</text:p>
          </table:table-cell>
          <table:table-cell office:value-type="float" office:value="98.39" calcext:value-type="float">
            <text:p>98.39</text:p>
          </table:table-cell>
          <table:table-cell office:value-type="float" office:value="11" calcext:value-type="float">
            <text:p>11</text:p>
          </table:table-cell>
          <table:table-cell office:value-type="float" office:value="0.938732131953" calcext:value-type="float">
            <text:p>0.9387321319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bregon-TitoAJ_2015__NO13__bin_4</text:p>
          </table:table-cell>
          <table:table-cell office:value-type="string" calcext:value-type="string">
            <text:p>d__Bacteria;p__Firmicutes_A;c__Clostridia;o__Oscillospirales;f__Ruminococcaceae;g__Ruminococcus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Ruminococcaceae;g__Ruminococcus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116855.1, s__Ruminococcus flavefaciens_R, 95.0, 78.55, 0.21; GCA_002350065.1, s__Ruminococcus flavefaciens_N, 95.0, 78.34, 0.16; GCF_000526795.1, s__Ruminococcus flavefaciens_D, 95.0, 78.27, 0.21; GCF_000518765.1, s__Ruminococcus flavefaciens, 95.0, 78.25, 0.24; GCF_000174895.1, s__Ruminococcus flavefaciens_A, 95.0, 78.24, 0.23; GCF_000621785.1, s__Ruminococcus flavefaciens_C, 95.0, 78.21, 0.2; GCF_900108555.1, s__Ruminococcus flavefaciens_P, 95.0, 78.2, 0.23; GCF_000621845.1, s__Ruminococcus flavefaciens_E, 95.0, 78.19, 0.21; GCF_900119075.1, s__Ruminococcus flavefaciens_Q, 95.0, 78.18, 0.22; GCA_900315975.1, s__Ruminococcus sp900315975, 95.0, 78.1, 0.18; GCA_900315755.1, s__Ruminococcus sp900315755, 95.0, 78.09, 0.2; GCF_000571935.1, s__Ruminococcus flavefaciens_F, 95.0, 78.01, 0.23; GCA_001604035.1, s__Ruminococcus sp001604035, 95.0, 78.0, 0.22; GCF_900143025.1, s__Ruminococcus flavefaciens_I, 95.0, 77.93, 0.25; GCA_002362135.1, s__Ruminococcus sp002362135, 95.0, 77.92, 0.23; GCA_002362175.1, s__Ruminococcus sp002362175, 95.0, 77.85, 0.19; GCA_900318825.1, s__Ruminococcus sp900318825, 95.0, 77.84, 0.19; GCA_002371825.1, s__Ruminococcus flavefaciens_L, 95.0, 77.77, 0.24; GCF_900119535.1, s__Ruminococcus flavefaciens_H, 95.0, 77.71, 0.2; GCF_000701945.1, s__Ruminococcus flavefaciens_B, 95.0, 77.68, 0.12; GCF_900109435.1, s__Ruminococcus flavefaciens_G, 95.0, 77.67, 0.15; GCA_002373775.1, s__Ruminococcus flavefaciens_M, 95.0, 77.62, 0.19; GCA_002438605.1, s__Ruminococcus sp002438605, 95.0, 77.45, 0.12; GCA_002309635.1, s__Ruminococcus flavefaciens_J, 95.0, 77.44, 0.17; GCA_002394695.1, s__Ruminococcus sp002394695, 95.0, 77.38, 0.14; GCA_002310115.1, s__Ruminococcus flavefaciens_K, 95.0, 77.25, 0.11; GCA_002414125.1, s__Ruminococcus sp002414125, 95.0, 77.19, 0.14; GCA_002389995.1, s__Ruminococcus sp002389995, 95.0, 77.16, 0.15; GCA_002348905.1, s__Ruminococcus flavefaciens_O, 95.0, 76.9, 0.16; GCA_900319195.1, s__Ruminococcus sp900319195, 95.0, 76.89, 0.15; GCA_900321885.1, s__Ruminococcus sp900321885, 95.0, 76.87, 0.15; GCA_003488415.1, s__Ruminococcus sp003488415, 95.0, 76.54, 0.09</text:p>
          </table:table-cell>
          <table:table-cell office:value-type="float" office:value="95.93" calcext:value-type="float">
            <text:p>95.93</text:p>
          </table:table-cell>
          <table:table-cell office:value-type="float" office:value="11" calcext:value-type="float">
            <text:p>11</text:p>
          </table:table-cell>
          <table:table-cell office:value-type="float" office:value="0.932450207172" calcext:value-type="float">
            <text:p>0.93245020717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QinJ_2012__NLM031__bin_15</text:p>
          </table:table-cell>
          <table:table-cell office:value-type="string" calcext:value-type="string">
            <text:p>d__Bacteria;p__Firmicutes_A;c__Clostridia;o__Oscillospirales;f__Ruminococcaceae;g__Ruminococcus_C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Ruminococcaceae;g__Ruminococcus_C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468015.1, s__Ruminococcus_C callidus, 95.0, 82.24, 0.49; GCA_000980705.1, s__Ruminococcus_C sp000980705, 95.0, 81.39, 0.49; GCA_000437175.1, s__Ruminococcus_C sp000437175, 95.0, 80.55, 0.42; GCA_000437255.1, s__Ruminococcus_C sp000437255, 95.0, 78.7, 0.2; GCA_000433635.1, s__Ruminococcus_C sp000433635, 95.0, 78.29, 0.22</text:p>
          </table:table-cell>
          <table:table-cell office:value-type="float" office:value="93.45" calcext:value-type="float">
            <text:p>93.45</text:p>
          </table:table-cell>
          <table:table-cell office:value-type="float" office:value="11" calcext:value-type="float">
            <text:p>11</text:p>
          </table:table-cell>
          <table:table-cell office:value-type="float" office:value="0.974725750263" calcext:value-type="float">
            <text:p>0.97472575026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bregon-TitoAJ_2015__SM43__bin_36</text:p>
          </table:table-cell>
          <table:table-cell office:value-type="string" calcext:value-type="string">
            <text:p>d__Bacteria;p__Firmicutes_A;c__Clostridia;o__Oscillospirales;f__Ruminococc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Ruminococ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75.95" calcext:value-type="float">
            <text:p>75.95</text:p>
          </table:table-cell>
          <table:table-cell office:value-type="float" office:value="11" calcext:value-type="float">
            <text:p>11</text:p>
          </table:table-cell>
          <table:table-cell office:value-type="float" office:value="0.863414344278" calcext:value-type="float">
            <text:p>0.86341434427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VogtmannE_2016__MMRS65742083ST-27-0-0__bin_9</text:p>
          </table:table-cell>
          <table:table-cell office:value-type="string" calcext:value-type="string">
            <text:p>d__Bacteria;p__Firmicutes_A;c__Clostridia;o__Oscillospirales;f__Ruminococc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Ruminococ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6.73" calcext:value-type="float">
            <text:p>96.73</text:p>
          </table:table-cell>
          <table:table-cell office:value-type="float" office:value="11" calcext:value-type="float">
            <text:p>11</text:p>
          </table:table-cell>
          <table:table-cell office:value-type="float" office:value="0.860679516911" calcext:value-type="float">
            <text:p>0.8606795169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ZellerG_2014__CCIS41692898ST-4-0__bin_21</text:p>
          </table:table-cell>
          <table:table-cell office:value-type="string" calcext:value-type="string">
            <text:p>d__Bacteria;p__Firmicutes_A;c__Clostridia;o__Oscillospirales;f__Ruminococcaceae;g__Ruminococcus_D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723465.1</text:p>
          </table:table-cell>
          <table:table-cell office:value-type="string" calcext:value-type="string">
            <text:p>d__Bacteria;p__Firmicutes_A;c__Clostridia;o__Oscillospirales;f__Ruminococcaceae;g__Ruminococcus_D;s__Ruminococcus_D bicirculans</text:p>
          </table:table-cell>
          <table:table-cell office:value-type="float" office:value="94.98" calcext:value-type="float">
            <text:p>94.9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__Bacteria;p__Firmicutes_A;c__Clostridia;o__Oscillospirales;f__Ruminococcaceae;g__Ruminococcus_D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4695.1, s__Ruminococcus_D sp000434695, 95.0, 79.2, 0.17; GCF_900119155.1, s__Ruminococcus_D sp900119155, 95.0, 78.81, 0.1; GCF_000178155.2, s__Ruminococcus_D albus_C, 95.0, 78.69, 0.16; GCF_000621805.1, s__Ruminococcus_D sp000621805, 95.0, 78.01, 0.17; GCF_000686125.1, s__Ruminococcus_D sp000686125, 95.0, 77.9, 0.16; GCA_900319075.1, s__Ruminococcus_D sp900319075, 95.0, 77.88, 0.17; GCA_002391065.1, s__Ruminococcus_D sp002391065, 95.0, 77.86, 0.2; GCA_900314975.1, s__Ruminococcus_D sp900314975, 95.0, 77.85, 0.17; GCA_900318545.1, s__Ruminococcus_D sp900318545, 95.0, 77.85, 0.2; GCF_000179635.2, s__Ruminococcus_D albus, 95.0, 77.76, 0.15; GCF_900112155.1, s__Ruminococcus_D albus_D, 95.0, 77.6, 0.17; GCF_900109655.1, s__Ruminococcus_D albus_B, 95.0, 77.53, 0.17; GCA_002371625.1, s__Ruminococcus_D sp002371625, 95.0, 77.5, 0.14; GCF_000526775.1, s__Ruminococcus_D albus_A, 95.0, 77.47, 0.16; GCA_002368715.1, s__Ruminococcus_D sp002368715, 95.0, 77.06, 0.17; GCA_002358895.1, s__Ruminococcus_D sp002358895, 95.0, 77.05, 0.24; GCF_900104495.1, s__Ruminococcus_D sp900104495, 95.0, 76.65, 0.08</text:p>
          </table:table-cell>
          <table:table-cell office:value-type="float" office:value="97.36" calcext:value-type="float">
            <text:p>97.36</text:p>
          </table:table-cell>
          <table:table-cell office:value-type="float" office:value="11" calcext:value-type="float">
            <text:p>11</text:p>
          </table:table-cell>
          <table:table-cell office:value-type="float" office:value="0.996506965299" calcext:value-type="float">
            <text:p>0.99650696529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6033__bin_83</text:p>
          </table:table-cell>
          <table:table-cell office:value-type="string" calcext:value-type="string">
            <text:p>d__Bacteria;p__Firmicutes_A;c__Clostridia;o__Oscillospirales;f__Ruminococc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Ruminococ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N/A</text:p>
          </table:table-cell>
          <table:table-cell office:value-type="float" office:value="98.69" calcext:value-type="float">
            <text:p>98.69</text:p>
          </table:table-cell>
          <table:table-cell office:value-type="float" office:value="11" calcext:value-type="float">
            <text:p>11</text:p>
          </table:table-cell>
          <table:table-cell office:value-type="float" office:value="0.761986984958" calcext:value-type="float">
            <text:p>0.76198698495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ZellerG_2014__CCIS24254057ST-4-0__bin_56</text:p>
          </table:table-cell>
          <table:table-cell office:value-type="string" calcext:value-type="string">
            <text:p>d__Bacteria;p__Firmicutes_A;c__Clostridia;o__Oscillospirales;f__Ruminococcaceae;g__Anaerotruncus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900199635.1</text:p>
          </table:table-cell>
          <table:table-cell office:value-type="string" calcext:value-type="string">
            <text:p>d__Bacteria;p__Firmicutes_A;c__Clostridia;o__Oscillospirales;f__Ruminococcaceae;g__Anaerotruncus;s__Anaerotruncus sp900199635</text:p>
          </table:table-cell>
          <table:table-cell office:value-type="float" office:value="93.48" calcext:value-type="float">
            <text:p>93.48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d__Bacteria;p__Firmicutes_A;c__Clostridia;o__Oscillospirales;f__Ruminococcaceae;g__Anaerotruncus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900078395.1, s__Anaerotruncus rubiinfantis, 95.0, 78.62, 0.29; GCF_000403395.2, s__Anaerotruncus sp000403395, 95.0, 78.26, 0.17; GCF_000154565.1, s__Anaerotruncus colihominis, 95.0, 78.24, 0.25; GCF_900186535.1, s__Anaerotruncus massiliensis, 95.0, 76.98, 0.14</text:p>
          </table:table-cell>
          <table:table-cell office:value-type="float" office:value="94.21" calcext:value-type="float">
            <text:p>94.21</text:p>
          </table:table-cell>
          <table:table-cell office:value-type="float" office:value="11" calcext:value-type="float">
            <text:p>11</text:p>
          </table:table-cell>
          <table:table-cell office:value-type="float" office:value="0.992082532635" calcext:value-type="float">
            <text:p>0.99208253263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uW_2016__SRR3992973__bin_65</text:p>
          </table:table-cell>
          <table:table-cell office:value-type="string" calcext:value-type="string">
            <text:p>d__Bacteria;p__Firmicutes_A;c__Clostridia;o__Oscillospirales;f__Ruminococcaceae;g__Hydrogenoanaerobacteriu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Ruminococ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47.52" calcext:value-type="float">
            <text:p>47.52</text:p>
          </table:table-cell>
          <table:table-cell office:value-type="float" office:value="11" calcext:value-type="float">
            <text:p>11</text:p>
          </table:table-cell>
          <table:table-cell office:value-type="float" office:value="0.904975462771" calcext:value-type="float">
            <text:p>0.90497546277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ymondF_2016__P17E0__bin_18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900066435.1</text:p>
          </table:table-cell>
          <table:table-cell office:value-type="string" calcext:value-type="string">
            <text:p>d__Bacteria;p__Firmicutes_A;c__Clostridia;o__Oscillospirales;f__Oscillospiraceae;g__Oscillibacter;s__Oscillibacter sp900066435</text:p>
          </table:table-cell>
          <table:table-cell office:value-type="float" office:value="88.19" calcext:value-type="float">
            <text:p>88.19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6875.1, s__Oscillibacter sp000436875, 95.0, 82.2, 0.52; GCF_000403435.2, s__Oscillibacter sp000403435, 95.0, 81.55, 0.47; GCA_001916835.1, s__Oscillibacter sp001916835, 95.0, 79.93, 0.53; GCF_900115635.1, s__Oscillibacter sp900115635, 95.0, 79.07, 0.34; GCA_003245395.1, s__Oscillibacter sp003245395, 95.0, 78.59, 0.28; GCF_000307265.1, s__Oscillibacter ruminantium, 95.0, 78.12, 0.26; GCF_000283575.1, s__Oscillibacter valericigenes, 95.0, 78.08, 0.28; GCA_002455655.1, s__Oscillibacter sp002455655, 95.0, 77.89, 0.27</text:p>
          </table:table-cell>
          <table:table-cell office:value-type="float" office:value="82.82" calcext:value-type="float">
            <text:p>82.82</text:p>
          </table:table-cell>
          <table:table-cell office:value-type="float" office:value="11" calcext:value-type="float">
            <text:p>11</text:p>
          </table:table-cell>
          <table:table-cell office:value-type="float" office:value="0.987137827311" calcext:value-type="float">
            <text:p>0.9871378273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KarlssonFH_2013__S487__bin_2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900066435.1</text:p>
          </table:table-cell>
          <table:table-cell office:value-type="string" calcext:value-type="string">
            <text:p>d__Bacteria;p__Firmicutes_A;c__Clostridia;o__Oscillospirales;f__Oscillospiraceae;g__Oscillibacter;s__Oscillibacter sp900066435</text:p>
          </table:table-cell>
          <table:table-cell office:value-type="float" office:value="81.99" calcext:value-type="float">
            <text:p>81.99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6875.1, s__Oscillibacter sp000436875, 95.0, 82.77, 0.6; GCF_000403435.2, s__Oscillibacter sp000403435, 95.0, 80.86, 0.47; GCA_001916835.1, s__Oscillibacter sp001916835, 95.0, 79.92, 0.52; GCF_900115635.1, s__Oscillibacter sp900115635, 95.0, 79.54, 0.36; GCA_003245395.1, s__Oscillibacter sp003245395, 95.0, 78.69, 0.29; GCF_000307265.1, s__Oscillibacter ruminantium, 95.0, 78.28, 0.28; GCF_000283575.1, s__Oscillibacter valericigenes, 95.0, 78.25, 0.29; GCA_002455655.1, s__Oscillibacter sp002455655, 95.0, 77.95, 0.27</text:p>
          </table:table-cell>
          <table:table-cell office:value-type="float" office:value="97.34" calcext:value-type="float">
            <text:p>97.34</text:p>
          </table:table-cell>
          <table:table-cell office:value-type="float" office:value="11" calcext:value-type="float">
            <text:p>11</text:p>
          </table:table-cell>
          <table:table-cell office:value-type="float" office:value="0.965951446502" calcext:value-type="float">
            <text:p>0.9659514465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ymondF_2016__P22E90__bin_89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0436875.1</text:p>
          </table:table-cell>
          <table:table-cell office:value-type="string" calcext:value-type="string">
            <text:p>d__Bacteria;p__Firmicutes_A;c__Clostridia;o__Oscillospirales;f__Oscillospiraceae;g__Oscillibacter;s__Oscillibacter sp000436875</text:p>
          </table:table-cell>
          <table:table-cell office:value-type="float" office:value="89.6" calcext:value-type="float">
            <text:p>89.6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066435.1, s__Oscillibacter sp900066435, 95.0, 82.86, 0.54; GCF_000403435.2, s__Oscillibacter sp000403435, 95.0, 80.45, 0.47; GCA_001916835.1, s__Oscillibacter sp001916835, 95.0, 79.78, 0.53; GCF_900115635.1, s__Oscillibacter sp900115635, 95.0, 79.44, 0.37; GCA_003245395.1, s__Oscillibacter sp003245395, 95.0, 78.64, 0.31; GCF_000307265.1, s__Oscillibacter ruminantium, 95.0, 78.32, 0.3; GCF_000283575.1, s__Oscillibacter valericigenes, 95.0, 78.13, 0.32; GCA_002455655.1, s__Oscillibacter sp002455655, 95.0, 78.05, 0.26</text:p>
          </table:table-cell>
          <table:table-cell office:value-type="float" office:value="83.41" calcext:value-type="float">
            <text:p>83.41</text:p>
          </table:table-cell>
          <table:table-cell office:value-type="float" office:value="11" calcext:value-type="float">
            <text:p>11</text:p>
          </table:table-cell>
          <table:table-cell office:value-type="float" office:value="0.991281152258" calcext:value-type="float">
            <text:p>0.99128115225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ZellerG_2014__CCIS14449628ST-4-0__bin_42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0436875.1</text:p>
          </table:table-cell>
          <table:table-cell office:value-type="string" calcext:value-type="string">
            <text:p>d__Bacteria;p__Firmicutes_A;c__Clostridia;o__Oscillospirales;f__Oscillospiraceae;g__Oscillibacter;s__Oscillibacter sp000436875</text:p>
          </table:table-cell>
          <table:table-cell office:value-type="float" office:value="81.18" calcext:value-type="float">
            <text:p>81.18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066435.1, s__Oscillibacter sp900066435, 95.0, 80.91, 0.45; GCF_000403435.2, s__Oscillibacter sp000403435, 95.0, 79.76, 0.39; GCA_001916835.1, s__Oscillibacter sp001916835, 95.0, 79.21, 0.27; GCF_900115635.1, s__Oscillibacter sp900115635, 95.0, 78.19, 0.31; GCF_000283575.1, s__Oscillibacter valericigenes, 95.0, 78.03, 0.2; GCA_002455655.1, s__Oscillibacter sp002455655, 95.0, 77.78, 0.18; GCF_000307265.1, s__Oscillibacter ruminantium, 95.0, 76.93, 0.25</text:p>
          </table:table-cell>
          <table:table-cell office:value-type="float" office:value="55.22" calcext:value-type="float">
            <text:p>55.22</text:p>
          </table:table-cell>
          <table:table-cell office:value-type="float" office:value="11" calcext:value-type="float">
            <text:p>11</text:p>
          </table:table-cell>
          <table:table-cell office:value-type="float" office:value="0.967988142796" calcext:value-type="float">
            <text:p>0.96798814279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enC_2017__RA011__bin_7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0436875.1</text:p>
          </table:table-cell>
          <table:table-cell office:value-type="string" calcext:value-type="string">
            <text:p>d__Bacteria;p__Firmicutes_A;c__Clostridia;o__Oscillospirales;f__Oscillospiraceae;g__Oscillibacter;s__Oscillibacter sp000436875</text:p>
          </table:table-cell>
          <table:table-cell office:value-type="float" office:value="81.42" calcext:value-type="float">
            <text:p>81.42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066435.1, s__Oscillibacter sp900066435, 95.0, 80.59, 0.43; GCF_000403435.2, s__Oscillibacter sp000403435, 95.0, 79.85, 0.42; GCA_001916835.1, s__Oscillibacter sp001916835, 95.0, 79.46, 0.39; GCF_900115635.1, s__Oscillibacter sp900115635, 95.0, 78.99, 0.35; GCA_003245395.1, s__Oscillibacter sp003245395, 95.0, 78.77, 0.23; GCF_000307265.1, s__Oscillibacter ruminantium, 95.0, 78.16, 0.27; GCA_002455655.1, s__Oscillibacter sp002455655, 95.0, 78.11, 0.21; GCF_000283575.1, s__Oscillibacter valericigenes, 95.0, 78.04, 0.26</text:p>
          </table:table-cell>
          <table:table-cell office:value-type="float" office:value="73.73" calcext:value-type="float">
            <text:p>73.73</text:p>
          </table:table-cell>
          <table:table-cell office:value-type="float" office:value="11" calcext:value-type="float">
            <text:p>11</text:p>
          </table:table-cell>
          <table:table-cell office:value-type="float" office:value="0.966783640381" calcext:value-type="float">
            <text:p>0.96678364038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ymondF_2016__P20E90__bin_24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0436875.1</text:p>
          </table:table-cell>
          <table:table-cell office:value-type="string" calcext:value-type="string">
            <text:p>d__Bacteria;p__Firmicutes_A;c__Clostridia;o__Oscillospirales;f__Oscillospiraceae;g__Oscillibacter;s__Oscillibacter sp000436875</text:p>
          </table:table-cell>
          <table:table-cell office:value-type="float" office:value="81.27" calcext:value-type="float">
            <text:p>81.27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066435.1, s__Oscillibacter sp900066435, 95.0, 80.58, 0.39; GCF_000403435.2, s__Oscillibacter sp000403435, 95.0, 79.61, 0.36; GCA_001916835.1, s__Oscillibacter sp001916835, 95.0, 79.5, 0.45; GCF_900115635.1, s__Oscillibacter sp900115635, 95.0, 79.16, 0.31; GCA_003245395.1, s__Oscillibacter sp003245395, 95.0, 78.76, 0.27; GCF_000307265.1, s__Oscillibacter ruminantium, 95.0, 78.44, 0.21; GCA_002455655.1, s__Oscillibacter sp002455655, 95.0, 78.07, 0.24; GCF_000283575.1, s__Oscillibacter valericigenes, 95.0, 77.94, 0.22</text:p>
          </table:table-cell>
          <table:table-cell office:value-type="float" office:value="89.66" calcext:value-type="float">
            <text:p>89.66</text:p>
          </table:table-cell>
          <table:table-cell office:value-type="float" office:value="11" calcext:value-type="float">
            <text:p>11</text:p>
          </table:table-cell>
          <table:table-cell office:value-type="float" office:value="0.96625020056" calcext:value-type="float">
            <text:p>0.9662502005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J_2017__H2M514108__bin_8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1916835.1</text:p>
          </table:table-cell>
          <table:table-cell office:value-type="string" calcext:value-type="string">
            <text:p>d__Bacteria;p__Firmicutes_A;c__Clostridia;o__Oscillospirales;f__Oscillospiraceae;g__Oscillibacter;s__Oscillibacter sp001916835</text:p>
          </table:table-cell>
          <table:table-cell office:value-type="float" office:value="84.77" calcext:value-type="float">
            <text:p>84.77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066435.1, s__Oscillibacter sp900066435, 95.0, 79.36, 0.52; GCF_000403435.2, s__Oscillibacter sp000403435, 95.0, 79.06, 0.48; GCA_000436875.1, s__Oscillibacter sp000436875, 95.0, 78.94, 0.42; GCF_900115635.1, s__Oscillibacter sp900115635, 95.0, 78.02, 0.32; GCF_000307265.1, s__Oscillibacter ruminantium, 95.0, 77.97, 0.34; GCF_000283575.1, s__Oscillibacter valericigenes, 95.0, 77.72, 0.32; GCA_002455655.1, s__Oscillibacter sp002455655, 95.0, 77.55, 0.26; GCA_003245395.1, s__Oscillibacter sp003245395, 95.0, 77.36, 0.2</text:p>
          </table:table-cell>
          <table:table-cell office:value-type="float" office:value="87.18" calcext:value-type="float">
            <text:p>87.18</text:p>
          </table:table-cell>
          <table:table-cell office:value-type="float" office:value="11" calcext:value-type="float">
            <text:p>11</text:p>
          </table:table-cell>
          <table:table-cell office:value-type="float" office:value="0.979549958463" calcext:value-type="float">
            <text:p>0.97954995846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uW_2016__SRR3993037__bin_35</text:p>
          </table:table-cell>
          <table:table-cell office:value-type="string" calcext:value-type="string">
            <text:p>d__Bacteria;p__Firmicutes_A;c__Clostridia;o__Oscillospirales;f__Oscillospiraceae;g__CAG-110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525905.1</text:p>
          </table:table-cell>
          <table:table-cell office:value-type="string" calcext:value-type="string">
            <text:p>d__Bacteria;p__Firmicutes_A;c__Clostridia;o__Oscillospirales;f__Oscillospiraceae;g__CAG-110;s__CAG-110 sp003525905</text:p>
          </table:table-cell>
          <table:table-cell office:value-type="float" office:value="79.08" calcext:value-type="float">
            <text:p>79.0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__Bacteria;p__Firmicutes_A;c__Clostridia;o__Oscillospirales;f__Oscillospiraceae;g__CAG-110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316335.1, s__CAG-110 sp900316335, 95.0, 77.98, 0.14; GCA_000434635.1, s__CAG-110 sp000434635, 95.0, 77.85, 0.11; GCA_900315595.1, s__CAG-110 sp900315595, 95.0, 77.48, 0.13; GCA_002436765.1, s__CAG-110 sp002436765, 95.0, 77.38, 0.12; GCA_002437585.1, s__CAG-110 sp002437585, 95.0, 76.99, 0.09; GCA_000435995.1, s__CAG-110 sp000435995, 95.0, 76.75, 0.08</text:p>
          </table:table-cell>
          <table:table-cell office:value-type="float" office:value="90.81" calcext:value-type="float">
            <text:p>90.81</text:p>
          </table:table-cell>
          <table:table-cell office:value-type="float" office:value="11" calcext:value-type="float">
            <text:p>11</text:p>
          </table:table-cell>
          <table:table-cell office:value-type="float" office:value="0.946143901984" calcext:value-type="float">
            <text:p>0.94614390198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mpelliS_2015__H17__bin_5</text:p>
          </table:table-cell>
          <table:table-cell office:value-type="string" calcext:value-type="string">
            <text:p>d__Bacteria;p__Firmicutes_A;c__Clostridia;o__Oscillospirales;f__Oscillospiraceae;g__F23-B02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Oscillospiraceae;g__F23-B02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1916715.1, s__F23-B02 sp001916715, 95.0, 81.62, 0.68; GCA_002472405.1, s__F23-B02 sp002472405, 95.0, 81.4, 0.67; GCA_000431075.1, s__F23-B02 sp000431075, 95.0, 79.9, 0.42; GCA_003533405.1, s__F23-B02 sp003533405, 95.0, 79.58, 0.42; GCA_002314685.1, s__F23-B02 sp002314685, 95.0, 78.57, 0.28</text:p>
          </table:table-cell>
          <table:table-cell office:value-type="float" office:value="75.48" calcext:value-type="float">
            <text:p>75.48</text:p>
          </table:table-cell>
          <table:table-cell office:value-type="float" office:value="11" calcext:value-type="float">
            <text:p>11</text:p>
          </table:table-cell>
          <table:table-cell office:value-type="float" office:value="0.976877516383" calcext:value-type="float">
            <text:p>0.97687751638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chirmerM_2016__G89065__bin_22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900317855.1</text:p>
          </table:table-cell>
          <table:table-cell office:value-type="string" calcext:value-type="string">
            <text:p>d__Bacteria;p__Firmicutes_A;c__Clostridia;o__Oscillospirales;f__Oscillospiraceae;g__CAG-103;s__CAG-103 sp900317855</text:p>
          </table:table-cell>
          <table:table-cell office:value-type="float" office:value="92.19" calcext:value-type="float">
            <text:p>92.1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2375.1, s__CAG-103 sp000432375, 95.0, 92.28, 0.89; GCA_900316745.1, s__CAG-103 sp900316745, 95.0, 79.9, 0.46; GCA_900317905.1, s__CAG-103 sp900317905, 95.0, 78.54, 0.31</text:p>
          </table:table-cell>
          <table:table-cell office:value-type="float" office:value="72.98" calcext:value-type="float">
            <text:p>72.98</text:p>
          </table:table-cell>
          <table:table-cell office:value-type="float" office:value="11" calcext:value-type="float">
            <text:p>11</text:p>
          </table:table-cell>
          <table:table-cell office:value-type="float" office:value="0.995197882846" calcext:value-type="float">
            <text:p>0.99519788284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WenC_2017__RA047__bin_87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2375.1, s__CAG-103 sp000432375, 95.0, 93.22, 0.85; GCA_900317855.1, s__CAG-103 sp900317855, 95.0, 92.58, 0.82; GCA_900316745.1, s__CAG-103 sp900316745, 95.0, 80.45, 0.44</text:p>
          </table:table-cell>
          <table:table-cell office:value-type="float" office:value="39.33" calcext:value-type="float">
            <text:p>39.33</text:p>
          </table:table-cell>
          <table:table-cell office:value-type="float" office:value="11" calcext:value-type="float">
            <text:p>11</text:p>
          </table:table-cell>
          <table:table-cell office:value-type="float" office:value="0.988590987518" calcext:value-type="float">
            <text:p>0.9885909875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ChatelierE_2013__MH0175__bin_7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2375.1, s__CAG-103 sp000432375, 95.0, 88.94, 0.63; GCA_900317855.1, s__CAG-103 sp900317855, 95.0, 88.62, 0.6; GCA_900316745.1, s__CAG-103 sp900316745, 95.0, 78.76, 0.32</text:p>
          </table:table-cell>
          <table:table-cell office:value-type="float" office:value="36.73" calcext:value-type="float">
            <text:p>36.73</text:p>
          </table:table-cell>
          <table:table-cell office:value-type="float" office:value="11" calcext:value-type="float">
            <text:p>11</text:p>
          </table:table-cell>
          <table:table-cell office:value-type="float" office:value="0.983056786342" calcext:value-type="float">
            <text:p>0.98305678634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J_2014__MH0358__bin_54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317855.1, s__CAG-103 sp900317855, 95.0, 81.41, 0.55; GCA_000432375.1, s__CAG-103 sp000432375, 95.0, 81.22, 0.56; GCA_900316745.1, s__CAG-103 sp900316745, 95.0, 80.15, 0.43; GCA_900317905.1, s__CAG-103 sp900317905, 95.0, 78.92, 0.36</text:p>
          </table:table-cell>
          <table:table-cell office:value-type="float" office:value="92.62" calcext:value-type="float">
            <text:p>92.62</text:p>
          </table:table-cell>
          <table:table-cell office:value-type="float" office:value="11" calcext:value-type="float">
            <text:p>11</text:p>
          </table:table-cell>
          <table:table-cell office:value-type="float" office:value="0.92841878355" calcext:value-type="float">
            <text:p>0.9284187835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7138__bin_48</text:p>
          </table:table-cell>
          <table:table-cell office:value-type="string" calcext:value-type="string">
            <text:p>d__Bacteria;p__Firmicutes_A;c__Clostridia;o__Oscillospirales;f__Butyricicocc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Butyricicoc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N/A</text:p>
          </table:table-cell>
          <table:table-cell office:value-type="float" office:value="78.31" calcext:value-type="float">
            <text:p>78.31</text:p>
          </table:table-cell>
          <table:table-cell office:value-type="float" office:value="11" calcext:value-type="float">
            <text:p>11</text:p>
          </table:table-cell>
          <table:table-cell office:value-type="float" office:value="0.796543943502" calcext:value-type="float">
            <text:p>0.7965439435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QinN_2014__LD-35__bin_44</text:p>
          </table:table-cell>
          <table:table-cell office:value-type="string" calcext:value-type="string">
            <text:p>d__Bacteria;p__Firmicutes_A;c__Clostridia;o__Oscillospirales;f__Butyricicocc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Butyricicoc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N/A</text:p>
          </table:table-cell>
          <table:table-cell office:value-type="float" office:value="79.13" calcext:value-type="float">
            <text:p>79.13</text:p>
          </table:table-cell>
          <table:table-cell office:value-type="float" office:value="11" calcext:value-type="float">
            <text:p>11</text:p>
          </table:table-cell>
          <table:table-cell office:value-type="float" office:value="0.79369435062" calcext:value-type="float">
            <text:p>0.7936943506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6050__bin_45</text:p>
          </table:table-cell>
          <table:table-cell office:value-type="string" calcext:value-type="string">
            <text:p>d__Bacteria;p__Firmicutes_A;c__Clostridia;o__Oscillospirales;f__CAG-272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CAG-272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N/A</text:p>
          </table:table-cell>
          <table:table-cell office:value-type="float" office:value="85.02" calcext:value-type="float">
            <text:p>85.02</text:p>
          </table:table-cell>
          <table:table-cell office:value-type="float" office:value="11" calcext:value-type="float">
            <text:p>11</text:p>
          </table:table-cell>
          <table:table-cell office:value-type="float" office:value="0.755622466875" calcext:value-type="float">
            <text:p>0.75562246687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aymondF_2016__P1E7__bin_20</text:p>
          </table:table-cell>
          <table:table-cell office:value-type="string" calcext:value-type="string">
            <text:p>d__Bacteria;p__Firmicutes_A;c__Clostridia;o__Oscillospirales;f__CAG-272;g__QALR01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150035.1</text:p>
          </table:table-cell>
          <table:table-cell office:value-type="string" calcext:value-type="string">
            <text:p>d__Bacteria;p__Firmicutes_A;c__Clostridia;o__Oscillospirales;f__CAG-272;g__QALR01;s__QALR01 sp003150035</text:p>
          </table:table-cell>
          <table:table-cell office:value-type="float" office:value="78.7" calcext:value-type="float">
            <text:p>78.7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d__Bacteria;p__Firmicutes_A;c__Clostridia;o__Oscillospirales;f__CAG-272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75.52" calcext:value-type="float">
            <text:p>75.52</text:p>
          </table:table-cell>
          <table:table-cell office:value-type="float" office:value="11" calcext:value-type="float">
            <text:p>11</text:p>
          </table:table-cell>
          <table:table-cell office:value-type="float" office:value="0.959132136827" calcext:value-type="float">
            <text:p>0.95913213682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ChatelierE_2013__MH0197__bin_56</text:p>
          </table:table-cell>
          <table:table-cell office:value-type="string" calcext:value-type="string">
            <text:p>d__Bacteria;p__Firmicutes_A;c__Clostridia;o__Oscillospirales;f__UBA644_A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58.31" calcext:value-type="float">
            <text:p>58.31</text:p>
          </table:table-cell>
          <table:table-cell office:value-type="float" office:value="11" calcext:value-type="float">
            <text:p>11</text:p>
          </table:table-cell>
          <table:table-cell office:value-type="float" office:value="0.740984963686" calcext:value-type="float">
            <text:p>0.74098496368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J_2014__MH0340__bin_30</text:p>
          </table:table-cell>
          <table:table-cell office:value-type="string" calcext:value-type="string">
            <text:p>d__Bacteria;p__Firmicutes_A;c__Clostridia;o__Oscillospirales;f__UBA644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84.62" calcext:value-type="float">
            <text:p>84.62</text:p>
          </table:table-cell>
          <table:table-cell office:value-type="float" office:value="11" calcext:value-type="float">
            <text:p>11</text:p>
          </table:table-cell>
          <table:table-cell office:value-type="float" office:value="0.763980921679" calcext:value-type="float">
            <text:p>0.76398092167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7393__bin_81</text:p>
          </table:table-cell>
          <table:table-cell office:value-type="string" calcext:value-type="string">
            <text:p>d__Bacteria;p__Firmicutes_A;c__Clostridia;o__Oscillospirales;f__UBA644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57.98" calcext:value-type="float">
            <text:p>57.98</text:p>
          </table:table-cell>
          <table:table-cell office:value-type="float" office:value="11" calcext:value-type="float">
            <text:p>11</text:p>
          </table:table-cell>
          <table:table-cell office:value-type="float" office:value="0.756109200976" calcext:value-type="float">
            <text:p>0.75610920097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oombaR_2017__SID5447_cka__bin_20</text:p>
          </table:table-cell>
          <table:table-cell office:value-type="string" calcext:value-type="string">
            <text:p>d__Bacteria;p__Firmicutes_A;c__Clostridia;o__Lachnospirales;f__Lachnospiraceae;g__CAG-95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CAG-95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2490775.1, s__CAG-95 sp002490775, 95.0, 79.27, 0.44; GCF_000403495.2, s__CAG-95 sp000403495, 95.0, 79.15, 0.51; GCA_002492465.1, s__CAG-95 sp002492465, 95.0, 78.02, 0.34; GCA_900066375.1, s__CAG-95 sp900066375, 95.0, 77.69, 0.21; GCA_000436115.1, s__CAG-95 sp000436115, 95.0, 77.62, 0.28; GCA_000438155.1, s__CAG-95 sp000438155, 95.0, 77.23, 0.15</text:p>
          </table:table-cell>
          <table:table-cell office:value-type="float" office:value="87.52" calcext:value-type="float">
            <text:p>87.52</text:p>
          </table:table-cell>
          <table:table-cell office:value-type="float" office:value="11" calcext:value-type="float">
            <text:p>11</text:p>
          </table:table-cell>
          <table:table-cell office:value-type="float" office:value="0.95847321909" calcext:value-type="float">
            <text:p>0.958473219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ChatelierE_2013__MH0193__bin_18</text:p>
          </table:table-cell>
          <table:table-cell office:value-type="string" calcext:value-type="string">
            <text:p>d__Bacteria;p__Firmicutes_A;c__Clostridia;o__Lachnospirales;f__Lachnospiraceae;g__COE1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1916965.1</text:p>
          </table:table-cell>
          <table:table-cell office:value-type="string" calcext:value-type="string">
            <text:p>d__Bacteria;p__Firmicutes_A;c__Clostridia;o__Lachnospirales;f__Lachnospiraceae;g__COE1;s__COE1 sp001916965</text:p>
          </table:table-cell>
          <table:table-cell office:value-type="float" office:value="85.29" calcext:value-type="float">
            <text:p>85.29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d__Bacteria;p__Firmicutes_A;c__Clostridia;o__Lachnospirales;f__Lachnospiraceae;g__COE1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403215.1, s__COE1 sp000403215, 95.0, 77.48, 0.08; GCF_000403335.2, s__COE1 sp000403335, 95.0, 77.22, 0.08; GCA_002491195.1, s__COE1 sp002491195, 95.0, 77.04, 0.09; GCA_002490665.1, s__COE1 sp002490665, 95.0, 77.01, 0.07; GCA_002358575.1, s__COE1 sp002358575, 95.0, 76.99, 0.09; GCA_003513705.1, s__COE1 sp003513705, 95.0, 76.92, 0.06; GCA_002492295.1, s__COE1 sp002492295, 95.0, 76.37, 0.07</text:p>
          </table:table-cell>
          <table:table-cell office:value-type="float" office:value="96.45" calcext:value-type="float">
            <text:p>96.45</text:p>
          </table:table-cell>
          <table:table-cell office:value-type="float" office:value="11" calcext:value-type="float">
            <text:p>11</text:p>
          </table:table-cell>
          <table:table-cell office:value-type="float" office:value="0.982410055569" calcext:value-type="float">
            <text:p>0.98241005556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7315__bin_17</text:p>
          </table:table-cell>
          <table:table-cell office:value-type="string" calcext:value-type="string">
            <text:p>d__Bacteria;p__Firmicutes_A;c__Clostridia;o__Lachnospirales;f__Lachnospiraceae;g__Acetatifactor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Acetatifacto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066365.1, s__Acetatifactor sp900066365, 95.0, 78.38, 0.23; GCA_900066565.1, s__Acetatifactor sp900066565, 95.0, 78.12, 0.23; GCA_003447295.1, s__Acetatifactor sp003447295, 95.0, 78.02, 0.2; GCA_002431915.1, s__Acetatifactor sp002431915, 95.0, 77.89, 0.21; GCA_900320485.1, s__Acetatifactor sp900320485, 95.0, 77.49, 0.08; GCA_002314715.1, s__Acetatifactor sp002314715, 95.0, 77.38, 0.13; GCF_900248245.1, s__Acetatifactor muris, 95.0, 76.94, 0.14; GCA_002368865.1, s__Acetatifactor sp002368865, 95.0, 76.46, 0.09; GCA_002490995.1, s__Acetatifactor sp002490995, 95.0, 76.33, 0.11</text:p>
          </table:table-cell>
          <table:table-cell office:value-type="float" office:value="83.87" calcext:value-type="float">
            <text:p>83.87</text:p>
          </table:table-cell>
          <table:table-cell office:value-type="float" office:value="11" calcext:value-type="float">
            <text:p>11</text:p>
          </table:table-cell>
          <table:table-cell office:value-type="float" office:value="0.913662613867" calcext:value-type="float">
            <text:p>0.91366261386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6058__bin_33</text:p>
          </table:table-cell>
          <table:table-cell office:value-type="string" calcext:value-type="string">
            <text:p>d__Bacteria;p__Firmicutes_A;c__Clostridia;o__Lachnospirales;f__Lachnospir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N/A</text:p>
          </table:table-cell>
          <table:table-cell office:value-type="float" office:value="94.94" calcext:value-type="float">
            <text:p>94.94</text:p>
          </table:table-cell>
          <table:table-cell office:value-type="float" office:value="11" calcext:value-type="float">
            <text:p>11</text:p>
          </table:table-cell>
          <table:table-cell office:value-type="float" office:value="0.848176561357" calcext:value-type="float">
            <text:p>0.84817656135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ChatelierE_2013__MH0220__bin_9</text:p>
          </table:table-cell>
          <table:table-cell office:value-type="string" calcext:value-type="string">
            <text:p>d__Bacteria;p__Firmicutes_A;c__Clostridia;o__Lachnospirales;f__Lachnospir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N/A</text:p>
          </table:table-cell>
          <table:table-cell office:value-type="float" office:value="42.12" calcext:value-type="float">
            <text:p>42.12</text:p>
          </table:table-cell>
          <table:table-cell office:value-type="float" office:value="11" calcext:value-type="float">
            <text:p>11</text:p>
          </table:table-cell>
          <table:table-cell office:value-type="float" office:value="0.847796301902" calcext:value-type="float">
            <text:p>0.8477963019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ZellerG_2014__CCMD19497912ST-21-0__bin_15</text:p>
          </table:table-cell>
          <table:table-cell office:value-type="string" calcext:value-type="string">
            <text:p>d__Bacteria;p__Firmicutes_A;c__Clostridia;o__Lachnospirales;f__Lachnospiraceae;g__GCA-900066575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GCA-900066575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2160825.1, s__GCA-900066575 sp002160825, 95.0, 82.42, 0.68; GCF_002160765.1, s__GCA-900066575 sp002160765, 95.0, 81.9, 0.66; GCA_900066385.1, s__GCA-900066575 sp900066385, 95.0, 79.35, 0.38</text:p>
          </table:table-cell>
          <table:table-cell office:value-type="float" office:value="95.3" calcext:value-type="float">
            <text:p>95.3</text:p>
          </table:table-cell>
          <table:table-cell office:value-type="float" office:value="11" calcext:value-type="float">
            <text:p>11</text:p>
          </table:table-cell>
          <table:table-cell office:value-type="float" office:value="0.972873358368" calcext:value-type="float">
            <text:p>0.97287335836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bregon-TitoAJ_2015__SM41__bin_24</text:p>
          </table:table-cell>
          <table:table-cell office:value-type="string" calcext:value-type="string">
            <text:p>d__Bacteria;p__Firmicutes_A;c__Clostridia;o__Lachnospirales;f__Lachnospiraceae;g__Coprococcus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154425.1</text:p>
          </table:table-cell>
          <table:table-cell office:value-type="string" calcext:value-type="string">
            <text:p>d__Bacteria;p__Firmicutes_A;c__Clostridia;o__Lachnospirales;f__Lachnospiraceae;g__Coprococcus;s__Coprococcus eutactus</text:p>
          </table:table-cell>
          <table:table-cell office:value-type="float" office:value="89.3" calcext:value-type="float">
            <text:p>89.3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d__Bacteria;p__Firmicutes_A;c__Clostridia;o__Lachnospirales;f__Lachnospiraceae;g__Coprococcus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1404675.1, s__Coprococcus eutactus_A, 95.0, 86.62, 0.66; GCF_000154245.1, s__Coprococcus sp000154245, 95.0, 78.31, 0.13; GCA_000433075.1, s__Coprococcus sp000433075, 95.0, 78.12, 0.17; GCA_900066115.1, s__Coprococcus sp900066115, 95.0, 77.95, 0.14; GCA_002437435.1, s__Coprococcus sp002437435, 95.0, 77.5, 0.13</text:p>
          </table:table-cell>
          <table:table-cell office:value-type="float" office:value="53.43" calcext:value-type="float">
            <text:p>53.43</text:p>
          </table:table-cell>
          <table:table-cell office:value-type="float" office:value="11" calcext:value-type="float">
            <text:p>11</text:p>
          </table:table-cell>
          <table:table-cell office:value-type="float" office:value="0.991626462724" calcext:value-type="float">
            <text:p>0.99162646272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KarlssonFH_2013__S54__bin_11</text:p>
          </table:table-cell>
          <table:table-cell office:value-type="string" calcext:value-type="string">
            <text:p>d__Bacteria;p__Firmicutes_A;c__Clostridia;o__Lachnospirales;f__Lachnospiraceae;g__CAG-590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CAG-590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1135.1, s__CAG-590 sp000431135, 95.0, 78.61, 0.24; GCA_003530125.1, s__CAG-590 sp003530125, 95.0, 78.38, 0.2; GCA_900313855.1, s__CAG-590 sp900313855, 95.0, 76.76, 0.12</text:p>
          </table:table-cell>
          <table:table-cell office:value-type="float" office:value="98.39" calcext:value-type="float">
            <text:p>98.39</text:p>
          </table:table-cell>
          <table:table-cell office:value-type="float" office:value="11" calcext:value-type="float">
            <text:p>11</text:p>
          </table:table-cell>
          <table:table-cell office:value-type="float" office:value="0.946763959675" calcext:value-type="float">
            <text:p>0.94676395967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ChatelierE_2013__MH0149__bin_2</text:p>
          </table:table-cell>
          <table:table-cell office:value-type="string" calcext:value-type="string">
            <text:p>d__Bacteria;p__Firmicutes_A;c__Clostridia;o__Lachnospirales;f__Lachnospiraceae;g__CAG-590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CAG-590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1135.1, s__CAG-590 sp000431135, 95.0, 78.23, 0.24; GCA_003530125.1, s__CAG-590 sp003530125, 95.0, 78.08, 0.21; GCA_900313855.1, s__CAG-590 sp900313855, 95.0, 76.51, 0.1</text:p>
          </table:table-cell>
          <table:table-cell office:value-type="float" office:value="95.97" calcext:value-type="float">
            <text:p>95.97</text:p>
          </table:table-cell>
          <table:table-cell office:value-type="float" office:value="11" calcext:value-type="float">
            <text:p>11</text:p>
          </table:table-cell>
          <table:table-cell office:value-type="float" office:value="0.946038292249" calcext:value-type="float">
            <text:p>0.94603829224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7322__bin_13</text:p>
          </table:table-cell>
          <table:table-cell office:value-type="string" calcext:value-type="string">
            <text:p>d__Bacteria;p__Firmicutes_A;c__Clostridia;o__Lachnospirales;f__Lachnospir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7.32" calcext:value-type="float">
            <text:p>97.32</text:p>
          </table:table-cell>
          <table:table-cell office:value-type="float" office:value="11" calcext:value-type="float">
            <text:p>11</text:p>
          </table:table-cell>
          <table:table-cell office:value-type="float" office:value="0.903605187459" calcext:value-type="float">
            <text:p>0.90360518745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J_2014__MH0370__bin_26</text:p>
          </table:table-cell>
          <table:table-cell office:value-type="string" calcext:value-type="string">
            <text:p>d__Bacteria;p__Firmicutes_A;c__Clostridia;o__Lachnospirales;f__Lachnospiraceae;g__Lachnoclostridium_A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2160755.1</text:p>
          </table:table-cell>
          <table:table-cell office:value-type="string" calcext:value-type="string">
            <text:p>d__Bacteria;p__Firmicutes_A;c__Clostridia;o__Lachnospirales;f__Lachnospiraceae;g__Lachnoclostridium_A;s__Lachnoclostridium_A sp002160755</text:p>
          </table:table-cell>
          <table:table-cell office:value-type="float" office:value="81.34" calcext:value-type="float">
            <text:p>81.3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d__Bacteria;p__Firmicutes_A;c__Clostridia;o__Lachnospirales;f__Lachnospiraceae;g__Lachnoclostridium_A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900240245.1, s__Lachnoclostridium_A edouardi, 95.0, 76.57, 0.09</text:p>
          </table:table-cell>
          <table:table-cell office:value-type="float" office:value="70.62" calcext:value-type="float">
            <text:p>70.62</text:p>
          </table:table-cell>
          <table:table-cell office:value-type="float" office:value="11" calcext:value-type="float">
            <text:p>11</text:p>
          </table:table-cell>
          <table:table-cell office:value-type="float" office:value="0.958067296238" calcext:value-type="float">
            <text:p>0.958067296238</text:p>
          </table:table-cell>
          <table:table-cell office:value-type="string" calcext:value-type="string">
            <text:p>Genome has more than 10.0% of markers with multiple hits</text:p>
          </table:table-cell>
        </table:table-row>
        <table:table-row table:style-name="ro1">
          <table:table-cell office:value-type="string" calcext:value-type="string">
            <text:p>LiJ_2014__MH0358__bin_21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424325.1, s__Clostridium_M clostridioforme_A, 95.0, 89.42, 0.59; GCF_900113155.1, s__Clostridium_M clostridioforme, 95.0, 88.75, 0.6; GCF_002234575.2, s__Clostridium_M bolteae, 95.0, 88.19, 0.78; GCF_000155435.1, s__Clostridium_M sp000155435, 95.0, 80.29, 0.41; GCF_000233455.1, s__Clostridium_M citroniae, 95.0, 79.9, 0.38; GCA_001304855.1, s__Clostridium_M sp001304855, 95.0, 78.94, 0.28; GCF_001517625.2, s__Clostridium_M sp001517625, 95.0, 78.47, 0.19; GCF_003024655.1, s__Clostridium_M lavalense, 95.0, 78.32, 0.21; GCF_000158075.1, s__Clostridium_M asparagiforme, 95.0, 78.15, 0.2; GCA_000431375.1, s__Clostridium_M sp000431375, 95.0, 77.93, 0.16</text:p>
          </table:table-cell>
          <table:table-cell office:value-type="float" office:value="94.27" calcext:value-type="float">
            <text:p>94.27</text:p>
          </table:table-cell>
          <table:table-cell office:value-type="float" office:value="11" calcext:value-type="float">
            <text:p>11</text:p>
          </table:table-cell>
          <table:table-cell office:value-type="float" office:value="0.984698620619" calcext:value-type="float">
            <text:p>0.98469862061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iJ_2014__MH0389__bin_74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424325.1, s__Clostridium_M clostridioforme_A, 95.0, 78.8, 0.3; GCF_000155435.1, s__Clostridium_M sp000155435, 95.0, 78.52, 0.32; GCF_000233455.1, s__Clostridium_M citroniae, 95.0, 78.5, 0.34; GCF_001517625.2, s__Clostridium_M sp001517625, 95.0, 78.49, 0.26; GCF_002234575.2, s__Clostridium_M bolteae, 95.0, 78.48, 0.31; GCF_900113155.1, s__Clostridium_M clostridioforme, 95.0, 78.39, 0.32; GCA_000431375.1, s__Clostridium_M sp000431375, 95.0, 78.04, 0.21; GCF_000158075.1, s__Clostridium_M asparagiforme, 95.0, 78.0, 0.25; GCF_003024655.1, s__Clostridium_M lavalense, 95.0, 77.95, 0.27; GCA_001304855.1, s__Clostridium_M sp001304855, 95.0, 77.81, 0.25</text:p>
          </table:table-cell>
          <table:table-cell office:value-type="float" office:value="74.52" calcext:value-type="float">
            <text:p>74.52</text:p>
          </table:table-cell>
          <table:table-cell office:value-type="float" office:value="11" calcext:value-type="float">
            <text:p>11</text:p>
          </table:table-cell>
          <table:table-cell office:value-type="float" office:value="0.931891822722" calcext:value-type="float">
            <text:p>0.93189182272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6525__bin_98</text:p>
          </table:table-cell>
          <table:table-cell office:value-type="string" calcext:value-type="string">
            <text:p>d__Bacteria;p__Firmicutes_A;c__Clostridia;o__Lachnospirales;f__CAG-274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4.38" calcext:value-type="float">
            <text:p>94.38</text:p>
          </table:table-cell>
          <table:table-cell office:value-type="float" office:value="11" calcext:value-type="float">
            <text:p>11</text:p>
          </table:table-cell>
          <table:table-cell office:value-type="float" office:value="0.785342782265" calcext:value-type="float">
            <text:p>0.78534278226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elsenHB_2014__V1_UC55_0__bin_87</text:p>
          </table:table-cell>
          <table:table-cell office:value-type="string" calcext:value-type="string">
            <text:p>d__Bacteria;p__Firmicutes_A;c__Clostridia;o__Peptostreptococcales;f__Anaerovoracaceae;g__Emergencia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Peptostreptococcales;f__Anaerovora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73.43" calcext:value-type="float">
            <text:p>73.43</text:p>
          </table:table-cell>
          <table:table-cell office:value-type="float" office:value="11" calcext:value-type="float">
            <text:p>11</text:p>
          </table:table-cell>
          <table:table-cell office:value-type="float" office:value="0.906778000965" calcext:value-type="float">
            <text:p>0.90677800096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ChatelierE_2013__MH0433__bin_54</text:p>
          </table:table-cell>
          <table:table-cell office:value-type="string" calcext:value-type="string">
            <text:p>d__Bacteria;p__Firmicutes_A;c__Clostridia;o__Peptostreptococcales;f__Anaerovoracaceae;g__CAG-145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Peptostreptococcales;f__Anaerovoracaceae;g__CAG-145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3150015.1, s__CAG-145 sp003150015, 95.0, 78.34, 0.11; GCA_000435715.1, s__CAG-145 sp000435715, 95.0, 77.87, 0.23; GCA_002320005.1, s__CAG-145 sp002320005, 95.0, 77.62, 0.17</text:p>
          </table:table-cell>
          <table:table-cell office:value-type="float" office:value="95.58" calcext:value-type="float">
            <text:p>95.58</text:p>
          </table:table-cell>
          <table:table-cell office:value-type="float" office:value="11" calcext:value-type="float">
            <text:p>11</text:p>
          </table:table-cell>
          <table:table-cell office:value-type="float" office:value="0.92778539861" calcext:value-type="float">
            <text:p>0.9277853986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KarlssonFH_2013__S317__bin_17</text:p>
          </table:table-cell>
          <table:table-cell office:value-type="string" calcext:value-type="string">
            <text:p>d__Bacteria;p__Firmicutes_A;c__Clostridia;o__Peptostreptococcales;f__Anaerovoracaceae;g__CAG-145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Peptostreptococcales;f__Anaerovoracaceae;g__CAG-145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5715.1, s__CAG-145 sp000435715, 95.0, 78.75, 0.23; GCA_003150015.1, s__CAG-145 sp003150015, 95.0, 78.44, 0.1; GCA_002320005.1, s__CAG-145 sp002320005, 95.0, 78.03, 0.17; GCA_000435615.1, s__CAG-145 sp000435615, 95.0, 77.58, 0.07; GCA_002439735.1, s__CAG-145 sp002439735, 95.0, 77.41, 0.08</text:p>
          </table:table-cell>
          <table:table-cell office:value-type="float" office:value="95.14" calcext:value-type="float">
            <text:p>95.14</text:p>
          </table:table-cell>
          <table:table-cell office:value-type="float" office:value="11" calcext:value-type="float">
            <text:p>11</text:p>
          </table:table-cell>
          <table:table-cell office:value-type="float" office:value="0.899132344402" calcext:value-type="float">
            <text:p>0.8991323444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eChatelierE_2013__MH0203__bin_50</text:p>
          </table:table-cell>
          <table:table-cell office:value-type="string" calcext:value-type="string">
            <text:p>d__Bacteria;p__Firmicutes_A;c__Clostridia;o__Peptostreptococcales;f__Anaerovoracaceae;g__CAG-145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Peptostreptococcales;f__Anaerovoracaceae;g__CAG-145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3150015.1, s__CAG-145 sp003150015, 95.0, 78.05, 0.11; GCA_000435715.1, s__CAG-145 sp000435715, 95.0, 77.93, 0.18; GCA_002320005.1, s__CAG-145 sp002320005, 95.0, 77.81, 0.17; GCA_000435615.1, s__CAG-145 sp000435615, 95.0, 77.54, 0.08</text:p>
          </table:table-cell>
          <table:table-cell office:value-type="float" office:value="94.58" calcext:value-type="float">
            <text:p>94.58</text:p>
          </table:table-cell>
          <table:table-cell office:value-type="float" office:value="11" calcext:value-type="float">
            <text:p>11</text:p>
          </table:table-cell>
          <table:table-cell office:value-type="float" office:value="0.897202890676" calcext:value-type="float">
            <text:p>0.89720289067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6474__bin_56</text:p>
          </table:table-cell>
          <table:table-cell office:value-type="string" calcext:value-type="string">
            <text:p>d__Bacteria;p__Firmicutes_A;c__Clostridia;o__Peptostreptococcales;f__Anaerovorac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Peptostreptococcales;f__Anaerovora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56.41" calcext:value-type="float">
            <text:p>56.41</text:p>
          </table:table-cell>
          <table:table-cell office:value-type="float" office:value="11" calcext:value-type="float">
            <text:p>11</text:p>
          </table:table-cell>
          <table:table-cell office:value-type="float" office:value="0.835304048407" calcext:value-type="float">
            <text:p>0.83530404840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XieH_2016__YSZC12003_36011__bin_76</text:p>
          </table:table-cell>
          <table:table-cell office:value-type="string" calcext:value-type="string">
            <text:p>d__Bacteria;p__Firmicutes_A;c__Clostridia;o__Clostridiales;f__Clostridiaceae;g__Clostridium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900317445.1</text:p>
          </table:table-cell>
          <table:table-cell office:value-type="string" calcext:value-type="string">
            <text:p>d__Bacteria;p__Firmicutes_A;c__Clostridia;o__Clostridiales;f__Clostridiaceae;g__Clostridium;s__Clostridium sp900317445</text:p>
          </table:table-cell>
          <table:table-cell office:value-type="float" office:value="93.4" calcext:value-type="float">
            <text:p>93.4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d__Bacteria;p__Firmicutes_A;c__Clostridia;o__Clostridiales;f__Clostridiaceae;g__Clostrid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900447045.1, s__Clostridium paraputrificum, 95.0, 78.44, 0.29; GCF_900116755.1, s__Clostridium sp900116755, 95.0, 78.33, 0.3; GCA_001916075.1, s__Clostridium sp001916075, 95.0, 77.93, 0.21; GCF_000409755.1, s__Clostridium butyricum, 95.0, 77.77, 0.28; GCF_000789395.1, s__Clostridium baratii, 95.0, 77.65, 0.27; GCF_000498355.1, s__Clostridium sp000498355, 95.0, 77.64, 0.28; GCF_001735765.2, s__Clostridium taeniosporum, 95.0, 77.61, 0.26; GCF_000320405.1, s__Clostridium celatum, 95.0, 77.6, 0.26; GCF_000827935.1, s__Clostridium botulinum_A, 95.0, 77.57, 0.28; GCF_900092375.1, s__Clostridium septicum, 95.0, 77.54, 0.23; GCF_001405015.1, s__Clostridium disporicum, 95.0, 77.54, 0.24; GCF_900112485.1, s__Clostridium uliginosum, 95.0, 77.51, 0.27; GCF_900086595.1, s__Clostridium nigeriense, 95.0, 77.5, 0.27; GCF_000401215.1, s__Clostridium sartagoforme, 95.0, 77.5, 0.25; GCF_000020165.1, s__Clostridium botulinum_B, 95.0, 77.49, 0.27; GCF_000753455.2, s__Clostridium sp000753455, 95.0, 77.45, 0.24; GCF_900217175.1, s__Clostridium tertium, 95.0, 77.45, 0.25; GCF_002327185.1, s__Clostridium chauvoei, 95.0, 77.43, 0.26; GCF_000577815.1, s__Clostridium saudiense, 95.0, 77.42, 0.27; GCF_001458595.1, s__Clostridium neonatale, 95.0, 77.36, 0.28; GCF_002050515.1, s__Clostridium thermobutyricum, 95.0, 77.31, 0.29; GCA_003539755.1, s__Clostridium sp003539755, 95.0, 77.3, 0.19; GCA_000435835.1, s__Clostridium sp000435835, 95.0, 77.28, 0.22; GCF_000473995.1, s__Clostridium saccharobutylicum, 95.0, 77.28, 0.27; GCF_002995745.1, s__Clostridium vincentii, 95.0, 77.26, 0.24; GCF_002006345.1, s__Clostridium puniceum, 95.0, 77.22, 0.28; GCA_003129525.1, s__Clostridium beijerinckii_D, 95.0, 77.17, 0.26; GCF_900104115.1, s__Clostridium gasigenes, 95.0, 77.12, 0.22; GCF_000230835.1, s__Clostridium sp000230835, 95.0, 77.08, 0.26; GCF_000340885.1, s__Clostridium saccharoperbutylacetonicum, 95.0, 77.08, 0.28; GCF_002760435.1, s__Clostridium sp002760435, 95.0, 77.02, 0.24; GCF_002029255.1, s__Clostridium chromiireducens, 95.0, 76.98, 0.26; GCF_002006445.1, s__Clostridium beijerinckii, 95.0, 76.93, 0.24; GCF_000621745.1, s__Clostridium beijerinckii_A, 95.0, 76.86, 0.27</text:p>
          </table:table-cell>
          <table:table-cell office:value-type="float" office:value="90.69" calcext:value-type="float">
            <text:p>90.69</text:p>
          </table:table-cell>
          <table:table-cell office:value-type="float" office:value="11" calcext:value-type="float">
            <text:p>11</text:p>
          </table:table-cell>
          <table:table-cell office:value-type="float" office:value="0.994055173343" calcext:value-type="float">
            <text:p>0.99405517334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28__bin_2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2087975.1</text:p>
          </table:table-cell>
          <table:table-cell office:value-type="string" calcext:value-type="string">
            <text:p>d__Bacteria;p__Firmicutes;c__Bacilli;o__Staphylococcales;f__Staphylococcaceae;g__Staphylococcus;s__Staphylococcus epidermidis</text:p>
          </table:table-cell>
          <table:table-cell office:value-type="float" office:value="81.62" calcext:value-type="float">
            <text:p>81.6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2902725.1, s__Staphylococcus caprae, 95.0, 81.59, 0.7; GCF_002902325.1, s__Staphylococcus capitis, 95.0, 81.57, 0.69; GCF_002901765.1, s__Staphylococcus warneri, 95.0, 79.72, 0.5; GCF_002442915.1, s__Staphylococcus pasteuri, 95.0, 79.69, 0.55; GCF_003041335.1, s__Staphylococcus warneri_A, 95.0, 79.68, 0.51; GCF_002902405.1, s__Staphylococcus schweitzeri, 95.0, 79.28, 0.4; GCF_001224225.1, s__Staphylococcus haemolyticus_A, 95.0, 79.28, 0.43; GCF_002902565.1, s__Staphylococcus petrasii, 95.0, 79.25, 0.43; GCF_002901805.1, s__Staphylococcus haemolyticus, 95.0, 79.14, 0.42; GCF_000236925.1, s__Staphylococcus argenteus, 95.0, 79.12, 0.43; GCF_002902575.1, s__Staphylococcus petrasii_A, 95.0, 79.11, 0.43; GCF_002901845.1, s__Staphylococcus hominis, 95.0, 79.09, 0.43; GCF_003035445.1, s__Staphylococcus devriesei_A, 95.0, 79.0, 0.43; GCF_002902625.1, s__Staphylococcus devriesei, 95.0, 78.97, 0.41; GCF_002902085.1, s__Staphylococcus simiae, 95.0, 78.92, 0.43; GCF_001027105.1, s__Staphylococcus aureus, 95.0, 78.84, 0.41; GCF_002901705.1, s__Staphylococcus lugdunensis, 95.0, 78.75, 0.4; GCF_000875895.1, s__Staphylococcus gallinarum, 95.0, 78.54, 0.3; GCF_003019255.1, s__Staphylococcus kloosii, 95.0, 78.45, 0.31; GCF_001618885.1, s__Staphylococcus condimenti, 95.0, 78.38, 0.24; GCF_001074355.1, s__Staphylococcus saprophyticus_A, 95.0, 78.34, 0.3; GCF_002902345.1, s__Staphylococcus arlettae, 95.0, 78.33, 0.27; GCF_001006765.1, s__Staphylococcus succinus, 95.0, 78.31, 0.29; GCF_002902285.1, s__Staphylococcus simulans, 95.0, 78.27, 0.21; GCF_001747895.1, s__Staphylococcus equorum_A, 95.0, 78.25, 0.28; GCF_002902365.1, s__Staphylococcus cohnii, 95.0, 78.21, 0.3; GCF_900186985.1, s__Staphylococcus piscifermentans, 95.0, 78.17, 0.18; GCF_000298075.1, s__Staphylococcus massiliensis, 95.0, 78.17, 0.2; GCF_003043455.1, s__Staphylococcus simulans_A, 95.0, 78.12, 0.21; GCF_002902605.1, s__Staphylococcus carnosus, 95.0, 78.11, 0.22; GCF_002902745.1, s__Staphylococcus nepalensis, 95.0, 78.11, 0.27; GCF_002902235.1, s__Staphylococcus cohnii_A, 95.0, 78.11, 0.3; GCF_002836835.1, s__Staphylococcus xylosus_A, 95.0, 78.11, 0.3; GCF_002902305.1, s__Staphylococcus argensis, 95.0, 78.11, 0.15; GCF_001432245.1, s__Staphylococcus equorum_B, 95.0, 78.04, 0.3; GCF_001500315.1, s__Staphylococcus auricularis, 95.0, 78.03, 0.21; GCF_001431205.1, s__Staphylococcus sp001431205, 95.0, 78.03, 0.3; GCF_002614725.1, s__Staphylococcus edaphicus, 95.0, 77.99, 0.3; GCF_900097965.1, s__Staphylococcus saprophyticus_B, 95.0, 77.97, 0.3; GCF_002994445.1, s__Staphylococcus simulans_B, 95.0, 77.97, 0.19; GCF_000010125.1, s__Staphylococcus saprophyticus, 95.0, 77.96, 0.3; GCF_002902145.1, s__Staphylococcus rostri, 95.0, 77.96, 0.16; GCF_000338275.1, s__Staphylococcus xylosus_B, 95.0, 77.89, 0.32; GCF_003043105.1, s__Staphylococcus xylosus_C, 95.0, 77.89, 0.3; GCF_002732165.1, s__Staphylococcus xylosus, 95.0, 77.88, 0.31; GCF_002901945.1, s__Staphylococcus chromogenes, 95.0, 77.8, 0.19; GCF_002902685.1, s__Staphylococcus pettenkoferi, 95.0, 77.79, 0.16; GCF_002902385.1, s__Staphylococcus intermedius, 95.0, 77.71, 0.19; GCA_001792775.2, s__Staphylococcus pseudintermedius, 95.0, 77.67, 0.2; GCF_003019275.1, s__Staphylococcus muscae, 95.0, 77.61, 0.17; GCF_000934465.1, s__Staphylococcus microti, 95.0, 77.52, 0.17; GCF_002902785.1, s__Staphylococcus delphini, 95.0, 77.5, 0.19; GCF_900183575.1, s__Staphylococcus intermedius_A, 95.0, 77.44, 0.2; GCF_000816085.1, s__Staphylococcus hyicus, 95.0, 77.38, 0.2; GCF_002901995.1, s__Staphylococcus schleiferi, 95.0, 77.3, 0.23; GCF_002101335.1, s__Staphylococcus lutrae, 95.0, 77.29, 0.15; GCF_002901865.1, s__Staphylococcus agnetis, 95.0, 77.28, 0.23; GCF_003012915.1, s__Staphylococcus felis, 95.0, 77.23, 0.2</text:p>
          </table:table-cell>
          <table:table-cell office:value-type="float" office:value="94.78" calcext:value-type="float">
            <text:p>94.78</text:p>
          </table:table-cell>
          <table:table-cell office:value-type="float" office:value="11" calcext:value-type="float">
            <text:p>11</text:p>
          </table:table-cell>
          <table:table-cell office:value-type="float" office:value="0.972169658941" calcext:value-type="float">
            <text:p>0.97216965894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QinN_2014__LD-89__bin_11</text:p>
          </table:table-cell>
          <table:table-cell office:value-type="string" calcext:value-type="string">
            <text:p>d__Bacteria;p__Firmicutes;c__Bacilli;o__Erysipelotrichales;f__Erysipelotrichaceae;g__Absiella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371425.1</text:p>
          </table:table-cell>
          <table:table-cell office:value-type="string" calcext:value-type="string">
            <text:p>d__Bacteria;p__Firmicutes;c__Bacilli;o__Erysipelotrichales;f__Erysipelotrichaceae;g__Absiella;s__Absiella innocuum</text:p>
          </table:table-cell>
          <table:table-cell office:value-type="float" office:value="89.91" calcext:value-type="float">
            <text:p>89.91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__Bacteria;p__Firmicutes;c__Bacilli;o__Erysipelotrichales;f__Erysipelotrichaceae;g__Absiella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165065.1, s__Absiella sp000165065, 95.0, 83.27, 0.66; GCF_000163515.2, s__Absiella sp000163515, 95.0, 77.84, 0.14; GCF_000154285.1, s__Absiella dolichum, 95.0, 77.23, 0.13</text:p>
          </table:table-cell>
          <table:table-cell office:value-type="float" office:value="95.52" calcext:value-type="float">
            <text:p>95.52</text:p>
          </table:table-cell>
          <table:table-cell office:value-type="float" office:value="11" calcext:value-type="float">
            <text:p>11</text:p>
          </table:table-cell>
          <table:table-cell office:value-type="float" office:value="0.992448297287" calcext:value-type="float">
            <text:p>0.99244829728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YuJ_2015__SZAXPI003434-7__bin_4</text:p>
          </table:table-cell>
          <table:table-cell office:value-type="string" calcext:value-type="string">
            <text:p>d__Bacteria;p__Firmicutes;c__Bacilli;o__Erysipelotrichales;f__Erysipelotrichaceae;g__Absiella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;c__Bacilli;o__Erysipelotrichales;f__Erysipelotrichaceae;g__Absiella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163515.2, s__Absiella sp000163515, 95.0, 78.23, 0.17; GCF_000154285.1, s__Absiella dolichum, 95.0, 78.06, 0.13; GCA_000165065.1, s__Absiella sp000165065, 95.0, 77.97, 0.12; GCF_000371425.1, s__Absiella innocuum, 95.0, 77.67, 0.12</text:p>
          </table:table-cell>
          <table:table-cell office:value-type="float" office:value="90.75" calcext:value-type="float">
            <text:p>90.75</text:p>
          </table:table-cell>
          <table:table-cell office:value-type="float" office:value="11" calcext:value-type="float">
            <text:p>11</text:p>
          </table:table-cell>
          <table:table-cell office:value-type="float" office:value="0.887778335292" calcext:value-type="float">
            <text:p>0.88777833529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QinJ_2012__NOM004__bin_19</text:p>
          </table:table-cell>
          <table:table-cell office:value-type="string" calcext:value-type="string">
            <text:p>d__Bacteria;p__Fusobacteriota;c__Fusobacteriia;o__Fusobacteriales;f__Fusobacteriaceae;g__Fusobacterium_A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usobacteriota;c__Fusobacteriia;o__Fusobacteriales;f__Fusobacteriaceae;g__Fusobacterium_A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3019675.1, s__Fusobacterium_A ulcerans, 95.0, 91.32, 0.74; GCF_002356455.1, s__Fusobacterium_A varium_A, 95.0, 90.87, 0.77; GCF_003019655.1, s__Fusobacterium_A varium_B, 95.0, 88.74, 0.73; GCF_000158195.2, s__Fusobacterium_A mortiferum, 95.0, 78.81, 0.31; GCF_900015295.1, s__Fusobacterium_A sp900015295, 95.0, 78.56, 0.32</text:p>
          </table:table-cell>
          <table:table-cell office:value-type="float" office:value="90.99" calcext:value-type="float">
            <text:p>90.99</text:p>
          </table:table-cell>
          <table:table-cell office:value-type="float" office:value="11" calcext:value-type="float">
            <text:p>11</text:p>
          </table:table-cell>
          <table:table-cell office:value-type="float" office:value="0.982613676923" calcext:value-type="float">
            <text:p>0.98261367692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188__bin_1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833575.1, s__Corynebacterium singulare, 95.0, 83.67, 0.78; GCF_002861385.1, s__Corynebacterium aurimucosum_C, 95.0, 83.17, 0.78; GCF_000988205.1, s__Corynebacterium minutissimum_A, 95.0, 83.09, 0.78; GCF_001836165.1, s__Corynebacterium sp001836165, 95.0, 83.07, 0.74; GCF_001812805.1, s__Corynebacterium sp001812805, 95.0, 83.05, 0.78; GCF_000805675.1, s__Corynebacterium minutissimum, 95.0, 82.9, 0.78; GCF_000022905.1, s__Corynebacterium aurimucosum, 95.0, 82.74, 0.76; GCF_001807205.1, s__Corynebacterium sp001807205, 95.0, 82.73, 0.76; GCF_001815935.1, s__Corynebacterium sp001815935, 95.0, 79.68, 0.48; GCF_000159135.1, s__Corynebacterium striatum, 95.0, 79.55, 0.52; GCF_900092335.1, s__Corynebacterium phoceense, 95.0, 79.45, 0.47; GCF_001586215.1, s__Corynebacterium simulans, 95.0, 79.45, 0.53; GCF_000156615.2, s__Corynebacterium pseudogenitalium, 96.4, 79.38, 0.48; GCF_000175635.1, s__Corynebacterium tuberculostearicum_B, 96.4, 79.31, 0.46; GCF_001059565.1, s__Corynebacterium aurimucosum_E, 95.0, 79.22, 0.44; GCF_000980815.1, s__Corynebacterium camporealensis, 95.0, 78.99, 0.4; GCF_002154655.1, s__Corynebacterium kefirresidentii, 95.0, 78.95, 0.43; GCF_000420605.1, s__Corynebacterium massiliense, 95.0, 78.85, 0.39; GCF_000159115.1, s__Corynebacterium accolens, 95.0, 78.81, 0.44; GCF_000478175.1, s__Corynebacterium sp000478175, 95.0, 78.58, 0.41; GCF_000819445.1, s__Corynebacterium humireducens, 95.0, 78.55, 0.38; GCF_001807265.1, s__Corynebacterium sp001807265, 95.0, 78.45, 0.3; GCF_000550805.1, s__Corynebacterium vitaeruminis, 95.0, 78.34, 0.34; GCF_000577555.1, s__Corynebacterium jeddahense, 95.0, 78.28, 0.29; GCF_000341345.1, s__Corynebacterium halotolerans, 95.0, 78.17, 0.38; GCF_001941465.1, s__Corynebacterium flavescens, 95.0, 78.17, 0.37; GCF_001941485.1, s__Corynebacterium frankenforstense, 95.0, 78.17, 0.36; GCF_900177745.1, s__Corynebacterium pollutisoli, 95.0, 78.17, 0.39; GCF_002273005.1, s__Corynebacterium hadale, 95.0, 78.12, 0.33; GCF_900156035.1, s__Corynebacterium afermentans, 95.0, 78.11, 0.33; GCF_900176865.1, s__Corynebacterium fournierii, 95.0, 78.05, 0.31; GCF_900078305.2, s__Corynebacterium bouchesdurhonense, 95.0, 78.02, 0.31; GCF_000835165.1, s__Corynebacterium marinum, 95.0, 78.01, 0.33; GCA_001764565.1, s__Corynebacterium concisus, 95.0, 77.98, 0.23; GCF_001831515.1, s__Corynebacterium sp001831515, 95.0, 77.87, 0.31; GCF_900105305.1, s__Corynebacterium timonense, 95.0, 77.84, 0.3; GCF_000739455.1, s__Corynebacterium imitans, 95.0, 77.83, 0.31; GCF_000375365.1, s__Corynebacterium mastitidis, 95.0, 77.69, 0.3; GCF_000767055.1, s__Corynebacterium doosanense, 95.0, 77.65, 0.32; GCA_002339505.1, s__Corynebacterium sp002339505, 95.0, 77.64, 0.27; GCF_900156665.1, s__Corynebacterium appendicis, 95.0, 77.63, 0.24; GCF_002287505.1, s__Corynebacterium glaucum, 95.0, 77.6, 0.24; GCF_900155535.1, s__Corynebacterium urinapleomorphum, 95.0, 77.6, 0.24; GCF_001021045.1, s__Corynebacterium testudinoris, 95.0, 77.58, 0.26; GCF_003065405.1, s__Corynebacterium sp003065405, 95.0, 77.58, 0.28; GCF_001263755.1, s__Corynebacterium riegelii, 95.0, 77.54, 0.22; GCF_900103625.1, s__Corynebacterium mycetoides, 95.0, 77.53, 0.29; GCF_001021065.1, s__Corynebacterium uterequi, 95.0, 77.53, 0.25; GCF_000747315.1, s__Corynebacterium ureicelerivorans, 95.0, 77.51, 0.26; GCF_000143825.1, s__Corynebacterium genitalium, 95.0, 77.46, 0.24; GCF_000442645.1, s__Corynebacterium maris, 95.0, 77.4, 0.29; GCF_002994655.1, s__Corynebacterium sp002994655, 95.0, 77.38, 0.21; GCF_000011305.1, s__Corynebacterium efficiens, 95.0, 77.34, 0.25; GCF_003070865.1, s__Corynebacterium sp003070865, 95.0, 77.33, 0.26; GCF_900105505.1, s__Corynebacterium coyleae, 95.0, 77.32, 0.21; GCF_001941445.1, s__Corynebacterium aquilae, 95.0, 77.3, 0.16; GCF_900176155.1, s__Corynebacterium glucuronolyticum, 95.0, 77.2, 0.12; GCF_001941565.1, s__Corynebacterium phocae, 95.0, 77.2, 0.25; GCF_001875665.1, s__Corynebacterium sp001875665, 95.0, 77.18, 0.15; GCF_000411375.1, s__Corynebacterium pyruviciproducens, 95.0, 77.14, 0.17; GCF_000159635.1, s__Corynebacterium lipophiloflavum, 95.0, 77.09, 0.26; GCF_001412085.1, s__Corynebacterium lowii, 95.0, 77.09, 0.19; GCF_001806875.1, s__Corynebacterium sp001806875, 95.0, 77.08, 0.19; GCF_000550785.1, s__Corynebacterium casei, 95.0, 77.06, 0.22; GCF_000296405.1, s__Corynebacterium otitidis, 95.0, 76.99, 0.21; GCF_001412105.1, s__Corynebacterium oculi, 95.0, 76.97, 0.23; GCF_001875725.1, s__Corynebacterium sp001875725, 95.0, 76.96, 0.19; GCF_001767255.1, s__Corynebacterium sp001767255, 95.0, 76.95, 0.19; GCF_000759055.1, s__Corynebacterium tuscaniense, 95.0, 76.89, 0.16; GCF_000372085.1, s__Corynebacterium capitovis, 95.0, 76.85, 0.16; GCF_002967075.1, s__Corynebacterium sp002967075, 95.0, 76.84, 0.16; GCF_000379425.1, s__Corynebacterium lubricantis, 95.0, 76.79, 0.16; GCF_900169525.1, s__Corynebacterium sp900169525, 95.0, 76.76, 0.16; GCF_001941425.1, s__Corynebacterium ammoniagenes, 95.0, 76.74, 0.19; GCF_000372385.1, s__Corynebacterium ciconiae, 95.0, 76.74, 0.17; GCF_001021025.1, s__Corynebacterium epidermidicanis, 95.0, 76.74, 0.1; GCF_000011325.1, s__Corynebacterium glutamicum, 95.0, 76.74, 0.09; GCF_000373805.1, s__Corynebacterium pilosum, 95.0, 76.67, 0.2; GCF_001941345.1, s__Corynebacterium stationis, 95.0, 76.66, 0.14; GCF_000732945.1, s__Corynebacterium atypicum, 95.0, 76.65, 0.16; GCF_000375525.1, s__Corynebacterium propinquum, 95.0, 76.61, 0.1; GCF_002563965.1, s__Corynebacterium renale, 95.0, 76.53, 0.13; GCF_001277995.1, s__Corynebacterium deserti, 95.0, 76.45, 0.1; GCF_900187295.1, s__Corynebacterium cystitidis, 95.0, 76.44, 0.09; GCF_900113445.1, s__Corynebacterium spheniscorum, 95.0, 76.42, 0.12; GCF_000688415.1, s__Corynebacterium pseudodiphtheriticum, 95.0, 76.27, 0.07; GCF_000590555.1, s__Corynebacterium argentoratense, 95.0, 76.21, 0.09; GCF_000344785.1, s__Corynebacterium callunae, 95.0, 76.15, 0.06; GCF_000318135.1, s__Corynebacterium durum, 95.0, 76.13, 0.09</text:p>
          </table:table-cell>
          <table:table-cell office:value-type="float" office:value="66.75" calcext:value-type="float">
            <text:p>66.75</text:p>
          </table:table-cell>
          <table:table-cell office:value-type="float" office:value="11" calcext:value-type="float">
            <text:p>11</text:p>
          </table:table-cell>
          <table:table-cell office:value-type="float" office:value="0.995116084651" calcext:value-type="float">
            <text:p>0.99511608465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24__bin_31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2861385.1, s__Corynebacterium aurimucosum_C, 95.0, 83.32, 0.8; GCF_001812805.1, s__Corynebacterium sp001812805, 95.0, 83.06, 0.81; GCF_000805675.1, s__Corynebacterium minutissimum, 95.0, 82.96, 0.78; GCF_001836165.1, s__Corynebacterium sp001836165, 95.0, 82.86, 0.76; GCF_001807205.1, s__Corynebacterium sp001807205, 95.0, 82.77, 0.76; GCF_000833575.1, s__Corynebacterium singulare, 95.0, 82.73, 0.82; GCF_000988205.1, s__Corynebacterium minutissimum_A, 95.0, 82.65, 0.78; GCF_000022905.1, s__Corynebacterium aurimucosum, 95.0, 82.63, 0.78; GCF_001815935.1, s__Corynebacterium sp001815935, 95.0, 79.57, 0.51; GCF_000159135.1, s__Corynebacterium striatum, 95.0, 79.46, 0.51; GCF_000175635.1, s__Corynebacterium tuberculostearicum_B, 96.4, 79.24, 0.47; GCF_001059565.1, s__Corynebacterium aurimucosum_E, 95.0, 79.12, 0.47; GCF_001586215.1, s__Corynebacterium simulans, 95.0, 79.09, 0.55; GCF_000156615.2, s__Corynebacterium pseudogenitalium, 96.4, 79.05, 0.5; GCF_900092335.1, s__Corynebacterium phoceense, 95.0, 78.93, 0.54; GCF_000159115.1, s__Corynebacterium accolens, 95.0, 78.77, 0.42; GCF_001807265.1, s__Corynebacterium sp001807265, 95.0, 78.73, 0.36; GCF_002154655.1, s__Corynebacterium kefirresidentii, 95.0, 78.65, 0.42; GCF_000550805.1, s__Corynebacterium vitaeruminis, 95.0, 78.6, 0.42; GCF_000420605.1, s__Corynebacterium massiliense, 95.0, 78.58, 0.43; GCF_900177745.1, s__Corynebacterium pollutisoli, 95.0, 78.4, 0.41; GCF_000819445.1, s__Corynebacterium humireducens, 95.0, 78.38, 0.43; GCF_000980815.1, s__Corynebacterium camporealensis, 95.0, 78.33, 0.42; GCF_000375365.1, s__Corynebacterium mastitidis, 95.0, 78.28, 0.35; GCF_000478175.1, s__Corynebacterium sp000478175, 95.0, 78.27, 0.41; GCF_000577555.1, s__Corynebacterium jeddahense, 95.0, 78.24, 0.34; GCF_001941485.1, s__Corynebacterium frankenforstense, 95.0, 78.22, 0.44; GCF_900078305.2, s__Corynebacterium bouchesdurhonense, 95.0, 78.21, 0.36; GCF_000341345.1, s__Corynebacterium halotolerans, 95.0, 78.15, 0.42; GCA_001764565.1, s__Corynebacterium concisus, 95.0, 78.09, 0.25; GCF_900156035.1, s__Corynebacterium afermentans, 95.0, 78.08, 0.35; GCF_000835165.1, s__Corynebacterium marinum, 95.0, 78.06, 0.38; GCF_002273005.1, s__Corynebacterium hadale, 95.0, 77.95, 0.36; GCF_001941465.1, s__Corynebacterium flavescens, 95.0, 77.92, 0.42; GCF_001831515.1, s__Corynebacterium sp001831515, 95.0, 77.85, 0.36; GCF_900176865.1, s__Corynebacterium fournierii, 95.0, 77.81, 0.35; GCF_900156665.1, s__Corynebacterium appendicis, 95.0, 77.79, 0.27; GCF_000767055.1, s__Corynebacterium doosanense, 95.0, 77.78, 0.35; GCF_000739455.1, s__Corynebacterium imitans, 95.0, 77.75, 0.34; GCF_003065405.1, s__Corynebacterium sp003065405, 95.0, 77.7, 0.32; GCF_002287505.1, s__Corynebacterium glaucum, 95.0, 77.68, 0.24; GCF_900105305.1, s__Corynebacterium timonense, 95.0, 77.64, 0.32; GCA_002339505.1, s__Corynebacterium sp002339505, 95.0, 77.64, 0.31; GCF_003070865.1, s__Corynebacterium sp003070865, 95.0, 77.64, 0.26; GCF_001941565.1, s__Corynebacterium phocae, 95.0, 77.62, 0.25; GCF_001021065.1, s__Corynebacterium uterequi, 95.0, 77.62, 0.25; GCF_000442645.1, s__Corynebacterium maris, 95.0, 77.58, 0.34; GCF_900103625.1, s__Corynebacterium mycetoides, 95.0, 77.52, 0.31; GCF_001021045.1, s__Corynebacterium testudinoris, 95.0, 77.49, 0.3; GCF_000747315.1, s__Corynebacterium ureicelerivorans, 95.0, 77.44, 0.3; GCF_002994655.1, s__Corynebacterium sp002994655, 95.0, 77.39, 0.25; GCF_000159635.1, s__Corynebacterium lipophiloflavum, 95.0, 77.38, 0.25; GCF_000011305.1, s__Corynebacterium efficiens, 95.0, 77.37, 0.24; GCF_000143825.1, s__Corynebacterium genitalium, 95.0, 77.33, 0.25; GCF_000411375.1, s__Corynebacterium pyruviciproducens, 95.0, 77.32, 0.18; GCF_900155535.1, s__Corynebacterium urinapleomorphum, 95.0, 77.3, 0.3; GCF_000759055.1, s__Corynebacterium tuscaniense, 95.0, 77.27, 0.19; GCF_001412105.1, s__Corynebacterium oculi, 95.0, 77.26, 0.26; GCF_001941445.1, s__Corynebacterium aquilae, 95.0, 77.21, 0.17; GCF_900105505.1, s__Corynebacterium coyleae, 95.0, 77.2, 0.23; GCF_000550785.1, s__Corynebacterium casei, 95.0, 77.12, 0.22; GCF_000296405.1, s__Corynebacterium otitidis, 95.0, 77.06, 0.22; GCF_001263755.1, s__Corynebacterium riegelii, 95.0, 77.04, 0.23; GCF_001412085.1, s__Corynebacterium lowii, 95.0, 77.03, 0.22; GCF_001875725.1, s__Corynebacterium sp001875725, 95.0, 77.01, 0.18; GCF_000372085.1, s__Corynebacterium capitovis, 95.0, 77.01, 0.15; GCF_000372385.1, s__Corynebacterium ciconiae, 95.0, 77.0, 0.17; GCF_000732945.1, s__Corynebacterium atypicum, 95.0, 76.97, 0.19; GCF_001767255.1, s__Corynebacterium sp001767255, 95.0, 76.95, 0.17; GCF_001941425.1, s__Corynebacterium ammoniagenes, 95.0, 76.92, 0.22; GCF_001806875.1, s__Corynebacterium sp001806875, 95.0, 76.86, 0.18; GCF_002967075.1, s__Corynebacterium sp002967075, 95.0, 76.76, 0.18; GCF_900176155.1, s__Corynebacterium glucuronolyticum, 95.0, 76.72, 0.15; GCF_900169525.1, s__Corynebacterium sp900169525, 95.0, 76.71, 0.19; GCF_002563965.1, s__Corynebacterium renale, 95.0, 76.68, 0.14; GCF_000379425.1, s__Corynebacterium lubricantis, 95.0, 76.67, 0.19; GCF_000011325.1, s__Corynebacterium glutamicum, 95.0, 76.62, 0.13; GCF_000373805.1, s__Corynebacterium pilosum, 95.0, 76.6, 0.21; GCF_001941345.1, s__Corynebacterium stationis, 95.0, 76.59, 0.14; GCF_001875665.1, s__Corynebacterium sp001875665, 95.0, 76.48, 0.16; GCF_900113445.1, s__Corynebacterium spheniscorum, 95.0, 76.44, 0.12</text:p>
          </table:table-cell>
          <table:table-cell office:value-type="float" office:value="54.13" calcext:value-type="float">
            <text:p>54.13</text:p>
          </table:table-cell>
          <table:table-cell office:value-type="float" office:value="11" calcext:value-type="float">
            <text:p>11</text:p>
          </table:table-cell>
          <table:table-cell office:value-type="float" office:value="0.995061770309" calcext:value-type="float">
            <text:p>0.9950617703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095__bin_1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156615.2, s__Corynebacterium pseudogenitalium, 96.4, 95.19, 0.96; GCF_000175635.1, s__Corynebacterium tuberculostearicum_B, 96.4, 95.04, 0.93; GCF_001059565.1, s__Corynebacterium aurimucosum_E, 95.0, 93.9, 0.93; GCF_002154655.1, s__Corynebacterium kefirresidentii, 95.0, 88.92, 0.9; GCF_000159115.1, s__Corynebacterium accolens, 95.0, 81.43, 0.7; GCF_000478175.1, s__Corynebacterium sp000478175, 95.0, 81.37, 0.68; GCF_001586215.1, s__Corynebacterium simulans, 95.0, 80.33, 0.46; GCF_001836165.1, s__Corynebacterium sp001836165, 95.0, 80.23, 0.43; GCF_002861385.1, s__Corynebacterium aurimucosum_C, 95.0, 80.19, 0.43; GCF_000022905.1, s__Corynebacterium aurimucosum, 95.0, 80.06, 0.47; GCF_000988205.1, s__Corynebacterium minutissimum_A, 95.0, 79.83, 0.48; GCF_001807205.1, s__Corynebacterium sp001807205, 95.0, 79.75, 0.44; GCF_000159135.1, s__Corynebacterium striatum, 95.0, 79.72, 0.41; GCF_000833575.1, s__Corynebacterium singulare, 95.0, 79.65, 0.43; GCF_000980815.1, s__Corynebacterium camporealensis, 95.0, 79.62, 0.4; GCF_000805675.1, s__Corynebacterium minutissimum, 95.0, 79.56, 0.44; GCF_001812805.1, s__Corynebacterium sp001812805, 95.0, 79.49, 0.45; GCF_001815935.1, s__Corynebacterium sp001815935, 95.0, 79.34, 0.41; GCF_900092335.1, s__Corynebacterium phoceense, 95.0, 79.02, 0.38; GCF_000420605.1, s__Corynebacterium massiliense, 95.0, 78.95, 0.32; GCF_001941465.1, s__Corynebacterium flavescens, 95.0, 78.7, 0.32; GCF_001875665.1, s__Corynebacterium sp001875665, 95.0, 78.61, 0.13; GCF_000011305.1, s__Corynebacterium efficiens, 95.0, 78.43, 0.16; GCF_001263755.1, s__Corynebacterium riegelii, 95.0, 78.36, 0.2; GCF_900105505.1, s__Corynebacterium coyleae, 95.0, 78.35, 0.2; GCF_001941565.1, s__Corynebacterium phocae, 95.0, 78.32, 0.24; GCF_001941445.1, s__Corynebacterium aquilae, 95.0, 78.31, 0.15; GCF_000747315.1, s__Corynebacterium ureicelerivorans, 95.0, 78.29, 0.2; GCF_000341345.1, s__Corynebacterium halotolerans, 95.0, 78.27, 0.26; GCF_001767255.1, s__Corynebacterium sp001767255, 95.0, 78.26, 0.15; GCF_001875725.1, s__Corynebacterium sp001875725, 95.0, 78.25, 0.15; GCF_000550805.1, s__Corynebacterium vitaeruminis, 95.0, 78.23, 0.26; GCF_001457455.1, s__Corynebacterium diphtheriae, 95.0, 78.23, 0.12; GCF_000759055.1, s__Corynebacterium tuscaniense, 95.0, 78.22, 0.16; GCF_000819445.1, s__Corynebacterium humireducens, 95.0, 78.22, 0.25; GCF_900177745.1, s__Corynebacterium pollutisoli, 95.0, 78.2, 0.25; GCF_000590555.1, s__Corynebacterium argentoratense, 95.0, 78.2, 0.11; GCF_002273005.1, s__Corynebacterium hadale, 95.0, 78.19, 0.25; GCF_900176865.1, s__Corynebacterium fournierii, 95.0, 78.18, 0.23; GCF_001941425.1, s__Corynebacterium ammoniagenes, 95.0, 78.18, 0.22; GCF_000550785.1, s__Corynebacterium casei, 95.0, 78.17, 0.26; GCF_000739455.1, s__Corynebacterium imitans, 95.0, 78.16, 0.21; GCF_000143825.1, s__Corynebacterium genitalium, 95.0, 78.15, 0.19; GCF_000375525.1, s__Corynebacterium propinquum, 95.0, 78.13, 0.13; GCF_002994655.1, s__Corynebacterium sp002994655, 95.0, 78.08, 0.15; GCF_001831515.1, s__Corynebacterium sp001831515, 95.0, 78.04, 0.24; GCF_002287505.1, s__Corynebacterium glaucum, 95.0, 78.03, 0.18; GCF_001807265.1, s__Corynebacterium sp001807265, 95.0, 78.03, 0.23; GCF_001021065.1, s__Corynebacterium uterequi, 95.0, 78.02, 0.17; GCF_000442645.1, s__Corynebacterium maris, 95.0, 77.99, 0.21; GCF_001806875.1, s__Corynebacterium sp001806875, 95.0, 77.99, 0.17; GCF_900078305.2, s__Corynebacterium bouchesdurhonense, 95.0, 77.96, 0.23; GCF_000835165.1, s__Corynebacterium marinum, 95.0, 77.96, 0.23; GCF_002967075.1, s__Corynebacterium sp002967075, 95.0, 77.94, 0.23; GCF_000688415.1, s__Corynebacterium pseudodiphtheriticum, 95.0, 77.9, 0.11; GCF_001941345.1, s__Corynebacterium stationis, 95.0, 77.88, 0.21; GCF_900156035.1, s__Corynebacterium afermentans, 95.0, 77.88, 0.22; GCF_900103625.1, s__Corynebacterium mycetoides, 95.0, 77.83, 0.22; GCF_001941485.1, s__Corynebacterium frankenforstense, 95.0, 77.83, 0.24; GCF_000375365.1, s__Corynebacterium mastitidis, 95.0, 77.82, 0.2; GCF_000011325.1, s__Corynebacterium glutamicum, 95.0, 77.8, 0.14; GCF_003065405.1, s__Corynebacterium sp003065405, 95.0, 77.8, 0.24; GCF_002355155.1, s__Corynebacterium glutamicum_A, 95.0, 77.8, 0.12; GCF_001021025.1, s__Corynebacterium epidermidicanis, 95.0, 77.8, 0.14; GCF_900105305.1, s__Corynebacterium timonense, 95.0, 77.79, 0.2; GCF_900156665.1, s__Corynebacterium appendicis, 95.0, 77.75, 0.2; GCF_000577555.1, s__Corynebacterium jeddahense, 95.0, 77.74, 0.22; GCF_001020985.1, s__Corynebacterium mustelae, 95.0, 77.73, 0.04; GCF_900155535.1, s__Corynebacterium urinapleomorphum, 95.0, 77.72, 0.19; GCA_002162115.1, s__Corynebacterium ulcerans_A, 95.0, 77.72, 0.1; GCF_001021045.1, s__Corynebacterium testudinoris, 95.0, 77.72, 0.23; GCF_900187295.1, s__Corynebacterium cystitidis, 95.0, 77.7, 0.12; GCA_001764565.1, s__Corynebacterium concisus, 95.0, 77.69, 0.19; GCF_002563965.1, s__Corynebacterium renale, 95.0, 77.69, 0.13; GCF_000344785.1, s__Corynebacterium callunae, 95.0, 77.69, 0.14; GCF_001412085.1, s__Corynebacterium lowii, 95.0, 77.67, 0.18; GCF_003070865.1, s__Corynebacterium sp003070865, 95.0, 77.67, 0.19; GCF_000373805.1, s__Corynebacterium pilosum, 95.0, 77.67, 0.17; GCF_000767055.1, s__Corynebacterium doosanense, 95.0, 77.65, 0.23; GCF_000159635.1, s__Corynebacterium lipophiloflavum, 95.0, 77.63, 0.18; GCF_900187135.1, s__Corynebacterium ulcerans, 95.0, 77.62, 0.1; GCF_900113445.1, s__Corynebacterium spheniscorum, 95.0, 77.6, 0.13; GCF_002155265.1, s__Corynebacterium pseudotuberculosis, 95.0, 77.58, 0.09; GCF_001412105.1, s__Corynebacterium oculi, 95.0, 77.58, 0.17; GCF_000372385.1, s__Corynebacterium ciconiae, 95.0, 77.55, 0.17; GCA_002339505.1, s__Corynebacterium sp002339505, 95.0, 77.53, 0.19; GCF_000379425.1, s__Corynebacterium lubricantis, 95.0, 77.35, 0.17; GCF_000296405.1, s__Corynebacterium otitidis, 95.0, 77.32, 0.12; GCF_900169525.1, s__Corynebacterium sp900169525, 95.0, 77.32, 0.14; GCF_000732945.1, s__Corynebacterium atypicum, 95.0, 77.28, 0.14; GCF_001643015.1, s__Corynebacterium crudilactis, 95.0, 77.28, 0.11; GCF_000372085.1, s__Corynebacterium capitovis, 95.0, 77.27, 0.12; GCF_001277995.1, s__Corynebacterium deserti, 95.0, 77.23, 0.14; GCF_000411375.1, s__Corynebacterium pyruviciproducens, 95.0, 77.18, 0.14; GCF_900176155.1, s__Corynebacterium glucuronolyticum, 95.0, 77.16, 0.12; GCF_000318135.1, s__Corynebacterium durum, 95.0, 77.07, 0.09; GCF_000175375.1, s__Corynebacterium matruchotii, 95.0, 77.03, 0.08</text:p>
          </table:table-cell>
          <table:table-cell office:value-type="float" office:value="92.94" calcext:value-type="float">
            <text:p>92.94</text:p>
          </table:table-cell>
          <table:table-cell office:value-type="float" office:value="11" calcext:value-type="float">
            <text:p>11</text:p>
          </table:table-cell>
          <table:table-cell office:value-type="float" office:value="0.998324713921" calcext:value-type="float">
            <text:p>0.99832471392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045__bin_5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156615.2, s__Corynebacterium pseudogenitalium, 96.4, 94.62, 0.96; GCF_000175635.1, s__Corynebacterium tuberculostearicum_B, 96.4, 94.58, 0.95; GCF_001059565.1, s__Corynebacterium aurimucosum_E, 95.0, 93.58, 0.95; GCF_002154655.1, s__Corynebacterium kefirresidentii, 95.0, 87.85, 0.96; GCF_000159115.1, s__Corynebacterium accolens, 95.0, 80.37, 0.67; GCF_000478175.1, s__Corynebacterium sp000478175, 95.0, 79.9, 0.67; GCF_000159135.1, s__Corynebacterium striatum, 95.0, 78.84, 0.37; GCF_001836165.1, s__Corynebacterium sp001836165, 95.0, 78.83, 0.39; GCF_000805675.1, s__Corynebacterium minutissimum, 95.0, 78.55, 0.39; GCF_002861385.1, s__Corynebacterium aurimucosum_C, 95.0, 78.48, 0.43; GCF_001586215.1, s__Corynebacterium simulans, 95.0, 78.46, 0.41; GCF_001812805.1, s__Corynebacterium sp001812805, 95.0, 78.41, 0.36; GCF_001807205.1, s__Corynebacterium sp001807205, 95.0, 78.37, 0.39; GCF_000022905.1, s__Corynebacterium aurimucosum, 95.0, 78.36, 0.4; GCF_000988205.1, s__Corynebacterium minutissimum_A, 95.0, 78.35, 0.46; GCF_000833575.1, s__Corynebacterium singulare, 95.0, 78.33, 0.39; GCF_001815935.1, s__Corynebacterium sp001815935, 95.0, 78.29, 0.38; GCF_000980815.1, s__Corynebacterium camporealensis, 95.0, 78.18, 0.37; GCF_001941465.1, s__Corynebacterium flavescens, 95.0, 78.03, 0.25; GCF_900092335.1, s__Corynebacterium phoceense, 95.0, 77.88, 0.31; GCF_900156035.1, s__Corynebacterium afermentans, 95.0, 77.84, 0.2; GCF_000420605.1, s__Corynebacterium massiliense, 95.0, 77.73, 0.27; GCF_000341345.1, s__Corynebacterium halotolerans, 95.0, 77.58, 0.21; GCF_000442645.1, s__Corynebacterium maris, 95.0, 77.58, 0.19; GCF_000747315.1, s__Corynebacterium ureicelerivorans, 95.0, 77.51, 0.16; GCF_000143825.1, s__Corynebacterium genitalium, 95.0, 77.45, 0.07; GCF_000819445.1, s__Corynebacterium humireducens, 95.0, 77.44, 0.22; GCF_000835165.1, s__Corynebacterium marinum, 95.0, 77.43, 0.17; GCF_001941565.1, s__Corynebacterium phocae, 95.0, 77.33, 0.19; GCF_001807265.1, s__Corynebacterium sp001807265, 95.0, 77.33, 0.17; GCF_000550805.1, s__Corynebacterium vitaeruminis, 95.0, 77.33, 0.24; GCF_900176865.1, s__Corynebacterium fournierii, 95.0, 77.32, 0.18; GCF_001831515.1, s__Corynebacterium sp001831515, 95.0, 77.25, 0.2; GCF_900177745.1, s__Corynebacterium pollutisoli, 95.0, 77.25, 0.21; GCF_000375365.1, s__Corynebacterium mastitidis, 95.0, 77.23, 0.18; GCF_000550785.1, s__Corynebacterium casei, 95.0, 77.22, 0.19; GCF_900078305.2, s__Corynebacterium bouchesdurhonense, 95.0, 77.2, 0.2; GCF_002287505.1, s__Corynebacterium glaucum, 95.0, 77.19, 0.06; GCF_003065405.1, s__Corynebacterium sp003065405, 95.0, 77.16, 0.19; GCF_900103625.1, s__Corynebacterium mycetoides, 95.0, 77.12, 0.07; GCF_000739455.1, s__Corynebacterium imitans, 95.0, 77.06, 0.07; GCF_900105305.1, s__Corynebacterium timonense, 95.0, 77.02, 0.07; GCF_001021065.1, s__Corynebacterium uterequi, 95.0, 76.99, 0.06; GCF_000372385.1, s__Corynebacterium ciconiae, 95.0, 76.97, 0.06; GCF_000159635.1, s__Corynebacterium lipophiloflavum, 95.0, 76.94, 0.08; GCF_002273005.1, s__Corynebacterium hadale, 95.0, 76.93, 0.18; GCF_000767055.1, s__Corynebacterium doosanense, 95.0, 76.91, 0.17; GCF_001941425.1, s__Corynebacterium ammoniagenes, 95.0, 76.89, 0.06; GCA_002339505.1, s__Corynebacterium sp002339505, 95.0, 76.8, 0.08; GCA_001764565.1, s__Corynebacterium concisus, 95.0, 76.75, 0.08; GCF_000011305.1, s__Corynebacterium efficiens, 95.0, 76.74, 0.05; GCF_001021045.1, s__Corynebacterium testudinoris, 95.0, 76.74, 0.18; GCF_001412085.1, s__Corynebacterium lowii, 95.0, 76.74, 0.07; GCF_002967075.1, s__Corynebacterium sp002967075, 95.0, 76.7, 0.06; GCF_001941485.1, s__Corynebacterium frankenforstense, 95.0, 76.68, 0.18; GCF_003070865.1, s__Corynebacterium sp003070865, 95.0, 76.65, 0.07; GCF_000373805.1, s__Corynebacterium pilosum, 95.0, 76.65, 0.06; GCF_001263755.1, s__Corynebacterium riegelii, 95.0, 76.64, 0.06; GCF_900156665.1, s__Corynebacterium appendicis, 95.0, 76.63, 0.09; GCF_001941345.1, s__Corynebacterium stationis, 95.0, 76.63, 0.06; GCF_900155535.1, s__Corynebacterium urinapleomorphum, 95.0, 76.45, 0.08</text:p>
          </table:table-cell>
          <table:table-cell office:value-type="float" office:value="55.99" calcext:value-type="float">
            <text:p>55.99</text:p>
          </table:table-cell>
          <table:table-cell office:value-type="float" office:value="11" calcext:value-type="float">
            <text:p>11</text:p>
          </table:table-cell>
          <table:table-cell office:value-type="float" office:value="0.99811128948" calcext:value-type="float">
            <text:p>0.9981112894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44__bin_5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1059565.1, s__Corynebacterium aurimucosum_E, 95.0, 90.33, 0.88; GCF_000175635.1, s__Corynebacterium tuberculostearicum_B, 96.4, 89.87, 0.86; GCF_000156615.2, s__Corynebacterium pseudogenitalium, 96.4, 89.77, 0.91; GCF_002154655.1, s__Corynebacterium kefirresidentii, 95.0, 88.11, 0.88; GCF_000159115.1, s__Corynebacterium accolens, 95.0, 81.35, 0.65; GCF_000478175.1, s__Corynebacterium sp000478175, 95.0, 81.1, 0.65; GCF_001586215.1, s__Corynebacterium simulans, 95.0, 80.19, 0.42; GCF_001807205.1, s__Corynebacterium sp001807205, 95.0, 79.62, 0.42; GCF_001836165.1, s__Corynebacterium sp001836165, 95.0, 79.62, 0.42; GCF_000022905.1, s__Corynebacterium aurimucosum, 95.0, 79.46, 0.44; GCF_002861385.1, s__Corynebacterium aurimucosum_C, 95.0, 79.45, 0.42; GCF_000833575.1, s__Corynebacterium singulare, 95.0, 79.45, 0.42; GCF_000988205.1, s__Corynebacterium minutissimum_A, 95.0, 79.43, 0.42; GCF_000805675.1, s__Corynebacterium minutissimum, 95.0, 79.41, 0.4; GCF_001812805.1, s__Corynebacterium sp001812805, 95.0, 79.39, 0.4; GCF_000159135.1, s__Corynebacterium striatum, 95.0, 79.36, 0.4; GCF_001815935.1, s__Corynebacterium sp001815935, 95.0, 79.22, 0.37; GCF_000980815.1, s__Corynebacterium camporealensis, 95.0, 78.93, 0.36; GCF_001941465.1, s__Corynebacterium flavescens, 95.0, 78.75, 0.32; GCF_000420605.1, s__Corynebacterium massiliense, 95.0, 78.65, 0.3; GCF_002273005.1, s__Corynebacterium hadale, 95.0, 78.61, 0.2; GCF_900092335.1, s__Corynebacterium phoceense, 95.0, 78.48, 0.34; GCF_001457455.1, s__Corynebacterium diphtheriae, 95.0, 78.44, 0.09; GCF_001277995.1, s__Corynebacterium deserti, 95.0, 78.39, 0.12; GCF_000590555.1, s__Corynebacterium argentoratense, 95.0, 78.24, 0.12; GCF_900156665.1, s__Corynebacterium appendicis, 95.0, 78.21, 0.19; GCF_900176865.1, s__Corynebacterium fournierii, 95.0, 78.16, 0.23; GCF_002287505.1, s__Corynebacterium glaucum, 95.0, 78.15, 0.17; GCF_000688415.1, s__Corynebacterium pseudodiphtheriticum, 95.0, 78.03, 0.11; GCF_900156035.1, s__Corynebacterium afermentans, 95.0, 78.02, 0.2; GCF_001806875.1, s__Corynebacterium sp001806875, 95.0, 78.02, 0.14; GCF_000747315.1, s__Corynebacterium ureicelerivorans, 95.0, 78.0, 0.18; GCF_001941425.1, s__Corynebacterium ammoniagenes, 95.0, 78.0, 0.2; GCF_000835165.1, s__Corynebacterium marinum, 95.0, 77.98, 0.22; GCF_000550785.1, s__Corynebacterium casei, 95.0, 77.96, 0.24; GCF_001941565.1, s__Corynebacterium phocae, 95.0, 77.96, 0.2; GCF_900105505.1, s__Corynebacterium coyleae, 95.0, 77.94, 0.16; GCF_001767255.1, s__Corynebacterium sp001767255, 95.0, 77.92, 0.13; GCF_001875665.1, s__Corynebacterium sp001875665, 95.0, 77.92, 0.13; GCF_001263755.1, s__Corynebacterium riegelii, 95.0, 77.91, 0.16; GCF_900103625.1, s__Corynebacterium mycetoides, 95.0, 77.9, 0.18; GCF_000759055.1, s__Corynebacterium tuscaniense, 95.0, 77.89, 0.13; GCF_000011325.1, s__Corynebacterium glutamicum, 95.0, 77.87, 0.12; GCF_001831515.1, s__Corynebacterium sp001831515, 95.0, 77.84, 0.21; GCF_900176155.1, s__Corynebacterium glucuronolyticum, 95.0, 77.82, 0.1; GCF_000550805.1, s__Corynebacterium vitaeruminis, 95.0, 77.81, 0.24; GCF_001807265.1, s__Corynebacterium sp001807265, 95.0, 77.81, 0.22; GCF_000739455.1, s__Corynebacterium imitans, 95.0, 77.76, 0.21; GCF_001875725.1, s__Corynebacterium sp001875725, 95.0, 77.7, 0.13; GCF_000411375.1, s__Corynebacterium pyruviciproducens, 95.0, 77.69, 0.11; GCF_001941445.1, s__Corynebacterium aquilae, 95.0, 77.69, 0.14; GCF_000341345.1, s__Corynebacterium halotolerans, 95.0, 77.68, 0.22; GCF_000159635.1, s__Corynebacterium lipophiloflavum, 95.0, 77.67, 0.17; GCF_000011305.1, s__Corynebacterium efficiens, 95.0, 77.67, 0.17; GCF_900078305.2, s__Corynebacterium bouchesdurhonense, 95.0, 77.64, 0.2; GCF_000577555.1, s__Corynebacterium jeddahense, 95.0, 77.64, 0.2; GCF_900155535.1, s__Corynebacterium urinapleomorphum, 95.0, 77.64, 0.17; GCF_001941345.1, s__Corynebacterium stationis, 95.0, 77.62, 0.19; GCF_000379425.1, s__Corynebacterium lubricantis, 95.0, 77.61, 0.15; GCF_000143825.1, s__Corynebacterium genitalium, 95.0, 77.61, 0.18; GCF_002967075.1, s__Corynebacterium sp002967075, 95.0, 77.59, 0.21; GCF_000372385.1, s__Corynebacterium ciconiae, 95.0, 77.59, 0.14; GCA_001764565.1, s__Corynebacterium concisus, 95.0, 77.57, 0.17; GCF_900177745.1, s__Corynebacterium pollutisoli, 95.0, 77.56, 0.21; GCF_000375365.1, s__Corynebacterium mastitidis, 95.0, 77.56, 0.18; GCF_002355155.1, s__Corynebacterium glutamicum_A, 95.0, 77.55, 0.11; GCF_001643015.1, s__Corynebacterium crudilactis, 95.0, 77.54, 0.09; GCF_001021065.1, s__Corynebacterium uterequi, 95.0, 77.53, 0.16; GCF_001021025.1, s__Corynebacterium epidermidicanis, 95.0, 77.52, 0.13; GCF_000375525.1, s__Corynebacterium propinquum, 95.0, 77.52, 0.13; GCF_000344785.1, s__Corynebacterium callunae, 95.0, 77.51, 0.13; GCF_000819445.1, s__Corynebacterium humireducens, 95.0, 77.5, 0.22; GCF_001021045.1, s__Corynebacterium testudinoris, 95.0, 77.5, 0.2; GCF_900105305.1, s__Corynebacterium timonense, 95.0, 77.47, 0.17; GCA_002162115.1, s__Corynebacterium ulcerans_A, 95.0, 77.47, 0.1; GCF_002994655.1, s__Corynebacterium sp002994655, 95.0, 77.45, 0.15; GCF_000767055.1, s__Corynebacterium doosanense, 95.0, 77.45, 0.18; GCF_003065405.1, s__Corynebacterium sp003065405, 95.0, 77.43, 0.19; GCF_001412085.1, s__Corynebacterium lowii, 95.0, 77.42, 0.16; GCF_001941485.1, s__Corynebacterium frankenforstense, 95.0, 77.35, 0.22; GCF_000442645.1, s__Corynebacterium maris, 95.0, 77.35, 0.18; GCF_000318135.1, s__Corynebacterium durum, 95.0, 77.34, 0.08; GCA_002339505.1, s__Corynebacterium sp002339505, 95.0, 77.33, 0.18; GCF_000373805.1, s__Corynebacterium pilosum, 95.0, 77.28, 0.17; GCF_000372085.1, s__Corynebacterium capitovis, 95.0, 77.28, 0.12; GCF_002563965.1, s__Corynebacterium renale, 95.0, 77.23, 0.13; GCF_900187295.1, s__Corynebacterium cystitidis, 95.0, 77.2, 0.12; GCF_900113445.1, s__Corynebacterium spheniscorum, 95.0, 77.15, 0.12; GCF_900187135.1, s__Corynebacterium ulcerans, 95.0, 77.07, 0.09; GCF_002155265.1, s__Corynebacterium pseudotuberculosis, 95.0, 77.06, 0.08; GCF_000296405.1, s__Corynebacterium otitidis, 95.0, 77.06, 0.11; GCF_001412105.1, s__Corynebacterium oculi, 95.0, 77.04, 0.16; GCF_000732945.1, s__Corynebacterium atypicum, 95.0, 76.92, 0.12; GCF_003070865.1, s__Corynebacterium sp003070865, 95.0, 76.87, 0.18; GCF_900169525.1, s__Corynebacterium sp900169525, 95.0, 76.76, 0.14; GCF_000175375.1, s__Corynebacterium matruchotii, 95.0, 76.65, 0.07; GCF_001020985.1, s__Corynebacterium mustelae, 95.0, 76.62, 0.07</text:p>
          </table:table-cell>
          <table:table-cell office:value-type="float" office:value="94.6" calcext:value-type="float">
            <text:p>94.6</text:p>
          </table:table-cell>
          <table:table-cell office:value-type="float" office:value="11" calcext:value-type="float">
            <text:p>11</text:p>
          </table:table-cell>
          <table:table-cell office:value-type="float" office:value="0.995352698679" calcext:value-type="float">
            <text:p>0.99535269867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67__bin_14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1941485.1</text:p>
          </table:table-cell>
          <table:table-cell office:value-type="string" calcext:value-type="string">
            <text:p>d__Bacteria;p__Actinobacteriota;c__Actinobacteria;o__Mycobacteriales;f__Mycobacteriaceae;g__Corynebacterium;s__Corynebacterium frankenforstense</text:p>
          </table:table-cell>
          <table:table-cell office:value-type="float" office:value="94.99" calcext:value-type="float">
            <text:p>94.99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341345.1, s__Corynebacterium halotolerans, 95.0, 80.54, 0.62; GCF_900177745.1, s__Corynebacterium pollutisoli, 95.0, 80.22, 0.53; GCF_000819445.1, s__Corynebacterium humireducens, 95.0, 80.17, 0.56; GCF_000732945.1, s__Corynebacterium atypicum, 95.0, 79.81, 0.53; GCF_000835165.1, s__Corynebacterium marinum, 95.0, 79.79, 0.52; GCF_000550805.1, s__Corynebacterium vitaeruminis, 95.0, 79.72, 0.52; GCF_000375365.1, s__Corynebacterium mastitidis, 95.0, 79.48, 0.49; GCF_000442645.1, s__Corynebacterium maris, 95.0, 79.34, 0.48; GCF_000296405.1, s__Corynebacterium otitidis, 95.0, 79.05, 0.49; GCF_001815935.1, s__Corynebacterium sp001815935, 95.0, 79.04, 0.46; GCF_000767055.1, s__Corynebacterium doosanense, 95.0, 79.04, 0.48; GCF_003065405.1, s__Corynebacterium sp003065405, 95.0, 78.94, 0.47; GCF_000577555.1, s__Corynebacterium jeddahense, 95.0, 78.93, 0.42; GCF_002273005.1, s__Corynebacterium hadale, 95.0, 78.79, 0.4; GCF_001831515.1, s__Corynebacterium sp001831515, 95.0, 78.77, 0.38; GCF_900103625.1, s__Corynebacterium mycetoides, 95.0, 78.77, 0.39; GCF_900078305.2, s__Corynebacterium bouchesdurhonense, 95.0, 78.75, 0.43; GCA_002339505.1, s__Corynebacterium sp002339505, 95.0, 78.71, 0.45; GCF_001807265.1, s__Corynebacterium sp001807265, 95.0, 78.7, 0.42; GCF_900105305.1, s__Corynebacterium timonense, 95.0, 78.65, 0.4; GCF_900156665.1, s__Corynebacterium appendicis, 95.0, 78.56, 0.37; GCF_900176865.1, s__Corynebacterium fournierii, 95.0, 78.56, 0.38; GCF_900156035.1, s__Corynebacterium afermentans, 95.0, 78.51, 0.39; GCF_000420605.1, s__Corynebacterium massiliense, 95.0, 78.49, 0.35; GCF_003070865.1, s__Corynebacterium sp003070865, 95.0, 78.45, 0.37; GCF_001021065.1, s__Corynebacterium uterequi, 95.0, 78.41, 0.35; GCF_000159635.1, s__Corynebacterium lipophiloflavum, 95.0, 78.37, 0.34; GCF_002994655.1, s__Corynebacterium sp002994655, 95.0, 78.33, 0.34; GCF_000739455.1, s__Corynebacterium imitans, 95.0, 78.29, 0.39; GCF_001021045.1, s__Corynebacterium testudinoris, 95.0, 78.14, 0.34; GCF_001941445.1, s__Corynebacterium aquilae, 95.0, 78.1, 0.23; GCA_001764565.1, s__Corynebacterium concisus, 95.0, 78.07, 0.34; GCF_000747315.1, s__Corynebacterium ureicelerivorans, 95.0, 78.05, 0.33; GCF_000011305.1, s__Corynebacterium efficiens, 95.0, 78.04, 0.34; GCF_001412105.1, s__Corynebacterium oculi, 95.0, 77.99, 0.32; GCF_000143825.1, s__Corynebacterium genitalium, 95.0, 77.93, 0.3; GCF_900155535.1, s__Corynebacterium urinapleomorphum, 95.0, 77.92, 0.32; GCF_000805675.1, s__Corynebacterium minutissimum, 95.0, 77.9, 0.22; GCF_900169525.1, s__Corynebacterium sp900169525, 95.0, 77.87, 0.3; GCF_001812805.1, s__Corynebacterium sp001812805, 95.0, 77.84, 0.21; GCF_900092335.1, s__Corynebacterium phoceense, 95.0, 77.82, 0.36; GCF_000022905.1, s__Corynebacterium aurimucosum, 95.0, 77.81, 0.26; GCF_900105505.1, s__Corynebacterium coyleae, 95.0, 77.77, 0.23; GCF_001412085.1, s__Corynebacterium lowii, 95.0, 77.77, 0.28; GCF_000988205.1, s__Corynebacterium minutissimum_A, 95.0, 77.73, 0.28; GCF_002287505.1, s__Corynebacterium glaucum, 95.0, 77.72, 0.28; GCF_002861385.1, s__Corynebacterium aurimucosum_C, 95.0, 77.67, 0.26; GCF_000980815.1, s__Corynebacterium camporealensis, 95.0, 77.66, 0.26; GCF_001807205.1, s__Corynebacterium sp001807205, 95.0, 77.61, 0.24; GCF_000372385.1, s__Corynebacterium ciconiae, 95.0, 77.6, 0.2; GCF_001875665.1, s__Corynebacterium sp001875665, 95.0, 77.58, 0.19; GCF_001836165.1, s__Corynebacterium sp001836165, 95.0, 77.57, 0.27; GCF_000833575.1, s__Corynebacterium singulare, 95.0, 77.52, 0.22; GCF_001059565.1, s__Corynebacterium aurimucosum_E, 95.0, 77.49, 0.18; GCF_002154655.1, s__Corynebacterium kefirresidentii, 95.0, 77.38, 0.14; GCF_000372085.1, s__Corynebacterium capitovis, 95.0, 77.37, 0.25; GCF_000478175.1, s__Corynebacterium sp000478175, 95.0, 77.36, 0.17; GCF_000379425.1, s__Corynebacterium lubricantis, 95.0, 77.34, 0.2; GCF_000411375.1, s__Corynebacterium pyruviciproducens, 95.0, 77.33, 0.22; GCF_900176155.1, s__Corynebacterium glucuronolyticum, 95.0, 77.3, 0.17; GCF_000373805.1, s__Corynebacterium pilosum, 95.0, 77.29, 0.25; GCF_002563965.1, s__Corynebacterium renale, 95.0, 77.28, 0.2; GCF_000156615.2, s__Corynebacterium pseudogenitalium, 96.4, 77.24, 0.19; GCF_000175635.1, s__Corynebacterium tuberculostearicum_B, 96.4, 77.24, 0.21; GCF_000159135.1, s__Corynebacterium striatum, 95.0, 77.24, 0.23; GCF_001767255.1, s__Corynebacterium sp001767255, 95.0, 77.23, 0.2; GCF_001586215.1, s__Corynebacterium simulans, 95.0, 77.22, 0.21; GCF_001875725.1, s__Corynebacterium sp001875725, 95.0, 77.22, 0.21; GCF_001263755.1, s__Corynebacterium riegelii, 95.0, 77.12, 0.21; GCF_000159115.1, s__Corynebacterium accolens, 95.0, 77.05, 0.19; GCF_900113445.1, s__Corynebacterium spheniscorum, 95.0, 77.03, 0.14; GCF_001941565.1, s__Corynebacterium phocae, 95.0, 76.97, 0.12; GCF_000590555.1, s__Corynebacterium argentoratense, 95.0, 76.95, 0.13; GCF_000759055.1, s__Corynebacterium tuscaniense, 95.0, 76.93, 0.16; GCF_001277995.1, s__Corynebacterium deserti, 95.0, 76.74, 0.12; GCF_001806875.1, s__Corynebacterium sp001806875, 95.0, 76.73, 0.17; GCF_001021025.1, s__Corynebacterium epidermidicanis, 95.0, 76.68, 0.14; GCF_000011325.1, s__Corynebacterium glutamicum, 95.0, 76.67, 0.12; GCF_001941465.1, s__Corynebacterium flavescens, 95.0, 76.66, 0.2; GCF_001457455.1, s__Corynebacterium diphtheriae, 95.0, 76.64, 0.07; GCF_000175375.1, s__Corynebacterium matruchotii, 95.0, 76.47, 0.07; GCF_001941425.1, s__Corynebacterium ammoniagenes, 95.0, 76.44, 0.08; GCF_000375525.1, s__Corynebacterium propinquum, 95.0, 76.41, 0.08; GCF_000550785.1, s__Corynebacterium casei, 95.0, 76.36, 0.1; GCF_001941345.1, s__Corynebacterium stationis, 95.0, 76.35, 0.08; GCF_900187295.1, s__Corynebacterium cystitidis, 95.0, 76.26, 0.13; GCF_000344785.1, s__Corynebacterium callunae, 95.0, 76.09, 0.05; GCF_000318135.1, s__Corynebacterium durum, 95.0, 75.98, 0.09; GCF_002967075.1, s__Corynebacterium sp002967075, 95.0, 75.91, 0.09</text:p>
          </table:table-cell>
          <table:table-cell office:value-type="float" office:value="87.88" calcext:value-type="float">
            <text:p>87.88</text:p>
          </table:table-cell>
          <table:table-cell office:value-type="float" office:value="11" calcext:value-type="float">
            <text:p>11</text:p>
          </table:table-cell>
          <table:table-cell office:value-type="float" office:value="0.996732212286" calcext:value-type="float">
            <text:p>0.99673221228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63__bin_2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023145.1, s__Corynebacterium kroppenstedtii, 95.0, 93.54, 0.96; GCF_001552955.1, s__Corynebacterium kroppenstedtii_A, 95.0, 92.52, 0.95; GCA_003243515.1, s__Corynebacterium kroppenstedtii_B, 95.0, 92.23, 0.91</text:p>
          </table:table-cell>
          <table:table-cell office:value-type="float" office:value="54.25" calcext:value-type="float">
            <text:p>54.25</text:p>
          </table:table-cell>
          <table:table-cell office:value-type="float" office:value="11" calcext:value-type="float">
            <text:p>11</text:p>
          </table:table-cell>
          <table:table-cell office:value-type="float" office:value="0.993128948674" calcext:value-type="float">
            <text:p>0.99312894867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OhJ_2014__MET0251__bin_63</text:p>
          </table:table-cell>
          <table:table-cell office:value-type="string" calcext:value-type="string">
            <text:p>d__Bacteria;p__Actinobacteriota;c__Actinobacteria;o__Actinomycetales;f__Actinomycetaceae;g__Mobiluncus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146285.1</text:p>
          </table:table-cell>
          <table:table-cell office:value-type="string" calcext:value-type="string">
            <text:p>d__Bacteria;p__Actinobacteriota;c__Actinobacteria;o__Actinomycetales;f__Actinomycetaceae;g__Mobiluncus;s__Mobiluncus curtisii</text:p>
          </table:table-cell>
          <table:table-cell office:value-type="float" office:value="85.93" calcext:value-type="float">
            <text:p>85.93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d__Bacteria;p__Actinobacteriota;c__Actinobacteria;o__Actinomycetales;f__Actinomycetaceae;g__Mobiluncus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160615.1, s__Mobiluncus mulieris, 95.0, 78.31, 0.14</text:p>
          </table:table-cell>
          <table:table-cell office:value-type="float" office:value="94.13" calcext:value-type="float">
            <text:p>94.13</text:p>
          </table:table-cell>
          <table:table-cell office:value-type="float" office:value="11" calcext:value-type="float">
            <text:p>11</text:p>
          </table:table-cell>
          <table:table-cell office:value-type="float" office:value="0.990838585048" calcext:value-type="float">
            <text:p>0.99083858504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oombaR_2017__SID5362_xgk__bin_8</text:p>
          </table:table-cell>
          <table:table-cell office:value-type="string" calcext:value-type="string">
            <text:p>d__Bacteria;p__Bacteroidota;c__Bacteroidia;o__Bacteroidales;f__Marinifilaceae;g__Odor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243215.1</text:p>
          </table:table-cell>
          <table:table-cell office:value-type="string" calcext:value-type="string">
            <text:p>d__Bacteria;p__Bacteroidota;c__Bacteroidia;o__Bacteroidales;f__Marinifilaceae;g__Odoribacter;s__Odoribacter laneus</text:p>
          </table:table-cell>
          <table:table-cell office:value-type="float" office:value="81.36" calcext:value-type="float">
            <text:p>81.36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d__Bacteria;p__Bacteroidota;c__Bacteroidia;o__Bacteroidales;f__Marinifilaceae;g__Odor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900091655.1, s__Odoribacter massiliensis, 95.0, 77.75, 0.22; GCF_000190535.1, s__Odoribacter splanchnicus, 95.0, 76.27, 0.14</text:p>
          </table:table-cell>
          <table:table-cell office:value-type="float" office:value="52.78" calcext:value-type="float">
            <text:p>52.78</text:p>
          </table:table-cell>
          <table:table-cell office:value-type="float" office:value="11" calcext:value-type="float">
            <text:p>11</text:p>
          </table:table-cell>
          <table:table-cell office:value-type="float" office:value="0.986199553421" calcext:value-type="float">
            <text:p>0.98619955342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ngQ_2015__SID31275__bin_27</text:p>
          </table:table-cell>
          <table:table-cell office:value-type="string" calcext:value-type="string">
            <text:p>d__Bacteria;p__Firmicutes_A;c__Clostridia;o__Lachnospirales;f__Lachnospiraceae;g__Clostridium_M;s__Clostridium_M sp000155435</text:p>
          </table:table-cell>
          <table:table-cell office:value-type="string" calcext:value-type="string">
            <text:p>GCF_0001554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lostridium_M;s__Clostridium_M sp000155435</text:p>
          </table:table-cell>
          <table:table-cell office:value-type="float" office:value="98.8" calcext:value-type="float">
            <text:p>98.8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CF_000155435.1</text:p>
          </table:table-cell>
          <table:table-cell office:value-type="string" calcext:value-type="string">
            <text:p>d__Bacteria;p__Firmicutes_A;c__Clostridia;o__Lachnospirales;f__Lachnospiraceae;g__Clostridium_M;s__Clostridium_M sp000155435</text:p>
          </table:table-cell>
          <table:table-cell office:value-type="float" office:value="98.8" calcext:value-type="float">
            <text:p>98.8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233455.1, s__Clostridium_M citroniae, 95.0, 81.59, 0.5; GCF_000424325.1, s__Clostridium_M clostridioforme_A, 95.0, 80.75, 0.4; GCF_002234575.2, s__Clostridium_M bolteae, 95.0, 80.49, 0.39; GCF_900113155.1, s__Clostridium_M clostridioforme, 95.0, 80.36, 0.38; GCA_001304855.1, s__Clostridium_M sp001304855, 95.0, 78.84, 0.29; GCF_003024655.1, s__Clostridium_M lavalense, 95.0, 78.07, 0.23; GCF_000158075.1, s__Clostridium_M asparagiforme, 95.0, 77.91, 0.23; GCF_001517625.2, s__Clostridium_M sp001517625, 95.0, 77.9, 0.19; GCA_000431375.1, s__Clostridium_M sp000431375, 95.0, 77.62, 0.17</text:p>
          </table:table-cell>
          <table:table-cell office:value-type="float" office:value="92.62" calcext:value-type="float">
            <text:p>92.6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M_periimplantitis__SP_305SPI_T016__bin_5</text:p>
          </table:table-cell>
          <table:table-cell office:value-type="string" calcext:value-type="string">
            <text:p>d__Bacteria;p__Firmicutes_A;c__Clostridia;o__Tissierellales;f__Helcococcaceae;g__W5053;s__W5053 sp000467935</text:p>
          </table:table-cell>
          <table:table-cell office:value-type="string" calcext:value-type="string">
            <text:p>GCF_0004679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Tissierellales;f__Helcococcaceae;g__W5053;s__W5053 sp000467935</text:p>
          </table:table-cell>
          <table:table-cell office:value-type="float" office:value="98.87" calcext:value-type="float">
            <text:p>98.8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CF_000467935.1</text:p>
          </table:table-cell>
          <table:table-cell office:value-type="string" calcext:value-type="string">
            <text:p>d__Bacteria;p__Firmicutes_A;c__Clostridia;o__Tissierellales;f__Helcococcaceae;g__W5053;s__W5053 sp000467935</text:p>
          </table:table-cell>
          <table:table-cell office:value-type="float" office:value="98.87" calcext:value-type="float">
            <text:p>98.8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Firmicutes_A;c__Clostridia;o__Tissierellales;f__Helcococcaceae;g__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N/A</text:p>
          </table:table-cell>
          <table:table-cell office:value-type="float" office:value="93.57" calcext:value-type="float">
            <text:p>93.5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ngKR_2016__WBU008__bin_2</text:p>
          </table:table-cell>
          <table:table-cell office:value-type="string" calcext:value-type="string">
            <text:p>d__Bacteria;p__Firmicutes;c__Bacilli;o__Staphylococcales;f__Staphylococcaceae;g__Staphylococcus;s__Staphylococcus warneri_A</text:p>
          </table:table-cell>
          <table:table-cell office:value-type="string" calcext:value-type="string">
            <text:p>GCF_0030413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warneri_A</text:p>
          </table:table-cell>
          <table:table-cell office:value-type="float" office:value="99.01" calcext:value-type="float">
            <text:p>99.01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GCF_003041335.1</text:p>
          </table:table-cell>
          <table:table-cell office:value-type="string" calcext:value-type="string">
            <text:p>d__Bacteria;p__Firmicutes;c__Bacilli;o__Staphylococcales;f__Staphylococcaceae;g__Staphylococcus;s__Staphylococcus warneri_A</text:p>
          </table:table-cell>
          <table:table-cell office:value-type="float" office:value="99.01" calcext:value-type="float">
            <text:p>99.01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901765.1, s__Staphylococcus warneri, 95.0, 94.16, 0.93; GCF_002442915.1, s__Staphylococcus pasteuri, 95.0, 84.51, 0.83; GCF_002902325.1, s__Staphylococcus capitis, 95.0, 80.32, 0.54; GCF_002902725.1, s__Staphylococcus caprae, 95.0, 80.15, 0.57; GCF_002901805.1, s__Staphylococcus haemolyticus, 95.0, 80.12, 0.45; GCF_002902565.1, s__Staphylococcus petrasii, 95.0, 79.82, 0.48; GCF_002087975.1, s__Staphylococcus epidermidis, 95.0, 79.82, 0.47; GCF_003035445.1, s__Staphylococcus devriesei_A, 95.0, 79.78, 0.44; GCF_001224225.1, s__Staphylococcus haemolyticus_A, 95.0, 79.78, 0.45; GCF_000236925.1, s__Staphylococcus argenteus, 95.0, 79.74, 0.49; GCF_002902575.1, s__Staphylococcus petrasii_A, 95.0, 79.57, 0.5; GCF_002902405.1, s__Staphylococcus schweitzeri, 95.0, 79.55, 0.47; GCF_001027105.1, s__Staphylococcus aureus, 95.0, 79.53, 0.47; GCF_002901845.1, s__Staphylococcus hominis, 95.0, 79.45, 0.49; GCF_002902085.1, s__Staphylococcus simiae, 95.0, 79.44, 0.46; GCF_002902625.1, s__Staphylococcus devriesei, 95.0, 79.34, 0.46; GCF_003019255.1, s__Staphylococcus kloosii, 95.0, 79.14, 0.37; GCF_001006765.1, s__Staphylococcus succinus, 95.0, 78.94, 0.34; GCF_001074355.1, s__Staphylococcus saprophyticus_A, 95.0, 78.89, 0.36; GCF_002901705.1, s__Staphylococcus lugdunensis, 95.0, 78.87, 0.42; GCF_000338275.1, s__Staphylococcus xylosus_B, 95.0, 78.83, 0.36; GCF_003043455.1, s__Staphylococcus simulans_A, 95.0, 78.8, 0.27; GCF_000875895.1, s__Staphylococcus gallinarum, 95.0, 78.74, 0.36; GCF_002732165.1, s__Staphylococcus xylosus, 95.0, 78.73, 0.35; GCF_003043105.1, s__Staphylococcus xylosus_C, 95.0, 78.72, 0.35; GCF_000298075.1, s__Staphylococcus massiliensis, 95.0, 78.71, 0.23; GCF_900097965.1, s__Staphylococcus saprophyticus_B, 95.0, 78.65, 0.37; GCF_000010125.1, s__Staphylococcus saprophyticus, 95.0, 78.64, 0.36; GCF_002902285.1, s__Staphylococcus simulans, 95.0, 78.63, 0.27; GCF_002836835.1, s__Staphylococcus xylosus_A, 95.0, 78.62, 0.35; GCF_002902605.1, s__Staphylococcus carnosus, 95.0, 78.61, 0.28; GCF_001618885.1, s__Staphylococcus condimenti, 95.0, 78.61, 0.28; GCF_900186985.1, s__Staphylococcus piscifermentans, 95.0, 78.59, 0.24; GCF_002902305.1, s__Staphylococcus argensis, 95.0, 78.57, 0.21; GCF_002902235.1, s__Staphylococcus cohnii_A, 95.0, 78.57, 0.35; GCF_002994445.1, s__Staphylococcus simulans_B, 95.0, 78.55, 0.24; GCF_002902345.1, s__Staphylococcus arlettae, 95.0, 78.54, 0.34; GCF_001747895.1, s__Staphylococcus equorum_A, 95.0, 78.5, 0.36; GCF_002902365.1, s__Staphylococcus cohnii, 95.0, 78.46, 0.34; GCF_002902745.1, s__Staphylococcus nepalensis, 95.0, 78.46, 0.3; GCF_002901945.1, s__Staphylococcus chromogenes, 95.0, 78.4, 0.21; GCF_001500315.1, s__Staphylococcus auricularis, 95.0, 78.38, 0.26; GCF_002614725.1, s__Staphylococcus edaphicus, 95.0, 78.37, 0.34; GCF_001431205.1, s__Staphylococcus sp001431205, 95.0, 78.31, 0.35; GCF_001432245.1, s__Staphylococcus equorum_B, 95.0, 78.3, 0.34; GCF_900183575.1, s__Staphylococcus intermedius_A, 95.0, 78.29, 0.22; GCA_001792775.2, s__Staphylococcus pseudintermedius, 95.0, 78.29, 0.2; GCF_002902685.1, s__Staphylococcus pettenkoferi, 95.0, 78.25, 0.22; GCF_002902785.1, s__Staphylococcus delphini, 95.0, 78.22, 0.2; GCF_002902385.1, s__Staphylococcus intermedius, 95.0, 78.21, 0.2; GCF_000816085.1, s__Staphylococcus hyicus, 95.0, 78.2, 0.21; GCF_003019275.1, s__Staphylococcus muscae, 95.0, 78.19, 0.22; GCF_002901995.1, s__Staphylococcus schleiferi, 95.0, 78.14, 0.22; GCF_003012915.1, s__Staphylococcus felis, 95.0, 78.14, 0.19; GCF_000934465.1, s__Staphylococcus microti, 95.0, 78.11, 0.22; GCF_002901865.1, s__Staphylococcus agnetis, 95.0, 78.08, 0.23; GCF_002902145.1, s__Staphylococcus rostri, 95.0, 78.04, 0.2; GCF_002101335.1, s__Staphylococcus lutrae, 95.0, 77.81, 0.18</text:p>
          </table:table-cell>
          <table:table-cell office:value-type="float" office:value="98.87" calcext:value-type="float">
            <text:p>98.8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15__bin_49</text:p>
          </table:table-cell>
          <table:table-cell office:value-type="string" calcext:value-type="string">
            <text:p>d__Bacteria;p__Firmicutes_A;c__Clostridia;o__Oscillospirales;f__Ruminococcaceae;g__Ruminococcus_D;s__Ruminococcus_D bicirculans</text:p>
          </table:table-cell>
          <table:table-cell office:value-type="string" calcext:value-type="string">
            <text:p>GCF_0007234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Ruminococcaceae;g__Ruminococcus_D;s__Ruminococcus_D bicirculans</text:p>
          </table:table-cell>
          <table:table-cell office:value-type="float" office:value="97.56" calcext:value-type="float">
            <text:p>97.5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CF_000723465.1</text:p>
          </table:table-cell>
          <table:table-cell office:value-type="string" calcext:value-type="string">
            <text:p>d__Bacteria;p__Firmicutes_A;c__Clostridia;o__Oscillospirales;f__Ruminococcaceae;g__Ruminococcus_D;s__Ruminococcus_D bicirculans</text:p>
          </table:table-cell>
          <table:table-cell office:value-type="float" office:value="97.56" calcext:value-type="float">
            <text:p>97.56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d__Bacteria;p__Firmicutes_A;c__Clostridia;o__Oscillospirales;f__Ruminococcaceae;g__Ruminococcus_D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178155.2, s__Ruminococcus_D albus_C, 95.0, 78.93, 0.16; GCA_000434695.1, s__Ruminococcus_D sp000434695, 95.0, 78.48, 0.17; GCA_900318545.1, s__Ruminococcus_D sp900318545, 95.0, 78.06, 0.2; GCA_900314975.1, s__Ruminococcus_D sp900314975, 95.0, 78.02, 0.16; GCA_900319075.1, s__Ruminococcus_D sp900319075, 95.0, 77.91, 0.17; GCF_900112155.1, s__Ruminococcus_D albus_D, 95.0, 77.91, 0.16; GCF_000686125.1, s__Ruminococcus_D sp000686125, 95.0, 77.86, 0.16; GCF_000621805.1, s__Ruminococcus_D sp000621805, 95.0, 77.86, 0.17; GCF_900109655.1, s__Ruminococcus_D albus_B, 95.0, 77.72, 0.15; GCA_002391065.1, s__Ruminococcus_D sp002391065, 95.0, 77.72, 0.21; GCF_000179635.2, s__Ruminococcus_D albus, 95.0, 77.61, 0.16; GCA_002371625.1, s__Ruminococcus_D sp002371625, 95.0, 77.57, 0.15; GCF_000526775.1, s__Ruminococcus_D albus_A, 95.0, 77.32, 0.16; GCF_900119155.1, s__Ruminococcus_D sp900119155, 95.0, 77.29, 0.09; GCA_002368715.1, s__Ruminococcus_D sp002368715, 95.0, 76.96, 0.18; GCA_002358895.1, s__Ruminococcus_D sp002358895, 95.0, 76.84, 0.24; GCF_900104495.1, s__Ruminococcus_D sp900104495, 95.0, 76.32, 0.08</text:p>
          </table:table-cell>
          <table:table-cell office:value-type="float" office:value="97.42" calcext:value-type="float">
            <text:p>97.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1__bin_80</text:p>
          </table:table-cell>
          <table:table-cell office:value-type="string" calcext:value-type="string">
            <text:p>d__Bacteria;p__Firmicutes_A;c__Clostridia;o__Oscillospirales;f__Acutalibacteraceae;g__UBA5905;s__UBA5905 sp002437905</text:p>
          </table:table-cell>
          <table:table-cell office:value-type="string" calcext:value-type="string">
            <text:p>GCA_0024379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Acutalibacteraceae;g__UBA5905;s__UBA5905 sp002437905</text:p>
          </table:table-cell>
          <table:table-cell office:value-type="float" office:value="97.48" calcext:value-type="float">
            <text:p>97.4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GCA_002437905.1</text:p>
          </table:table-cell>
          <table:table-cell office:value-type="string" calcext:value-type="string">
            <text:p>d__Bacteria;p__Firmicutes_A;c__Clostridia;o__Oscillospirales;f__Acutalibacteraceae;g__UBA5905;s__UBA5905 sp002437905</text:p>
          </table:table-cell>
          <table:table-cell office:value-type="float" office:value="97.48" calcext:value-type="float">
            <text:p>97.48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__Bacteria;p__Firmicutes_A;c__Clostridia;o__Oscillospirales;f__Acutalibacteraceae;g__UBA5905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2431285.1, s__UBA5905 sp002431285, 95.0, 79.06, 0.35</text:p>
          </table:table-cell>
          <table:table-cell office:value-type="float" office:value="70.58" calcext:value-type="float">
            <text:p>70.5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615_4M__bin_18</text:p>
          </table:table-cell>
          <table:table-cell office:value-type="string" calcext:value-type="string">
            <text:p>d__Bacteria;p__Firmicutes_A;c__Clostridia;o__Clostridiales;f__Clostridiaceae;g__Clostridium_F;s__Clostridium_F botulinum_A</text:p>
          </table:table-cell>
          <table:table-cell office:value-type="string" calcext:value-type="string">
            <text:p>GCF_00188932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Clostridiales;f__Clostridiaceae;g__Clostridium_F;s__Clostridium_F botulinum_A</text:p>
          </table:table-cell>
          <table:table-cell office:value-type="float" office:value="96.3" calcext:value-type="float">
            <text:p>96.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GCF_001889325.1</text:p>
          </table:table-cell>
          <table:table-cell office:value-type="string" calcext:value-type="string">
            <text:p>d__Bacteria;p__Firmicutes_A;c__Clostridia;o__Clostridiales;f__Clostridiaceae;g__Clostridium_F;s__Clostridium_F botulinum_A</text:p>
          </table:table-cell>
          <table:table-cell office:value-type="float" office:value="96.3" calcext:value-type="float">
            <text:p>96.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__Bacteria;p__Firmicutes_A;c__Clostridia;o__Clostridiales;f__Clostridiaceae;g__Clostridium_F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020205.1, s__Clostridium_F sporogenes, 95.0, 94.95, 0.88; GCF_001276985.1, s__Clostridium_F botulinum, 95.0, 93.23, 0.88; GCF_001276215.1, s__Clostridium_F sp001276215, 95.0, 89.74, 0.79; GCF_002008345.1, s__Clostridium_F tepidum, 95.0, 88.6, 0.66; GCF_001243045.1, s__Clostridium_F niameyense, 95.0, 80.35, 0.39</text:p>
          </table:table-cell>
          <table:table-cell office:value-type="float" office:value="73.15" calcext:value-type="float">
            <text:p>73.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67__bin_35</text:p>
          </table:table-cell>
          <table:table-cell office:value-type="string" calcext:value-type="string">
            <text:p>d__Bacteria;p__Firmicutes_A;c__Clostridia;o__Lachnospirales;f__Lachnospiraceae;g__Coprococcus;s__Coprococcus eutactus_A</text:p>
          </table:table-cell>
          <table:table-cell office:value-type="string" calcext:value-type="string">
            <text:p>GCF_0014046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oprococcus;s__Coprococcus eutactus_A</text:p>
          </table:table-cell>
          <table:table-cell office:value-type="float" office:value="98.66" calcext:value-type="float">
            <text:p>98.6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GCF_001404675.1</text:p>
          </table:table-cell>
          <table:table-cell office:value-type="string" calcext:value-type="string">
            <text:p>d__Bacteria;p__Firmicutes_A;c__Clostridia;o__Lachnospirales;f__Lachnospiraceae;g__Coprococcus;s__Coprococcus eutactus_A</text:p>
          </table:table-cell>
          <table:table-cell office:value-type="float" office:value="98.66" calcext:value-type="float">
            <text:p>98.66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d__Bacteria;p__Firmicutes_A;c__Clostridia;o__Lachnospirales;f__Lachnospiraceae;g__Copr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154425.1, s__Coprococcus eutactus, 95.0, 89.04, 0.71; GCF_000154245.1, s__Coprococcus sp000154245, 95.0, 79.76, 0.19; GCA_900066115.1, s__Coprococcus sp900066115, 95.0, 79.46, 0.18; GCA_002437435.1, s__Coprococcus sp002437435, 95.0, 78.96, 0.18; GCA_000433075.1, s__Coprococcus sp000433075, 95.0, 78.86, 0.26</text:p>
          </table:table-cell>
          <table:table-cell office:value-type="float" office:value="98.49" calcext:value-type="float">
            <text:p>98.4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44474__bin_3</text:p>
          </table:table-cell>
          <table:table-cell office:value-type="string" calcext:value-type="string">
            <text:p>d__Bacteria;p__Actinobacteriota;c__Actinobacteria;o__Mycobacteriales;f__Mycobacteriaceae;g__Corynebacterium;s__Corynebacterium pseudodiphtheriticum</text:p>
          </table:table-cell>
          <table:table-cell office:value-type="string" calcext:value-type="string">
            <text:p>GCF_0006884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pseudodiphtheriticum</text:p>
          </table:table-cell>
          <table:table-cell office:value-type="float" office:value="97.6" calcext:value-type="float">
            <text:p>97.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CF_000688415.1</text:p>
          </table:table-cell>
          <table:table-cell office:value-type="string" calcext:value-type="string">
            <text:p>d__Bacteria;p__Actinobacteriota;c__Actinobacteria;o__Mycobacteriales;f__Mycobacteriaceae;g__Corynebacterium;s__Corynebacterium pseudodiphtheriticum</text:p>
          </table:table-cell>
          <table:table-cell office:value-type="float" office:value="97.6" calcext:value-type="float">
            <text:p>97.6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375525.1, s__Corynebacterium propinquum, 95.0, 85.77, 0.8</text:p>
          </table:table-cell>
          <table:table-cell office:value-type="float" office:value="62.02" calcext:value-type="float">
            <text:p>62.0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SZAXPI029591-123__bin_64</text:p>
          </table:table-cell>
          <table:table-cell office:value-type="string" calcext:value-type="string">
            <text:p>d__Bacteria;p__Firmicutes_A;c__Clostridia;o__Lachnospirales;f__Lachnospiraceae;g__TF01-11;s__TF01-11 sp003524945</text:p>
          </table:table-cell>
          <table:table-cell office:value-type="string" calcext:value-type="string">
            <text:p>GCA_00352494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TF01-11;s__TF01-11 sp003524945</text:p>
          </table:table-cell>
          <table:table-cell office:value-type="float" office:value="99.06" calcext:value-type="float">
            <text:p>99.0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A_003524945.1</text:p>
          </table:table-cell>
          <table:table-cell office:value-type="string" calcext:value-type="string">
            <text:p>d__Bacteria;p__Firmicutes_A;c__Clostridia;o__Lachnospirales;f__Lachnospiraceae;g__TF01-11;s__TF01-11 sp003524945</text:p>
          </table:table-cell>
          <table:table-cell office:value-type="float" office:value="99.06" calcext:value-type="float">
            <text:p>99.0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Firmicutes_A;c__Clostridia;o__Lachnospirales;f__Lachnospiraceae;g__TF01-11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1916135.1, s__TF01-11 sp001916135, 95.0, 82.19, 0.62; GCF_001414325.1, s__TF01-11 sp001414325, 95.0, 79.47, 0.1; GCA_000436755.1, s__TF01-11 sp000436755, 95.0, 78.18, 0.1; GCA_003529475.1, s__TF01-11 sp003529475, 95.0, 78.03, 0.19; GCA_003149875.1, s__TF01-11 sp003149875, 95.0, 77.29, 0.14; GCA_002499945.1, s__TF01-11 sp002499945, 95.0, 76.36, 0.05</text:p>
          </table:table-cell>
          <table:table-cell office:value-type="float" office:value="98.35" calcext:value-type="float">
            <text:p>98.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SZAXPI029545-129__bin_16</text:p>
          </table:table-cell>
          <table:table-cell office:value-type="string" calcext:value-type="string">
            <text:p>d__Bacteria;p__Proteobacteria;c__Gammaproteobacteria;o__Enterobacterales;f__Enterobacteriaceae;g__Proteus;s__Proteus cibarius</text:p>
          </table:table-cell>
          <table:table-cell office:value-type="string" calcext:value-type="string">
            <text:p>GCF_003144495.1</text:p>
          </table:table-cell>
          <table:table-cell office:value-type="float" office:value="96.59" calcext:value-type="float">
            <text:p>96.59</text:p>
          </table:table-cell>
          <table:table-cell office:value-type="string" calcext:value-type="string">
            <text:p>d__Bacteria;p__Proteobacteria;c__Gammaproteobacteria;o__Enterobacterales;f__Enterobacteriaceae;g__Proteus;s__Proteus cibarius</text:p>
          </table:table-cell>
          <table:table-cell office:value-type="float" office:value="96.8" calcext:value-type="float">
            <text:p>96.8</text:p>
          </table:table-cell>
          <table:table-cell office:value-type="float" office:value="0.91" calcext:value-type="float">
            <text:p>0.91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d__Bacteria;p__Proteobacteria;c__Gammaproteobacteria;o__Enterobacterales;f__Enterobacteriaceae;g__Prote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incongruent species assignments</text:p>
          </table:table-cell>
          <table:table-cell office:value-type="string" calcext:value-type="string">
            <text:p>GCF_003144325.1, s__Proteus terrae, 96.59, 96.77, 0.92; GCF_002206145.2, s__Proteus mirabilis_B, 95.18, 95.45, 0.93; GCF_002777965.1, s__Proteus columbae, 95.0, 93.09, 0.9; GCF_002607735.1, s__Proteus alimentorum, 95.0, 92.82, 0.87; GCF_003144505.1, s__Proteus sp003144505, 95.0, 92.72, 0.9; GCF_003144405.1, s__Proteus sp003144405, 95.0, 92.24, 0.89; GCF_003144395.1, s__Proteus sp003144395, 95.0, 92.05, 0.88; GCF_003144535.1, s__Proteus penneri, 95.0, 91.85, 0.87; GCF_001722135.1, s__Proteus sp001722135, 95.0, 91.71, 0.89; GCF_003144375.1, s__Proteus sp003144375, 95.0, 90.75, 0.9; GCF_001049975.1, s__Proteus vulgaris_B, 95.0, 90.0, 0.91; GCF_000754995.1, s__Proteus vulgaris_A, 95.0, 90.0, 0.87; GCF_001654965.1, s__Proteus hauseri, 95.0, 84.59, 0.79; GCF_000160755.1, s__Proteus mirabilis, 95.0, 83.65, 0.73; GCF_001654855.1, s__Proteus myxofaciens, 95.0, 82.83, 0.71</text:p>
          </table:table-cell>
          <table:table-cell office:value-type="float" office:value="79.19" calcext:value-type="float">
            <text:p>79.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22719__bin_43</text:p>
          </table:table-cell>
          <table:table-cell office:value-type="string" calcext:value-type="string">
            <text:p>d__Bacteria;p__Actinobacteriota;c__Actinobacteria;o__Mycobacteriales;f__Mycobacteriaceae;g__Corynebacterium;s__Corynebacterium argentoratense</text:p>
          </table:table-cell>
          <table:table-cell office:value-type="string" calcext:value-type="string">
            <text:p>GCF_0005905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argentoratense</text:p>
          </table:table-cell>
          <table:table-cell office:value-type="float" office:value="98.41" calcext:value-type="float">
            <text:p>98.4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GCF_000590555.1</text:p>
          </table:table-cell>
          <table:table-cell office:value-type="string" calcext:value-type="string">
            <text:p>d__Bacteria;p__Actinobacteriota;c__Actinobacteria;o__Mycobacteriales;f__Mycobacteriaceae;g__Corynebacterium;s__Corynebacterium argentoratense</text:p>
          </table:table-cell>
          <table:table-cell office:value-type="float" office:value="98.41" calcext:value-type="float">
            <text:p>98.41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941445.1, s__Corynebacterium aquilae, 95.0, 79.73, 0.31; GCF_002994655.1, s__Corynebacterium sp002994655, 95.0, 79.06, 0.31; GCF_000550805.1, s__Corynebacterium vitaeruminis, 95.0, 78.71, 0.22; GCF_900092335.1, s__Corynebacterium phoceense, 95.0, 78.68, 0.16; GCA_002162115.1, s__Corynebacterium ulcerans_A, 95.0, 78.44, 0.12; GCF_001054325.1, s__Corynebacterium vitaeruminis_A, 95.0, 78.43, 0.11; GCF_900187135.1, s__Corynebacterium ulcerans, 95.0, 78.37, 0.11; GCF_001457455.1, s__Corynebacterium diphtheriae, 95.0, 78.36, 0.14; GCF_900177745.1, s__Corynebacterium pollutisoli, 95.0, 78.31, 0.21; GCF_001586215.1, s__Corynebacterium simulans, 95.0, 78.26, 0.14; GCF_000344785.1, s__Corynebacterium callunae, 95.0, 78.17, 0.12; GCF_001815985.1, s__Corynebacterium sp001815985, 95.0, 78.15, 0.13; GCF_000173655.1, s__Corynebacterium amycolatum, 95.0, 78.14, 0.11; GCF_000375365.1, s__Corynebacterium mastitidis, 95.0, 78.11, 0.15; GCF_000156615.2, s__Corynebacterium pseudogenitalium, 96.4, 78.11, 0.11; GCF_000143825.1, s__Corynebacterium genitalium, 95.0, 78.1, 0.12; GCF_000833575.1, s__Corynebacterium singulare, 95.0, 78.09, 0.13; GCF_000755185.1, s__Corynebacterium sp000755185, 95.0, 78.09, 0.12; GCF_001643015.1, s__Corynebacterium crudilactis, 95.0, 78.08, 0.12; GCF_001836165.1, s__Corynebacterium sp001836165, 95.0, 78.08, 0.14; GCF_000341345.1, s__Corynebacterium halotolerans, 95.0, 78.06, 0.21; GCF_000428805.1, s__Corynebacterium freiburgense, 95.0, 78.06, 0.06; GCF_002861385.1, s__Corynebacterium aurimucosum_C, 95.0, 78.05, 0.15; GCF_000819445.1, s__Corynebacterium humireducens, 95.0, 78.02, 0.21; GCF_002155265.1, s__Corynebacterium pseudotuberculosis, 95.0, 78.01, 0.09; GCF_001021025.1, s__Corynebacterium epidermidicanis, 95.0, 78.01, 0.17; GCF_001054945.1, s__Corynebacterium falsenii_A, 95.0, 78.01, 0.11; GCF_000177535.2, s__Corynebacterium resistens, 95.0, 77.98, 0.12; GCF_000478175.1, s__Corynebacterium sp000478175, 95.0, 77.97, 0.11; GCF_000213935.1, s__Corynebacterium nuruki, 95.0, 77.97, 0.13; GCF_000835165.1, s__Corynebacterium marinum, 95.0, 77.95, 0.2; GCF_001021045.1, s__Corynebacterium testudinoris, 95.0, 77.95, 0.18; GCF_001807205.1, s__Corynebacterium sp001807205, 95.0, 77.93, 0.13; GCF_000732945.1, s__Corynebacterium atypicum, 95.0, 77.9, 0.11; GCF_000980815.1, s__Corynebacterium camporealensis, 95.0, 77.9, 0.15; GCF_900156665.1, s__Corynebacterium appendicis, 95.0, 77.89, 0.15; GCF_000318135.1, s__Corynebacterium durum, 95.0, 77.88, 0.18; GCF_000988205.1, s__Corynebacterium minutissimum_A, 95.0, 77.88, 0.14; GCF_900113445.1, s__Corynebacterium spheniscorum, 95.0, 77.88, 0.15; GCF_000011305.1, s__Corynebacterium efficiens, 95.0, 77.87, 0.19; GCF_001020985.1, s__Corynebacterium mustelae, 95.0, 77.86, 0.1; GCF_000022905.1, s__Corynebacterium aurimucosum, 95.0, 77.85, 0.14; GCF_900169525.1, s__Corynebacterium sp900169525, 95.0, 77.84, 0.16; GCF_001941465.1, s__Corynebacterium flavescens, 95.0, 77.81, 0.12; GCF_000159135.1, s__Corynebacterium striatum, 95.0, 77.8, 0.15; GCF_001812805.1, s__Corynebacterium sp001812805, 95.0, 77.79, 0.13; GCF_000758965.1, s__Corynebacterium freneyi, 95.0, 77.78, 0.16; GCF_000442645.1, s__Corynebacterium maris, 95.0, 77.77, 0.16; GCF_001412085.1, s__Corynebacterium lowii, 95.0, 77.77, 0.13; GCF_000372385.1, s__Corynebacterium ciconiae, 95.0, 77.76, 0.18; GCF_000411375.1, s__Corynebacterium pyruviciproducens, 95.0, 77.76, 0.13; GCF_001815935.1, s__Corynebacterium sp001815935, 95.0, 77.75, 0.15; GCF_003065405.1, s__Corynebacterium sp003065405, 95.0, 77.71, 0.17; GCF_001274895.1, s__Corynebacterium lactis, 95.0, 77.71, 0.14; GCF_000069945.1, s__Corynebacterium urealyticum, 95.0, 77.71, 0.14; GCF_000179395.2, s__Corynebacterium variabile, 95.0, 77.7, 0.16; GCF_001277995.1, s__Corynebacterium deserti, 95.0, 77.7, 0.15; GCF_002154655.1, s__Corynebacterium kefirresidentii, 95.0, 77.7, 0.12; GCF_000011325.1, s__Corynebacterium glutamicum, 95.0, 77.69, 0.14; GCF_900155535.1, s__Corynebacterium urinapleomorphum, 95.0, 77.66, 0.14; GCF_000418365.1, s__Corynebacterium terpenotabidum, 95.0, 77.66, 0.13; GCF_000183325.1, s__Corynebacterium bovis, 95.0, 77.66, 0.12; GCF_000023145.1, s__Corynebacterium kroppenstedtii, 95.0, 77.65, 0.09; GCF_001059565.1, s__Corynebacterium aurimucosum_E, 95.0, 77.64, 0.12; GCF_001552415.1, s__Corynebacterium xerosis, 95.0, 77.61, 0.17; GCF_001941485.1, s__Corynebacterium frankenforstense, 95.0, 77.6, 0.19; GCF_000805675.1, s__Corynebacterium minutissimum, 95.0, 77.6, 0.15; GCF_001412105.1, s__Corynebacterium oculi, 95.0, 77.6, 0.13; GCF_002355155.1, s__Corynebacterium glutamicum_A, 95.0, 77.59, 0.14; GCF_000175635.1, s__Corynebacterium tuberculostearicum_B, 96.4, 77.54, 0.12; GCF_001552955.1, s__Corynebacterium kroppenstedtii_A, 95.0, 77.54, 0.09; GCF_000767055.1, s__Corynebacterium doosanense, 95.0, 77.51, 0.16; GCF_000175375.1, s__Corynebacterium matruchotii, 95.0, 77.5, 0.12; GCF_000626675.1, s__Corynebacterium glyciniphilum, 95.0, 77.5, 0.12; GCF_001942345.1, s__Corynebacterium sp001942345, 95.0, 77.49, 0.13; GCF_001941425.1, s__Corynebacterium ammoniagenes, 95.0, 77.47, 0.09; GCF_000420605.1, s__Corynebacterium massiliense, 95.0, 77.47, 0.14; GCF_001941505.1, s__Corynebacterium sphenisci, 95.0, 77.45, 0.14; GCF_000373805.1, s__Corynebacterium pilosum, 95.0, 77.45, 0.14; GCF_900176155.1, s__Corynebacterium glucuronolyticum, 95.0, 77.44, 0.13; GCF_001056295.1, s__Corynebacterium halotolerans_A, 95.0, 77.4, 0.18; GCF_000159115.1, s__Corynebacterium accolens, 95.0, 77.39, 0.12; GCF_000379425.1, s__Corynebacterium lubricantis, 95.0, 77.38, 0.12; GCF_002563965.1, s__Corynebacterium renale, 95.0, 77.36, 0.12; GCF_000296405.1, s__Corynebacterium otitidis, 95.0, 77.33, 0.11; GCA_002363255.1, s__Corynebacterium sp002363255, 95.0, 77.32, 0.13; GCF_000759055.1, s__Corynebacterium tuscaniense, 95.0, 77.31, 0.11; GCF_002967075.1, s__Corynebacterium sp002967075, 95.0, 77.3, 0.1; GCF_000767255.1, s__Corynebacterium auriscanis, 95.0, 77.28, 0.11; GCF_001021065.1, s__Corynebacterium uterequi, 95.0, 77.2, 0.12; GCF_001941345.1, s__Corynebacterium stationis, 95.0, 77.15, 0.09; GCF_000372445.1, s__Corynebacterium ulceribovis, 95.0, 77.13, 0.11; GCF_000550785.1, s__Corynebacterium casei, 95.0, 77.05, 0.12; GCF_900187295.1, s__Corynebacterium cystitidis, 95.0, 76.96, 0.09</text:p>
          </table:table-cell>
          <table:table-cell office:value-type="float" office:value="95.26" calcext:value-type="float">
            <text:p>95.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avidLA_2015__LD-Run1-11__bin_7</text:p>
          </table:table-cell>
          <table:table-cell office:value-type="string" calcext:value-type="string">
            <text:p>d__Bacteria;p__Actinobacteriota;c__Actinobacteria;o__Mycobacteriales;f__Mycobacteriaceae;g__Corynebacterium;s__Corynebacterium glucuronolyticum</text:p>
          </table:table-cell>
          <table:table-cell office:value-type="string" calcext:value-type="string">
            <text:p>GCF_9001761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glucuronolyticum</text:p>
          </table:table-cell>
          <table:table-cell office:value-type="float" office:value="98.31" calcext:value-type="float">
            <text:p>98.3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CF_900176155.1</text:p>
          </table:table-cell>
          <table:table-cell office:value-type="string" calcext:value-type="string">
            <text:p>d__Bacteria;p__Actinobacteriota;c__Actinobacteria;o__Mycobacteriales;f__Mycobacteriaceae;g__Corynebacterium;s__Corynebacterium glucuronolyticum</text:p>
          </table:table-cell>
          <table:table-cell office:value-type="float" office:value="98.31" calcext:value-type="float">
            <text:p>98.3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411375.1, s__Corynebacterium pyruviciproducens, 95.0, 81.47, 0.55; GCF_000550805.1, s__Corynebacterium vitaeruminis, 95.0, 78.08, 0.15; GCF_900092335.1, s__Corynebacterium phoceense, 95.0, 77.96, 0.1; GCF_001815935.1, s__Corynebacterium sp001815935, 95.0, 77.88, 0.12; GCF_002861385.1, s__Corynebacterium aurimucosum_C, 95.0, 77.86, 0.11; GCF_000341345.1, s__Corynebacterium halotolerans, 95.0, 77.73, 0.12; GCF_001941485.1, s__Corynebacterium frankenforstense, 95.0, 77.68, 0.14; GCF_000442645.1, s__Corynebacterium maris, 95.0, 77.65, 0.11; GCF_900155535.1, s__Corynebacterium urinapleomorphum, 95.0, 77.52, 0.11; GCF_002994655.1, s__Corynebacterium sp002994655, 95.0, 77.51, 0.12; GCF_000011305.1, s__Corynebacterium efficiens, 95.0, 77.44, 0.12; GCF_001021045.1, s__Corynebacterium testudinoris, 95.0, 77.42, 0.11; GCF_000819445.1, s__Corynebacterium humireducens, 95.0, 77.42, 0.14; GCF_000375365.1, s__Corynebacterium mastitidis, 95.0, 77.4, 0.12; GCF_900177745.1, s__Corynebacterium pollutisoli, 95.0, 77.38, 0.15; GCF_000758965.1, s__Corynebacterium freneyi, 95.0, 77.37, 0.11; GCF_000767055.1, s__Corynebacterium doosanense, 95.0, 77.36, 0.11; GCF_000835165.1, s__Corynebacterium marinum, 95.0, 77.31, 0.12; GCF_000420605.1, s__Corynebacterium massiliense, 95.0, 77.31, 0.11; GCF_003065405.1, s__Corynebacterium sp003065405, 95.0, 77.29, 0.06; GCF_000143825.1, s__Corynebacterium genitalium, 95.0, 77.08, 0.12; GCF_001056295.1, s__Corynebacterium halotolerans_A, 95.0, 77.04, 0.06; GCF_001552415.1, s__Corynebacterium xerosis, 95.0, 76.86, 0.06; GCF_000179395.2, s__Corynebacterium variabile, 95.0, 76.77, 0.04; GCF_000418365.1, s__Corynebacterium terpenotabidum, 95.0, 76.55, 0.06</text:p>
          </table:table-cell>
          <table:table-cell office:value-type="float" office:value="64.03" calcext:value-type="float">
            <text:p>64.0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A002-11-0-0__bin_25</text:p>
          </table:table-cell>
          <table:table-cell office:value-type="string" calcext:value-type="string">
            <text:p>d__Bacteria;p__Firmicutes_A;c__Clostridia;o__Oscillospirales;f__Oscillospiraceae;g__CAG-103;s__CAG-103 sp900317855</text:p>
          </table:table-cell>
          <table:table-cell office:value-type="string" calcext:value-type="string">
            <text:p>GCA_9003178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Oscillospiraceae;g__CAG-103;s__CAG-103 sp900317855</text:p>
          </table:table-cell>
          <table:table-cell office:value-type="float" office:value="95.48" calcext:value-type="float">
            <text:p>95.4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GCA_900317855.1</text:p>
          </table:table-cell>
          <table:table-cell office:value-type="string" calcext:value-type="string">
            <text:p>d__Bacteria;p__Firmicutes_A;c__Clostridia;o__Oscillospirales;f__Oscillospiraceae;g__CAG-103;s__CAG-103 sp900317855</text:p>
          </table:table-cell>
          <table:table-cell office:value-type="float" office:value="95.48" calcext:value-type="float">
            <text:p>95.4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432375.1, s__CAG-103 sp000432375, 95.0, 94.37, 0.83; GCA_900316745.1, s__CAG-103 sp900316745, 95.0, 80.33, 0.4; GCA_900317905.1, s__CAG-103 sp900317905, 95.0, 78.82, 0.3</text:p>
          </table:table-cell>
          <table:table-cell office:value-type="float" office:value="95.75" calcext:value-type="float">
            <text:p>95.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peacemaker2-11-0-0__bin_4</text:p>
          </table:table-cell>
          <table:table-cell office:value-type="string" calcext:value-type="string">
            <text:p>d__Bacteria;p__Firmicutes_A;c__Clostridia;o__Lachnospirales;f__Lachnospiraceae;g__TF01-11;s__TF01-11 sp001916135</text:p>
          </table:table-cell>
          <table:table-cell office:value-type="string" calcext:value-type="string">
            <text:p>GCA_0019161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TF01-11;s__TF01-11 sp001916135</text:p>
          </table:table-cell>
          <table:table-cell office:value-type="float" office:value="98.86" calcext:value-type="float">
            <text:p>98.86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CA_001916135.1</text:p>
          </table:table-cell>
          <table:table-cell office:value-type="string" calcext:value-type="string">
            <text:p>d__Bacteria;p__Firmicutes_A;c__Clostridia;o__Lachnospirales;f__Lachnospiraceae;g__TF01-11;s__TF01-11 sp001916135</text:p>
          </table:table-cell>
          <table:table-cell office:value-type="float" office:value="98.86" calcext:value-type="float">
            <text:p>98.86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__Bacteria;p__Firmicutes_A;c__Clostridia;o__Lachnospirales;f__Lachnospiraceae;g__TF01-11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3524945.1, s__TF01-11 sp003524945, 95.0, 82.04, 0.6; GCA_003529475.1, s__TF01-11 sp003529475, 95.0, 78.28, 0.17; GCF_001414325.1, s__TF01-11 sp001414325, 95.0, 78.06, 0.12; GCA_000436755.1, s__TF01-11 sp000436755, 95.0, 77.58, 0.11; GCA_003149875.1, s__TF01-11 sp003149875, 95.0, 77.13, 0.15</text:p>
          </table:table-cell>
          <table:table-cell office:value-type="float" office:value="94.96" calcext:value-type="float">
            <text:p>94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SZAXPI029497-98__bin_16</text:p>
          </table:table-cell>
          <table:table-cell office:value-type="string" calcext:value-type="string">
            <text:p>d__Bacteria;p__Fusobacteriota;c__Fusobacteriia;o__Fusobacteriales;f__Fusobacteriaceae;g__Fusobacterium_A;s__Fusobacterium_A varium_B</text:p>
          </table:table-cell>
          <table:table-cell office:value-type="string" calcext:value-type="string">
            <text:p>GCF_0030196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usobacteriota;c__Fusobacteriia;o__Fusobacteriales;f__Fusobacteriaceae;g__Fusobacterium_A;s__Fusobacterium_A varium_B</text:p>
          </table:table-cell>
          <table:table-cell office:value-type="float" office:value="99.83" calcext:value-type="float">
            <text:p>99.83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F_003019655.1</text:p>
          </table:table-cell>
          <table:table-cell office:value-type="string" calcext:value-type="string">
            <text:p>d__Bacteria;p__Fusobacteriota;c__Fusobacteriia;o__Fusobacteriales;f__Fusobacteriaceae;g__Fusobacterium_A;s__Fusobacterium_A varium_B</text:p>
          </table:table-cell>
          <table:table-cell office:value-type="float" office:value="99.83" calcext:value-type="float">
            <text:p>99.83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Fusobacteriota;c__Fusobacteriia;o__Fusobacteriales;f__Fusobacteriaceae;g__Fusobacterium_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356455.1, s__Fusobacterium_A varium_A, 95.0, 90.05, 0.87; GCF_003019675.1, s__Fusobacterium_A ulcerans, 95.0, 88.07, 0.8; GCF_000158195.2, s__Fusobacterium_A mortiferum, 95.0, 78.47, 0.34; GCF_900015295.1, s__Fusobacterium_A sp900015295, 95.0, 78.36, 0.37</text:p>
          </table:table-cell>
          <table:table-cell office:value-type="float" office:value="94.64" calcext:value-type="float">
            <text:p>94.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78_M__bin_21</text:p>
          </table:table-cell>
          <table:table-cell office:value-type="string" calcext:value-type="string">
            <text:p>d__Bacteria;p__Proteobacteria;c__Gammaproteobacteria;o__Pseudomonadales;f__Moraxellaceae;g__Acinetobacter;s__Acinetobacter ursingii</text:p>
          </table:table-cell>
          <table:table-cell office:value-type="string" calcext:value-type="string">
            <text:p>GCF_00036882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Pseudomonadales;f__Moraxellaceae;g__Acinetobacter;s__Acinetobacter ursingii</text:p>
          </table:table-cell>
          <table:table-cell office:value-type="float" office:value="97.72" calcext:value-type="float">
            <text:p>97.7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CF_000368825.1</text:p>
          </table:table-cell>
          <table:table-cell office:value-type="string" calcext:value-type="string">
            <text:p>d__Bacteria;p__Proteobacteria;c__Gammaproteobacteria;o__Pseudomonadales;f__Moraxellaceae;g__Acinetobacter;s__Acinetobacter ursingii</text:p>
          </table:table-cell>
          <table:table-cell office:value-type="float" office:value="97.72" calcext:value-type="float">
            <text:p>97.7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d__Bacteria;p__Proteobacteria;c__Gammaproteobacteria;o__Pseudomonadales;f__Moraxellaceae;g__Acinetobacter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368685.1, s__Acinetobacter baylyi, 95.0, 80.5, 0.49; GCF_002165255.2, s__Acinetobacter sp002165255, 95.0, 79.86, 0.37; GCF_000369565.1, s__Acinetobacter sp000369565, 95.0, 79.85, 0.35; GCF_000369525.1, s__Acinetobacter sp000369525, 95.0, 79.82, 0.42; GCF_000413935.1, s__Acinetobacter colistiniresistens, 95.0, 79.71, 0.39; GCF_000400715.1, s__Acinetobacter sp000400715, 95.0, 79.64, 0.42; GCF_000368065.1, s__Acinetobacter seifertii, 95.0, 79.64, 0.39; GCF_000369645.1, s__Acinetobacter sp000369645, 95.0, 79.64, 0.39; GCF_000369405.1, s__Acinetobacter sp000369405, 95.0, 79.63, 0.37; GCF_000367945.1, s__Acinetobacter proteolyticus, 95.0, 79.62, 0.41; GCF_000760595.1, s__Acinetobacter soli, 95.0, 79.6, 0.4; GCF_000368025.1, s__Acinetobacter parvus, 95.0, 79.53, 0.36; GCF_000369005.1, s__Acinetobacter beijerinckii, 95.0, 79.53, 0.36; GCF_000369545.1, s__Acinetobacter sp000369545, 95.0, 79.5, 0.38; GCF_000374425.1, s__Acinetobacter tjernbergiae, 95.0, 79.4, 0.38; GCF_000368925.1, s__Acinetobacter bereziniae, 95.0, 79.38, 0.35; GCF_000369705.1, s__Acinetobacter sp000369705, 95.0, 79.36, 0.38; GCF_002795165.1, s__Acinetobacter junii_A, 95.0, 79.34, 0.33; GCF_000368765.1, s__Acinetobacter junii, 95.0, 79.34, 0.33; GCF_000369065.1, s__Acinetobacter haemolyticus, 95.0, 79.31, 0.35; GCF_900406815.1, s__Acinetobacter haemolyticus_A, 95.0, 79.29, 0.35; GCF_000413855.1, s__Acinetobacter gyllenbergii, 95.0, 79.24, 0.4; GCF_000369045.1, s__Acinetobacter pittii, 95.0, 79.23, 0.37; GCF_000196795.1, s__Acinetobacter oleivorans, 95.0, 79.23, 0.38; GCF_000313935.1, s__Acinetobacter sp000313935, 95.0, 79.22, 0.39; GCF_000399685.1, s__Acinetobacter pittii_E, 95.0, 79.21, 0.35; GCF_000369805.1, s__Acinetobacter sp000369805, 95.0, 79.19, 0.39; GCF_002928115.1, s__Acinetobacter pittii_H, 95.0, 79.19, 0.36; GCF_000369785.1, s__Acinetobacter sp000369785, 95.0, 79.19, 0.38; GCF_000368085.1, s__Acinetobacter nosocomialis, 95.0, 79.17, 0.35; GCF_000369105.1, s__Acinetobacter lwoffii_B, 95.0, 79.16, 0.29; GCF_000400735.1, s__Acinetobacter tandoii, 95.0, 79.15, 0.34; GCF_000368585.1, s__Acinetobacter venetianus, 95.0, 79.15, 0.36; GCF_000805455.1, s__Acinetobacter sp000805455, 95.0, 79.08, 0.34; GCF_000368905.1, s__Acinetobacter radioresistens, 95.0, 79.06, 0.28; GCA_003105055.1, s__Acinetobacter sp003105055, 95.0, 79.06, 0.34; GCF_003261585.1, s__Acinetobacter sp003261585, 95.0, 79.05, 0.28; GCF_001510805.1, s__Acinetobacter calcoaceticus_C, 95.0, 79.05, 0.37; GCF_000368045.1, s__Acinetobacter johnsonii, 95.0, 79.03, 0.31; GCF_000488255.1, s__Acinetobacter indicus, 95.0, 79.03, 0.31; GCF_002811175.1, s__Acinetobacter baumannii, 95.0, 78.99, 0.37; GCF_000369505.1, s__Acinetobacter sp000369505, 95.0, 78.99, 0.36; GCA_002455755.1, s__Acinetobacter sp002455755, 95.0, 78.98, 0.34; GCF_000368565.1, s__Acinetobacter gerneri, 95.0, 78.97, 0.33; GCA_900322255.1, s__Acinetobacter fasciculus, 96.22, 78.97, 0.29; GCF_003268395.1, s__Acinetobacter sp003268395, 95.0, 78.95, 0.34; GCF_000368625.1, s__Acinetobacter schindleri, 95.0, 78.94, 0.28; GCF_001704615.2, s__Acinetobacter defluvii, 95.0, 78.94, 0.35; GCF_000761495.1, s__Acinetobacter idrijaensis, 96.04, 78.93, 0.27; GCF_002233755.1, s__Acinetobacter piscicola, 95.0, 78.92, 0.32; GCF_002934695.1, s__Acinetobacter sp002934695, 95.0, 78.92, 0.3; GCF_900107285.1, s__Acinetobacter kyonggiensis, 95.0, 78.92, 0.36; GCF_001605885.1, s__Acinetobacter lactucae, 95.0, 78.91, 0.37; GCF_000368965.1, s__Acinetobacter calcoaceticus, 95.0, 78.91, 0.38; GCF_002135235.1, s__Acinetobacter sp002135235, 95.0, 78.91, 0.34; GCF_002135355.1, s__Acinetobacter sp002135355, 95.0, 78.89, 0.33; GCF_900096895.1, s__Acinetobacter kookii, 95.0, 78.89, 0.31; GCF_001307195.1, s__Acinetobacter equi, 95.0, 78.88, 0.28; GCA_002365595.1, s__Acinetobacter sp002365595, 95.0, 78.87, 0.36; GCF_000399665.1, s__Acinetobacter calcoaceticus_B, 95.0, 78.87, 0.37; GCA_900323515.1, s__Acinetobacter sp900323515, 95.0, 78.85, 0.29; GCF_000367925.1, s__Acinetobacter bohemicus, 95.0, 78.85, 0.35; GCF_000214135.1, s__Acinetobacter sp000214135, 95.0, 78.83, 0.33; GCF_002135245.1, s__Acinetobacter sp002135245, 95.0, 78.8, 0.34; GCF_000632455.1, s__Acinetobacter sp000632455, 95.0, 78.79, 0.29; GCF_000248355.1, s__Acinetobacter lwoffii, 96.22, 78.78, 0.28; GCF_000488275.1, s__Acinetobacter brisouii, 95.0, 78.77, 0.3; GCF_002135335.1, s__Acinetobacter sp002135335, 95.0, 78.75, 0.37; GCF_002165305.1, s__Acinetobacter sp002165305, 95.0, 78.75, 0.32; GCF_001696605.2, s__Acinetobacter sp001696605, 95.0, 78.74, 0.35; GCF_002018365.1, s__Acinetobacter sp002018365, 95.0, 78.71, 0.31; GCF_000368265.1, s__Acinetobacter sp000368265, 95.0, 78.7, 0.3; GCF_001647545.1, s__Acinetobacter sp001647545, 95.0, 78.68, 0.33; GCF_002135315.1, s__Acinetobacter sp002135315, 95.0, 78.67, 0.32; GCF_002135295.1, s__Acinetobacter sp002135295, 95.0, 78.67, 0.3; GCF_003024515.1, s__Acinetobacter sp003024515, 95.0, 78.66, 0.36; GCF_003024525.1, s__Acinetobacter sp003024525, 95.0, 78.66, 0.3; GCF_002165295.1, s__Acinetobacter sp002165295, 95.0, 78.64, 0.3; GCF_002135195.1, s__Acinetobacter sp002135195, 95.0, 78.62, 0.34; GCF_001612555.1, s__Acinetobacter sp001612555, 95.0, 78.61, 0.27; GCF_002135205.1, s__Acinetobacter sp002135205, 95.0, 78.59, 0.32; GCF_001647535.1, s__Acinetobacter sp001647535, 95.0, 78.57, 0.28; GCF_002135415.1, s__Acinetobacter sp002135415, 95.0, 78.53, 0.37; GCF_002688565.1, s__Acinetobacter sp002688565, 95.0, 78.52, 0.28; GCF_000368145.1, s__Acinetobacter guillouiae, 95.0, 78.51, 0.38; GCF_001704115.1, s__Acinetobacter larvae, 95.0, 78.47, 0.22; GCF_002135345.1, s__Acinetobacter sp002135345, 95.0, 78.46, 0.35; GCA_002367455.1, s__Acinetobacter sp002367455, 95.85, 78.42, 0.3; GCF_000368865.1, s__Acinetobacter bouvetii, 95.0, 78.4, 0.25; GCF_001605895.1, s__Acinetobacter pragensis, 95.0, 78.35, 0.25; GCF_000829675.1, s__Acinetobacter rudis, 95.0, 78.34, 0.23; GCF_000488215.1, s__Acinetobacter nectaris, 95.0, 78.29, 0.19; GCF_001696615.2, s__Acinetobacter sp001696615, 95.0, 78.11, 0.2; GCF_002174125.1, s__Acinetobacter populi, 95.0, 78.02, 0.22; GCF_900096995.1, s__Acinetobacter puyangensis, 95.0, 77.99, 0.22; GCF_900096915.1, s__Acinetobacter marinus, 95.0, 77.95, 0.21; GCF_001753595.1, s__Acinetobacter qingfengensis, 95.0, 77.89, 0.21; GCF_900197575.1, s__Acinetobacter apis, 95.0, 77.77, 0.21; GCF_900096955.1, s__Acinetobacter boissieri, 95.0, 77.61, 0.19</text:p>
          </table:table-cell>
          <table:table-cell office:value-type="float" office:value="93.13" calcext:value-type="float">
            <text:p>93.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55378__bin_67</text:p>
          </table:table-cell>
          <table:table-cell office:value-type="string" calcext:value-type="string">
            <text:p>d__Bacteria;p__Actinobacteriota;c__Coriobacteriia;o__Coriobacteriales;f__Atopobiaceae;g__Olsenella;s__Olsenella sp001189515</text:p>
          </table:table-cell>
          <table:table-cell office:value-type="string" calcext:value-type="string">
            <text:p>GCF_001189515.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Coriobacteriia;o__Coriobacteriales;f__Atopobiaceae;g__Olsenella;s__Olsenella sp001189515</text:p>
          </table:table-cell>
          <table:table-cell office:value-type="float" office:value="97.39" calcext:value-type="float">
            <text:p>97.3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F_001189515.2</text:p>
          </table:table-cell>
          <table:table-cell office:value-type="string" calcext:value-type="string">
            <text:p>d__Bacteria;p__Actinobacteriota;c__Coriobacteriia;o__Coriobacteriales;f__Atopobiaceae;g__Olsenella;s__Olsenella sp001189515</text:p>
          </table:table-cell>
          <table:table-cell office:value-type="float" office:value="97.39" calcext:value-type="float">
            <text:p>97.39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Actinobacteriota;c__Coriobacteriia;o__Coriobacteriales;f__Atopobiaceae;g__Olsenell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468755.1, s__Olsenella profusa, 95.0, 78.95, 0.28; GCF_900120385.1, s__Olsenella phocaeensis, 95.0, 78.88, 0.28; GCF_001457795.1, s__Olsenella sp001457795, 95.0, 78.76, 0.37; GCF_900155635.1, s__Olsenella urininfantis, 95.0, 78.56, 0.31; GCF_000143845.1, s__Olsenella uli, 95.0, 78.34, 0.27; GCA_900316105.1, s__Olsenella sp900316105, 95.0, 78.16, 0.23</text:p>
          </table:table-cell>
          <table:table-cell office:value-type="float" office:value="95.02" calcext:value-type="float">
            <text:p>95.0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rrettiP_2018__CA_C10005IS2066FE_t1M15__bin_8</text:p>
          </table:table-cell>
          <table:table-cell office:value-type="string" calcext:value-type="string">
            <text:p>d__Bacteria;p__Proteobacteria;c__Gammaproteobacteria;o__Burkholderiales;f__Burkholderiaceae;g__Acidovorax_D;s__Acidovorax_D temperans</text:p>
          </table:table-cell>
          <table:table-cell office:value-type="string" calcext:value-type="string">
            <text:p>GCF_0009355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Burkholderiales;f__Burkholderiaceae;g__Acidovorax_D;s__Acidovorax_D temperans</text:p>
          </table:table-cell>
          <table:table-cell office:value-type="float" office:value="95.55" calcext:value-type="float">
            <text:p>95.5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CF_000935585.1</text:p>
          </table:table-cell>
          <table:table-cell office:value-type="string" calcext:value-type="string">
            <text:p>d__Bacteria;p__Proteobacteria;c__Gammaproteobacteria;o__Burkholderiales;f__Burkholderiaceae;g__Acidovorax_D;s__Acidovorax_D temperans</text:p>
          </table:table-cell>
          <table:table-cell office:value-type="float" office:value="95.55" calcext:value-type="float">
            <text:p>95.5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__Bacteria;p__Proteobacteria;c__Gammaproteobacteria;o__Burkholderiales;f__Burkholderiaceae;g__Acidovorax_D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754495.1, s__Acidovorax_D sp002754495, 95.0, 85.63, 0.81; GCA_002377855.1, s__Acidovorax_D delafieldii_A, 95.0, 85.6, 0.76; GCF_000302535.1, s__Acidovorax_D sp000302535, 95.0, 83.6, 0.72; GCF_001633105.1, s__Acidovorax_D sp001633105, 95.0, 83.44, 0.74; GCF_002245625.1, s__Acidovorax_D kalamii, 95.0, 83.33, 0.71; GCF_003058055.1, s__Acidovorax_D sp003058055, 95.0, 83.33, 0.72; GCF_002754175.1, s__Acidovorax_D sp002754175, 95.0, 83.24, 0.71; GCF_001411535.1, s__Acidovorax_D sp001411535, 95.0, 82.75, 0.71; GCF_003060895.1, s__Acidovorax_D sp003060895, 95.0, 82.75, 0.67; GCF_000238595.1, s__Acidovorax_D sp000238595, 95.0, 82.71, 0.68; GCF_000204195.1, s__Acidovorax_D radicis, 95.0, 82.56, 0.7; GCF_001422735.1, s__Acidovorax_D sp001422735, 95.0, 82.52, 0.69; GCF_001714725.1, s__Acidovorax_D sp001714725, 95.0, 82.46, 0.67; GCF_001424425.1, s__Acidovorax_D sp001424425, 95.0, 82.46, 0.7; GCF_002797445.1, s__Acidovorax_D sp002797445, 95.0, 82.33, 0.67; GCA_001464865.1, s__Acidovorax_D sp001464865, 95.0, 82.03, 0.58</text:p>
          </table:table-cell>
          <table:table-cell office:value-type="float" office:value="61.21" calcext:value-type="float">
            <text:p>61.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rrettiP_2018__CA_C10007IS2114FE_t4M15__bin_4</text:p>
          </table:table-cell>
          <table:table-cell office:value-type="string" calcext:value-type="string">
            <text:p>d__Bacteria;p__Actinobacteriota;c__Actinobacteria;o__Propionibacteriales;f__Propionibacteriaceae;g__Cutibacterium;s__Cutibacterium avidum</text:p>
          </table:table-cell>
          <table:table-cell office:value-type="string" calcext:value-type="string">
            <text:p>GCF_00022729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Propionibacteriales;f__Propionibacteriaceae;g__Cutibacterium;s__Cutibacterium avidum</text:p>
          </table:table-cell>
          <table:table-cell office:value-type="float" office:value="98.75" calcext:value-type="float">
            <text:p>98.7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CF_000227295.1</text:p>
          </table:table-cell>
          <table:table-cell office:value-type="string" calcext:value-type="string">
            <text:p>d__Bacteria;p__Actinobacteriota;c__Actinobacteria;o__Propionibacteriales;f__Propionibacteriaceae;g__Cutibacterium;s__Cutibacterium avidum</text:p>
          </table:table-cell>
          <table:table-cell office:value-type="float" office:value="98.75" calcext:value-type="float">
            <text:p>98.75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__Bacteria;p__Actinobacteriota;c__Actinobacteria;o__Propionibacteriales;f__Propionibacteriaceae;g__Cuti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642025.1, s__Cutibacterium namnetense, 95.0, 81.88, 0.64; GCF_003030305.1, s__Cutibacterium acnes, 95.0, 81.6, 0.67; GCF_000204235.1, s__Cutibacterium humerusii, 95.0, 81.43, 0.65; GCF_000463665.1, s__Cutibacterium granulosum, 95.0, 80.15, 0.42</text:p>
          </table:table-cell>
          <table:table-cell office:value-type="float" office:value="96.29" calcext:value-type="float">
            <text:p>96.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SZAXPI029574-89__bin_4</text:p>
          </table:table-cell>
          <table:table-cell office:value-type="string" calcext:value-type="string">
            <text:p>d__Bacteria;p__Proteobacteria;c__Gammaproteobacteria;o__Enterobacterales;f__Enterobacteriaceae;g__Proteus;s__Proteus mirabilis</text:p>
          </table:table-cell>
          <table:table-cell office:value-type="string" calcext:value-type="string">
            <text:p>GCF_0001607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Enterobacterales;f__Enterobacteriaceae;g__Proteus;s__Proteus mirabilis</text:p>
          </table:table-cell>
          <table:table-cell office:value-type="float" office:value="98.93" calcext:value-type="float">
            <text:p>98.93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F_000160755.1</text:p>
          </table:table-cell>
          <table:table-cell office:value-type="string" calcext:value-type="string">
            <text:p>d__Bacteria;p__Proteobacteria;c__Gammaproteobacteria;o__Enterobacterales;f__Enterobacteriaceae;g__Proteus;s__Proteus mirabilis</text:p>
          </table:table-cell>
          <table:table-cell office:value-type="float" office:value="98.93" calcext:value-type="float">
            <text:p>98.93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Proteobacteria;c__Gammaproteobacteria;o__Enterobacterales;f__Enterobacteriaceae;g__Prote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722135.1, s__Proteus sp001722135, 95.0, 84.01, 0.73; GCF_003144505.1, s__Proteus sp003144505, 95.0, 83.95, 0.74; GCF_002607735.1, s__Proteus alimentorum, 95.0, 83.92, 0.71; GCF_003144495.1, s__Proteus cibarius, 96.59, 83.91, 0.71; GCF_003144535.1, s__Proteus penneri, 95.0, 83.91, 0.73; GCF_001049975.1, s__Proteus vulgaris_B, 95.0, 83.86, 0.71; GCF_002777965.1, s__Proteus columbae, 95.0, 83.84, 0.71; GCF_000754995.1, s__Proteus vulgaris_A, 95.0, 83.84, 0.72; GCF_003144395.1, s__Proteus sp003144395, 95.0, 83.82, 0.73; GCF_003144405.1, s__Proteus sp003144405, 95.0, 83.79, 0.72; GCF_003144325.1, s__Proteus terrae, 96.59, 83.7, 0.73; GCF_002206145.2, s__Proteus mirabilis_B, 95.18, 83.68, 0.72; GCF_003144375.1, s__Proteus sp003144375, 95.0, 83.64, 0.72; GCF_001654965.1, s__Proteus hauseri, 95.0, 83.0, 0.7; GCF_001654855.1, s__Proteus myxofaciens, 95.0, 82.38, 0.66</text:p>
          </table:table-cell>
          <table:table-cell office:value-type="float" office:value="85.79" calcext:value-type="float">
            <text:p>85.7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B026-11-90-0__bin_59</text:p>
          </table:table-cell>
          <table:table-cell office:value-type="string" calcext:value-type="string">
            <text:p>d__Bacteria;p__Firmicutes_A;c__Clostridia;o__Oscillospirales;f__Oscillospiraceae;g__CAG-103;s__CAG-103 sp000432375</text:p>
          </table:table-cell>
          <table:table-cell office:value-type="string" calcext:value-type="string">
            <text:p>GCA_0004323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Oscillospiraceae;g__CAG-103;s__CAG-103 sp000432375</text:p>
          </table:table-cell>
          <table:table-cell office:value-type="float" office:value="98.11" calcext:value-type="float">
            <text:p>98.1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CA_000432375.1</text:p>
          </table:table-cell>
          <table:table-cell office:value-type="string" calcext:value-type="string">
            <text:p>d__Bacteria;p__Firmicutes_A;c__Clostridia;o__Oscillospirales;f__Oscillospiraceae;g__CAG-103;s__CAG-103 sp000432375</text:p>
          </table:table-cell>
          <table:table-cell office:value-type="float" office:value="98.11" calcext:value-type="float">
            <text:p>98.11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900317855.1, s__CAG-103 sp900317855, 95.0, 94.37, 0.85; GCA_900316745.1, s__CAG-103 sp900316745, 95.0, 80.2, 0.38; GCA_900317905.1, s__CAG-103 sp900317905, 95.0, 78.81, 0.27</text:p>
          </table:table-cell>
          <table:table-cell office:value-type="float" office:value="96.37" calcext:value-type="float">
            <text:p>96.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13261__bin_6</text:p>
          </table:table-cell>
          <table:table-cell office:value-type="string" calcext:value-type="string">
            <text:p>d__Bacteria;p__Actinobacteriota;c__Actinobacteria;o__Propionibacteriales;f__Propionibacteriaceae;g__Cutibacterium;s__Cutibacterium acnes</text:p>
          </table:table-cell>
          <table:table-cell office:value-type="string" calcext:value-type="string">
            <text:p>GCF_0030303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Propionibacteriales;f__Propionibacteriaceae;g__Cutibacterium;s__Cutibacterium acnes</text:p>
          </table:table-cell>
          <table:table-cell office:value-type="float" office:value="99.55" calcext:value-type="float">
            <text:p>99.5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GCF_003030305.1</text:p>
          </table:table-cell>
          <table:table-cell office:value-type="string" calcext:value-type="string">
            <text:p>d__Bacteria;p__Actinobacteriota;c__Actinobacteria;o__Propionibacteriales;f__Propionibacteriaceae;g__Cutibacterium;s__Cutibacterium acnes</text:p>
          </table:table-cell>
          <table:table-cell office:value-type="float" office:value="99.55" calcext:value-type="float">
            <text:p>99.5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d__Bacteria;p__Actinobacteriota;c__Actinobacteria;o__Propionibacteriales;f__Propionibacteriaceae;g__Cuti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642025.1, s__Cutibacterium namnetense, 95.0, 88.37, 0.87; GCF_000204235.1, s__Cutibacterium humerusii, 95.0, 86.01, 0.84; GCF_000227295.1, s__Cutibacterium avidum, 95.0, 81.88, 0.67; GCF_000463665.1, s__Cutibacterium granulosum, 95.0, 78.82, 0.27</text:p>
          </table:table-cell>
          <table:table-cell office:value-type="float" office:value="97.8" calcext:value-type="float">
            <text:p>97.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17851__bin_9</text:p>
          </table:table-cell>
          <table:table-cell office:value-type="string" calcext:value-type="string">
            <text:p>d__Bacteria;p__Actinobacteriota;c__Actinobacteria;o__Propionibacteriales;f__Propionibacteriaceae;g__Cutibacterium;s__Cutibacterium granulosum</text:p>
          </table:table-cell>
          <table:table-cell office:value-type="string" calcext:value-type="string">
            <text:p>GCF_0004636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Propionibacteriales;f__Propionibacteriaceae;g__Cutibacterium;s__Cutibacterium granulosum</text:p>
          </table:table-cell>
          <table:table-cell office:value-type="float" office:value="96.9" calcext:value-type="float">
            <text:p>96.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GCF_000463665.1</text:p>
          </table:table-cell>
          <table:table-cell office:value-type="string" calcext:value-type="string">
            <text:p>d__Bacteria;p__Actinobacteriota;c__Actinobacteria;o__Propionibacteriales;f__Propionibacteriaceae;g__Cutibacterium;s__Cutibacterium granulosum</text:p>
          </table:table-cell>
          <table:table-cell office:value-type="float" office:value="96.9" calcext:value-type="float">
            <text:p>96.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__Bacteria;p__Actinobacteriota;c__Actinobacteria;o__Propionibacteriales;f__Propionibacteriaceae;g__Cuti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227295.1, s__Cutibacterium avidum, 95.0, 80.08, 0.46; GCF_001642025.1, s__Cutibacterium namnetense, 95.0, 79.04, 0.27; GCF_003030305.1, s__Cutibacterium acnes, 95.0, 78.63, 0.26; GCF_000204235.1, s__Cutibacterium humerusii, 95.0, 78.18, 0.27</text:p>
          </table:table-cell>
          <table:table-cell office:value-type="float" office:value="97.42" calcext:value-type="float">
            <text:p>97.4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397_M__bin_34</text:p>
          </table:table-cell>
          <table:table-cell office:value-type="string" calcext:value-type="string">
            <text:p>d__Bacteria;p__Firmicutes_A;c__Clostridia;o__Lachnospirales;f__Lachnospiraceae;g__Coprococcus;s__Coprococcus sp900066115</text:p>
          </table:table-cell>
          <table:table-cell office:value-type="string" calcext:value-type="string">
            <text:p>GCA_9000661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oprococcus;s__Coprococcus sp900066115</text:p>
          </table:table-cell>
          <table:table-cell office:value-type="float" office:value="98.97" calcext:value-type="float">
            <text:p>98.97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A_900066115.1</text:p>
          </table:table-cell>
          <table:table-cell office:value-type="string" calcext:value-type="string">
            <text:p>d__Bacteria;p__Firmicutes_A;c__Clostridia;o__Lachnospirales;f__Lachnospiraceae;g__Coprococcus;s__Coprococcus sp900066115</text:p>
          </table:table-cell>
          <table:table-cell office:value-type="float" office:value="98.97" calcext:value-type="float">
            <text:p>98.97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Firmicutes_A;c__Clostridia;o__Lachnospirales;f__Lachnospiraceae;g__Copr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154245.1, s__Coprococcus sp000154245, 95.0, 94.41, 0.83; GCA_002437435.1, s__Coprococcus sp002437435, 95.0, 90.15, 0.8; GCF_000154425.1, s__Coprococcus eutactus, 95.0, 80.39, 0.19; GCF_001404675.1, s__Coprococcus eutactus_A, 95.0, 80.05, 0.2; GCA_000433075.1, s__Coprococcus sp000433075, 95.0, 78.54, 0.21</text:p>
          </table:table-cell>
          <table:table-cell office:value-type="float" office:value="98.51" calcext:value-type="float">
            <text:p>98.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130_12M__bin_14</text:p>
          </table:table-cell>
          <table:table-cell office:value-type="string" calcext:value-type="string">
            <text:p>d__Bacteria;p__Firmicutes;c__Bacilli;o__Erysipelotrichales;f__Erysipelatoclostridiaceae;g__Erysipelatoclostridium;s__Erysipelatoclostridium ramosum</text:p>
          </table:table-cell>
          <table:table-cell office:value-type="string" calcext:value-type="string">
            <text:p>GCF_0001544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Erysipelotrichales;f__Erysipelatoclostridiaceae;g__Erysipelatoclostridium;s__Erysipelatoclostridium ramosum</text:p>
          </table:table-cell>
          <table:table-cell office:value-type="float" office:value="99.59" calcext:value-type="float">
            <text:p>99.5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GCF_000154485.1</text:p>
          </table:table-cell>
          <table:table-cell office:value-type="string" calcext:value-type="string">
            <text:p>d__Bacteria;p__Firmicutes;c__Bacilli;o__Erysipelotrichales;f__Erysipelatoclostridiaceae;g__Erysipelatoclostridium;s__Erysipelatoclostridium ramosum</text:p>
          </table:table-cell>
          <table:table-cell office:value-type="float" office:value="99.59" calcext:value-type="float">
            <text:p>99.59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Firmicutes;c__Bacilli;o__Erysipelotrichales;f__Erysipelatoclostridiaceae;g__Erysipelatoclostrid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900102365.1, s__Erysipelatoclostridium cocleatum, 95.0, 80.92, 0.49; GCF_000686665.1, s__Erysipelatoclostridium saccharogumia, 95.0, 80.86, 0.47; GCF_000508865.1, s__Erysipelatoclostridium sp000508865, 95.0, 80.43, 0.44; GCF_002160495.1, s__Erysipelatoclostridium sp002160495, 95.0, 79.99, 0.47; GCF_000154805.1, s__Erysipelatoclostridium spiroforme, 95.0, 79.98, 0.48; GCF_000752095.2, s__Erysipelatoclostridium sp000752095, 95.0, 78.35, 0.24; GCF_003024675.1, s__Erysipelatoclostridium sp003024675, 95.0, 78.2, 0.29</text:p>
          </table:table-cell>
          <table:table-cell office:value-type="float" office:value="95.83" calcext:value-type="float">
            <text:p>95.8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RSZAXPI003099-133__bin_12</text:p>
          </table:table-cell>
          <table:table-cell office:value-type="string" calcext:value-type="string">
            <text:p>d__Bacteria;p__Firmicutes_A;c__Clostridia;o__Lachnospirales;f__Lachnospiraceae;g__Clostridium_M;s__Clostridium_M lavalense</text:p>
          </table:table-cell>
          <table:table-cell office:value-type="string" calcext:value-type="string">
            <text:p>GCF_0030246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lostridium_M;s__Clostridium_M lavalense</text:p>
          </table:table-cell>
          <table:table-cell office:value-type="float" office:value="98.22" calcext:value-type="float">
            <text:p>98.22</text:p>
          </table:table-cell>
          <table:table-cell office:value-type="float" office:value="0.87" calcext:value-type="float">
            <text:p>0.87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incongruent species assignments</text:p>
          </table:table-cell>
          <table:table-cell office:value-type="string" calcext:value-type="string">
            <text:p>GCF_000158075.1, s__Clostridium_M asparagiforme, 95.0, 94.4, 0.82; GCF_000424325.1, s__Clostridium_M clostridioforme_A, 95.0, 78.72, 0.23; GCF_900113155.1, s__Clostridium_M clostridioforme, 95.0, 78.43, 0.22; GCF_002234575.2, s__Clostridium_M bolteae, 95.0, 78.22, 0.21; GCF_000155435.1, s__Clostridium_M sp000155435, 95.0, 78.14, 0.22; GCF_000233455.1, s__Clostridium_M citroniae, 95.0, 78.07, 0.21; GCF_001517625.2, s__Clostridium_M sp001517625, 95.0, 77.7, 0.17; GCA_001304855.1, s__Clostridium_M sp001304855, 95.0, 77.58, 0.2; GCA_000431375.1, s__Clostridium_M sp000431375, 95.0, 77.14, 0.12</text:p>
          </table:table-cell>
          <table:table-cell office:value-type="float" office:value="92.98" calcext:value-type="float">
            <text:p>92.9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avidLA_2015__LD-Run2-05__bin_3</text:p>
          </table:table-cell>
          <table:table-cell office:value-type="string" calcext:value-type="string">
            <text:p>d__Bacteria;p__Proteobacteria;c__Gammaproteobacteria;o__Enterobacterales;f__Vibrionaceae;g__Vibrio;s__Vibrio cholerae</text:p>
          </table:table-cell>
          <table:table-cell office:value-type="string" calcext:value-type="string">
            <text:p>GCF_00062164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Enterobacterales;f__Vibrionaceae;g__Vibrio;s__Vibrio cholerae</text:p>
          </table:table-cell>
          <table:table-cell office:value-type="float" office:value="99.33" calcext:value-type="float">
            <text:p>99.3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GCF_000621645.1</text:p>
          </table:table-cell>
          <table:table-cell office:value-type="string" calcext:value-type="string">
            <text:p>d__Bacteria;p__Proteobacteria;c__Gammaproteobacteria;o__Enterobacterales;f__Vibrionaceae;g__Vibrio;s__Vibrio cholerae</text:p>
          </table:table-cell>
          <table:table-cell office:value-type="float" office:value="99.33" calcext:value-type="float">
            <text:p>99.3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__Bacteria;p__Proteobacteria;c__Gammaproteobacteria;o__Enterobacterales;f__Vibrionaceae;g__Vibrio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402165.1, s__Vibrio metoecus_B, 95.0, 89.32, 0.83; GCA_000696385.1, s__Vibrio metoecus, 95.0, 88.59, 0.81; GCF_000176715.1, s__Vibrio sp000176715, 95.0, 87.97, 0.78; GCA_000338875.1, s__Vibrio mimicus, 95.0, 86.56, 0.79; GCF_900089835.1, s__Vibrio thalassae, 95.81, 80.12, 0.19; GCF_001274785.1, s__Vibrio hepatarius, 95.0, 79.84, 0.27; GCF_001597655.1, s__Vibrio cidicii, 95.38, 79.61, 0.3; GCF_001558415.2, s__Vibrio fluvialis, 95.0, 79.49, 0.42; GCF_000960595.1, s__Vibrio sp000960595, 95.0, 79.49, 0.3; GCF_000176175.1, s__Vibrio furnissii, 95.0, 79.48, 0.4; GCF_000764325.1, s__Vibrio navarrensis, 95.38, 79.41, 0.3; GCA_000830505.1, s__Vibrio mytili, 95.0, 79.26, 0.21; GCF_000257205.1, s__Vibrio ordalii, 96.33, 79.17, 0.37; GCF_002892785.1, s__Vibrio diazotrophicus_A, 95.0, 78.97, 0.29; GCA_001989995.1, s__Vibrio anguillarum, 96.33, 78.95, 0.35; GCF_000467125.1, s__Vibrio proteolyticus, 95.0, 78.88, 0.26; GCF_002224265.1, s__Vibrio vulnificus, 95.0, 78.86, 0.32; GCF_900088415.1, s__Vibrio mediterranei, 95.15, 78.79, 0.17; GCF_003185995.1, s__Vibrio sp003185995, 95.0, 78.78, 0.27; GCF_000740015.1, s__Vibrio diazotrophicus, 95.0, 78.76, 0.29; GCF_002163755.1, s__Vibrio campbellii, 95.0, 78.72, 0.23; GCF_002608565.1, s__Vibrio sp002608565, 95.0, 78.71, 0.22; GCF_000222685.1, s__Vibrio nigripulchritudo, 95.0, 78.7, 0.17; GCF_001267945.1, s__Vibrio alginolyticus_A, 95.0, 78.68, 0.3; GCF_000176135.1, s__Vibrio coralliilyticus, 95.0, 78.68, 0.23; GCF_900100015.1, s__Vibrio xiamenensis, 95.0, 78.66, 0.25; GCF_000967495.1, s__Vibrio neptunius, 95.0, 78.65, 0.22; GCF_001012815.1, s__Vibrio mexicanus, 95.0, 78.63, 0.2; GCF_900167345.1, s__Vibrio cincinnatiensis, 95.0, 78.62, 0.28; GCF_002849855.1, s__Vibrio azureus, 95.0, 78.62, 0.17; GCA_000755365.1, s__Vibrio sp000755365, 95.0, 78.61, 0.18; GCA_002741985.1, s__Vibrio rotiferianus, 95.0, 78.6, 0.24; GCF_001939685.1, s__Vibrio ponticus, 95.0, 78.59, 0.25; GCA_000754155.1, s__Vibrio ponticus_A, 95.0, 78.59, 0.26; GCF_002906655.1, s__Vibrio hyugaensis, 95.0, 78.58, 0.24; GCF_000189275.1, s__Vibrio sinaloensis_B, 95.0, 78.55, 0.23; GCF_001639065.2, s__Vibrio barjaei, 95.15, 78.55, 0.18; GCF_001591105.1, s__Vibrio nereis, 95.0, 78.55, 0.24; GCF_000176155.1, s__Vibrio metschnikovii, 95.0, 78.53, 0.26; GCF_000189255.1, s__Vibrio brasiliensis, 95.0, 78.53, 0.23; GCF_001854765.1, s__Vibrio sonorensis, 95.0, 78.53, 0.17; GCF_000967545.1, s__Vibrio galatheae, 95.0, 78.52, 0.24; GCF_002835515.1, s__Vibrio sp002835515, 95.0, 78.52, 0.17; GCA_003263845.1, s__Vibrio aestivus, 95.0, 78.51, 0.2; GCF_000817815.1, s__Vibrio owensii, 95.0, 78.49, 0.25; GCF_000695685.1, s__Vibrio fortis, 95.0, 78.47, 0.21; GCF_000354175.2, s__Vibrio alginolyticus, 95.0, 78.47, 0.24; GCF_000711795.1, s__Vibrio pacinii, 95.54, 78.47, 0.24; GCF_000400365.1, s__Vibrio jasicida, 95.0, 78.46, 0.23; GCF_000176235.1, s__Vibrio orientalis, 95.0, 78.46, 0.24; GCF_001591145.1, s__Vibrio harveyi, 95.0, 78.45, 0.24; GCF_002749895.1, s__Vibrio fujianensis, 95.0, 78.43, 0.26; GCF_000222605.1, s__Vibrio ichthyoenteri, 95.0, 78.43, 0.23; GCF_000417905.1, s__Vibrio natriegens, 95.0, 78.42, 0.23; GCF_001547935.1, s__Vibrio tritonius, 95.0, 78.42, 0.24; GCF_001695575.1, s__Vibrio europaeus, 95.0, 78.41, 0.25; GCF_001939725.1, s__Vibrio panuliri, 95.0, 78.41, 0.24; GCF_002196515.1, s__Vibrio gazogenes_A, 95.0, 78.41, 0.13; GCF_001558495.2, s__Vibrio parahaemolyticus, 95.0, 78.39, 0.25; GCF_000772105.1, s__Vibrio tubiashii, 95.0, 78.39, 0.24; GCF_001048675.1, s__Vibrio diabolicus, 95.0, 78.39, 0.24; GCA_003263805.1, s__Vibrio marisflavi, 95.0, 78.38, 0.13; GCF_000775715.1, s__Vibrio tubiashii_A, 95.0, 78.38, 0.23; GCF_001399455.2, s__Vibrio bivalvicida, 95.0, 78.38, 0.23; GCF_000808535.1, s__Vibrio sinaloensis_A, 95.0, 78.36, 0.26; GCF_000827885.1, s__Vibrio renipiscarius, 95.0, 78.34, 0.21; GCF_002877365.1, s__Vibrio sp002877365, 95.0, 78.34, 0.17; GCF_000272145.2, s__Vibrio sp000272145, 95.0, 78.32, 0.17; GCF_000755385.1, s__Vibrio maritimus_B, 95.0, 78.29, 0.19; GCA_000695745.1, s__Vibrio madracius, 95.81, 78.27, 0.14; GCF_000171815.1, s__Vibrio sp000171815, 95.0, 78.27, 0.19; GCF_002811245.1, s__Vibrio salilacus, 95.54, 78.27, 0.26; GCA_003263785.1, s__Vibrio variabilis, 95.0, 78.26, 0.2; GCF_001635455.1, s__Vibrio sp001635455, 95.0, 78.24, 0.2; GCF_001957165.1, s__Vibrio ostreicida, 95.0, 78.22, 0.15; GCF_002954585.1, s__Vibrio chagasii, 95.0, 78.22, 0.21; GCF_900163965.1, s__Vibrio ruber, 95.0, 78.21, 0.13; GCF_900107935.1, s__Vibrio hangzhouensis, 95.0, 78.2, 0.18; GCF_900184095.1, s__Vibrio mangrovi, 95.0, 78.19, 0.14; GCF_002954555.1, s__Vibrio splendidus_H, 95.0, 78.17, 0.23; GCF_002933855.1, s__Vibrio penaeicida, 95.0, 78.14, 0.17; GCF_000222585.1, s__Vibrio scophthalmi, 95.0, 78.13, 0.25; GCF_000400425.1, s__Vibrio sagamiensis, 95.0, 78.13, 0.14; GCF_002563795.1, s__Vibrio sp002563795, 95.0, 78.11, 0.21; GCF_900162645.1, s__Vibrio palustris, 95.0, 78.08, 0.17; GCA_000316985.1, s__Vibrio sp000316985, 95.0, 78.06, 0.19; GCF_900233005.1, s__Vibrio tapetis, 95.0, 78.04, 0.15; GCA_003263775.1, s__Vibrio maritimus, 95.0, 78.03, 0.2; GCF_001048535.1, s__Vibrio crassostreae, 95.0, 78.02, 0.2; GCF_000272045.2, s__Vibrio crassostreae_C, 95.01, 78.01, 0.22; GCF_000711805.1, s__Vibrio rhizosphaerae, 95.0, 78.01, 0.14; GCF_002873335.1, s__Vibrio sp002873335, 95.0, 78.01, 0.15; GCF_900149295.1, s__Vibrio spartinae, 95.0, 77.93, 0.12; GCF_001506075.1, s__Vibrio sp001506075, 95.0, 77.91, 0.14; GCF_000287055.2, s__Vibrio sp000287055, 95.0, 77.9, 0.19; GCA_001874155.1, s__Vibrio sp001874155, 95.0, 77.83, 0.21; GCF_900129185.1, s__Vibrio gazogenes, 95.0, 77.81, 0.13; GCF_900130105.1, s__Vibrio aerogenes, 95.0, 77.68, 0.11; GCF_000169995.1, s__Vibrio sp000169995, 95.0, 77.63, 0.19</text:p>
          </table:table-cell>
          <table:table-cell office:value-type="float" office:value="94.35" calcext:value-type="float">
            <text:p>94.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44474__bin_4</text:p>
          </table:table-cell>
          <table:table-cell office:value-type="string" calcext:value-type="string">
            <text:p>d__Bacteria;p__Actinobacteriota;c__Actinobacteria;o__Mycobacteriales;f__Mycobacteriaceae;g__Corynebacterium;s__Corynebacterium sp000478175</text:p>
          </table:table-cell>
          <table:table-cell office:value-type="string" calcext:value-type="string">
            <text:p>GCF_0004781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sp000478175</text:p>
          </table:table-cell>
          <table:table-cell office:value-type="float" office:value="95.09" calcext:value-type="float">
            <text:p>95.09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GCF_000478175.1</text:p>
          </table:table-cell>
          <table:table-cell office:value-type="string" calcext:value-type="string">
            <text:p>d__Bacteria;p__Actinobacteriota;c__Actinobacteria;o__Mycobacteriales;f__Mycobacteriaceae;g__Corynebacterium;s__Corynebacterium sp000478175</text:p>
          </table:table-cell>
          <table:table-cell office:value-type="float" office:value="95.09" calcext:value-type="float">
            <text:p>95.09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159115.1, s__Corynebacterium accolens, 95.0, 94.05, 0.95; GCF_000156615.2, s__Corynebacterium pseudogenitalium, 96.4, 81.63, 0.7; GCF_000175635.1, s__Corynebacterium tuberculostearicum_B, 96.4, 81.47, 0.69; GCF_001059565.1, s__Corynebacterium aurimucosum_E, 95.0, 81.36, 0.68; GCF_002154655.1, s__Corynebacterium kefirresidentii, 95.0, 81.16, 0.64; GCF_000022905.1, s__Corynebacterium aurimucosum, 95.0, 79.47, 0.43; GCF_000988205.1, s__Corynebacterium minutissimum_A, 95.0, 79.33, 0.41; GCF_002861385.1, s__Corynebacterium aurimucosum_C, 95.0, 79.31, 0.42; GCF_001836165.1, s__Corynebacterium sp001836165, 95.0, 79.3, 0.39; GCF_001807205.1, s__Corynebacterium sp001807205, 95.0, 79.11, 0.42; GCF_001586215.1, s__Corynebacterium simulans, 95.0, 79.06, 0.42; GCF_000833575.1, s__Corynebacterium singulare, 95.0, 79.06, 0.39; GCF_001815935.1, s__Corynebacterium sp001815935, 95.0, 79.05, 0.41; GCF_000805675.1, s__Corynebacterium minutissimum, 95.0, 78.98, 0.38; GCF_000980815.1, s__Corynebacterium camporealensis, 95.0, 78.93, 0.42; GCF_001812805.1, s__Corynebacterium sp001812805, 95.0, 78.91, 0.4; GCF_000159135.1, s__Corynebacterium striatum, 95.0, 78.88, 0.39; GCF_001941465.1, s__Corynebacterium flavescens, 95.0, 78.62, 0.33; GCF_000420605.1, s__Corynebacterium massiliense, 95.0, 78.53, 0.34; GCF_900092335.1, s__Corynebacterium phoceense, 95.0, 78.44, 0.37; GCF_000375525.1, s__Corynebacterium propinquum, 95.0, 78.18, 0.16; GCF_000688415.1, s__Corynebacterium pseudodiphtheriticum, 95.0, 78.06, 0.11; GCF_000550785.1, s__Corynebacterium casei, 95.0, 77.97, 0.26; GCF_001457455.1, s__Corynebacterium diphtheriae, 95.0, 77.97, 0.11; GCF_900156665.1, s__Corynebacterium appendicis, 95.0, 77.94, 0.19; GCF_002967075.1, s__Corynebacterium sp002967075, 95.0, 77.93, 0.25; GCF_000143825.1, s__Corynebacterium genitalium, 95.0, 77.89, 0.17; GCF_002273005.1, s__Corynebacterium hadale, 95.0, 77.88, 0.22; GCF_000011305.1, s__Corynebacterium efficiens, 95.0, 77.86, 0.19; GCF_000739455.1, s__Corynebacterium imitans, 95.0, 77.85, 0.23; GCF_000747315.1, s__Corynebacterium ureicelerivorans, 95.0, 77.81, 0.19; GCF_900078305.2, s__Corynebacterium bouchesdurhonense, 95.0, 77.8, 0.2; GCF_900155535.1, s__Corynebacterium urinapleomorphum, 95.0, 77.79, 0.16; GCF_001941345.1, s__Corynebacterium stationis, 95.0, 77.79, 0.23; GCF_001807265.1, s__Corynebacterium sp001807265, 95.0, 77.76, 0.21; GCF_000819445.1, s__Corynebacterium humireducens, 95.0, 77.72, 0.23; GCF_000341345.1, s__Corynebacterium halotolerans, 95.0, 77.71, 0.25; GCF_000835165.1, s__Corynebacterium marinum, 95.0, 77.71, 0.23; GCF_001941565.1, s__Corynebacterium phocae, 95.0, 77.69, 0.24; GCF_001021045.1, s__Corynebacterium testudinoris, 95.0, 77.69, 0.22; GCF_001941445.1, s__Corynebacterium aquilae, 95.0, 77.69, 0.13; GCF_002994655.1, s__Corynebacterium sp002994655, 95.0, 77.69, 0.16; GCF_900103625.1, s__Corynebacterium mycetoides, 95.0, 77.68, 0.19; GCF_900105505.1, s__Corynebacterium coyleae, 95.0, 77.68, 0.16; GCF_003065405.1, s__Corynebacterium sp003065405, 95.0, 77.68, 0.23; GCF_001831515.1, s__Corynebacterium sp001831515, 95.0, 77.67, 0.23; GCF_000550805.1, s__Corynebacterium vitaeruminis, 95.0, 77.66, 0.23; GCF_001941425.1, s__Corynebacterium ammoniagenes, 95.0, 77.65, 0.24; GCF_001412105.1, s__Corynebacterium oculi, 95.0, 77.64, 0.18; GCF_000767055.1, s__Corynebacterium doosanense, 95.0, 77.63, 0.2; GCF_000375365.1, s__Corynebacterium mastitidis, 95.0, 77.62, 0.22; GCF_900177745.1, s__Corynebacterium pollutisoli, 95.0, 77.62, 0.26; GCA_002162115.1, s__Corynebacterium ulcerans_A, 95.0, 77.61, 0.1; GCF_000759055.1, s__Corynebacterium tuscaniense, 95.0, 77.61, 0.14; GCF_900105305.1, s__Corynebacterium timonense, 95.0, 77.58, 0.2; GCF_000577555.1, s__Corynebacterium jeddahense, 95.0, 77.57, 0.21; GCF_000442645.1, s__Corynebacterium maris, 95.0, 77.52, 0.21; GCA_002339505.1, s__Corynebacterium sp002339505, 95.0, 77.49, 0.22; GCF_900156035.1, s__Corynebacterium afermentans, 95.0, 77.49, 0.21; GCF_900176865.1, s__Corynebacterium fournierii, 95.0, 77.48, 0.22; GCF_001021065.1, s__Corynebacterium uterequi, 95.0, 77.47, 0.18; GCF_001277995.1, s__Corynebacterium deserti, 95.0, 77.46, 0.13; GCF_001767255.1, s__Corynebacterium sp001767255, 95.0, 77.44, 0.14; GCA_001764565.1, s__Corynebacterium concisus, 95.0, 77.43, 0.19; GCF_001021025.1, s__Corynebacterium epidermidicanis, 95.0, 77.42, 0.13; GCF_000372385.1, s__Corynebacterium ciconiae, 95.0, 77.42, 0.17; GCF_000373805.1, s__Corynebacterium pilosum, 95.0, 77.41, 0.17; GCF_001941485.1, s__Corynebacterium frankenforstense, 95.0, 77.41, 0.23; GCF_000344785.1, s__Corynebacterium callunae, 95.0, 77.39, 0.11; GCF_900113445.1, s__Corynebacterium spheniscorum, 95.0, 77.39, 0.13; GCF_001875665.1, s__Corynebacterium sp001875665, 95.0, 77.37, 0.13; GCF_000379425.1, s__Corynebacterium lubricantis, 95.0, 77.37, 0.16; GCF_001806875.1, s__Corynebacterium sp001806875, 95.0, 77.37, 0.14; GCF_002287505.1, s__Corynebacterium glaucum, 95.0, 77.35, 0.18; GCF_001263755.1, s__Corynebacterium riegelii, 95.0, 77.32, 0.17; GCF_002563965.1, s__Corynebacterium renale, 95.0, 77.3, 0.13; GCF_900187135.1, s__Corynebacterium ulcerans, 95.0, 77.3, 0.1; GCF_001875725.1, s__Corynebacterium sp001875725, 95.0, 77.29, 0.13; GCF_000159635.1, s__Corynebacterium lipophiloflavum, 95.0, 77.27, 0.17; GCF_003070865.1, s__Corynebacterium sp003070865, 95.0, 77.26, 0.19; GCF_001643015.1, s__Corynebacterium crudilactis, 95.0, 77.25, 0.1; GCF_002355155.1, s__Corynebacterium glutamicum_A, 95.0, 77.22, 0.12; GCF_000011325.1, s__Corynebacterium glutamicum, 95.0, 77.18, 0.13; GCF_001412085.1, s__Corynebacterium lowii, 95.0, 77.17, 0.19; GCF_001020985.1, s__Corynebacterium mustelae, 95.0, 77.13, 0.07; GCF_900187295.1, s__Corynebacterium cystitidis, 95.0, 77.11, 0.1; GCF_900176155.1, s__Corynebacterium glucuronolyticum, 95.0, 77.09, 0.1; GCF_900169525.1, s__Corynebacterium sp900169525, 95.0, 77.06, 0.14; GCF_000590555.1, s__Corynebacterium argentoratense, 95.0, 77.05, 0.13; GCF_000372085.1, s__Corynebacterium capitovis, 95.0, 77.05, 0.14; GCF_000732945.1, s__Corynebacterium atypicum, 95.0, 77.03, 0.13; GCF_000296405.1, s__Corynebacterium otitidis, 95.0, 76.84, 0.14; GCF_002155265.1, s__Corynebacterium pseudotuberculosis, 95.0, 76.81, 0.08; GCF_000411375.1, s__Corynebacterium pyruviciproducens, 95.0, 76.81, 0.12; GCF_000175375.1, s__Corynebacterium matruchotii, 95.0, 76.77, 0.08; GCF_000318135.1, s__Corynebacterium durum, 95.0, 76.71, 0.1</text:p>
          </table:table-cell>
          <table:table-cell office:value-type="float" office:value="94.54" calcext:value-type="float">
            <text:p>94.5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RSZAXPI003105-143__bin_33</text:p>
          </table:table-cell>
          <table:table-cell office:value-type="string" calcext:value-type="string">
            <text:p>d__Bacteria;p__Firmicutes_A;c__Clostridia;o__Lachnospirales;f__Lachnospiraceae;g__Dorea;s__Dorea sp900240315</text:p>
          </table:table-cell>
          <table:table-cell office:value-type="string" calcext:value-type="string">
            <text:p>GCF_9002403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Dorea;s__Dorea sp900240315</text:p>
          </table:table-cell>
          <table:table-cell office:value-type="float" office:value="97.5" calcext:value-type="float">
            <text:p>97.5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GCF_900240315.1</text:p>
          </table:table-cell>
          <table:table-cell office:value-type="string" calcext:value-type="string">
            <text:p>d__Bacteria;p__Firmicutes_A;c__Clostridia;o__Lachnospirales;f__Lachnospiraceae;g__Dorea;s__Dorea sp900240315</text:p>
          </table:table-cell>
          <table:table-cell office:value-type="float" office:value="97.5" calcext:value-type="float">
            <text:p>97.5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d__Bacteria;p__Firmicutes_A;c__Clostridia;o__Lachnospirales;f__Lachnospiraceae;g__Dore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433535.1, s__Dorea sp000433535, 95.0, 80.23, 0.31; GCF_001404875.1, s__Dorea longicatena_B, 95.0, 79.59, 0.28; GCA_900066555.1, s__Dorea sp900066555, 95.0, 78.94, 0.19; GCF_000154065.1, s__Dorea longicatena, 95.0, 78.91, 0.26; GCA_000433215.1, s__Dorea sp000433215, 95.0, 78.57, 0.24; GCF_000169235.1, s__Dorea formicigenerans, 95.0, 78.52, 0.19; GCA_900066765.1, s__Dorea sp900066765, 95.0, 78.48, 0.23; GCF_000509125.1, s__Dorea sp000509125, 95.0, 78.27, 0.25; GCF_900120345.1, s__Dorea phocaeense, 95.0, 78.14, 0.13; GCF_000403455.2, s__Dorea sp000403455, 95.0, 78.12, 0.21; GCF_000154505.1, s__Dorea scindens, 95.0, 78.1, 0.27; GCF_002160985.1, s__Dorea sp002160985, 95.0, 78.04, 0.11; GCF_900086625.1, s__Dorea sp900086625, 95.0, 77.94, 0.16; GCF_000156515.1, s__Dorea hylemonae, 95.0, 77.83, 0.19; GCA_002492335.1, s__Dorea sp002492335, 95.0, 77.82, 0.21; GCF_001185345.1, s__Dorea sp001185345, 95.0, 77.82, 0.17; GCF_900312975.1, s__Dorea sp900312975, 95.0, 77.81, 0.16; GCF_001754075.1, s__Dorea faecis, 95.0, 77.79, 0.23; GCF_000765215.1, s__Dorea sp000765215, 95.0, 77.51, 0.11; GCF_000403475.2, s__Dorea sp000403475, 95.0, 77.43, 0.16</text:p>
          </table:table-cell>
          <table:table-cell office:value-type="float" office:value="95.99" calcext:value-type="float">
            <text:p>95.9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B056-11-0-0__bin_47</text:p>
          </table:table-cell>
          <table:table-cell office:value-type="string" calcext:value-type="string">
            <text:p>d__Bacteria;p__Firmicutes_A;c__Clostridia;o__Oscillospirales;f__Acutalibacteraceae;g__Ruminococcus_E;s__Ruminococcus_E sp900314705</text:p>
          </table:table-cell>
          <table:table-cell office:value-type="string" calcext:value-type="string">
            <text:p>GCA_9003147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Acutalibacteraceae;g__Ruminococcus_E;s__Ruminococcus_E sp900314705</text:p>
          </table:table-cell>
          <table:table-cell office:value-type="float" office:value="95.8" calcext:value-type="float">
            <text:p>95.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GCA_900314705.1</text:p>
          </table:table-cell>
          <table:table-cell office:value-type="string" calcext:value-type="string">
            <text:p>d__Bacteria;p__Firmicutes_A;c__Clostridia;o__Oscillospirales;f__Acutalibacteraceae;g__Ruminococcus_E;s__Ruminococcus_E sp900314705</text:p>
          </table:table-cell>
          <table:table-cell office:value-type="float" office:value="95.8" calcext:value-type="float">
            <text:p>95.8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d__Bacteria;p__Firmicutes_A;c__Clostridia;o__Oscillospirales;f__Acutalibacteraceae;g__Ruminococcus_E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834225.1, s__Ruminococcus_E bromii, 95.0, 77.62, 0.12; GCF_002834235.1, s__Ruminococcus_E bromii_B, 95.0, 77.07, 0.14; GCA_003526955.1, s__Ruminococcus_E sp003526955, 95.0, 77.05, 0.11; GCF_900101355.1, s__Ruminococcus_E bromii_A, 95.0, 77.01, 0.06; GCA_002493635.1, s__Ruminococcus_E sp002493635, 95.0, 76.51, 0.08</text:p>
          </table:table-cell>
          <table:table-cell office:value-type="float" office:value="98.31" calcext:value-type="float">
            <text:p>98.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15937__bin_3</text:p>
          </table:table-cell>
          <table:table-cell office:value-type="string" calcext:value-type="string">
            <text:p>d__Bacteria;p__Actinobacteriota;c__Actinobacteria;o__Mycobacteriales;f__Mycobacteriaceae;g__Corynebacterium;s__Corynebacterium accolens</text:p>
          </table:table-cell>
          <table:table-cell office:value-type="string" calcext:value-type="string">
            <text:p>GCF_0001591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accolens</text:p>
          </table:table-cell>
          <table:table-cell office:value-type="float" office:value="97.34" calcext:value-type="float">
            <text:p>97.34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F_000159115.1</text:p>
          </table:table-cell>
          <table:table-cell office:value-type="string" calcext:value-type="string">
            <text:p>d__Bacteria;p__Actinobacteriota;c__Actinobacteria;o__Mycobacteriales;f__Mycobacteriaceae;g__Corynebacterium;s__Corynebacterium accolens</text:p>
          </table:table-cell>
          <table:table-cell office:value-type="float" office:value="97.34" calcext:value-type="float">
            <text:p>97.34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478175.1, s__Corynebacterium sp000478175, 95.0, 93.53, 0.91; GCF_000156615.2, s__Corynebacterium pseudogenitalium, 96.4, 81.82, 0.67; GCF_000175635.1, s__Corynebacterium tuberculostearicum_B, 96.4, 81.77, 0.69; GCF_001059565.1, s__Corynebacterium aurimucosum_E, 95.0, 81.56, 0.67; GCF_002154655.1, s__Corynebacterium kefirresidentii, 95.0, 81.24, 0.63; GCF_001457455.1, s__Corynebacterium diphtheriae, 95.0, 80.19, 0.12; GCF_000833575.1, s__Corynebacterium singulare, 95.0, 79.89, 0.4; GCF_001586215.1, s__Corynebacterium simulans, 95.0, 79.88, 0.42; GCF_001836165.1, s__Corynebacterium sp001836165, 95.0, 79.7, 0.42; GCF_001815935.1, s__Corynebacterium sp001815935, 95.0, 79.66, 0.41; GCF_001807205.1, s__Corynebacterium sp001807205, 95.0, 79.58, 0.41; GCF_000022905.1, s__Corynebacterium aurimucosum, 95.0, 79.52, 0.43; GCF_001812805.1, s__Corynebacterium sp001812805, 95.0, 79.48, 0.39; GCF_000980815.1, s__Corynebacterium camporealensis, 95.0, 79.46, 0.39; GCF_000159135.1, s__Corynebacterium striatum, 95.0, 79.38, 0.38; GCF_002861385.1, s__Corynebacterium aurimucosum_C, 95.0, 79.34, 0.42; GCF_000988205.1, s__Corynebacterium minutissimum_A, 95.0, 79.31, 0.42; GCF_900092335.1, s__Corynebacterium phoceense, 95.0, 79.16, 0.36; GCF_000805675.1, s__Corynebacterium minutissimum, 95.0, 79.05, 0.37; GCF_000420605.1, s__Corynebacterium massiliense, 95.0, 78.79, 0.33; GCF_001941465.1, s__Corynebacterium flavescens, 95.0, 78.78, 0.32; GCF_002273005.1, s__Corynebacterium hadale, 95.0, 78.74, 0.24; GCF_000688415.1, s__Corynebacterium pseudodiphtheriticum, 95.0, 78.4, 0.13; GCF_001941345.1, s__Corynebacterium stationis, 95.0, 78.33, 0.22; GCF_001941425.1, s__Corynebacterium ammoniagenes, 95.0, 78.29, 0.22; GCF_000747315.1, s__Corynebacterium ureicelerivorans, 95.0, 78.27, 0.18; GCF_002967075.1, s__Corynebacterium sp002967075, 95.0, 78.27, 0.22; GCF_001021025.1, s__Corynebacterium epidermidicanis, 95.0, 78.26, 0.12; GCF_900176155.1, s__Corynebacterium glucuronolyticum, 95.0, 78.22, 0.1; GCF_000550785.1, s__Corynebacterium casei, 95.0, 78.19, 0.25; GCF_900177745.1, s__Corynebacterium pollutisoli, 95.0, 78.17, 0.22; GCF_001277995.1, s__Corynebacterium deserti, 95.0, 78.14, 0.14; GCF_001807265.1, s__Corynebacterium sp001807265, 95.0, 78.11, 0.22; GCF_001875665.1, s__Corynebacterium sp001875665, 95.0, 78.11, 0.14; GCF_000143825.1, s__Corynebacterium genitalium, 95.0, 78.1, 0.18; GCF_000739455.1, s__Corynebacterium imitans, 95.0, 78.04, 0.21; GCF_000375525.1, s__Corynebacterium propinquum, 95.0, 78.02, 0.15; GCF_001831515.1, s__Corynebacterium sp001831515, 95.0, 78.02, 0.23; GCF_900176865.1, s__Corynebacterium fournierii, 95.0, 78.01, 0.23; GCF_900156665.1, s__Corynebacterium appendicis, 95.0, 77.97, 0.19; GCF_000590555.1, s__Corynebacterium argentoratense, 95.0, 77.93, 0.13; GCF_000577555.1, s__Corynebacterium jeddahense, 95.0, 77.93, 0.23; GCF_900105505.1, s__Corynebacterium coyleae, 95.0, 77.92, 0.17; GCF_001941565.1, s__Corynebacterium phocae, 95.0, 77.91, 0.22; GCF_900078305.2, s__Corynebacterium bouchesdurhonense, 95.0, 77.9, 0.22; GCF_000344785.1, s__Corynebacterium callunae, 95.0, 77.9, 0.12; GCF_000767055.1, s__Corynebacterium doosanense, 95.0, 77.85, 0.22; GCA_001764565.1, s__Corynebacterium concisus, 95.0, 77.84, 0.18; GCF_002994655.1, s__Corynebacterium sp002994655, 95.0, 77.84, 0.16; GCF_000759055.1, s__Corynebacterium tuscaniense, 95.0, 77.84, 0.14; GCF_001263755.1, s__Corynebacterium riegelii, 95.0, 77.83, 0.19; GCF_900156035.1, s__Corynebacterium afermentans, 95.0, 77.83, 0.23; GCF_000819445.1, s__Corynebacterium humireducens, 95.0, 77.82, 0.23; GCF_001021045.1, s__Corynebacterium testudinoris, 95.0, 77.81, 0.22; GCF_000011305.1, s__Corynebacterium efficiens, 95.0, 77.79, 0.18; GCF_001941485.1, s__Corynebacterium frankenforstense, 95.0, 77.78, 0.23; GCF_000341345.1, s__Corynebacterium halotolerans, 95.0, 77.78, 0.26; GCF_001941445.1, s__Corynebacterium aquilae, 95.0, 77.76, 0.14; GCF_002287505.1, s__Corynebacterium glaucum, 95.0, 77.74, 0.18; GCF_000835165.1, s__Corynebacterium marinum, 95.0, 77.73, 0.24; GCF_900103625.1, s__Corynebacterium mycetoides, 95.0, 77.73, 0.21; GCF_900105305.1, s__Corynebacterium timonense, 95.0, 77.72, 0.19; GCF_000411375.1, s__Corynebacterium pyruviciproducens, 95.0, 77.71, 0.13; GCF_003065405.1, s__Corynebacterium sp003065405, 95.0, 77.71, 0.23; GCF_000442645.1, s__Corynebacterium maris, 95.0, 77.71, 0.2; GCF_000375365.1, s__Corynebacterium mastitidis, 95.0, 77.69, 0.21; GCF_000011325.1, s__Corynebacterium glutamicum, 95.0, 77.69, 0.13; GCF_002355155.1, s__Corynebacterium glutamicum_A, 95.0, 77.68, 0.11; GCF_000379425.1, s__Corynebacterium lubricantis, 95.0, 77.67, 0.16; GCF_000550805.1, s__Corynebacterium vitaeruminis, 95.0, 77.67, 0.25; GCF_000159635.1, s__Corynebacterium lipophiloflavum, 95.0, 77.67, 0.18; GCF_001875725.1, s__Corynebacterium sp001875725, 95.0, 77.66, 0.13; GCF_001806875.1, s__Corynebacterium sp001806875, 95.0, 77.62, 0.15; GCF_001412085.1, s__Corynebacterium lowii, 95.0, 77.58, 0.19; GCF_900187295.1, s__Corynebacterium cystitidis, 95.0, 77.57, 0.11; GCF_001767255.1, s__Corynebacterium sp001767255, 95.0, 77.53, 0.14; GCF_900187135.1, s__Corynebacterium ulcerans, 95.0, 77.5, 0.09; GCF_002563965.1, s__Corynebacterium renale, 95.0, 77.49, 0.13; GCF_001021065.1, s__Corynebacterium uterequi, 95.0, 77.49, 0.17; GCF_000373805.1, s__Corynebacterium pilosum, 95.0, 77.47, 0.18; GCF_000372385.1, s__Corynebacterium ciconiae, 95.0, 77.44, 0.17; GCF_900155535.1, s__Corynebacterium urinapleomorphum, 95.0, 77.43, 0.18; GCA_002339505.1, s__Corynebacterium sp002339505, 95.0, 77.41, 0.22; GCF_000372085.1, s__Corynebacterium capitovis, 95.0, 77.41, 0.14; GCF_001643015.1, s__Corynebacterium crudilactis, 95.0, 77.33, 0.11; GCA_002162115.1, s__Corynebacterium ulcerans_A, 95.0, 77.31, 0.1; GCF_900169525.1, s__Corynebacterium sp900169525, 95.0, 77.31, 0.12; GCF_003070865.1, s__Corynebacterium sp003070865, 95.0, 77.29, 0.18; GCF_001412105.1, s__Corynebacterium oculi, 95.0, 77.19, 0.19; GCF_002155265.1, s__Corynebacterium pseudotuberculosis, 95.0, 77.15, 0.09; GCF_900113445.1, s__Corynebacterium spheniscorum, 95.0, 77.13, 0.15; GCF_000318135.1, s__Corynebacterium durum, 95.0, 76.87, 0.09; GCF_001020985.1, s__Corynebacterium mustelae, 95.0, 76.78, 0.05; GCF_000296405.1, s__Corynebacterium otitidis, 95.0, 76.76, 0.16; GCF_000175375.1, s__Corynebacterium matruchotii, 95.0, 76.71, 0.08; GCF_000732945.1, s__Corynebacterium atypicum, 95.0, 76.59, 0.16</text:p>
          </table:table-cell>
          <table:table-cell office:value-type="float" office:value="97.1" calcext:value-type="float">
            <text:p>97.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RSZAXPI003097-131__bin_19</text:p>
          </table:table-cell>
          <table:table-cell office:value-type="string" calcext:value-type="string">
            <text:p>d__Bacteria;p__Firmicutes_A;c__Clostridia;o__Clostridiales;f__Clostridiaceae;g__Clostridium;s__Clostridium butyricum</text:p>
          </table:table-cell>
          <table:table-cell office:value-type="string" calcext:value-type="string">
            <text:p>GCF_0004097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Clostridiales;f__Clostridiaceae;g__Clostridium;s__Clostridium butyricum</text:p>
          </table:table-cell>
          <table:table-cell office:value-type="float" office:value="98.89" calcext:value-type="float">
            <text:p>98.89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GCF_000409755.1</text:p>
          </table:table-cell>
          <table:table-cell office:value-type="string" calcext:value-type="string">
            <text:p>d__Bacteria;p__Firmicutes_A;c__Clostridia;o__Clostridiales;f__Clostridiaceae;g__Clostridium;s__Clostridium butyricum</text:p>
          </table:table-cell>
          <table:table-cell office:value-type="float" office:value="98.89" calcext:value-type="float">
            <text:p>98.89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d__Bacteria;p__Firmicutes_A;c__Clostridia;o__Clostridiales;f__Clostridiaceae;g__Clostrid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3539755.1, s__Clostridium sp003539755, 95.0, 79.73, 0.4; GCF_000473995.1, s__Clostridium saccharobutylicum, 95.0, 79.46, 0.37; GCF_001458595.1, s__Clostridium neonatale, 95.0, 79.14, 0.39; GCF_002006445.1, s__Clostridium beijerinckii, 95.0, 78.87, 0.32; GCA_003129525.1, s__Clostridium beijerinckii_D, 95.0, 78.86, 0.34; GCF_900112485.1, s__Clostridium uliginosum, 95.0, 78.72, 0.27; GCF_002006345.1, s__Clostridium puniceum, 95.0, 78.65, 0.37; GCF_000340885.1, s__Clostridium saccharoperbutylacetonicum, 95.0, 78.61, 0.32; GCF_002760435.1, s__Clostridium sp002760435, 95.0, 78.55, 0.32; GCF_000230835.1, s__Clostridium sp000230835, 95.0, 78.55, 0.33; GCF_000621745.1, s__Clostridium beijerinckii_A, 95.0, 78.55, 0.33; GCF_002029255.1, s__Clostridium chromiireducens, 95.0, 78.47, 0.32; GCF_000020165.1, s__Clostridium botulinum_B, 95.0, 78.43, 0.3; GCF_001735765.2, s__Clostridium taeniosporum, 95.0, 78.31, 0.32; GCF_000827935.1, s__Clostridium botulinum_A, 95.0, 78.18, 0.33; GCF_900447045.1, s__Clostridium paraputrificum, 95.0, 77.81, 0.19; GCF_002327185.1, s__Clostridium chauvoei, 95.0, 77.6, 0.24; GCF_000498355.1, s__Clostridium sp000498355, 95.0, 77.49, 0.25; GCF_900116755.1, s__Clostridium sp900116755, 95.0, 77.48, 0.23; GCA_001916075.1, s__Clostridium sp001916075, 95.0, 77.48, 0.24; GCF_000577815.1, s__Clostridium saudiense, 95.0, 77.46, 0.22; GCF_900092375.1, s__Clostridium septicum, 95.0, 77.45, 0.24; GCF_000789395.1, s__Clostridium baratii, 95.0, 77.42, 0.23; GCF_000320405.1, s__Clostridium celatum, 95.0, 77.37, 0.2; GCF_900086595.1, s__Clostridium nigeriense, 95.0, 77.31, 0.19; GCF_900217175.1, s__Clostridium tertium, 95.0, 77.3, 0.2; GCA_900317445.1, s__Clostridium sp900317445, 95.0, 77.23, 0.27; GCF_000401215.1, s__Clostridium sartagoforme, 95.0, 77.18, 0.2; GCF_000753455.2, s__Clostridium sp000753455, 95.0, 77.13, 0.18; GCF_002050515.1, s__Clostridium thermobutyricum, 95.0, 77.13, 0.25; GCF_001405015.1, s__Clostridium disporicum, 95.0, 77.12, 0.2; GCA_000435835.1, s__Clostridium sp000435835, 95.0, 77.09, 0.2; GCF_900104115.1, s__Clostridium gasigenes, 95.0, 77.09, 0.17; GCF_002995745.1, s__Clostridium vincentii, 95.0, 76.97, 0.17</text:p>
          </table:table-cell>
          <table:table-cell office:value-type="float" office:value="97.16" calcext:value-type="float">
            <text:p>97.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rrettiP_2018__CA_C10034IS2591FE_t3M15__bin_2</text:p>
          </table:table-cell>
          <table:table-cell office:value-type="string" calcext:value-type="string">
            <text:p>d__Bacteria;p__Firmicutes;c__Bacilli;o__Erysipelotrichales;f__Erysipelotrichaceae;g__Absiella;s__Absiella sp000165065</text:p>
          </table:table-cell>
          <table:table-cell office:value-type="string" calcext:value-type="string">
            <text:p>GCA_0001650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Erysipelotrichales;f__Erysipelotrichaceae;g__Absiella;s__Absiella sp000165065</text:p>
          </table:table-cell>
          <table:table-cell office:value-type="float" office:value="98.03" calcext:value-type="float">
            <text:p>98.03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GCA_000165065.1</text:p>
          </table:table-cell>
          <table:table-cell office:value-type="string" calcext:value-type="string">
            <text:p>d__Bacteria;p__Firmicutes;c__Bacilli;o__Erysipelotrichales;f__Erysipelotrichaceae;g__Absiella;s__Absiella sp000165065</text:p>
          </table:table-cell>
          <table:table-cell office:value-type="float" office:value="98.03" calcext:value-type="float">
            <text:p>98.03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d__Bacteria;p__Firmicutes;c__Bacilli;o__Erysipelotrichales;f__Erysipelotrichaceae;g__Absiell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371425.1, s__Absiella innocuum, 95.0, 83.93, 0.67; GCF_000154285.1, s__Absiella dolichum, 95.0, 78.51, 0.15; GCF_000163515.2, s__Absiella sp000163515, 95.0, 78.41, 0.14</text:p>
          </table:table-cell>
          <table:table-cell office:value-type="float" office:value="94.96" calcext:value-type="float">
            <text:p>94.9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41__bin_90</text:p>
          </table:table-cell>
          <table:table-cell office:value-type="string" calcext:value-type="string">
            <text:p>d__Bacteria;p__Firmicutes_A;c__Clostridia;o__Lachnospirales;f__Lachnospiraceae;g__Coprococcus;s__Coprococcus eutactus</text:p>
          </table:table-cell>
          <table:table-cell office:value-type="string" calcext:value-type="string">
            <text:p>GCF_00015442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oprococcus;s__Coprococcus eutactus</text:p>
          </table:table-cell>
          <table:table-cell office:value-type="float" office:value="98.85" calcext:value-type="float">
            <text:p>98.8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GCF_000154425.1</text:p>
          </table:table-cell>
          <table:table-cell office:value-type="string" calcext:value-type="string">
            <text:p>d__Bacteria;p__Firmicutes_A;c__Clostridia;o__Lachnospirales;f__Lachnospiraceae;g__Coprococcus;s__Coprococcus eutactus</text:p>
          </table:table-cell>
          <table:table-cell office:value-type="float" office:value="98.85" calcext:value-type="float">
            <text:p>98.8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Firmicutes_A;c__Clostridia;o__Lachnospirales;f__Lachnospiraceae;g__Copr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404675.1, s__Coprococcus eutactus_A, 95.0, 89.2, 0.72; GCF_000154245.1, s__Coprococcus sp000154245, 95.0, 79.38, 0.17; GCA_900066115.1, s__Coprococcus sp900066115, 95.0, 78.99, 0.17; GCA_000433075.1, s__Coprococcus sp000433075, 95.0, 78.86, 0.25; GCA_002437435.1, s__Coprococcus sp002437435, 95.0, 78.49, 0.18</text:p>
          </table:table-cell>
          <table:table-cell office:value-type="float" office:value="97.36" calcext:value-type="float">
            <text:p>97.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M_periimplantitis__SP_283SPI_T016__bin_9</text:p>
          </table:table-cell>
          <table:table-cell office:value-type="string" calcext:value-type="string">
            <text:p>d__Bacteria;p__Actinobacteriota;c__Actinobacteria;o__Actinomycetales;f__Bifidobacteriaceae;g__Parascardovia;s__Parascardovia denticolens</text:p>
          </table:table-cell>
          <table:table-cell office:value-type="string" calcext:value-type="string">
            <text:p>GCF_0010426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Actinomycetales;f__Bifidobacteriaceae;g__Parascardovia;s__Parascardovia denticolens</text:p>
          </table:table-cell>
          <table:table-cell office:value-type="float" office:value="98.96" calcext:value-type="float">
            <text:p>98.9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GCF_001042675.1</text:p>
          </table:table-cell>
          <table:table-cell office:value-type="string" calcext:value-type="string">
            <text:p>d__Bacteria;p__Actinobacteriota;c__Actinobacteria;o__Actinomycetales;f__Bifidobacteriaceae;g__Parascardovia;s__Parascardovia denticolens</text:p>
          </table:table-cell>
          <table:table-cell office:value-type="float" office:value="98.96" calcext:value-type="float">
            <text:p>98.9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Actinobacteriota;c__Actinobacteria;o__Actinomycetales;f__Bifidobacteriaceae;g__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N/A</text:p>
          </table:table-cell>
          <table:table-cell office:value-type="float" office:value="89.48" calcext:value-type="float">
            <text:p>89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50__bin_25</text:p>
          </table:table-cell>
          <table:table-cell office:value-type="string" calcext:value-type="string">
            <text:p>d__Bacteria;p__Firmicutes_A;c__Clostridia;o__Lachnospirales;f__Lachnospiraceae;g__CAG-127;s__CAG-127 sp900319515</text:p>
          </table:table-cell>
          <table:table-cell office:value-type="string" calcext:value-type="string">
            <text:p>GCA_9003195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AG-127;s__CAG-127 sp900319515</text:p>
          </table:table-cell>
          <table:table-cell office:value-type="float" office:value="96.72" calcext:value-type="float">
            <text:p>96.7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GCA_900319515.1</text:p>
          </table:table-cell>
          <table:table-cell office:value-type="string" calcext:value-type="string">
            <text:p>d__Bacteria;p__Firmicutes_A;c__Clostridia;o__Lachnospirales;f__Lachnospiraceae;g__CAG-127;s__CAG-127 sp900319515</text:p>
          </table:table-cell>
          <table:table-cell office:value-type="float" office:value="96.72" calcext:value-type="float">
            <text:p>96.72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d__Bacteria;p__Firmicutes_A;c__Clostridia;o__Lachnospirales;f__Lachnospiraceae;g__CAG-127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2431865.1, s__CAG-127 sp002431865, 95.0, 92.13, 0.66; GCA_002404515.1, s__CAG-127 sp002404515, 95.0, 90.7, 0.6</text:p>
          </table:table-cell>
          <table:table-cell office:value-type="float" office:value="48.27" calcext:value-type="float">
            <text:p>48.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RSZAXPI003077-109__bin_16</text:p>
          </table:table-cell>
          <table:table-cell office:value-type="string" calcext:value-type="string">
            <text:p>d__Bacteria;p__Firmicutes_A;c__Clostridia;o__Lachnospirales;f__Lachnospiraceae;g__Hungatella;s__Hungatella effluvii</text:p>
          </table:table-cell>
          <table:table-cell office:value-type="string" calcext:value-type="string">
            <text:p>GCF_0032018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Hungatella;s__Hungatella effluvii</text:p>
          </table:table-cell>
          <table:table-cell office:value-type="float" office:value="96.06" calcext:value-type="float">
            <text:p>96.0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GCF_003201875.1</text:p>
          </table:table-cell>
          <table:table-cell office:value-type="string" calcext:value-type="string">
            <text:p>d__Bacteria;p__Firmicutes_A;c__Clostridia;o__Lachnospirales;f__Lachnospiraceae;g__Hungatella;s__Hungatella effluvii</text:p>
          </table:table-cell>
          <table:table-cell office:value-type="float" office:value="96.06" calcext:value-type="float">
            <text:p>96.06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d__Bacteria;p__Firmicutes_A;c__Clostridia;o__Lachnospirales;f__Lachnospiraceae;g__Hungatell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433395.1, s__Hungatella hathewayi, 95.0, 87.43, 0.76; GCF_002934545.1, s__Hungatella xylanolyticus, 95.0, 78.36, 0.14; GCF_002797975.1, s__Hungatella celerecrescens, 95.0, 78.34, 0.16; GCF_000687555.1, s__Hungatella aerotolerans, 95.0, 78.3, 0.15; GCF_000526575.1, s__Hungatella sp000526575, 95.0, 78.28, 0.15; GCF_900155545.1, s__Hungatella sp900155545, 95.0, 78.25, 0.22; GCA_001312405.1, s__Hungatella sp001312405, 95.0, 78.24, 0.19; GCF_900105215.1, s__Hungatella guttoideum, 96.86, 78.22, 0.15; GCF_000732605.1, s__Hungatella celerecrescens_B, 95.0, 78.2, 0.17; GCA_002409995.1, s__Hungatella sp002409995, 95.0, 78.17, 0.18; GCA_002429965.1, s__Hungatella sp002429965, 95.0, 78.14, 0.16; GCF_000144625.1, s__Hungatella saccharolyticum, 95.0, 78.09, 0.19; GCF_000526995.1, s__Hungatella indolis, 95.0, 78.04, 0.16; GCA_002389905.1, s__Hungatella sp002389905, 95.0, 78.0, 0.19; GCA_002367105.1, s__Hungatella sp002367105, 95.0, 78.0, 0.16; GCF_900105615.1, s__Hungatella sphenoides, 96.86, 77.98, 0.17; GCA_002478865.1, s__Hungatella sp002478865, 95.0, 77.91, 0.12; GCF_900205965.1, s__Hungatella amygdalinum, 95.0, 77.89, 0.15; GCA_002365025.1, s__Hungatella sp002365025, 95.99, 77.87, 0.17</text:p>
          </table:table-cell>
          <table:table-cell office:value-type="float" office:value="97.34" calcext:value-type="float">
            <text:p>97.3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eversD_2014__SKBSTL008__bin_71</text:p>
          </table:table-cell>
          <table:table-cell office:value-type="string" calcext:value-type="string">
            <text:p>d__Bacteria;p__Firmicutes_A;c__Clostridia;o__Oscillospirales;f__Oscillospiraceae;g__CAG-103;s__CAG-103 sp900317855</text:p>
          </table:table-cell>
          <table:table-cell office:value-type="string" calcext:value-type="string">
            <text:p>GCA_9003178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Oscillospiraceae;g__CAG-103;s__CAG-103 sp900317855</text:p>
          </table:table-cell>
          <table:table-cell office:value-type="float" office:value="95.12" calcext:value-type="float">
            <text:p>95.1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CA_900317855.1</text:p>
          </table:table-cell>
          <table:table-cell office:value-type="string" calcext:value-type="string">
            <text:p>d__Bacteria;p__Firmicutes_A;c__Clostridia;o__Oscillospirales;f__Oscillospiraceae;g__CAG-103;s__CAG-103 sp900317855</text:p>
          </table:table-cell>
          <table:table-cell office:value-type="float" office:value="95.12" calcext:value-type="float">
            <text:p>95.12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432375.1, s__CAG-103 sp000432375, 95.0, 93.79, 0.88; GCA_900316745.1, s__CAG-103 sp900316745, 95.0, 79.9, 0.37; GCA_900317905.1, s__CAG-103 sp900317905, 95.0, 78.67, 0.27</text:p>
          </table:table-cell>
          <table:table-cell office:value-type="float" office:value="98.51" calcext:value-type="float">
            <text:p>98.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546_B__bin_1</text:p>
          </table:table-cell>
          <table:table-cell office:value-type="string" calcext:value-type="string">
            <text:p>d__Bacteria;p__Firmicutes;c__Bacilli;o__Staphylococcales;f__Staphylococcaceae;g__Staphylococcus;s__Staphylococcus haemolyticus</text:p>
          </table:table-cell>
          <table:table-cell office:value-type="string" calcext:value-type="string">
            <text:p>GCF_0029018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haemolyticus</text:p>
          </table:table-cell>
          <table:table-cell office:value-type="float" office:value="99.1" calcext:value-type="float">
            <text:p>99.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GCF_002901805.1</text:p>
          </table:table-cell>
          <table:table-cell office:value-type="string" calcext:value-type="string">
            <text:p>d__Bacteria;p__Firmicutes;c__Bacilli;o__Staphylococcales;f__Staphylococcaceae;g__Staphylococcus;s__Staphylococcus haemolyticus</text:p>
          </table:table-cell>
          <table:table-cell office:value-type="float" office:value="99.1" calcext:value-type="float">
            <text:p>99.1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224225.1, s__Staphylococcus haemolyticus_A, 95.0, 88.11, 0.94; GCF_002902575.1, s__Staphylococcus petrasii_A, 95.0, 82.07, 0.7; GCF_002902565.1, s__Staphylococcus petrasii, 95.0, 82.05, 0.72; GCF_003035445.1, s__Staphylococcus devriesei_A, 95.0, 81.74, 0.71; GCF_002902625.1, s__Staphylococcus devriesei, 95.0, 81.49, 0.7; GCF_002901845.1, s__Staphylococcus hominis, 95.0, 81.21, 0.6; GCF_002442915.1, s__Staphylococcus pasteuri, 95.0, 79.92, 0.5; GCF_002902725.1, s__Staphylococcus caprae, 95.0, 79.87, 0.47; GCF_002901765.1, s__Staphylococcus warneri, 95.0, 79.66, 0.49; GCF_003041335.1, s__Staphylococcus warneri_A, 95.0, 79.53, 0.49; GCF_002902325.1, s__Staphylococcus capitis, 95.0, 79.48, 0.46; GCF_002902405.1, s__Staphylococcus schweitzeri, 95.0, 79.35, 0.39; GCF_002087975.1, s__Staphylococcus epidermidis, 95.0, 79.28, 0.46; GCF_000236925.1, s__Staphylococcus argenteus, 95.0, 79.24, 0.42; GCF_002901705.1, s__Staphylococcus lugdunensis, 95.0, 79.23, 0.43; GCF_000298075.1, s__Staphylococcus massiliensis, 95.0, 79.08, 0.21; GCF_001027105.1, s__Staphylococcus aureus, 95.0, 79.07, 0.41; GCF_002902085.1, s__Staphylococcus simiae, 95.0, 79.07, 0.41; GCF_002902345.1, s__Staphylococcus arlettae, 95.0, 78.94, 0.32; GCF_002902285.1, s__Staphylococcus simulans, 95.0, 78.9, 0.25; GCF_001074355.1, s__Staphylococcus saprophyticus_A, 95.0, 78.81, 0.34; GCF_003043105.1, s__Staphylococcus xylosus_C, 95.0, 78.78, 0.35; GCF_003019255.1, s__Staphylococcus kloosii, 95.0, 78.73, 0.38; GCF_900186985.1, s__Staphylococcus piscifermentans, 95.0, 78.69, 0.24; GCF_001432245.1, s__Staphylococcus equorum_B, 95.0, 78.69, 0.32; GCF_000875895.1, s__Staphylococcus gallinarum, 95.0, 78.66, 0.34; GCF_002902385.1, s__Staphylococcus intermedius, 95.0, 78.66, 0.2; GCF_002902605.1, s__Staphylococcus carnosus, 95.0, 78.65, 0.28; GCF_002902235.1, s__Staphylococcus cohnii_A, 95.0, 78.64, 0.33; GCF_001006765.1, s__Staphylococcus succinus, 95.0, 78.63, 0.32; GCF_002902305.1, s__Staphylococcus argensis, 95.0, 78.62, 0.21; GCF_001618885.1, s__Staphylococcus condimenti, 95.0, 78.62, 0.28; GCF_001747895.1, s__Staphylococcus equorum_A, 95.0, 78.62, 0.32; GCF_000010125.1, s__Staphylococcus saprophyticus, 95.0, 78.61, 0.33; GCF_900097965.1, s__Staphylococcus saprophyticus_B, 95.0, 78.59, 0.35; GCF_002994445.1, s__Staphylococcus simulans_B, 95.0, 78.57, 0.22; GCF_000338275.1, s__Staphylococcus xylosus_B, 95.0, 78.56, 0.37; GCF_001500315.1, s__Staphylococcus auricularis, 95.0, 78.55, 0.24; GCF_900183575.1, s__Staphylococcus intermedius_A, 95.0, 78.48, 0.21; GCF_003019275.1, s__Staphylococcus muscae, 95.0, 78.45, 0.19; GCF_002901945.1, s__Staphylococcus chromogenes, 95.0, 78.44, 0.2; GCF_002836835.1, s__Staphylococcus xylosus_A, 95.0, 78.43, 0.31; GCA_001792775.2, s__Staphylococcus pseudintermedius, 95.0, 78.41, 0.19; GCF_003043455.1, s__Staphylococcus simulans_A, 95.0, 78.41, 0.27; GCF_002902145.1, s__Staphylococcus rostri, 95.0, 78.37, 0.17; GCF_002614725.1, s__Staphylococcus edaphicus, 95.0, 78.36, 0.3; GCF_002902685.1, s__Staphylococcus pettenkoferi, 95.0, 78.33, 0.21; GCF_002902785.1, s__Staphylococcus delphini, 95.0, 78.33, 0.2; GCF_002902365.1, s__Staphylococcus cohnii, 95.0, 78.27, 0.34; GCF_002902745.1, s__Staphylococcus nepalensis, 95.0, 78.26, 0.31; GCF_002901995.1, s__Staphylococcus schleiferi, 95.0, 78.23, 0.19; GCF_001431205.1, s__Staphylococcus sp001431205, 95.0, 78.23, 0.32; GCF_002732165.1, s__Staphylococcus xylosus, 95.0, 78.23, 0.33; GCF_000816085.1, s__Staphylococcus hyicus, 95.0, 78.2, 0.2; GCF_000934465.1, s__Staphylococcus microti, 95.0, 78.18, 0.19; GCF_003012915.1, s__Staphylococcus felis, 95.0, 78.1, 0.19; GCF_002901865.1, s__Staphylococcus agnetis, 95.0, 78.1, 0.22; GCF_002101335.1, s__Staphylococcus lutrae, 95.0, 77.57, 0.18</text:p>
          </table:table-cell>
          <table:table-cell office:value-type="float" office:value="96.51" calcext:value-type="float">
            <text:p>96.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rrettiP_2018__CA_C10003IS2042FE_t4M15__bin_1</text:p>
          </table:table-cell>
          <table:table-cell office:value-type="string" calcext:value-type="string">
            <text:p>d__Bacteria;p__Proteobacteria;c__Gammaproteobacteria;o__Pseudomonadales;f__Moraxellaceae;g__Acinetobacter;s__Acinetobacter johnsonii</text:p>
          </table:table-cell>
          <table:table-cell office:value-type="string" calcext:value-type="string">
            <text:p>GCF_00036804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Pseudomonadales;f__Moraxellaceae;g__Acinetobacter;s__Acinetobacter johnsonii</text:p>
          </table:table-cell>
          <table:table-cell office:value-type="float" office:value="96.19" calcext:value-type="float">
            <text:p>96.1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CF_000368045.1</text:p>
          </table:table-cell>
          <table:table-cell office:value-type="string" calcext:value-type="string">
            <text:p>d__Bacteria;p__Proteobacteria;c__Gammaproteobacteria;o__Pseudomonadales;f__Moraxellaceae;g__Acinetobacter;s__Acinetobacter johnsonii</text:p>
          </table:table-cell>
          <table:table-cell office:value-type="float" office:value="96.19" calcext:value-type="float">
            <text:p>96.1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d__Bacteria;p__Proteobacteria;c__Gammaproteobacteria;o__Pseudomonadales;f__Moraxellaceae;g__Acinetobacter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165305.1, s__Acinetobacter sp002165305, 95.0, 93.36, 0.86; GCF_002135205.1, s__Acinetobacter sp002135205, 95.0, 90.04, 0.86; GCA_003105055.1, s__Acinetobacter sp003105055, 95.0, 81.97, 0.54; GCF_002934695.1, s__Acinetobacter sp002934695, 95.0, 81.39, 0.49; GCF_000400735.1, s__Acinetobacter tandoii, 95.0, 81.37, 0.58; GCF_000367925.1, s__Acinetobacter bohemicus, 95.0, 81.34, 0.56; GCF_000761495.1, s__Acinetobacter idrijaensis, 96.04, 81.34, 0.47; GCF_900107285.1, s__Acinetobacter kyonggiensis, 95.0, 81.31, 0.56; GCF_001678755.1, s__Acinetobacter gandensis, 95.0, 81.25, 0.52; GCF_002018365.1, s__Acinetobacter sp002018365, 95.0, 81.24, 0.51; GCF_002135295.1, s__Acinetobacter sp002135295, 95.0, 81.21, 0.53; GCA_900322255.1, s__Acinetobacter fasciculus, 96.22, 81.2, 0.45; GCF_002795165.1, s__Acinetobacter junii_A, 95.0, 81.1, 0.53; GCF_000368865.1, s__Acinetobacter bouvetii, 95.0, 81.07, 0.48; GCF_001758345.1, s__Acinetobacter towneri_A, 95.0, 81.0, 0.51; GCF_003024525.1, s__Acinetobacter sp003024525, 95.0, 80.93, 0.51; GCF_002135195.1, s__Acinetobacter sp002135195, 95.0, 80.91, 0.54; GCF_000248355.1, s__Acinetobacter lwoffii, 96.22, 80.9, 0.45; GCF_002135245.1, s__Acinetobacter sp002135245, 95.0, 80.86, 0.51; GCF_000368785.1, s__Acinetobacter towneri, 95.0, 80.84, 0.53; GCF_000369105.1, s__Acinetobacter lwoffii_B, 95.0, 80.83, 0.49; GCA_002455755.1, s__Acinetobacter sp002455755, 95.0, 80.81, 0.45; GCF_002135315.1, s__Acinetobacter sp002135315, 95.0, 80.8, 0.51; GCF_002135355.1, s__Acinetobacter sp002135355, 95.0, 80.79, 0.51; GCF_002135335.1, s__Acinetobacter sp002135335, 95.0, 80.78, 0.54; GCF_000368625.1, s__Acinetobacter schindleri, 95.0, 80.74, 0.46; GCF_001707755.1, s__Acinetobacter celticus, 95.0, 80.68, 0.52; GCF_000632455.1, s__Acinetobacter sp000632455, 95.0, 80.65, 0.38; GCF_001647675.1, s__Acinetobacter sp001647675, 95.0, 80.63, 0.46; GCA_002296655.1, s__Acinetobacter sp002296655, 95.0, 80.63, 0.48; GCA_002365595.1, s__Acinetobacter sp002365595, 95.0, 80.6, 0.5; GCF_900096895.1, s__Acinetobacter kookii, 95.0, 80.6, 0.5; GCF_000214135.1, s__Acinetobacter sp000214135, 95.0, 80.59, 0.47; GCF_001647545.1, s__Acinetobacter sp001647545, 95.0, 80.57, 0.51; GCF_000488255.1, s__Acinetobacter indicus, 95.0, 80.55, 0.47; GCF_900095025.1, s__Acinetobacter albensis, 95.0, 80.48, 0.5; GCF_002135435.1, s__Acinetobacter sp002135435, 95.0, 80.42, 0.47; GCF_001605895.1, s__Acinetobacter pragensis, 95.0, 80.39, 0.47; GCF_002233755.1, s__Acinetobacter piscicola, 95.0, 80.26, 0.47; GCF_003268395.1, s__Acinetobacter sp003268395, 95.0, 80.19, 0.43; GCF_003024515.1, s__Acinetobacter sp003024515, 95.0, 80.19, 0.45; GCF_001307195.1, s__Acinetobacter equi, 95.0, 80.17, 0.38; GCF_002688565.1, s__Acinetobacter sp002688565, 95.0, 80.17, 0.46; GCA_002367455.1, s__Acinetobacter sp002367455, 95.85, 80.13, 0.41; GCF_001696615.2, s__Acinetobacter sp001696615, 95.0, 80.12, 0.37; GCF_001647535.1, s__Acinetobacter sp001647535, 95.0, 80.12, 0.42; GCF_001696605.2, s__Acinetobacter sp001696605, 95.0, 80.09, 0.46; GCF_000773685.1, s__Acinetobacter sp000773685, 95.0, 80.01, 0.4; GCF_000368145.1, s__Acinetobacter guillouiae, 95.0, 80.0, 0.46; GCF_000368925.1, s__Acinetobacter bereziniae, 95.0, 79.99, 0.46; GCF_002165295.1, s__Acinetobacter sp002165295, 95.0, 79.91, 0.45; GCF_002135235.1, s__Acinetobacter sp002135235, 95.0, 79.91, 0.43; GCF_000413935.1, s__Acinetobacter colistiniresistens, 95.0, 79.85, 0.42; GCF_002165255.2, s__Acinetobacter sp002165255, 95.0, 79.83, 0.38; GCF_000816495.1, s__Acinetobacter harbinensis, 95.0, 79.8, 0.45; GCF_001612555.1, s__Acinetobacter sp001612555, 95.0, 79.79, 0.45; GCF_002135415.1, s__Acinetobacter sp002135415, 95.0, 79.77, 0.46; GCF_000374425.1, s__Acinetobacter tjernbergiae, 95.0, 79.74, 0.4; GCF_000400715.1, s__Acinetobacter sp000400715, 95.0, 79.72, 0.43; GCF_001704615.2, s__Acinetobacter defluvii, 95.0, 79.71, 0.45; GCF_000369525.1, s__Acinetobacter sp000369525, 95.0, 79.71, 0.43; GCF_000413855.1, s__Acinetobacter gyllenbergii, 95.0, 79.7, 0.4; GCF_002135345.1, s__Acinetobacter sp002135345, 95.0, 79.67, 0.4; GCF_000369705.1, s__Acinetobacter sp000369705, 95.0, 79.67, 0.39; GCF_000369545.1, s__Acinetobacter sp000369545, 95.0, 79.66, 0.39; GCF_000368565.1, s__Acinetobacter gerneri, 95.0, 79.63, 0.42; GCF_000368825.1, s__Acinetobacter ursingii, 95.0, 79.58, 0.41; GCF_000368065.1, s__Acinetobacter seifertii, 95.0, 79.51, 0.39; GCF_000369565.1, s__Acinetobacter sp000369565, 95.0, 79.5, 0.36; GCF_000399685.1, s__Acinetobacter pittii_E, 95.0, 79.5, 0.36; GCF_002135375.1, s__Acinetobacter sp002135375, 95.0, 79.48, 0.35; GCF_000369045.1, s__Acinetobacter pittii, 95.0, 79.47, 0.38; GCF_001605885.1, s__Acinetobacter lactucae, 95.0, 79.44, 0.34; GCF_000313935.1, s__Acinetobacter sp000313935, 95.0, 79.43, 0.39; GCF_000369405.1, s__Acinetobacter sp000369405, 95.0, 79.42, 0.42; GCF_000368905.1, s__Acinetobacter radioresistens, 95.0, 79.41, 0.32; GCF_000369065.1, s__Acinetobacter haemolyticus, 95.0, 79.41, 0.33; GCF_000196795.1, s__Acinetobacter oleivorans, 95.0, 79.37, 0.36; GCF_000367945.1, s__Acinetobacter proteolyticus, 95.0, 79.35, 0.4; GCF_002811175.1, s__Acinetobacter baumannii, 95.0, 79.33, 0.35; GCF_000368685.1, s__Acinetobacter baylyi, 95.0, 79.29, 0.33; GCF_000369645.1, s__Acinetobacter sp000369645, 95.0, 79.27, 0.41; GCF_000368765.1, s__Acinetobacter junii, 95.0, 79.27, 0.35; GCF_002928115.1, s__Acinetobacter pittii_H, 95.0, 79.25, 0.37; GCF_001510805.1, s__Acinetobacter calcoaceticus_C, 95.0, 79.22, 0.36; GCF_000399665.1, s__Acinetobacter calcoaceticus_B, 95.0, 79.2, 0.38; GCF_000368965.1, s__Acinetobacter calcoaceticus, 95.0, 79.2, 0.37; GCF_000369785.1, s__Acinetobacter sp000369785, 95.0, 79.2, 0.36; GCF_000369505.1, s__Acinetobacter sp000369505, 95.0, 79.15, 0.39; GCF_000488275.1, s__Acinetobacter brisouii, 95.0, 79.15, 0.33; GCF_000368085.1, s__Acinetobacter nosocomialis, 95.0, 79.14, 0.37; GCF_003261585.1, s__Acinetobacter sp003261585, 95.0, 79.14, 0.33; GCA_900323515.1, s__Acinetobacter sp900323515, 95.0, 79.11, 0.35; GCF_900406815.1, s__Acinetobacter haemolyticus_A, 95.0, 79.03, 0.35; GCF_000805455.1, s__Acinetobacter sp000805455, 95.0, 79.0, 0.33; GCF_000368265.1, s__Acinetobacter sp000368265, 95.0, 78.96, 0.33; GCF_000829675.1, s__Acinetobacter rudis, 95.0, 78.74, 0.27; GCF_000760595.1, s__Acinetobacter soli, 95.0, 78.64, 0.32; GCF_001704115.1, s__Acinetobacter larvae, 95.0, 78.2, 0.28</text:p>
          </table:table-cell>
          <table:table-cell office:value-type="float" office:value="82.08" calcext:value-type="float">
            <text:p>82.0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A051-11-0-0__bin_58</text:p>
          </table:table-cell>
          <table:table-cell office:value-type="string" calcext:value-type="string">
            <text:p>d__Bacteria;p__Firmicutes_A;c__Clostridia;o__Lachnospirales;f__Lachnospiraceae;g__CAG-95;s__CAG-95 sp900066375</text:p>
          </table:table-cell>
          <table:table-cell office:value-type="string" calcext:value-type="string">
            <text:p>GCA_9000663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AG-95;s__CAG-95 sp900066375</text:p>
          </table:table-cell>
          <table:table-cell office:value-type="float" office:value="98.58" calcext:value-type="float">
            <text:p>98.58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CA_900066375.1</text:p>
          </table:table-cell>
          <table:table-cell office:value-type="string" calcext:value-type="string">
            <text:p>d__Bacteria;p__Firmicutes_A;c__Clostridia;o__Lachnospirales;f__Lachnospiraceae;g__CAG-95;s__CAG-95 sp900066375</text:p>
          </table:table-cell>
          <table:table-cell office:value-type="float" office:value="98.58" calcext:value-type="float">
            <text:p>98.58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d__Bacteria;p__Firmicutes_A;c__Clostridia;o__Lachnospirales;f__Lachnospiraceae;g__CAG-95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438155.1, s__CAG-95 sp000438155, 95.0, 78.9, 0.24; GCA_000436115.1, s__CAG-95 sp000436115, 95.0, 77.86, 0.28; GCF_000403495.2, s__CAG-95 sp000403495, 95.0, 77.52, 0.16; GCA_002490775.1, s__CAG-95 sp002490775, 95.0, 77.1, 0.13; GCA_002492465.1, s__CAG-95 sp002492465, 95.0, 77.08, 0.15</text:p>
          </table:table-cell>
          <table:table-cell office:value-type="float" office:value="97.68" calcext:value-type="float">
            <text:p>97.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SZAXPI029489-87__bin_6</text:p>
          </table:table-cell>
          <table:table-cell office:value-type="string" calcext:value-type="string">
            <text:p>d__Bacteria;p__Firmicutes_A;c__Clostridia;o__Oscillospirales;f__Acutalibacteraceae;g__Ruminococcus_E;s__Ruminococcus_E sp003526955</text:p>
          </table:table-cell>
          <table:table-cell office:value-type="string" calcext:value-type="string">
            <text:p>GCA_0035269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Acutalibacteraceae;g__Ruminococcus_E;s__Ruminococcus_E sp003526955</text:p>
          </table:table-cell>
          <table:table-cell office:value-type="float" office:value="98.07" calcext:value-type="float">
            <text:p>98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GCA_003526955.1</text:p>
          </table:table-cell>
          <table:table-cell office:value-type="string" calcext:value-type="string">
            <text:p>d__Bacteria;p__Firmicutes_A;c__Clostridia;o__Oscillospirales;f__Acutalibacteraceae;g__Ruminococcus_E;s__Ruminococcus_E sp003526955</text:p>
          </table:table-cell>
          <table:table-cell office:value-type="float" office:value="98.07" calcext:value-type="float">
            <text:p>98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__Bacteria;p__Firmicutes_A;c__Clostridia;o__Oscillospirales;f__Acutalibacteraceae;g__Ruminococcus_E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834235.1, s__Ruminococcus_E bromii_B, 95.0, 80.97, 0.41; GCF_002834225.1, s__Ruminococcus_E bromii, 95.0, 80.51, 0.41; GCF_900101355.1, s__Ruminococcus_E bromii_A, 95.0, 79.87, 0.3; GCA_003521625.1, s__Ruminococcus_E sp003521625, 95.0, 78.88, 0.32; GCA_002493635.1, s__Ruminococcus_E sp002493635, 95.0, 78.73, 0.3; GCA_002491825.1, s__Ruminococcus_E sp002491825, 95.0, 78.69, 0.35; GCA_002493005.1, s__Ruminococcus_E sp002493005, 95.0, 78.48, 0.29; GCA_900315085.1, s__Ruminococcus_E sp900315085, 95.0, 77.9, 0.16; GCF_900100595.1, s__Ruminococcus_E sp900100595, 95.0, 77.81, 0.08; GCA_900314705.1, s__Ruminococcus_E sp900314705, 95.0, 77.49, 0.13; GCA_900315605.1, s__Ruminococcus_E sp900315605, 95.0, 77.48, 0.14; GCA_900318495.1, s__Ruminococcus_E sp900318495, 95.0, 77.46, 0.17; GCA_900316435.1, s__Ruminococcus_E sp900316435, 95.0, 77.46, 0.12; GCA_002350765.1, s__Ruminococcus_E sp002350765, 95.0, 77.44, 0.09; GCA_900319655.1, s__Ruminococcus_E sp900319655, 95.0, 77.43, 0.19; GCA_900315785.1, s__Ruminococcus_E sp900315785, 95.0, 77.41, 0.11; GCA_900315195.1, s__Ruminococcus_E sp900315195, 95.0, 77.26, 0.13; GCA_900316555.1, s__Ruminococcus_E sp900316555, 95.0, 77.01, 0.11; GCA_003520555.1, s__Ruminococcus_E sp003520555, 95.0, 77.01, 0.08; GCA_900316385.1, s__Ruminococcus_E sp900316385, 95.0, 76.92, 0.07; GCA_900318905.1, s__Ruminococcus_E sp900318905, 95.0, 76.62, 0.11</text:p>
          </table:table-cell>
          <table:table-cell office:value-type="float" office:value="97.02" calcext:value-type="float">
            <text:p>97.0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A012-11-0-0__bin_47</text:p>
          </table:table-cell>
          <table:table-cell office:value-type="string" calcext:value-type="string">
            <text:p>d__Bacteria;p__Firmicutes_A;c__Clostridia;o__Lachnospirales;f__Lachnospiraceae;g__CAG-81;s__CAG-81 sp000435795</text:p>
          </table:table-cell>
          <table:table-cell office:value-type="string" calcext:value-type="string">
            <text:p>GCA_00043579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AG-81;s__CAG-81 sp000435795</text:p>
          </table:table-cell>
          <table:table-cell office:value-type="float" office:value="98.28" calcext:value-type="float">
            <text:p>98.28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CA_000435795.1</text:p>
          </table:table-cell>
          <table:table-cell office:value-type="string" calcext:value-type="string">
            <text:p>d__Bacteria;p__Firmicutes_A;c__Clostridia;o__Lachnospirales;f__Lachnospiraceae;g__CAG-81;s__CAG-81 sp000435795</text:p>
          </table:table-cell>
          <table:table-cell office:value-type="float" office:value="98.28" calcext:value-type="float">
            <text:p>98.28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__Bacteria;p__Firmicutes_A;c__Clostridia;o__Lachnospirales;f__Lachnospiraceae;g__CAG-81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900066055.1, s__CAG-81 sp900066055, 95.0, 78.44, 0.26; GCA_900066535.1, s__CAG-81 sp900066535, 95.0, 78.26, 0.27; GCA_900066785.1, s__CAG-81 sp900066785, 95.0, 78.23, 0.25</text:p>
          </table:table-cell>
          <table:table-cell office:value-type="float" office:value="97.76" calcext:value-type="float">
            <text:p>97.7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13170__bin_24</text:p>
          </table:table-cell>
          <table:table-cell office:value-type="string" calcext:value-type="string">
            <text:p>d__Bacteria;p__Actinobacteriota;c__Actinobacteria;o__Mycobacteriales;f__Mycobacteriaceae;g__Corynebacterium;s__Corynebacterium durum</text:p>
          </table:table-cell>
          <table:table-cell office:value-type="string" calcext:value-type="string">
            <text:p>GCF_0003181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Corynebacterium;s__Corynebacterium durum</text:p>
          </table:table-cell>
          <table:table-cell office:value-type="float" office:value="97.25" calcext:value-type="float">
            <text:p>97.2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GCF_000318135.1</text:p>
          </table:table-cell>
          <table:table-cell office:value-type="string" calcext:value-type="string">
            <text:p>d__Bacteria;p__Actinobacteriota;c__Actinobacteria;o__Mycobacteriales;f__Mycobacteriaceae;g__Corynebacterium;s__Corynebacterium durum</text:p>
          </table:table-cell>
          <table:table-cell office:value-type="float" office:value="97.25" calcext:value-type="float">
            <text:p>97.2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590555.1, s__Corynebacterium argentoratense, 95.0, 78.03, 0.17; GCF_001941445.1, s__Corynebacterium aquilae, 95.0, 77.99, 0.15; GCF_000428805.1, s__Corynebacterium freiburgense, 95.0, 77.88, 0.09; GCF_900113445.1, s__Corynebacterium spheniscorum, 95.0, 77.76, 0.11; GCF_002994655.1, s__Corynebacterium sp002994655, 95.0, 77.74, 0.15; GCF_900187135.1, s__Corynebacterium ulcerans, 95.0, 77.62, 0.08; GCF_000175375.1, s__Corynebacterium matruchotii, 95.0, 77.59, 0.1; GCF_001021025.1, s__Corynebacterium epidermidicanis, 95.0, 77.59, 0.1; GCF_000411375.1, s__Corynebacterium pyruviciproducens, 95.0, 77.55, 0.09; GCF_900176155.1, s__Corynebacterium glucuronolyticum, 95.0, 77.52, 0.08; GCA_002162115.1, s__Corynebacterium ulcerans_A, 95.0, 77.48, 0.08; GCF_000550805.1, s__Corynebacterium vitaeruminis, 95.0, 77.46, 0.16; GCF_000011305.1, s__Corynebacterium efficiens, 95.0, 77.44, 0.12; GCF_000373805.1, s__Corynebacterium pilosum, 95.0, 77.43, 0.09; GCF_000173655.1, s__Corynebacterium amycolatum, 95.0, 77.42, 0.07; GCF_000805675.1, s__Corynebacterium minutissimum, 95.0, 77.41, 0.08; GCF_000755185.1, s__Corynebacterium sp000755185, 95.0, 77.41, 0.07; GCF_001021065.1, s__Corynebacterium uterequi, 95.0, 77.4, 0.08; GCF_000175635.1, s__Corynebacterium tuberculostearicum_B, 96.4, 77.39, 0.08; GCF_000420605.1, s__Corynebacterium massiliense, 95.0, 77.38, 0.1; GCF_001020985.1, s__Corynebacterium mustelae, 95.0, 77.34, 0.06; GCF_001643015.1, s__Corynebacterium crudilactis, 95.0, 77.34, 0.07; GCF_000023145.1, s__Corynebacterium kroppenstedtii, 95.0, 77.32, 0.06; GCF_000988205.1, s__Corynebacterium minutissimum_A, 95.0, 77.31, 0.1; GCF_001021045.1, s__Corynebacterium testudinoris, 95.0, 77.29, 0.12; GCF_001412085.1, s__Corynebacterium lowii, 95.0, 77.29, 0.12; GCF_000980815.1, s__Corynebacterium camporealensis, 95.0, 77.27, 0.09; GCF_001815935.1, s__Corynebacterium sp001815935, 95.0, 77.27, 0.1; GCF_001586215.1, s__Corynebacterium simulans, 95.0, 77.26, 0.08; GCF_000767255.1, s__Corynebacterium auriscanis, 95.0, 77.25, 0.06; GCF_001812805.1, s__Corynebacterium sp001812805, 95.0, 77.25, 0.09; GCF_900169525.1, s__Corynebacterium sp900169525, 95.0, 77.25, 0.1; GCF_002155265.1, s__Corynebacterium pseudotuberculosis, 95.0, 77.24, 0.08; GCF_001457455.1, s__Corynebacterium diphtheriae, 95.0, 77.24, 0.1; GCF_001412105.1, s__Corynebacterium oculi, 95.0, 77.22, 0.12; GCF_000379425.1, s__Corynebacterium lubricantis, 95.0, 77.22, 0.07; GCF_001274895.1, s__Corynebacterium lactis, 95.0, 77.21, 0.08; GCF_000344785.1, s__Corynebacterium callunae, 95.0, 77.21, 0.08; GCF_000341345.1, s__Corynebacterium halotolerans, 95.0, 77.2, 0.13; GCF_000835165.1, s__Corynebacterium marinum, 95.0, 77.18, 0.13; GCF_000478175.1, s__Corynebacterium sp000478175, 95.0, 77.18, 0.09; GCF_002355155.1, s__Corynebacterium glutamicum_A, 95.0, 77.17, 0.09; GCF_002861385.1, s__Corynebacterium aurimucosum_C, 95.0, 77.16, 0.1; GCF_001552415.1, s__Corynebacterium xerosis, 95.0, 77.16, 0.1; GCF_000011325.1, s__Corynebacterium glutamicum, 95.0, 77.16, 0.09; GCF_001054325.1, s__Corynebacterium vitaeruminis_A, 95.0, 77.16, 0.07; GCF_001277995.1, s__Corynebacterium deserti, 95.0, 77.16, 0.1; GCF_000626675.1, s__Corynebacterium glyciniphilum, 95.0, 77.15, 0.06; GCF_000833575.1, s__Corynebacterium singulare, 95.0, 77.15, 0.08; GCF_000819445.1, s__Corynebacterium humireducens, 95.0, 77.15, 0.14; GCF_000372385.1, s__Corynebacterium ciconiae, 95.0, 77.15, 0.13; GCF_000069945.1, s__Corynebacterium urealyticum, 95.0, 77.14, 0.07; GCF_002967075.1, s__Corynebacterium sp002967075, 95.0, 77.14, 0.07; GCF_000758965.1, s__Corynebacterium freneyi, 95.0, 77.13, 0.1; GCF_001836165.1, s__Corynebacterium sp001836165, 95.0, 77.11, 0.1; GCF_000375365.1, s__Corynebacterium mastitidis, 95.0, 77.09, 0.15; GCF_001815985.1, s__Corynebacterium sp001815985, 95.0, 77.08, 0.08; GCF_900177745.1, s__Corynebacterium pollutisoli, 95.0, 77.06, 0.13; GCF_000143825.1, s__Corynebacterium genitalium, 95.0, 77.06, 0.1; GCF_000372445.1, s__Corynebacterium ulceribovis, 95.0, 77.0, 0.08; GCF_001941465.1, s__Corynebacterium flavescens, 95.0, 77.0, 0.07; GCF_002154655.1, s__Corynebacterium kefirresidentii, 95.0, 76.98, 0.09; GCF_001552955.1, s__Corynebacterium kroppenstedtii_A, 95.0, 76.96, 0.06; GCF_000156615.2, s__Corynebacterium pseudogenitalium, 96.4, 76.95, 0.09; GCF_000442645.1, s__Corynebacterium maris, 95.0, 76.95, 0.09; GCF_002563965.1, s__Corynebacterium renale, 95.0, 76.94, 0.09; GCF_000767055.1, s__Corynebacterium doosanense, 95.0, 76.92, 0.1; GCF_900156665.1, s__Corynebacterium appendicis, 95.0, 76.89, 0.1; GCF_900092335.1, s__Corynebacterium phoceense, 95.0, 76.88, 0.08; GCF_001807205.1, s__Corynebacterium sp001807205, 95.0, 76.88, 0.1; GCF_000732945.1, s__Corynebacterium atypicum, 95.0, 76.87, 0.09; GCF_001941345.1, s__Corynebacterium stationis, 95.0, 76.85, 0.06; GCF_003065405.1, s__Corynebacterium sp003065405, 95.0, 76.84, 0.1; GCF_001056295.1, s__Corynebacterium halotolerans_A, 95.0, 76.84, 0.11; GCF_000159115.1, s__Corynebacterium accolens, 95.0, 76.83, 0.1; GCF_000213935.1, s__Corynebacterium nuruki, 95.0, 76.83, 0.08; GCF_001941425.1, s__Corynebacterium ammoniagenes, 95.0, 76.82, 0.06; GCF_900187295.1, s__Corynebacterium cystitidis, 95.0, 76.81, 0.05; GCA_002363255.1, s__Corynebacterium sp002363255, 95.0, 76.79, 0.06; GCF_000375525.1, s__Corynebacterium propinquum, 95.0, 76.78, 0.07; GCF_001054945.1, s__Corynebacterium falsenii_A, 95.0, 76.78, 0.06; GCF_000759055.1, s__Corynebacterium tuscaniense, 95.0, 76.77, 0.07; GCF_000183325.1, s__Corynebacterium bovis, 95.0, 76.77, 0.09; GCF_000022905.1, s__Corynebacterium aurimucosum, 95.0, 76.77, 0.1; GCF_001942345.1, s__Corynebacterium sp001942345, 95.0, 76.73, 0.06; GCF_000179395.2, s__Corynebacterium variabile, 95.0, 76.72, 0.07; GCF_000159135.1, s__Corynebacterium striatum, 95.0, 76.69, 0.09; GCF_001941485.1, s__Corynebacterium frankenforstense, 95.0, 76.68, 0.11; GCF_001059565.1, s__Corynebacterium aurimucosum_E, 95.0, 76.62, 0.1; GCF_000418365.1, s__Corynebacterium terpenotabidum, 95.0, 76.6, 0.07; GCF_000177535.2, s__Corynebacterium resistens, 95.0, 76.59, 0.07; GCF_000550785.1, s__Corynebacterium casei, 95.0, 76.57, 0.07; GCF_000296405.1, s__Corynebacterium otitidis, 95.0, 76.56, 0.08; GCF_001941505.1, s__Corynebacterium sphenisci, 95.0, 76.56, 0.1; GCF_900155535.1, s__Corynebacterium urinapleomorphum, 95.0, 76.44, 0.1; GCF_000688415.1, s__Corynebacterium pseudodiphtheriticum, 95.0, 76.18, 0.07</text:p>
          </table:table-cell>
          <table:table-cell office:value-type="float" office:value="97.4" calcext:value-type="float">
            <text:p>97.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ngKR_2016__WBS019__bin_7</text:p>
          </table:table-cell>
          <table:table-cell office:value-type="string" calcext:value-type="string">
            <text:p>d__Bacteria;p__Actinobacteriota;c__Actinobacteria;o__Mycobacteriales;f__Mycobacteriaceae;g__Lawsonella;s__Lawsonella clevelandensis_A</text:p>
          </table:table-cell>
          <table:table-cell office:value-type="string" calcext:value-type="string">
            <text:p>GCA_0032413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Lawsonella;s__Lawsonella clevelandensis_A</text:p>
          </table:table-cell>
          <table:table-cell office:value-type="float" office:value="99.92" calcext:value-type="float">
            <text:p>99.92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GCA_003241315.1</text:p>
          </table:table-cell>
          <table:table-cell office:value-type="string" calcext:value-type="string">
            <text:p>d__Bacteria;p__Actinobacteriota;c__Actinobacteria;o__Mycobacteriales;f__Mycobacteriaceae;g__Lawsonella;s__Lawsonella clevelandensis_A</text:p>
          </table:table-cell>
          <table:table-cell office:value-type="float" office:value="99.92" calcext:value-type="float">
            <text:p>99.92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d__Bacteria;p__Actinobacteriota;c__Actinobacteria;o__Mycobacteriales;f__Mycobacteriaceae;g__Lawsonell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293125.1, s__Lawsonella clevelandensis, 95.0, 79.76, 0.47</text:p>
          </table:table-cell>
          <table:table-cell office:value-type="float" office:value="97.32" calcext:value-type="float">
            <text:p>97.3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18443__bin_1</text:p>
          </table:table-cell>
          <table:table-cell office:value-type="string" calcext:value-type="string">
            <text:p>d__Bacteria;p__Bacteroidota;c__Bacteroidia;o__Bacteroidales;f__Bacteroidaceae;g__Prevotella;s__Prevotella maculosa</text:p>
          </table:table-cell>
          <table:table-cell office:value-type="string" calcext:value-type="string">
            <text:p>GCF_0003823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Bacteroidota;c__Bacteroidia;o__Bacteroidales;f__Bacteroidaceae;g__Prevotella;s__Prevotella maculosa</text:p>
          </table:table-cell>
          <table:table-cell office:value-type="float" office:value="97.4" calcext:value-type="float">
            <text:p>97.4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GCF_000382385.1</text:p>
          </table:table-cell>
          <table:table-cell office:value-type="string" calcext:value-type="string">
            <text:p>d__Bacteria;p__Bacteroidota;c__Bacteroidia;o__Bacteroidales;f__Bacteroidaceae;g__Prevotella;s__Prevotella maculosa</text:p>
          </table:table-cell>
          <table:table-cell office:value-type="float" office:value="97.4" calcext:value-type="float">
            <text:p>97.4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Bacteroidota;c__Bacteroidia;o__Bacteroidales;f__Bacteroidaceae;g__Prevotell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613505.1, s__Prevotella oris, 95.0, 80.56, 0.47; GCF_000613405.1, s__Prevotella enoeca, 95.0, 80.35, 0.08; GCF_000599605.1, s__Prevotella sp000599605, 95.0, 79.12, 0.15; GCF_000146675.1, s__Prevotella marshii, 95.0, 79.06, 0.09; GCF_000613785.1, s__Prevotella oulorum, 95.0, 78.85, 0.18; GCF_000762405.1, s__Prevotella timonensis_A, 95.0, 78.72, 0.06; GCF_000185845.1, s__Prevotella salivae, 95.0, 78.68, 0.28; GCF_000467895.1, s__Prevotella sp000467895, 95.0, 78.61, 0.07; GCF_000144405.1, s__Prevotella melaninogenica, 95.0, 78.5, 0.08; GCF_000377625.1, s__Prevotella veroralis, 95.0, 78.38, 0.07; GCF_000312305.1, s__Prevotella conceptionensis, 95.0, 78.2, 0.09; GCF_000257925.1, s__Prevotella sp000257925, 95.0, 78.16, 0.07; GCF_003043945.1, s__Prevotella sp003043945, 95.0, 78.12, 0.08; GCF_001683355.1, s__Prevotella scopos, 95.0, 78.03, 0.08; GCF_000373185.1, s__Prevotella paludivivens, 95.0, 78.0, 0.08; GCF_000613925.1, s__Prevotella histicola, 95.0, 77.97, 0.06; GCF_001553265.1, s__Prevotella sp001553265, 95.0, 77.97, 0.1; GCF_000379965.1, s__Prevotella nanceiensis, 95.0, 77.97, 0.06; GCF_000614205.1, s__Prevotella saccharolytica, 95.0, 77.96, 0.06; GCF_000378085.1, s__Prevotella loescheii, 95.0, 77.94, 0.07; GCF_000613725.1, s__Prevotella pleuritidis, 95.0, 77.84, 0.07; GCF_000184945.1, s__Prevotella buccae, 95.0, 77.83, 0.13; GCF_900187995.1, s__Prevotella jejuni, 95.0, 77.79, 0.07; GCF_001262015.1, s__Prevotella fusca, 95.0, 77.78, 0.08; GCF_003043925.1, s__Prevotella sp003043925, 95.0, 77.74, 0.11; GCF_000455445.1, s__Prevotella timonensis, 95.0, 77.66, 0.06; GCA_900316015.1, s__Prevotella sp900316015, 95.0, 77.65, 0.07; GCF_000479005.1, s__Prevotella sp000479005, 95.0, 77.55, 0.07; GCF_000426565.1, s__Prevotella albensis, 95.0, 77.52, 0.08; GCF_000613585.1, s__Prevotella denticola, 95.0, 77.51, 0.09; GCF_900113305.1, s__Prevotella sp900113305, 95.0, 77.5, 0.08; GCA_000434975.1, s__Prevotella sp000434975, 95.0, 77.5, 0.07; GCA_002439605.1, s__Prevotella sp002439605, 95.0, 77.48, 0.08; GCF_000614065.1, s__Prevotella dentasini, 95.0, 77.48, 0.08; GCF_000177075.1, s__Prevotella buccalis, 95.0, 77.37, 0.08; GCF_000185145.2, s__Prevotella oralis, 95.0, 77.35, 0.08; GCF_000191065.1, s__Prevotella multiformis, 95.0, 77.34, 0.08; GCF_000834015.1, s__Prevotella sp000834015, 95.0, 77.25, 0.06; GCF_000157935.1, s__Prevotella copri, 95.0, 77.24, 0.06; GCF_002224675.1, s__Prevotella copri_A, 95.0, 77.18, 0.07; GCF_002265625.1, s__Prevotella sp002265625, 95.0, 77.12, 0.07; GCF_000426585.1, s__Prevotella baroniae, 95.0, 77.11, 0.14; GCF_900199655.1, s__Prevotella sp900199655, 95.0, 77.07, 0.12; GCF_000518545.1, s__Prevotella seregens, 95.0, 77.0, 0.1; GCF_002251365.1, s__Prevotella sp002251365, 95.0, 76.96, 0.08; GCF_002251385.1, s__Prevotella sp002251385, 95.0, 76.94, 0.08; GCF_000424185.1, s__Prevotella sp000424185, 95.0, 76.93, 0.07; GCF_000235885.1, s__Prevotella stercorea, 95.0, 76.93, 0.07; GCF_900079775.1, s__Prevotella lascolaii, 95.0, 76.92, 0.07; GCA_900315565.1, s__Prevotella sp900315565, 95.0, 76.89, 0.08; GCA_900313215.1, s__Prevotella sp900313215, 95.0, 76.7, 0.08; GCA_002481295.1, s__Prevotella sp002481295, 95.0, 76.66, 0.07; GCA_900317685.1, s__Prevotella sp900317685, 95.0, 76.57, 0.07; GCA_002350355.1, s__Prevotella sp002350355, 95.0, 76.53, 0.06; GCA_900322035.1, s__Prevotella sp900322035, 95.0, 76.48, 0.06; GCA_000435635.1, s__Prevotella sp000435635, 95.0, 76.46, 0.08; GCA_002353825.1, s__Prevotella sp002353825, 95.0, 76.28, 0.04; GCA_002297965.1, s__Prevotella sp002297965, 95.0, 76.11, 0.06; GCA_900315835.1, s__Prevotella sp900315835, 95.0, 76.07, 0.08; GCA_002317385.1, s__Prevotella sp002317385, 95.0, 76.0, 0.08; GCA_002451555.1, s__Prevotella sp002451555, 95.0, 75.96, 0.05; GCA_002437115.1, s__Prevotella sp002437115, 95.0, 75.92, 0.06; GCA_002437285.1, s__Prevotella sp002437285, 95.0, 75.86, 0.07; GCA_900318855.1, s__Prevotella sp900318855, 95.0, 75.79, 0.07; GCA_900317545.1, s__Prevotella sp900317545, 95.0, 75.52, 0.05</text:p>
          </table:table-cell>
          <table:table-cell office:value-type="float" office:value="91.41" calcext:value-type="float">
            <text:p>91.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105_M__bin_7</text:p>
          </table:table-cell>
          <table:table-cell office:value-type="string" calcext:value-type="string">
            <text:p>d__Bacteria;p__Firmicutes_A;c__Clostridia;o__Oscillospirales;f__Ruminococcaceae;g__Ruminococcus_C;s__Ruminococcus_C callidus</text:p>
          </table:table-cell>
          <table:table-cell office:value-type="string" calcext:value-type="string">
            <text:p>GCF_0004680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Ruminococcaceae;g__Ruminococcus_C;s__Ruminococcus_C callidus</text:p>
          </table:table-cell>
          <table:table-cell office:value-type="float" office:value="98.49" calcext:value-type="float">
            <text:p>98.4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CF_000468015.1</text:p>
          </table:table-cell>
          <table:table-cell office:value-type="string" calcext:value-type="string">
            <text:p>d__Bacteria;p__Firmicutes_A;c__Clostridia;o__Oscillospirales;f__Ruminococcaceae;g__Ruminococcus_C;s__Ruminococcus_C callidus</text:p>
          </table:table-cell>
          <table:table-cell office:value-type="float" office:value="98.49" calcext:value-type="float">
            <text:p>98.4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d__Bacteria;p__Firmicutes_A;c__Clostridia;o__Oscillospirales;f__Ruminococcaceae;g__Ruminococcus_C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980705.1, s__Ruminococcus_C sp000980705, 95.0, 84.28, 0.71; GCA_000437175.1, s__Ruminococcus_C sp000437175, 95.0, 81.74, 0.48; GCA_000433635.1, s__Ruminococcus_C sp000433635, 95.0, 78.46, 0.24; GCA_000437255.1, s__Ruminococcus_C sp000437255, 95.0, 78.05, 0.19</text:p>
          </table:table-cell>
          <table:table-cell office:value-type="float" office:value="93.37" calcext:value-type="float">
            <text:p>93.3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donald4-11-7-0__bin_5</text:p>
          </table:table-cell>
          <table:table-cell office:value-type="string" calcext:value-type="string">
            <text:p>d__Bacteria;p__Fusobacteriota;c__Fusobacteriia;o__Fusobacteriales;f__Fusobacteriaceae;g__Fusobacterium_A;s__Fusobacterium_A ulcerans</text:p>
          </table:table-cell>
          <table:table-cell office:value-type="string" calcext:value-type="string">
            <text:p>GCF_0030196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usobacteriota;c__Fusobacteriia;o__Fusobacteriales;f__Fusobacteriaceae;g__Fusobacterium_A;s__Fusobacterium_A ulcerans</text:p>
          </table:table-cell>
          <table:table-cell office:value-type="float" office:value="98.45" calcext:value-type="float">
            <text:p>98.4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CF_003019675.1</text:p>
          </table:table-cell>
          <table:table-cell office:value-type="string" calcext:value-type="string">
            <text:p>d__Bacteria;p__Fusobacteriota;c__Fusobacteriia;o__Fusobacteriales;f__Fusobacteriaceae;g__Fusobacterium_A;s__Fusobacterium_A ulcerans</text:p>
          </table:table-cell>
          <table:table-cell office:value-type="float" office:value="98.45" calcext:value-type="float">
            <text:p>98.45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d__Bacteria;p__Fusobacteriota;c__Fusobacteriia;o__Fusobacteriales;f__Fusobacteriaceae;g__Fusobacterium_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356455.1, s__Fusobacterium_A varium_A, 95.0, 88.59, 0.83; GCF_003019655.1, s__Fusobacterium_A varium_B, 95.0, 88.15, 0.76; GCF_000158195.2, s__Fusobacterium_A mortiferum, 95.0, 78.54, 0.36; GCF_900015295.1, s__Fusobacterium_A sp900015295, 95.0, 78.46, 0.37</text:p>
          </table:table-cell>
          <table:table-cell office:value-type="float" office:value="95.85" calcext:value-type="float">
            <text:p>95.8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RSZAXPI003069-101__bin_6</text:p>
          </table:table-cell>
          <table:table-cell office:value-type="string" calcext:value-type="string">
            <text:p>d__Bacteria;p__Firmicutes_A;c__Clostridia;o__Lachnospirales;f__Lachnospiraceae;g__Clostridium_M;s__Clostridium_M asparagiforme</text:p>
          </table:table-cell>
          <table:table-cell office:value-type="string" calcext:value-type="string">
            <text:p>GCF_0001580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lostridium_M;s__Clostridium_M asparagiforme</text:p>
          </table:table-cell>
          <table:table-cell office:value-type="float" office:value="99.77" calcext:value-type="float">
            <text:p>99.77</text:p>
          </table:table-cell>
          <table:table-cell office:value-type="float" office:value="0.99" calcext:value-type="float">
            <text:p>0.99</text:p>
          </table:table-cell>
          <table:table-cell table:number-columns-repeated="4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incongruent species assignments</text:p>
          </table:table-cell>
          <table:table-cell office:value-type="string" calcext:value-type="string">
            <text:p>GCF_003024655.1, s__Clostridium_M lavalense, 95.0, 94.57, 0.85; GCF_000424325.1, s__Clostridium_M clostridioforme_A, 95.0, 78.32, 0.22; GCF_900113155.1, s__Clostridium_M clostridioforme, 95.0, 77.92, 0.2; GCF_000233455.1, s__Clostridium_M citroniae, 95.0, 77.84, 0.21; GCF_000155435.1, s__Clostridium_M sp000155435, 95.0, 77.82, 0.23; GCF_002234575.2, s__Clostridium_M bolteae, 95.0, 77.72, 0.21; GCA_001304855.1, s__Clostridium_M sp001304855, 95.0, 77.62, 0.18; GCF_001517625.2, s__Clostridium_M sp001517625, 95.0, 77.34, 0.16; GCA_000431375.1, s__Clostridium_M sp000431375, 95.0, 76.86, 0.11</text:p>
          </table:table-cell>
          <table:table-cell office:value-type="float" office:value="79.84" calcext:value-type="float">
            <text:p>79.8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peacemaker4-11-0-0__bin_46</text:p>
          </table:table-cell>
          <table:table-cell office:value-type="string" calcext:value-type="string">
            <text:p>d__Bacteria;p__Proteobacteria;c__Gammaproteobacteria;o__Pseudomonadales;f__Pseudomonadaceae;g__Pseudomonas_E;s__Pseudomonas_E fragi_B</text:p>
          </table:table-cell>
          <table:table-cell office:value-type="string" calcext:value-type="string">
            <text:p>GCF_0022694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Pseudomonadales;f__Pseudomonadaceae;g__Pseudomonas_E;s__Pseudomonas_E fragi_B</text:p>
          </table:table-cell>
          <table:table-cell office:value-type="float" office:value="99.01" calcext:value-type="float">
            <text:p>99.01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GCF_002269485.1</text:p>
          </table:table-cell>
          <table:table-cell office:value-type="string" calcext:value-type="string">
            <text:p>d__Bacteria;p__Proteobacteria;c__Gammaproteobacteria;o__Pseudomonadales;f__Pseudomonadaceae;g__Pseudomonas_E;s__Pseudomonas_E fragi_B</text:p>
          </table:table-cell>
          <table:table-cell office:value-type="float" office:value="99.01" calcext:value-type="float">
            <text:p>99.01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d__Bacteria;p__Proteobacteria;c__Gammaproteobacteria;o__Pseudomonadales;f__Pseudomonadaceae;g__Pseudomonas_E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269505.1, s__Pseudomonas_E fragi_D, 95.0, 91.97, 0.91; GCF_900105835.1, s__Pseudomonas_E fragi, 95.0, 91.27, 0.9; GCF_900106095.1, s__Pseudomonas_E deceptionensis, 95.0, 87.59, 0.85; GCF_001043005.1, s__Pseudomonas_E psychrophila, 95.0, 87.43, 0.85; GCF_000346225.2, s__Pseudomonas_E sp000346225, 95.0, 85.44, 0.79; GCF_001294575.1, s__Pseudomonas_E versuta, 95.0, 85.2, 0.79; GCF_900475285.1, s__Pseudomonas_E taetrolens, 95.0, 84.75, 0.73; GCF_001043025.1, s__Pseudomonas_E helleri, 95.0, 84.61, 0.75; GCF_001043055.1, s__Pseudomonas_E weihenstephanensis, 95.0, 84.33, 0.7; GCF_001042985.1, s__Pseudomonas_E lundensis, 95.0, 84.19, 0.7; GCF_000282975.1, s__Pseudomonas_E psychrophila_A, 95.0, 84.04, 0.72; GCF_002269125.1, s__Pseudomonas_E lundensis_A, 95.0, 83.87, 0.68; GCF_001411475.1, s__Pseudomonas_E endophytica, 95.0, 82.53, 0.62; GCF_002018875.1, s__Pseudomonas_E sp002018875, 95.0, 82.2, 0.66; GCF_900109995.1, s__Pseudomonas_E sp900109995, 95.0, 82.18, 0.58; GCF_900187505.1, s__Pseudomonas_E sp900187505, 95.0, 82.09, 0.6; GCF_900187635.1, s__Pseudomonas_E sp900187635, 95.0, 82.08, 0.62; GCF_002874965.1, s__Pseudomonas_E sp002874965, 95.0, 82.06, 0.65; GCF_001444295.1, s__Pseudomonas_E fluorescens_BA, 95.0, 82.03, 0.62; GCF_000242655.1, s__Pseudomonas_E sp000242655, 95.0, 82.0, 0.64; GCF_000316175.1, s__Pseudomonas_E sp000316175, 95.0, 81.98, 0.6; GCF_002204795.1, s__Pseudomonas_E sp002204795, 95.0, 81.97, 0.64; GCF_000217955.2, s__Pseudomonas_E fluorescens_AQ, 95.0, 81.96, 0.59; GCF_000282195.1, s__Pseudomonas_E sp000282195, 95.0, 81.95, 0.6; GCF_000346755.1, s__Pseudomonas_E sp000346755, 95.0, 81.93, 0.63; GCF_001983165.1, s__Pseudomonas_E gessardii, 95.0, 81.93, 0.63; GCF_001874645.1, s__Pseudomonas_E frederiksbergensis_B, 95.0, 81.93, 0.59; GCA_003097075.1, s__Pseudomonas_E sp003097075, 95.0, 81.93, 0.63; GCF_900105955.1, s__Pseudomonas_E proteolytica, 95.0, 81.92, 0.63; GCF_003151075.1, s__Pseudomonas_E sp003151075, 95.0, 81.92, 0.62; GCF_900103875.1, s__Pseudomonas_E arsenicoxydans, 95.0, 81.92, 0.58; GCA_003290225.1, s__Pseudomonas_E sp003290225, 95.0, 81.91, 0.62; GCF_900105815.1, s__Pseudomonas_E brenneri_B, 95.0, 81.89, 0.62; GCF_001439695.1, s__Pseudomonas_E veronii, 95.0, 81.88, 0.63; GCF_900105735.1, s__Pseudomonas_E yamanorum, 95.0, 81.88, 0.64; GCF_001952855.1, s__Pseudomonas_E sp001952855, 95.0, 81.88, 0.65; GCF_002843605.1, s__Pseudomonas_E sp002843605, 95.0, 81.87, 0.64; GCF_000512695.2, s__Pseudomonas_E sp000512695, 95.0, 81.86, 0.57; GCF_001269925.1, s__Pseudomonas_E sp001269925, 95.0, 81.85, 0.62; GCF_001307155.1, s__Pseudomonas_E fluorescens_E, 95.0, 81.85, 0.6; GCF_000282495.1, s__Pseudomonas_E sp000282495, 95.0, 81.85, 0.6; GCF_000968015.1, s__Pseudomonas_E fluorescens_W, 95.0, 81.85, 0.59; GCF_900005815.1, s__Pseudomonas_E sp900005815, 95.0, 81.85, 0.59; GCF_001511755.1, s__Pseudomonas_E sp001511755, 95.0, 81.84, 0.6; GCF_000282415.1, s__Pseudomonas_E sp000282415, 95.0, 81.84, 0.6; GCF_002967995.1, s__Pseudomonas_E frederiksbergensis_D, 95.0, 81.84, 0.61; GCF_900106065.1, s__Pseudomonas_E mandelii, 95.0, 81.83, 0.6; GCF_900107155.1, s__Pseudomonas_E salomonii, 95.0, 81.83, 0.61; GCF_900105495.1, s__Pseudomonas_E frederiksbergensis_E, 95.0, 81.83, 0.61; GCF_900187425.1, s__Pseudomonas_E sp900187425, 95.0, 81.82, 0.6; GCF_000282315.2, s__Pseudomonas_E sp000282315, 95.0, 81.81, 0.59; GCF_002980195.1, s__Pseudomonas_E poae_A, 95.0, 81.81, 0.61; GCF_001655615.1, s__Pseudomonas_E sp001655615, 95.0, 81.8, 0.61; GCF_001050345.1, s__Pseudomonas_E sp001050345, 95.0, 81.8, 0.61; GCF_002563725.1, s__Pseudomonas_E poae_B, 95.0, 81.79, 0.63; GCF_001708445.1, s__Pseudomonas_E fluorescens_AN, 95.0, 81.79, 0.61; GCF_900101085.1, s__Pseudomonas_E grimontii, 95.0, 81.78, 0.61; GCF_001042905.1, s__Pseudomonas_E lini, 95.0, 81.77, 0.59; GCF_001297125.1, s__Pseudomonas_E sp001297125, 95.0, 81.76, 0.62; GCF_000282375.1, s__Pseudomonas_E sp000282375, 95.0, 81.76, 0.59; GCF_900187445.1, s__Pseudomonas_E sp900187445, 95.0, 81.76, 0.57; GCF_003014915.1, s__Pseudomonas_E sp003014915, 95.0, 81.75, 0.63; GCF_002022265.1, s__Pseudomonas_E fluorescens_C, 95.0, 81.75, 0.6; GCF_001308855.1, s__Pseudomonas_E sp001308855, 95.0, 81.74, 0.64; GCF_001421885.1, s__Pseudomonas_E sp001421885, 95.0, 81.74, 0.58; GCF_900187645.1, s__Pseudomonas_E sp900187645, 95.0, 81.72, 0.6; GCF_002742565.1, s__Pseudomonas_E sp002742565, 95.0, 81.72, 0.62; GCF_000293885.2, s__Pseudomonas_E fluorescens_B, 95.0, 81.72, 0.6; GCF_001647715.1, s__Pseudomonas_E antarctica_A, 95.0, 81.7, 0.61; GCF_900105825.1, s__Pseudomonas_E vancouverensis, 95.0, 81.7, 0.61; GCF_002091715.1, s__Pseudomonas_E migulae, 95.0, 81.68, 0.6; GCF_000730425.1, s__Pseudomonas_E fluorescens_X, 95.0, 81.68, 0.62; GCF_002022275.1, s__Pseudomonas_E fluorescens_AJ, 95.0, 81.67, 0.62; GCF_900215245.1, s__Pseudomonas_E fluorescens, 95.0, 81.67, 0.62; GCF_002980155.1, s__Pseudomonas_E sp002980155, 95.0, 81.65, 0.61; GCF_001645105.1, s__Pseudomonas_E marginalis, 95.0, 81.63, 0.6; GCF_900102045.1, s__Pseudomonas_E moorei, 95.0, 81.61, 0.61; GCF_001238485.1, s__Pseudomonas_E syringae_E, 95.0, 81.61, 0.59; GCF_900187615.1, s__Pseudomonas_E sp900187615, 95.0, 81.6, 0.58; GCF_900102035.1, s__Pseudomonas_E extremaustralis, 95.0, 81.59, 0.61; GCF_002263605.1, s__Pseudomonas_E sp002263605, 95.0, 81.58, 0.61; GCF_000263715.2, s__Pseudomonas_E synxantha_A, 95.0, 81.58, 0.61; GCF_001983175.1, s__Pseudomonas_E cedrina, 95.0, 81.55, 0.61; GCF_900103795.1, s__Pseudomonas_E antarctica_B, 95.0, 81.52, 0.59; GCF_000194805.1, s__Pseudomonas_E brassicacearum_C, 95.0, 81.47, 0.59; GCF_900106045.1, s__Pseudomonas_E mucidolens, 95.0, 81.47, 0.56; GCF_002934065.1, s__Pseudomonas_E orientalis_A, 95.0, 81.46, 0.61; GCF_001870435.1, s__Pseudomonas_E costantinii, 95.0, 81.45, 0.62; GCF_900187495.1, s__Pseudomonas_E sp900187495, 95.0, 81.45, 0.6; GCF_002813455.1, s__Pseudomonas_E baetica, 95.0, 81.45, 0.62; GCF_000346775.1, s__Pseudomonas_E fluorescens_T, 95.0, 81.44, 0.55; GCF_001186335.1, s__Pseudomonas_E trivialis_B, 95.0, 81.44, 0.62; GCF_001269805.1, s__Pseudomonas_E sp001269805, 95.0, 81.43, 0.58; GCF_001623525.1, s__Pseudomonas_E fluorescens_Q, 95.0, 81.42, 0.57; GCF_003208475.1, s__Pseudomonas_E sp003208475, 95.0, 81.42, 0.6; GCF_002251635.1, s__Pseudomonas_E mandelii_B, 95.0, 81.38, 0.58; GCA_002255865.1, s__Pseudomonas_E sp002255865, 95.0, 81.37, 0.6; GCF_000802155.2, s__Pseudomonas_E frederiksbergensis_A, 95.0, 81.35, 0.54; GCF_001023535.1, s__Pseudomonas_E chlororaphis_E, 95.0, 81.28, 0.58</text:p>
          </table:table-cell>
          <table:table-cell office:value-type="float" office:value="75.99" calcext:value-type="float">
            <text:p>75.9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rrettiP_2018__CA_C10005IS2066FE_t1M15__bin_6</text:p>
          </table:table-cell>
          <table:table-cell office:value-type="string" calcext:value-type="string">
            <text:p>d__Bacteria;p__Proteobacteria;c__Gammaproteobacteria;o__Burkholderiales;f__Burkholderiaceae;g__Acidovorax_D;s__Acidovorax_D sp000302535</text:p>
          </table:table-cell>
          <table:table-cell office:value-type="string" calcext:value-type="string">
            <text:p>GCF_0003025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Burkholderiales;f__Burkholderiaceae;g__Acidovorax_D;s__Acidovorax_D sp000302535</text:p>
          </table:table-cell>
          <table:table-cell office:value-type="float" office:value="95.41" calcext:value-type="float">
            <text:p>95.4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GCF_000302535.1</text:p>
          </table:table-cell>
          <table:table-cell office:value-type="string" calcext:value-type="string">
            <text:p>d__Bacteria;p__Proteobacteria;c__Gammaproteobacteria;o__Burkholderiales;f__Burkholderiaceae;g__Acidovorax_D;s__Acidovorax_D sp000302535</text:p>
          </table:table-cell>
          <table:table-cell office:value-type="float" office:value="95.41" calcext:value-type="float">
            <text:p>95.4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d__Bacteria;p__Proteobacteria;c__Gammaproteobacteria;o__Burkholderiales;f__Burkholderiaceae;g__Acidovorax_D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754175.1, s__Acidovorax_D sp002754175, 95.0, 92.43, 0.73; GCF_003058055.1, s__Acidovorax_D sp003058055, 95.0, 91.49, 0.76; GCF_002245625.1, s__Acidovorax_D kalamii, 95.0, 88.33, 0.67; GCF_001633105.1, s__Acidovorax_D sp001633105, 95.0, 88.13, 0.69; GCF_001411535.1, s__Acidovorax_D sp001411535, 95.0, 87.19, 0.69; GCF_003060895.1, s__Acidovorax_D sp003060895, 95.0, 86.86, 0.68; GCF_000238595.1, s__Acidovorax_D sp000238595, 95.0, 86.67, 0.63; GCF_000204195.1, s__Acidovorax_D radicis, 95.0, 86.27, 0.67; GCF_002797445.1, s__Acidovorax_D sp002797445, 95.0, 86.1, 0.66; GCF_001424425.1, s__Acidovorax_D sp001424425, 95.0, 85.44, 0.65; GCF_001714725.1, s__Acidovorax_D sp001714725, 95.0, 85.36, 0.61; GCF_001422735.1, s__Acidovorax_D sp001422735, 95.0, 85.35, 0.65; GCF_000935585.1, s__Acidovorax_D temperans, 95.0, 84.46, 0.57; GCA_001464865.1, s__Acidovorax_D sp001464865, 95.0, 84.36, 0.61; GCF_002754495.1, s__Acidovorax_D sp002754495, 95.0, 84.26, 0.56; GCA_002377855.1, s__Acidovorax_D delafieldii_A, 95.0, 83.34, 0.58</text:p>
          </table:table-cell>
          <table:table-cell office:value-type="float" office:value="86.85" calcext:value-type="float">
            <text:p>86.8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ngKR_2016__WBS019__bin_4</text:p>
          </table:table-cell>
          <table:table-cell office:value-type="string" calcext:value-type="string">
            <text:p>d__Bacteria;p__Actinobacteriota;c__Actinobacteria;o__Propionibacteriales;f__Propionibacteriaceae;g__Cutibacterium;s__Cutibacterium humerusii</text:p>
          </table:table-cell>
          <table:table-cell office:value-type="string" calcext:value-type="string">
            <text:p>GCF_0002042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Propionibacteriales;f__Propionibacteriaceae;g__Cutibacterium;s__Cutibacterium humerusii</text:p>
          </table:table-cell>
          <table:table-cell office:value-type="float" office:value="99.97" calcext:value-type="float">
            <text:p>99.9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GCF_000204235.1</text:p>
          </table:table-cell>
          <table:table-cell office:value-type="string" calcext:value-type="string">
            <text:p>d__Bacteria;p__Actinobacteriota;c__Actinobacteria;o__Propionibacteriales;f__Propionibacteriaceae;g__Cutibacterium;s__Cutibacterium humerusii</text:p>
          </table:table-cell>
          <table:table-cell office:value-type="float" office:value="99.97" calcext:value-type="float">
            <text:p>99.97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d__Bacteria;p__Actinobacteriota;c__Actinobacteria;o__Propionibacteriales;f__Propionibacteriaceae;g__Cuti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3030305.1, s__Cutibacterium acnes, 95.0, 84.55, 0.81; GCF_001642025.1, s__Cutibacterium namnetense, 95.0, 84.29, 0.78; GCF_000227295.1, s__Cutibacterium avidum, 95.0, 80.41, 0.61; GCF_000463665.1, s__Cutibacterium granulosum, 95.0, 77.78, 0.18</text:p>
          </table:table-cell>
          <table:table-cell office:value-type="float" office:value="64.01" calcext:value-type="float">
            <text:p>64.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ngKR_2016__WBE036__bin_3</text:p>
          </table:table-cell>
          <table:table-cell office:value-type="string" calcext:value-type="string">
            <text:p>d__Bacteria;p__Actinobacteriota;c__Actinobacteria;o__Mycobacteriales;f__Mycobacteriaceae;g__Mycolicibacterium;s__Mycolicibacterium iranicum</text:p>
          </table:table-cell>
          <table:table-cell office:value-type="string" calcext:value-type="string">
            <text:p>GCF_0021017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Mycolicibacterium;s__Mycolicibacterium iranicum</text:p>
          </table:table-cell>
          <table:table-cell office:value-type="float" office:value="98.98" calcext:value-type="float">
            <text:p>98.98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GCF_002101705.1</text:p>
          </table:table-cell>
          <table:table-cell office:value-type="string" calcext:value-type="string">
            <text:p>d__Bacteria;p__Actinobacteriota;c__Actinobacteria;o__Mycobacteriales;f__Mycobacteriaceae;g__Mycolicibacterium;s__Mycolicibacterium iranicum</text:p>
          </table:table-cell>
          <table:table-cell office:value-type="float" office:value="98.98" calcext:value-type="float">
            <text:p>98.98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Actinobacteriota;c__Actinobacteria;o__Mycobacteriales;f__Mycobacteriaceae;g__Mycolicibacteriu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650495.1, s__Mycolicibacterium iranicum_A, 95.0, 89.99, 0.9; GCF_001545925.1, s__Mycolicibacterium sp001545925, 95.0, 82.54, 0.63; GCF_000184435.1, s__Mycolicibacterium gilvum, 95.0, 82.46, 0.72; GCF_002086815.1, s__Mycolicibacterium parafortuitum, 95.0, 82.45, 0.71; GCF_002946335.1, s__Mycolicibacterium sp002946335, 95.0, 82.43, 0.71; GCF_000015305.1, s__Mycolicibacterium vanbaalenii, 95.0, 82.39, 0.71; GCF_001049355.1, s__Mycolicibacterium aurum, 95.0, 81.89, 0.73; GCF_001552715.1, s__Mycolicibacterium vaccae, 95.0, 81.88, 0.66; GCF_001044235.1, s__Mycolicibacterium chlorophenolicum, 95.85, 81.74, 0.67; GCA_000762985.1, s__Mycolicibacterium rufum, 95.0, 81.65, 0.66; GCF_000266905.1, s__Mycolicibacterium chubuense_A, 95.0, 81.63, 0.63; GCF_001044255.1, s__Mycolicibacterium chubuense, 95.85, 81.62, 0.66; GCF_001428285.1, s__Mycolicibacterium sp001428285, 95.0, 81.39, 0.63; GCF_001044245.1, s__Mycolicibacterium obuense, 95.0, 80.91, 0.6; GCF_002553585.1, s__Mycolicibacterium duvalii, 95.0, 80.88, 0.56; GCF_900108565.1, s__Mycolicibacterium rutilum, 95.0, 80.76, 0.57; GCF_001499965.1, s__Mycolicibacterium sp001499965, 95.0, 80.62, 0.58; GCF_001722335.1, s__Mycolicibacterium flavescens, 95.0, 80.42, 0.57; GCF_001500125.1, s__Mycolicibacterium sp001500125, 95.0, 80.35, 0.54; GCF_001583415.1, s__Mycolicibacterium phlei, 95.0, 80.31, 0.55; GCF_001499995.1, s__Mycolicibacterium sp001499995, 95.0, 80.2, 0.53; GCF_001570485.1, s__Mycolicibacterium novocastrense, 95.0, 80.15, 0.51; GCF_002086655.1, s__Mycolicibacterium monacense, 95.0, 80.13, 0.55; GCF_002245615.1, s__Mycolicibacterium neumannii, 95.19, 80.13, 0.49; GCF_001005175.1, s__Mycolicibacterium elephantis, 95.0, 80.06, 0.49; GCF_001766635.1, s__Mycolicibacterium grossiae, 95.0, 80.02, 0.54; GCF_001665535.1, s__Mycolicibacterium sp001665535, 95.0, 80.0, 0.5; GCF_000613185.1, s__Mycolicibacterium cosmeticum, 95.0, 79.99, 0.52; GCF_001722355.1, s__Mycolicibacterium holsaticum, 95.0, 79.99, 0.47; GCA_003284965.1, s__Mycolicibacterium alvei, 95.0, 79.98, 0.49; GCF_001668575.1, s__Mycolicibacterium sp001668575, 95.0, 79.98, 0.48; GCF_001050015.1, s__Mycolicibacterium malmesburyense, 95.0, 79.97, 0.49; GCF_002086795.1, s__Mycolicibacterium tusciae, 95.0, 79.96, 0.48; GCF_001500065.1, s__Mycolicibacterium sp001500065, 95.0, 79.95, 0.48; GCF_001672895.1, s__Mycolicibacterium sp001672895, 95.0, 79.93, 0.45; GCF_002245535.1, s__Mycolicibacterium lehmannii, 95.19, 79.92, 0.5; GCF_001050035.1, s__Mycolicibacterium komanii, 95.0, 79.92, 0.49; GCF_001665575.1, s__Mycolicibacterium sp001665575, 95.0, 79.92, 0.47; GCF_001500025.1, s__Mycolicibacterium sp001500025, 95.0, 79.9, 0.48; GCF_000230895.2, s__Mycolicibacterium rhodesiae_A, 95.0, 79.89, 0.49; GCF_001457595.1, s__Mycolicibacterium smegmatis, 95.0, 79.88, 0.5; GCF_002086175.1, s__Mycolicibacterium celeriflavum, 95.0, 79.87, 0.46; GCF_001499855.1, s__Mycolicibacterium sp001499855, 95.0, 79.85, 0.48; GCF_900240945.1, s__Mycolicibacterium sp900240945, 95.0, 79.83, 0.53; GCF_001187505.1, s__Mycolicibacterium goodii_B, 95.0, 79.74, 0.5; GCF_002102065.1, s__Mycolicibacterium conceptionense, 95.0, 79.74, 0.48; GCF_002101965.1, s__Mycolicibacterium wolinskyi, 95.0, 79.72, 0.52; GCF_001667505.1, s__Mycolicibacterium sp001667505, 95.0, 79.72, 0.49; GCF_001570425.1, s__Mycolicibacterium brisbanense, 95.0, 79.68, 0.48; GCF_002102115.1, s__Mycolicibacterium doricum, 95.0, 79.65, 0.37; GCF_002102345.1, s__Mycolicibacterium peregrinum, 95.0, 79.63, 0.47; GCF_000455325.1, s__Mycolicibacterium septicum, 95.0, 79.61, 0.49; GCF_002086115.1, s__Mycolicibacterium bacteremicum, 95.0, 79.6, 0.49; GCF_002798385.1, s__Mycolicibacterium goodii_A, 95.0, 79.6, 0.48; GCF_000328565.1, s__Mycolicibacterium sp000328565, 95.0, 79.6, 0.46; GCF_002101555.1, s__Mycolicibacterium canariasense, 95.0, 79.58, 0.49; GCF_002838065.1, s__Mycolicibacterium sp002838065, 95.0, 79.58, 0.48; GCF_002086395.1, s__Mycolicibacterium moriokaense, 95.0, 79.57, 0.49; GCF_001050075.1, s__Mycolicibacterium fortuitum, 95.0, 79.55, 0.43; GCF_002723835.1, s__Mycolicibacterium sp002723835, 95.0, 79.55, 0.47; GCF_000691525.1, s__Mycolicibacterium neoaurum, 95.0, 79.54, 0.46; GCF_001942625.1, s__Mycolicibacterium sp001942625, 95.0, 79.52, 0.45; GCF_001954135.1, s__Mycolicibacterium sp001954135, 95.0, 79.5, 0.42; GCF_001494595.1, s__Mycolicibacterium sp001494595, 95.0, 79.49, 0.47; GCF_001428895.1, s__Mycolicibacterium sp001428895, 95.0, 79.47, 0.49; GCF_001665785.1, s__Mycolicibacterium peregrinum_A, 95.0, 79.46, 0.47; GCF_002553505.1, s__Mycolicibacterium agri, 95.0, 79.43, 0.51; GCF_001665625.1, s__Mycolicibacterium peregrinum_B, 95.0, 79.43, 0.47; GCF_000379865.1, s__Mycolicibacterium hassiacum, 95.0, 79.42, 0.47; GCF_002086835.1, s__Mycolicibacterium porcinum_B, 95.0, 79.42, 0.5; GCF_001953975.1, s__Mycolicibacterium sp001953975, 95.0, 79.41, 0.43; GCF_900078665.2, s__Mycolicibacterium houstonense, 95.0, 79.4, 0.49; GCF_001245615.1, s__Mycolicibacterium neworleansense, 95.0, 79.4, 0.48; GCF_002592005.1, s__Mycolicibacterium sp002592005, 95.0, 79.39, 0.49; GCF_000612825.1, s__Mycolicibacterium mageritense, 95.0, 79.39, 0.5; GCF_003201655.1, s__Mycolicibacterium moriokaense_A, 95.0, 79.37, 0.47; GCF_001907655.1, s__Mycolicibacterium diernhoferi, 95.0, 79.36, 0.5; GCF_001668615.1, s__Mycolicibacterium sp001668615, 95.0, 79.36, 0.44; GCF_001499905.1, s__Mycolicibacterium sp001499905, 95.0, 79.35, 0.47; GCF_002591975.1, s__Mycolicibacterium sp002591975, 95.0, 79.35, 0.5; GCF_000243415.2, s__Mycolicibacterium tusciae_A, 95.0, 79.35, 0.46; GCF_002102105.1, s__Mycolicibacterium confluentis, 95.0, 79.34, 0.46; GCF_900100615.1, s__Mycolicibacterium sp900100615, 95.0, 79.34, 0.47; GCF_001665685.1, s__Mycolicibacterium sp001665685, 95.0, 79.29, 0.48; GCF_001644575.1, s__Mycolicibacterium sp001644575, 95.0, 79.29, 0.5; GCF_900166915.1, s__Mycolicibacterium boenickei, 95.0, 79.27, 0.5; GCF_002007745.1, s__Mycolicibacterium litorale, 95.0, 79.26, 0.43; GCF_000426065.1, s__Mycolicibacterium sp000426065, 95.0, 79.25, 0.47; GCF_000805385.1, s__Mycolicibacterium setense, 95.0, 79.25, 0.45; GCF_001942045.1, s__Mycolicibacterium porcinum_A, 95.0, 79.22, 0.49; GCF_002086485.1, s__Mycolicibacterium aquaticum, 95.0, 79.19, 0.47; GCF_000620625.1, s__Mycolicibacterium sp000620625, 95.0, 79.19, 0.53; GCF_000382405.1, s__Mycolicibacterium sp000382405, 95.0, 79.17, 0.33; GCF_000373905.1, s__Mycolicibacterium sp000373905, 95.0, 79.13, 0.34; GCF_900187065.1, s__Mycolicibacterium thermoresistibile, 95.0, 79.12, 0.43; GCF_000317305.3, s__Mycolicibacterium neoaurum_A, 95.0, 79.12, 0.45; GCF_002157835.1, s__Mycolicibacterium dioxanotrophicus, 95.0, 79.08, 0.52; GCF_001667265.1, s__Mycolicibacterium sp001667265, 95.0, 79.08, 0.47; GCF_001665255.1, s__Mycolicibacterium sp001665255, 95.0, 78.97, 0.42</text:p>
          </table:table-cell>
          <table:table-cell office:value-type="float" office:value="70.5" calcext:value-type="float">
            <text:p>70.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ngQ_2015__SID531775__bin_60</text:p>
          </table:table-cell>
          <table:table-cell office:value-type="string" calcext:value-type="string">
            <text:p>d__Bacteria;p__Firmicutes_A;c__Clostridia;o__Lachnospirales;f__Lachnospiraceae;g__Lachnoclostridium_A;s__Lachnoclostridium_A sp002160755</text:p>
          </table:table-cell>
          <table:table-cell office:value-type="string" calcext:value-type="string">
            <text:p>GCF_00216075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Lachnoclostridium_A;s__Lachnoclostridium_A sp002160755</text:p>
          </table:table-cell>
          <table:table-cell office:value-type="float" office:value="98.04" calcext:value-type="float">
            <text:p>98.0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GCF_002160755.1</text:p>
          </table:table-cell>
          <table:table-cell office:value-type="string" calcext:value-type="string">
            <text:p>d__Bacteria;p__Firmicutes_A;c__Clostridia;o__Lachnospirales;f__Lachnospiraceae;g__Lachnoclostridium_A;s__Lachnoclostridium_A sp002160755</text:p>
          </table:table-cell>
          <table:table-cell office:value-type="float" office:value="98.04" calcext:value-type="float">
            <text:p>98.0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__Bacteria;p__Firmicutes_A;c__Clostridia;o__Lachnospirales;f__Lachnospiraceae;g__Lachnoclostridium_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900240245.1, s__Lachnoclostridium_A edouardi, 95.0, 76.66, 0.09</text:p>
          </table:table-cell>
          <table:table-cell office:value-type="float" office:value="79.46" calcext:value-type="float">
            <text:p>79.4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30__bin_101</text:p>
          </table:table-cell>
          <table:table-cell office:value-type="string" calcext:value-type="string">
            <text:p>d__Bacteria;p__Firmicutes_A;c__Clostridia;o__Lachnospirales;f__Lachnospiraceae;g__COE1;s__COE1 sp001916965</text:p>
          </table:table-cell>
          <table:table-cell office:value-type="string" calcext:value-type="string">
            <text:p>GCA_00191696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OE1;s__COE1 sp001916965</text:p>
          </table:table-cell>
          <table:table-cell office:value-type="float" office:value="98.34" calcext:value-type="float">
            <text:p>98.3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GCA_001916965.1</text:p>
          </table:table-cell>
          <table:table-cell office:value-type="string" calcext:value-type="string">
            <text:p>d__Bacteria;p__Firmicutes_A;c__Clostridia;o__Lachnospirales;f__Lachnospiraceae;g__COE1;s__COE1 sp001916965</text:p>
          </table:table-cell>
          <table:table-cell office:value-type="float" office:value="98.34" calcext:value-type="float">
            <text:p>98.34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d__Bacteria;p__Firmicutes_A;c__Clostridia;o__Lachnospirales;f__Lachnospiraceae;g__COE1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403215.1, s__COE1 sp000403215, 95.0, 77.52, 0.09; GCA_002358575.1, s__COE1 sp002358575, 95.0, 77.41, 0.09; GCF_000403335.2, s__COE1 sp000403335, 95.0, 77.32, 0.08; GCA_002491195.1, s__COE1 sp002491195, 95.0, 77.31, 0.1; GCA_002490665.1, s__COE1 sp002490665, 95.0, 77.13, 0.09; GCA_003513705.1, s__COE1 sp003513705, 95.0, 76.6, 0.06; GCA_002492295.1, s__COE1 sp002492295, 95.0, 76.24, 0.08</text:p>
          </table:table-cell>
          <table:table-cell office:value-type="float" office:value="96.81" calcext:value-type="float">
            <text:p>96.8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A004-11-90-0__bin_51</text:p>
          </table:table-cell>
          <table:table-cell office:value-type="string" calcext:value-type="string">
            <text:p>d__Bacteria;p__Firmicutes_A;c__Clostridia;o__Oscillospirales;f__Acutalibacteraceae;g__CAG-488;s__CAG-488 sp000434915</text:p>
          </table:table-cell>
          <table:table-cell office:value-type="string" calcext:value-type="string">
            <text:p>GCA_0004349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Acutalibacteraceae;g__CAG-488;s__CAG-488 sp000434915</text:p>
          </table:table-cell>
          <table:table-cell office:value-type="float" office:value="98.55" calcext:value-type="float">
            <text:p>98.5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GCA_000434915.1</text:p>
          </table:table-cell>
          <table:table-cell office:value-type="string" calcext:value-type="string">
            <text:p>d__Bacteria;p__Firmicutes_A;c__Clostridia;o__Oscillospirales;f__Acutalibacteraceae;g__CAG-488;s__CAG-488 sp000434915</text:p>
          </table:table-cell>
          <table:table-cell office:value-type="float" office:value="98.55" calcext:value-type="float">
            <text:p>98.55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Firmicutes_A;c__Clostridia;o__Oscillospirales;f__Acutalibacteraceae;g__CAG-488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0434055.1, s__CAG-488 sp000434055, 95.0, 88.65, 0.83; GCA_003486665.1, s__CAG-488 sp003486665, 95.0, 84.25, 0.77; GCA_002449395.1, s__CAG-488 sp002449395, 95.0, 83.38, 0.7; GCA_002315505.1, s__CAG-488 sp002315505, 95.0, 78.26, 0.2</text:p>
          </table:table-cell>
          <table:table-cell office:value-type="float" office:value="98.41" calcext:value-type="float">
            <text:p>98.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26_B__bin_10</text:p>
          </table:table-cell>
          <table:table-cell office:value-type="string" calcext:value-type="string">
            <text:p>d__Bacteria;p__Firmicutes;c__Bacilli;o__Staphylococcales;f__Staphylococcaceae;g__Staphylococcus;s__Staphylococcus hominis</text:p>
          </table:table-cell>
          <table:table-cell office:value-type="string" calcext:value-type="string">
            <text:p>GCF_00290184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hominis</text:p>
          </table:table-cell>
          <table:table-cell office:value-type="float" office:value="97.32" calcext:value-type="float">
            <text:p>97.32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GCF_002901845.1</text:p>
          </table:table-cell>
          <table:table-cell office:value-type="string" calcext:value-type="string">
            <text:p>d__Bacteria;p__Firmicutes;c__Bacilli;o__Staphylococcales;f__Staphylococcaceae;g__Staphylococcus;s__Staphylococcus hominis</text:p>
          </table:table-cell>
          <table:table-cell office:value-type="float" office:value="97.32" calcext:value-type="float">
            <text:p>97.32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902565.1, s__Staphylococcus petrasii, 95.0, 81.32, 0.7; GCF_002902575.1, s__Staphylococcus petrasii_A, 95.0, 81.27, 0.67; GCF_002901805.1, s__Staphylococcus haemolyticus, 95.0, 81.09, 0.64; GCF_001224225.1, s__Staphylococcus haemolyticus_A, 95.0, 80.87, 0.67; GCF_003035445.1, s__Staphylococcus devriesei_A, 95.0, 80.82, 0.66; GCF_002902625.1, s__Staphylococcus devriesei, 95.0, 80.61, 0.67; GCF_002087975.1, s__Staphylococcus epidermidis, 95.0, 79.82, 0.49; GCF_002442915.1, s__Staphylococcus pasteuri, 95.0, 79.76, 0.49; GCF_002902325.1, s__Staphylococcus capitis, 95.0, 79.69, 0.49; GCF_002902725.1, s__Staphylococcus caprae, 95.0, 79.65, 0.49; GCF_002901765.1, s__Staphylococcus warneri, 95.0, 79.49, 0.5; GCF_002901705.1, s__Staphylococcus lugdunensis, 95.0, 79.4, 0.45; GCF_003041335.1, s__Staphylococcus warneri_A, 95.0, 79.4, 0.48; GCF_000236925.1, s__Staphylococcus argenteus, 95.0, 79.15, 0.43; GCF_001027105.1, s__Staphylococcus aureus, 95.0, 79.11, 0.45; GCF_002902405.1, s__Staphylococcus schweitzeri, 95.0, 79.05, 0.42; GCF_002902085.1, s__Staphylococcus simiae, 95.0, 78.92, 0.46; GCF_001074355.1, s__Staphylococcus saprophyticus_A, 95.0, 78.85, 0.36; GCF_002902605.1, s__Staphylococcus carnosus, 95.0, 78.78, 0.29; GCF_000875895.1, s__Staphylococcus gallinarum, 95.0, 78.73, 0.38; GCF_003019255.1, s__Staphylococcus kloosii, 95.0, 78.69, 0.36; GCF_002902235.1, s__Staphylococcus cohnii_A, 95.0, 78.65, 0.36; GCF_002902345.1, s__Staphylococcus arlettae, 95.0, 78.65, 0.35; GCF_002902745.1, s__Staphylococcus nepalensis, 95.0, 78.61, 0.31; GCF_002902285.1, s__Staphylococcus simulans, 95.0, 78.6, 0.29; GCF_001006765.1, s__Staphylococcus succinus, 95.0, 78.59, 0.36; GCF_002902365.1, s__Staphylococcus cohnii, 95.0, 78.58, 0.37; GCF_002902305.1, s__Staphylococcus argensis, 95.0, 78.54, 0.21; GCF_000010125.1, s__Staphylococcus saprophyticus, 95.0, 78.52, 0.4; GCF_002902685.1, s__Staphylococcus pettenkoferi, 95.0, 78.49, 0.21; GCF_900097965.1, s__Staphylococcus saprophyticus_B, 95.0, 78.46, 0.36; GCF_003043105.1, s__Staphylococcus xylosus_C, 95.0, 78.44, 0.32; GCF_000298075.1, s__Staphylococcus massiliensis, 95.0, 78.42, 0.23; GCF_001618885.1, s__Staphylococcus condimenti, 95.0, 78.41, 0.29; GCF_001500315.1, s__Staphylococcus auricularis, 95.0, 78.41, 0.27; GCF_002732165.1, s__Staphylococcus xylosus, 95.0, 78.4, 0.33; GCF_001747895.1, s__Staphylococcus equorum_A, 95.0, 78.39, 0.36; GCF_002902385.1, s__Staphylococcus intermedius, 95.0, 78.38, 0.21; GCF_002994445.1, s__Staphylococcus simulans_B, 95.0, 78.27, 0.29; GCF_000934465.1, s__Staphylococcus microti, 95.0, 78.27, 0.2; GCF_000338275.1, s__Staphylococcus xylosus_B, 95.0, 78.26, 0.36; GCF_001431205.1, s__Staphylococcus sp001431205, 95.0, 78.24, 0.33; GCF_002836835.1, s__Staphylococcus xylosus_A, 95.0, 78.2, 0.34; GCF_002614725.1, s__Staphylococcus edaphicus, 95.0, 78.19, 0.36; GCF_003043455.1, s__Staphylococcus simulans_A, 95.0, 78.17, 0.29; GCF_002901945.1, s__Staphylococcus chromogenes, 95.0, 78.11, 0.25; GCF_001432245.1, s__Staphylococcus equorum_B, 95.0, 78.1, 0.36; GCF_900186985.1, s__Staphylococcus piscifermentans, 95.0, 78.1, 0.27; GCA_001792775.2, s__Staphylococcus pseudintermedius, 95.0, 78.01, 0.24; GCF_002902145.1, s__Staphylococcus rostri, 95.0, 77.98, 0.18; GCF_002902785.1, s__Staphylococcus delphini, 95.0, 77.97, 0.23; GCF_003019275.1, s__Staphylococcus muscae, 95.0, 77.92, 0.22; GCF_002901995.1, s__Staphylococcus schleiferi, 95.0, 77.91, 0.24; GCF_900183575.1, s__Staphylococcus intermedius_A, 95.0, 77.9, 0.25; GCF_000816085.1, s__Staphylococcus hyicus, 95.0, 77.77, 0.22; GCF_002901865.1, s__Staphylococcus agnetis, 95.0, 77.76, 0.24; GCF_003012915.1, s__Staphylococcus felis, 95.0, 77.67, 0.24; GCF_002101335.1, s__Staphylococcus lutrae, 95.0, 77.6, 0.19</text:p>
          </table:table-cell>
          <table:table-cell office:value-type="float" office:value="98.97" calcext:value-type="float">
            <text:p>98.9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39_12M__bin_17</text:p>
          </table:table-cell>
          <table:table-cell office:value-type="string" calcext:value-type="string">
            <text:p>d__Bacteria;p__Firmicutes_A;c__Clostridia;o__Peptostreptococcales;f__Anaerovoracaceae;g__CAG-145;s__CAG-145 sp000435715</text:p>
          </table:table-cell>
          <table:table-cell office:value-type="string" calcext:value-type="string">
            <text:p>GCA_0004357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Peptostreptococcales;f__Anaerovoracaceae;g__CAG-145;s__CAG-145 sp000435715</text:p>
          </table:table-cell>
          <table:table-cell office:value-type="float" office:value="96.68" calcext:value-type="float">
            <text:p>96.68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GCA_000435715.1</text:p>
          </table:table-cell>
          <table:table-cell office:value-type="string" calcext:value-type="string">
            <text:p>d__Bacteria;p__Firmicutes_A;c__Clostridia;o__Peptostreptococcales;f__Anaerovoracaceae;g__CAG-145;s__CAG-145 sp000435715</text:p>
          </table:table-cell>
          <table:table-cell office:value-type="float" office:value="96.68" calcext:value-type="float">
            <text:p>96.68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d__Bacteria;p__Firmicutes_A;c__Clostridia;o__Peptostreptococcales;f__Anaerovoracaceae;g__CAG-145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3150015.1, s__CAG-145 sp003150015, 95.0, 80.0, 0.22; GCA_002320005.1, s__CAG-145 sp002320005, 95.0, 78.46, 0.19; GCA_000435615.1, s__CAG-145 sp000435615, 95.0, 78.19, 0.08; GCA_002439735.1, s__CAG-145 sp002439735, 95.0, 77.6, 0.07</text:p>
          </table:table-cell>
          <table:table-cell office:value-type="float" office:value="94.13" calcext:value-type="float">
            <text:p>94.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B003-11-90-0__bin_40</text:p>
          </table:table-cell>
          <table:table-cell office:value-type="string" calcext:value-type="string">
            <text:p>d__Bacteria;p__Firmicutes_A;c__Clostridia;o__Oscillospirales;f__Acutalibacteraceae;g__CAG-177;s__CAG-177 sp003514385</text:p>
          </table:table-cell>
          <table:table-cell office:value-type="string" calcext:value-type="string">
            <text:p>GCA_00351438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Acutalibacteraceae;g__CAG-177;s__CAG-177 sp003514385</text:p>
          </table:table-cell>
          <table:table-cell office:value-type="float" office:value="97.22" calcext:value-type="float">
            <text:p>97.2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GCA_003514385.1</text:p>
          </table:table-cell>
          <table:table-cell office:value-type="string" calcext:value-type="string">
            <text:p>d__Bacteria;p__Firmicutes_A;c__Clostridia;o__Oscillospirales;f__Acutalibacteraceae;g__CAG-177;s__CAG-177 sp003514385</text:p>
          </table:table-cell>
          <table:table-cell office:value-type="float" office:value="97.22" calcext:value-type="float">
            <text:p>97.22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Firmicutes_A;c__Clostridia;o__Oscillospirales;f__Acutalibacteraceae;g__CAG-177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2451755.1, s__CAG-177 sp002451755, 95.0, 94.65, 0.83; GCA_002438685.1, s__CAG-177 sp002438685, 95.0, 94.21, 0.89; GCA_003538135.1, s__CAG-177 sp003538135, 95.0, 88.97, 0.84; GCA_000431775.1, s__CAG-177 sp000431775, 95.0, 81.14, 0.23</text:p>
          </table:table-cell>
          <table:table-cell office:value-type="float" office:value="96.09" calcext:value-type="float">
            <text:p>96.0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ngKR_2016__WBE007__bin_5</text:p>
          </table:table-cell>
          <table:table-cell office:value-type="string" calcext:value-type="string">
            <text:p>d__Bacteria;p__Actinobacteriota;c__Actinobacteria;o__Mycobacteriales;f__Mycobacteriaceae;g__Gordonia;s__Gordonia sp002009645</text:p>
          </table:table-cell>
          <table:table-cell office:value-type="string" calcext:value-type="string">
            <text:p>GCF_00200964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Actinobacteriota;c__Actinobacteria;o__Mycobacteriales;f__Mycobacteriaceae;g__Gordonia;s__Gordonia sp002009645</text:p>
          </table:table-cell>
          <table:table-cell office:value-type="float" office:value="97.91" calcext:value-type="float">
            <text:p>97.9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GCF_002009645.1</text:p>
          </table:table-cell>
          <table:table-cell office:value-type="string" calcext:value-type="string">
            <text:p>d__Bacteria;p__Actinobacteriota;c__Actinobacteria;o__Mycobacteriales;f__Mycobacteriaceae;g__Gordonia;s__Gordonia sp002009645</text:p>
          </table:table-cell>
          <table:table-cell office:value-type="float" office:value="97.91" calcext:value-type="float">
            <text:p>97.9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Actinobacteriota;c__Actinobacteria;o__Mycobacteriales;f__Mycobacteriaceae;g__Gordoni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149015.1, s__Gordonia lacunae, 95.0, 89.28, 0.89; GCF_000143885.2, s__Gordonia sp000143885, 95.0, 88.88, 0.88; GCF_001698225.1, s__Gordonia terrae, 95.0, 88.84, 0.91; GCF_000225505.1, s__Gordonia alkanivorans, 95.0, 83.37, 0.73; GCF_900105725.1, s__Gordonia westfalica, 95.0, 83.21, 0.76; GCF_000298235.1, s__Gordonia namibiensis, 95.0, 83.17, 0.73; GCF_000327325.1, s__Gordonia rubripertincta, 95.0, 83.03, 0.73; GCF_000332995.1, s__Gordonia amicalis, 95.0, 82.94, 0.72; GCF_000344155.1, s__Gordonia paraffinivorans, 95.0, 82.61, 0.67; GCF_000024785.1, s__Gordonia bronchialis, 95.0, 80.47, 0.56; GCF_001485495.1, s__Gordonia desulfuricans, 95.0, 80.26, 0.52; GCF_000298195.1, s__Gordonia rhizosphera, 95.0, 80.05, 0.46; GCA_002700145.1, s__Gordonia sp002700145, 95.0, 80.0, 0.48; GCF_000334455.1, s__Gordonia soli, 95.0, 79.92, 0.5; GCF_000241325.1, s__Gordonia polyisoprenivorans, 95.0, 79.66, 0.5; GCF_000241345.1, s__Gordonia amarae, 95.0, 79.6, 0.44; GCF_000332975.1, s__Gordonia aichiensis, 95.0, 79.53, 0.42; GCF_001186365.1, s__Gordonia jacobaea, 95.0, 79.51, 0.45; GCF_000248075.1, s__Gordonia otitidis, 95.0, 79.46, 0.42; GCF_000248055.1, s__Gordonia sputi, 95.0, 79.19, 0.44; GCF_000192435.1, s__Gordonia neofelifaecis, 95.0, 78.98, 0.34; GCF_000333035.1, s__Gordonia sihwensis, 95.0, 78.97, 0.33; GCF_001305675.1, s__Gordonia phthalatica, 95.0, 78.93, 0.37; GCF_000333015.1, s__Gordonia hirsuta, 95.0, 78.85, 0.33; GCF_000241265.1, s__Gordonia araii, 95.0, 78.84, 0.35; GCF_002993285.1, s__Gordonia iterans, 95.0, 78.74, 0.33; GCF_001592365.1, s__Gordonia hydrophobica, 95.0, 78.64, 0.35; GCF_000423025.1, s__Gordonia shandongensis, 95.0, 78.59, 0.37; GCF_000344135.1, s__Gordonia malaquae, 95.0, 78.56, 0.32; GCA_002477755.1, s__Gordonia sp002477755, 95.0, 78.42, 0.33; GCF_000241305.1, s__Gordonia effusa, 95.0, 78.23, 0.24; GCA_002414845.1, s__Gordonia sp002414845, 95.0, 78.05, 0.34</text:p>
          </table:table-cell>
          <table:table-cell office:value-type="float" office:value="94.15" calcext:value-type="float">
            <text:p>94.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rrettiP_2018__CA_C10003IS2040FE_t3M15__bin_3</text:p>
          </table:table-cell>
          <table:table-cell office:value-type="string" calcext:value-type="string">
            <text:p>d__Bacteria;p__Firmicutes_A;c__Clostridia;o__Lachnospirales;f__Lachnospiraceae;g__Clostridium_M;s__Clostridium_M bolteae</text:p>
          </table:table-cell>
          <table:table-cell office:value-type="string" calcext:value-type="string">
            <text:p>GCF_002234575.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Lachnospirales;f__Lachnospiraceae;g__Clostridium_M;s__Clostridium_M bolteae</text:p>
          </table:table-cell>
          <table:table-cell office:value-type="float" office:value="98.7" calcext:value-type="float">
            <text:p>98.7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CF_002234575.2</text:p>
          </table:table-cell>
          <table:table-cell office:value-type="string" calcext:value-type="string">
            <text:p>d__Bacteria;p__Firmicutes_A;c__Clostridia;o__Lachnospirales;f__Lachnospiraceae;g__Clostridium_M;s__Clostridium_M bolteae</text:p>
          </table:table-cell>
          <table:table-cell office:value-type="float" office:value="98.7" calcext:value-type="float">
            <text:p>98.7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424325.1, s__Clostridium_M clostridioforme_A, 95.0, 91.63, 0.65; GCF_900113155.1, s__Clostridium_M clostridioforme, 95.0, 91.39, 0.66; GCF_000155435.1, s__Clostridium_M sp000155435, 95.0, 80.76, 0.38; GCF_000233455.1, s__Clostridium_M citroniae, 95.0, 80.58, 0.37; GCF_001517625.2, s__Clostridium_M sp001517625, 95.0, 79.2, 0.24; GCA_001304855.1, s__Clostridium_M sp001304855, 95.0, 78.8, 0.3; GCF_003024655.1, s__Clostridium_M lavalense, 95.0, 78.11, 0.22; GCA_000431375.1, s__Clostridium_M sp000431375, 95.0, 77.98, 0.16; GCF_000158075.1, s__Clostridium_M asparagiforme, 95.0, 77.79, 0.21</text:p>
          </table:table-cell>
          <table:table-cell office:value-type="float" office:value="97.48" calcext:value-type="float">
            <text:p>97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M_cf__CF_FIFC010SS_t5M16__bin_8</text:p>
          </table:table-cell>
          <table:table-cell office:value-type="string" calcext:value-type="string">
            <text:p>d__Bacteria;p__Proteobacteria;c__Gammaproteobacteria;o__Burkholderiales;f__Burkholderiaceae;g__Ralstonia;s__Ralstonia insidiosa</text:p>
          </table:table-cell>
          <table:table-cell office:value-type="string" calcext:value-type="string">
            <text:p>GCF_00165393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Proteobacteria;c__Gammaproteobacteria;o__Burkholderiales;f__Burkholderiaceae;g__Ralstonia;s__Ralstonia insidiosa</text:p>
          </table:table-cell>
          <table:table-cell office:value-type="float" office:value="97.35" calcext:value-type="float">
            <text:p>97.3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GCF_001653935.1</text:p>
          </table:table-cell>
          <table:table-cell office:value-type="string" calcext:value-type="string">
            <text:p>d__Bacteria;p__Proteobacteria;c__Gammaproteobacteria;o__Burkholderiales;f__Burkholderiaceae;g__Ralstonia;s__Ralstonia insidiosa</text:p>
          </table:table-cell>
          <table:table-cell office:value-type="float" office:value="97.35" calcext:value-type="float">
            <text:p>97.35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d__Bacteria;p__Proteobacteria;c__Gammaproteobacteria;o__Burkholderiales;f__Burkholderiaceae;g__Ralstonia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1078575.1, s__Ralstonia sp001078575, 95.0, 94.18, 0.8; GCF_000801955.1, s__Ralstonia sp000801955, 95.0, 90.42, 0.77; GCF_000020205.1, s__Ralstonia pickettii_B, 95.0, 87.93, 0.73; GCA_002298975.1, s__Ralstonia sp002298975, 95.0, 87.44, 0.73; GCF_000620465.1, s__Ralstonia sp000620465, 95.0, 87.28, 0.79; GCF_000607165.1, s__Ralstonia pickettii_A, 95.0, 87.03, 0.71; GCF_000955795.1, s__Ralstonia sp000955795, 95.0, 87.03, 0.71; GCF_900115545.1, s__Ralstonia sp900115545, 95.0, 86.96, 0.76; GCF_000743455.1, s__Ralstonia pickettii, 95.0, 86.94, 0.8; GCF_000954135.1, s__Ralstonia mannitolilytica, 95.0, 86.86, 0.74; GCA_000285815.1, s__Ralstonia solanacearum, 95.0, 85.91, 0.72; GCF_001586135.1, s__Ralstonia solanacearum_A, 95.0, 85.3, 0.61; GCF_003256445.1, s__Ralstonia pseudosolanacearum, 95.0, 85.23, 0.6</text:p>
          </table:table-cell>
          <table:table-cell office:value-type="float" office:value="98.75" calcext:value-type="float">
            <text:p>98.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9__bin_129</text:p>
          </table:table-cell>
          <table:table-cell office:value-type="string" calcext:value-type="string">
            <text:p>d__Bacteria;p__Firmicutes_A;c__Clostridia;o__Oscillospirales;f__Oscillospiraceae;g__F23-B02;s__F23-B02 sp001916715</text:p>
          </table:table-cell>
          <table:table-cell office:value-type="string" calcext:value-type="string">
            <text:p>GCA_00191671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Oscillospiraceae;g__F23-B02;s__F23-B02 sp001916715</text:p>
          </table:table-cell>
          <table:table-cell office:value-type="float" office:value="97.52" calcext:value-type="float">
            <text:p>97.5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GCA_001916715.1</text:p>
          </table:table-cell>
          <table:table-cell office:value-type="string" calcext:value-type="string">
            <text:p>d__Bacteria;p__Firmicutes_A;c__Clostridia;o__Oscillospirales;f__Oscillospiraceae;g__F23-B02;s__F23-B02 sp001916715</text:p>
          </table:table-cell>
          <table:table-cell office:value-type="float" office:value="97.52" calcext:value-type="float">
            <text:p>97.52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__Bacteria;p__Firmicutes_A;c__Clostridia;o__Oscillospirales;f__Oscillospiraceae;g__F23-B02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A_002472405.1, s__F23-B02 sp002472405, 95.0, 94.36, 0.82; GCA_000431075.1, s__F23-B02 sp000431075, 95.0, 80.13, 0.5; GCA_003533405.1, s__F23-B02 sp003533405, 95.0, 79.47, 0.44; GCA_002314685.1, s__F23-B02 sp002314685, 95.0, 78.61, 0.34</text:p>
          </table:table-cell>
          <table:table-cell office:value-type="float" office:value="98.25" calcext:value-type="float">
            <text:p>98.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599_B__bin_2</text:p>
          </table:table-cell>
          <table:table-cell office:value-type="string" calcext:value-type="string">
            <text:p>d__Bacteria;p__Firmicutes;c__Bacilli;o__Staphylococcales;f__Staphylococcaceae;g__Staphylococcus;s__Staphylococcus epidermidis</text:p>
          </table:table-cell>
          <table:table-cell office:value-type="string" calcext:value-type="string">
            <text:p>GCF_00208797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;c__Bacilli;o__Staphylococcales;f__Staphylococcaceae;g__Staphylococcus;s__Staphylococcus epidermidis</text:p>
          </table:table-cell>
          <table:table-cell office:value-type="float" office:value="99.55" calcext:value-type="float">
            <text:p>99.5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GCF_002087975.1</text:p>
          </table:table-cell>
          <table:table-cell office:value-type="string" calcext:value-type="string">
            <text:p>d__Bacteria;p__Firmicutes;c__Bacilli;o__Staphylococcales;f__Staphylococcaceae;g__Staphylococcus;s__Staphylococcus epidermidis</text:p>
          </table:table-cell>
          <table:table-cell office:value-type="float" office:value="99.55" calcext:value-type="float">
            <text:p>99.55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d__Bacteria;p__Firmicutes;c__Bacilli;o__Staphylococcales;f__Staphylococcaceae;g__Staphylococcus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2902725.1, s__Staphylococcus caprae, 95.0, 80.87, 0.58; GCF_002902325.1, s__Staphylococcus capitis, 95.0, 80.7, 0.64; GCF_002442915.1, s__Staphylococcus pasteuri, 95.0, 80.01, 0.52; GCF_002901765.1, s__Staphylococcus warneri, 95.0, 79.57, 0.48; GCF_003041335.1, s__Staphylococcus warneri_A, 95.0, 79.55, 0.48; GCF_001224225.1, s__Staphylococcus haemolyticus_A, 95.0, 79.55, 0.43; GCF_002902565.1, s__Staphylococcus petrasii, 95.0, 79.48, 0.44; GCF_002901805.1, s__Staphylococcus haemolyticus, 95.0, 79.44, 0.44; GCF_002902575.1, s__Staphylococcus petrasii_A, 95.0, 79.32, 0.41; GCF_000236925.1, s__Staphylococcus argenteus, 95.0, 79.31, 0.41; GCF_003035445.1, s__Staphylococcus devriesei_A, 95.0, 79.29, 0.4; GCF_002901845.1, s__Staphylococcus hominis, 95.0, 79.27, 0.44; GCF_002902625.1, s__Staphylococcus devriesei, 95.0, 79.21, 0.41; GCF_002902405.1, s__Staphylococcus schweitzeri, 95.0, 79.19, 0.4; GCF_002902085.1, s__Staphylococcus simiae, 95.0, 78.71, 0.42; GCF_001027105.1, s__Staphylococcus aureus, 95.0, 78.71, 0.41; GCF_000298075.1, s__Staphylococcus massiliensis, 95.0, 78.71, 0.2; GCF_002902235.1, s__Staphylococcus cohnii_A, 95.0, 78.65, 0.31; GCF_003043455.1, s__Staphylococcus simulans_A, 95.0, 78.59, 0.21; GCF_002901705.1, s__Staphylococcus lugdunensis, 95.0, 78.57, 0.36; GCF_002902305.1, s__Staphylococcus argensis, 95.0, 78.53, 0.18; GCF_002902285.1, s__Staphylococcus simulans, 95.0, 78.53, 0.22; GCF_002902345.1, s__Staphylococcus arlettae, 95.0, 78.52, 0.32; GCF_003019255.1, s__Staphylococcus kloosii, 95.0, 78.48, 0.29; GCA_001792775.2, s__Staphylococcus pseudintermedius, 95.0, 78.4, 0.2; GCF_000934465.1, s__Staphylococcus microti, 95.0, 78.39, 0.16; GCF_000875895.1, s__Staphylococcus gallinarum, 95.0, 78.38, 0.32; GCF_002836835.1, s__Staphylococcus xylosus_A, 95.0, 78.38, 0.28; GCF_002994445.1, s__Staphylococcus simulans_B, 95.0, 78.38, 0.18; GCF_001006765.1, s__Staphylococcus succinus, 95.0, 78.26, 0.3; GCF_001074355.1, s__Staphylococcus saprophyticus_A, 95.0, 78.24, 0.3; GCF_001618885.1, s__Staphylococcus condimenti, 95.0, 78.23, 0.24; GCF_000010125.1, s__Staphylococcus saprophyticus, 95.0, 78.21, 0.31; GCF_002902145.1, s__Staphylococcus rostri, 95.0, 78.19, 0.16; GCF_003019275.1, s__Staphylococcus muscae, 95.0, 78.18, 0.17; GCF_900097965.1, s__Staphylococcus saprophyticus_B, 95.0, 78.16, 0.29; GCF_002902365.1, s__Staphylococcus cohnii, 95.0, 78.15, 0.32; GCF_000816085.1, s__Staphylococcus hyicus, 95.0, 78.11, 0.2; GCF_002902745.1, s__Staphylococcus nepalensis, 95.0, 78.1, 0.26; GCF_002901945.1, s__Staphylococcus chromogenes, 95.0, 78.1, 0.2; GCF_002902385.1, s__Staphylococcus intermedius, 95.0, 78.1, 0.19; GCF_900186985.1, s__Staphylococcus piscifermentans, 95.0, 78.08, 0.22; GCF_001500315.1, s__Staphylococcus auricularis, 95.0, 78.08, 0.23; GCF_002902605.1, s__Staphylococcus carnosus, 95.0, 78.07, 0.24; GCF_001431205.1, s__Staphylococcus sp001431205, 95.0, 78.03, 0.28; GCF_002902685.1, s__Staphylococcus pettenkoferi, 95.0, 78.02, 0.18; GCF_900183575.1, s__Staphylococcus intermedius_A, 95.0, 78.01, 0.19; GCF_001432245.1, s__Staphylococcus equorum_B, 95.0, 78.0, 0.29; GCF_002732165.1, s__Staphylococcus xylosus, 95.0, 77.97, 0.29; GCF_003043105.1, s__Staphylococcus xylosus_C, 95.0, 77.95, 0.29; GCF_002614725.1, s__Staphylococcus edaphicus, 95.0, 77.95, 0.29; GCF_001747895.1, s__Staphylococcus equorum_A, 95.0, 77.94, 0.3; GCF_002902785.1, s__Staphylococcus delphini, 95.0, 77.94, 0.19; GCF_002901865.1, s__Staphylococcus agnetis, 95.0, 77.93, 0.2; GCF_000338275.1, s__Staphylococcus xylosus_B, 95.0, 77.93, 0.3; GCF_002101335.1, s__Staphylococcus lutrae, 95.0, 77.83, 0.15; GCF_002901995.1, s__Staphylococcus schleiferi, 95.0, 77.79, 0.18; GCF_003012915.1, s__Staphylococcus felis, 95.0, 77.53, 0.2</text:p>
          </table:table-cell>
          <table:table-cell office:value-type="float" office:value="98.91" calcext:value-type="float">
            <text:p>98.9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70__bin_69</text:p>
          </table:table-cell>
          <table:table-cell office:value-type="string" calcext:value-type="string">
            <text:p>d__Bacteria;p__Firmicutes_A;c__Clostridia;o__Oscillospirales;f__Ruminococcaceae;g__Ruminococcus_C;s__Ruminococcus_C sp000980705</text:p>
          </table:table-cell>
          <table:table-cell office:value-type="string" calcext:value-type="string">
            <text:p>GCA_000980705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__Bacteria;p__Firmicutes_A;c__Clostridia;o__Oscillospirales;f__Ruminococcaceae;g__Ruminococcus_C;s__Ruminococcus_C sp000980705</text:p>
          </table:table-cell>
          <table:table-cell office:value-type="float" office:value="99.9" calcext:value-type="float">
            <text:p>99.9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GCA_000980705.1</text:p>
          </table:table-cell>
          <table:table-cell office:value-type="string" calcext:value-type="string">
            <text:p>d__Bacteria;p__Firmicutes_A;c__Clostridia;o__Oscillospirales;f__Ruminococcaceae;g__Ruminococcus_C;s__Ruminococcus_C sp000980705</text:p>
          </table:table-cell>
          <table:table-cell office:value-type="float" office:value="99.9" calcext:value-type="float">
            <text:p>99.9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d__Bacteria;p__Firmicutes_A;c__Clostridia;o__Oscillospirales;f__Ruminococcaceae;g__Ruminococcus_C;s__</text:p>
          </table:table-cell>
          <table:table-cell office:value-type="string" calcext:value-type="string">
            <text:p>ANI/Placement</text:p>
          </table:table-cell>
          <table:table-cell office:value-type="string" calcext:value-type="string">
            <text:p>topological placement and ANI have congruent species assignments</text:p>
          </table:table-cell>
          <table:table-cell office:value-type="string" calcext:value-type="string">
            <text:p>GCF_000468015.1, s__Ruminococcus_C callidus, 95.0, 84.07, 0.69; GCA_000437175.1, s__Ruminococcus_C sp000437175, 95.0, 81.39, 0.5; GCA_000437255.1, s__Ruminococcus_C sp000437255, 95.0, 78.57, 0.17; GCA_000433635.1, s__Ruminococcus_C sp000433635, 95.0, 78.29, 0.2</text:p>
          </table:table-cell>
          <table:table-cell office:value-type="float" office:value="88.67" calcext:value-type="float">
            <text:p>88.6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engpingW_2017__AS40raw__bin_27</text:p>
          </table:table-cell>
          <table:table-cell office:value-type="string" calcext:value-type="string">
            <text:p>d__Bacteria;p__Firmicutes_A;c__Clostridia;o__Oscillospirales;f__Acutalibacteraceae;g__Ruminococcus_E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526955.1</text:p>
          </table:table-cell>
          <table:table-cell office:value-type="string" calcext:value-type="string">
            <text:p>d__Bacteria;p__Firmicutes_A;c__Clostridia;o__Oscillospirales;f__Acutalibacteraceae;g__Ruminococcus_E;s__Ruminococcus_E sp003526955</text:p>
          </table:table-cell>
          <table:table-cell office:value-type="float" office:value="90.66" calcext:value-type="float">
            <text:p>90.66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d__Bacteria;p__Firmicutes_A;c__Clostridia;o__Oscillospirales;f__Acutalibacteraceae;g__Ruminococcus_E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2834225.1, s__Ruminococcus_E bromii, 95.0, 79.56, 0.4; GCF_002834235.1, s__Ruminococcus_E bromii_B, 95.0, 79.38, 0.39; GCA_002493635.1, s__Ruminococcus_E sp002493635, 95.0, 78.66, 0.29; GCA_003521625.1, s__Ruminococcus_E sp003521625, 95.0, 78.64, 0.34; GCF_900101355.1, s__Ruminococcus_E bromii_A, 95.0, 78.59, 0.28; GCA_002491825.1, s__Ruminococcus_E sp002491825, 95.0, 78.56, 0.38; GCA_002493005.1, s__Ruminococcus_E sp002493005, 95.0, 78.18, 0.31; GCA_900315085.1, s__Ruminococcus_E sp900315085, 95.0, 77.88, 0.17; GCA_900319655.1, s__Ruminococcus_E sp900319655, 95.0, 77.55, 0.17; GCA_900315605.1, s__Ruminococcus_E sp900315605, 95.0, 77.47, 0.14; GCA_900318495.1, s__Ruminococcus_E sp900318495, 95.0, 77.43, 0.18; GCA_900314705.1, s__Ruminococcus_E sp900314705, 95.0, 77.34, 0.12; GCF_900100595.1, s__Ruminococcus_E sp900100595, 95.0, 77.33, 0.08; GCA_900316555.1, s__Ruminococcus_E sp900316555, 95.0, 77.27, 0.11; GCA_900315195.1, s__Ruminococcus_E sp900315195, 95.0, 77.25, 0.13; GCA_900315785.1, s__Ruminococcus_E sp900315785, 95.0, 77.13, 0.11; GCA_900316385.1, s__Ruminococcus_E sp900316385, 95.0, 76.99, 0.09; GCA_900316435.1, s__Ruminococcus_E sp900316435, 95.0, 76.88, 0.15; GCA_003520555.1, s__Ruminococcus_E sp003520555, 95.0, 76.82, 0.09; GCA_002350765.1, s__Ruminococcus_E sp002350765, 95.0, 76.68, 0.09; GCA_900318905.1, s__Ruminococcus_E sp900318905, 95.0, 76.57, 0.12</text:p>
          </table:table-cell>
          <table:table-cell office:value-type="float" office:value="96.85" calcext:value-type="float">
            <text:p>96.85</text:p>
          </table:table-cell>
          <table:table-cell office:value-type="float" office:value="11" calcext:value-type="float">
            <text:p>11</text:p>
          </table:table-cell>
          <table:table-cell office:value-type="float" office:value="0.988263125662" calcext:value-type="float">
            <text:p>0.98826312566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544_M__bin_31</text:p>
          </table:table-cell>
          <table:table-cell office:value-type="string" calcext:value-type="string">
            <text:p>d__Bacteria;p__Firmicutes_A;c__Clostridia;o__Oscillospirales;f__Acutalibacteraceae;g__Ruminococcus_E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526955.1</text:p>
          </table:table-cell>
          <table:table-cell office:value-type="string" calcext:value-type="string">
            <text:p>d__Bacteria;p__Firmicutes_A;c__Clostridia;o__Oscillospirales;f__Acutalibacteraceae;g__Ruminococcus_E;s__Ruminococcus_E sp003526955</text:p>
          </table:table-cell>
          <table:table-cell office:value-type="float" office:value="82.33" calcext:value-type="float">
            <text:p>82.33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d__Bacteria;p__Firmicutes_A;c__Clostridia;o__Oscillospirales;f__Acutalibacteraceae;g__Ruminococcus_E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2834235.1, s__Ruminococcus_E bromii_B, 95.0, 79.46, 0.33; GCF_900101355.1, s__Ruminococcus_E bromii_A, 95.0, 79.38, 0.27; GCA_002491825.1, s__Ruminococcus_E sp002491825, 95.0, 79.21, 0.36; GCF_002834225.1, s__Ruminococcus_E bromii, 95.0, 79.15, 0.34; GCA_002493635.1, s__Ruminococcus_E sp002493635, 95.0, 79.13, 0.29; GCA_003521625.1, s__Ruminococcus_E sp003521625, 95.0, 78.93, 0.34; GCA_002493005.1, s__Ruminococcus_E sp002493005, 95.0, 78.59, 0.31; GCA_900315085.1, s__Ruminococcus_E sp900315085, 95.0, 78.22, 0.17; GCA_900318495.1, s__Ruminococcus_E sp900318495, 95.0, 77.65, 0.19; GCA_900315195.1, s__Ruminococcus_E sp900315195, 95.0, 77.55, 0.14; GCA_900315605.1, s__Ruminococcus_E sp900315605, 95.0, 77.41, 0.17; GCA_900316435.1, s__Ruminococcus_E sp900316435, 95.0, 77.31, 0.14; GCA_003520555.1, s__Ruminococcus_E sp003520555, 95.0, 77.16, 0.17; GCA_900316555.1, s__Ruminococcus_E sp900316555, 95.0, 77.11, 0.12; GCA_900315785.1, s__Ruminococcus_E sp900315785, 95.0, 77.07, 0.13; GCA_900319655.1, s__Ruminococcus_E sp900319655, 95.0, 77.05, 0.22; GCA_900316385.1, s__Ruminococcus_E sp900316385, 95.0, 77.05, 0.09; GCA_900318905.1, s__Ruminococcus_E sp900318905, 95.0, 76.98, 0.13; GCF_900100595.1, s__Ruminococcus_E sp900100595, 95.0, 76.92, 0.11; GCA_900314705.1, s__Ruminococcus_E sp900314705, 95.0, 76.43, 0.08; GCA_900317875.1, s__Ruminococcus_E sp900317875, 95.0, 76.37, 0.11; GCA_002350765.1, s__Ruminococcus_E sp002350765, 95.0, 76.16, 0.09; GCA_900317595.1, s__Ruminococcus_E sp900317595, 95.0, 75.8, 0.08</text:p>
          </table:table-cell>
          <table:table-cell office:value-type="float" office:value="95.87" calcext:value-type="float">
            <text:p>95.87</text:p>
          </table:table-cell>
          <table:table-cell office:value-type="float" office:value="11" calcext:value-type="float">
            <text:p>11</text:p>
          </table:table-cell>
          <table:table-cell office:value-type="float" office:value="0.971824099352" calcext:value-type="float">
            <text:p>0.97182409935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eversD_2014__SKBSTL021__bin_51</text:p>
          </table:table-cell>
          <table:table-cell office:value-type="string" calcext:value-type="string">
            <text:p>d__Bacteria;p__Firmicutes_A;c__Clostridia;o__Oscillospirales;f__Acutalibacteraceae;g__UBA4871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2399445.1</text:p>
          </table:table-cell>
          <table:table-cell office:value-type="string" calcext:value-type="string">
            <text:p>d__Bacteria;p__Firmicutes_A;c__Clostridia;o__Oscillospirales;f__Acutalibacteraceae;g__UBA4871;s__UBA4871 sp002399445</text:p>
          </table:table-cell>
          <table:table-cell office:value-type="float" office:value="77.02" calcext:value-type="float">
            <text:p>77.02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d__Bacteria;p__Firmicutes_A;c__Clostridia;o__Oscillospirales;f__Acutalibacteraceae;g__UBA4871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2119605.1, s__UBA4871 sp002119605, 95.0, 77.69, 0.31</text:p>
          </table:table-cell>
          <table:table-cell office:value-type="float" office:value="50.22" calcext:value-type="float">
            <text:p>50.22</text:p>
          </table:table-cell>
          <table:table-cell office:value-type="float" office:value="11" calcext:value-type="float">
            <text:p>11</text:p>
          </table:table-cell>
          <table:table-cell office:value-type="float" office:value="0.971453148253" calcext:value-type="float">
            <text:p>0.97145314825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A087-11-0-0__bin_47</text:p>
          </table:table-cell>
          <table:table-cell office:value-type="string" calcext:value-type="string">
            <text:p>d__Bacteria;p__Firmicutes_A;c__Clostridia;o__Oscillospirales;f__Acutalibacteraceae;g__CAG-488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486665.1</text:p>
          </table:table-cell>
          <table:table-cell office:value-type="string" calcext:value-type="string">
            <text:p>d__Bacteria;p__Firmicutes_A;c__Clostridia;o__Oscillospirales;f__Acutalibacteraceae;g__CAG-488;s__CAG-488 sp003486665</text:p>
          </table:table-cell>
          <table:table-cell office:value-type="float" office:value="84.31" calcext:value-type="float">
            <text:p>84.31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d__Bacteria;p__Firmicutes_A;c__Clostridia;o__Oscillospirales;f__Acutalibacteraceae;g__CAG-488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4055.1, s__CAG-488 sp000434055, 95.0, 87.63, 0.76; GCA_000434915.1, s__CAG-488 sp000434915, 95.0, 87.04, 0.73; GCA_002449395.1, s__CAG-488 sp002449395, 95.0, 84.02, 0.68; GCA_002315505.1, s__CAG-488 sp002315505, 95.0, 79.28, 0.19</text:p>
          </table:table-cell>
          <table:table-cell office:value-type="float" office:value="75.54" calcext:value-type="float">
            <text:p>75.54</text:p>
          </table:table-cell>
          <table:table-cell office:value-type="float" office:value="11" calcext:value-type="float">
            <text:p>11</text:p>
          </table:table-cell>
          <table:table-cell office:value-type="float" office:value="0.987986863067" calcext:value-type="float">
            <text:p>0.98798686306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9__bin_20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Acutalibacte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68.97" calcext:value-type="float">
            <text:p>68.97</text:p>
          </table:table-cell>
          <table:table-cell office:value-type="float" office:value="11" calcext:value-type="float">
            <text:p>11</text:p>
          </table:table-cell>
          <table:table-cell office:value-type="float" office:value="0.762324209491" calcext:value-type="float">
            <text:p>0.76232420949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53335__bin_10</text:p>
          </table:table-cell>
          <table:table-cell office:value-type="string" calcext:value-type="string">
            <text:p>d__Bacteria;p__Firmicutes_A;c__Clostridia;o__Oscillospirales;f__Ruminococcaceae;g__Ruminococcus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Ruminococcaceae;g__Ruminococcus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621785.1, s__Ruminococcus flavefaciens_C, 95.0, 78.45, 0.19; GCF_000174895.1, s__Ruminococcus flavefaciens_A, 95.0, 78.39, 0.24; GCF_900108555.1, s__Ruminococcus flavefaciens_P, 95.0, 78.35, 0.22; GCF_000621845.1, s__Ruminococcus flavefaciens_E, 95.0, 78.33, 0.21; GCA_900315755.1, s__Ruminococcus sp900315755, 95.0, 78.32, 0.21; GCF_000518765.1, s__Ruminococcus flavefaciens, 95.0, 78.3, 0.21; GCF_900119075.1, s__Ruminococcus flavefaciens_Q, 95.0, 78.29, 0.21; GCA_900318825.1, s__Ruminococcus sp900318825, 95.0, 78.24, 0.22; GCA_900116855.1, s__Ruminococcus flavefaciens_R, 95.0, 78.22, 0.19; GCF_900119535.1, s__Ruminococcus flavefaciens_H, 95.0, 78.18, 0.2; GCA_002438605.1, s__Ruminococcus sp002438605, 95.0, 78.06, 0.14; GCF_000571935.1, s__Ruminococcus flavefaciens_F, 95.0, 78.02, 0.21; GCA_001604035.1, s__Ruminococcus sp001604035, 95.0, 78.0, 0.21; GCA_002362135.1, s__Ruminococcus sp002362135, 95.0, 77.99, 0.24; GCA_002350065.1, s__Ruminococcus flavefaciens_N, 95.0, 77.98, 0.17; GCA_900315975.1, s__Ruminococcus sp900315975, 95.0, 77.96, 0.19; GCF_000701945.1, s__Ruminococcus flavefaciens_B, 95.0, 77.93, 0.12; GCA_002371825.1, s__Ruminococcus flavefaciens_L, 95.0, 77.79, 0.25; GCA_002362175.1, s__Ruminococcus sp002362175, 95.0, 77.78, 0.21; GCF_900143025.1, s__Ruminococcus flavefaciens_I, 95.0, 77.77, 0.23; GCA_002394695.1, s__Ruminococcus sp002394695, 95.0, 77.72, 0.14; GCF_000526795.1, s__Ruminococcus flavefaciens_D, 95.0, 77.7, 0.22; GCA_002414125.1, s__Ruminococcus sp002414125, 95.0, 77.59, 0.19; GCF_900109435.1, s__Ruminococcus flavefaciens_G, 95.0, 77.57, 0.14; GCA_002309635.1, s__Ruminococcus flavefaciens_J, 95.0, 77.49, 0.17; GCA_002373775.1, s__Ruminococcus flavefaciens_M, 95.0, 77.46, 0.17; GCA_002389995.1, s__Ruminococcus sp002389995, 95.0, 77.24, 0.17; GCA_002348905.1, s__Ruminococcus flavefaciens_O, 95.0, 77.15, 0.15; GCA_900321885.1, s__Ruminococcus sp900321885, 95.0, 77.12, 0.17; GCA_002310115.1, s__Ruminococcus flavefaciens_K, 95.0, 77.02, 0.1; GCA_900319195.1, s__Ruminococcus sp900319195, 95.0, 76.91, 0.16; GCA_003488415.1, s__Ruminococcus sp003488415, 95.0, 76.77, 0.1</text:p>
          </table:table-cell>
          <table:table-cell office:value-type="float" office:value="91.39" calcext:value-type="float">
            <text:p>91.39</text:p>
          </table:table-cell>
          <table:table-cell office:value-type="float" office:value="11" calcext:value-type="float">
            <text:p>11</text:p>
          </table:table-cell>
          <table:table-cell office:value-type="float" office:value="0.932957209602" calcext:value-type="float">
            <text:p>0.93295720960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A039-11-0-0__bin_86</text:p>
          </table:table-cell>
          <table:table-cell office:value-type="string" calcext:value-type="string">
            <text:p>d__Bacteria;p__Firmicutes_A;c__Clostridia;o__Oscillospirales;f__Ruminococc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Ruminococ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6.83" calcext:value-type="float">
            <text:p>96.83</text:p>
          </table:table-cell>
          <table:table-cell office:value-type="float" office:value="11" calcext:value-type="float">
            <text:p>11</text:p>
          </table:table-cell>
          <table:table-cell office:value-type="float" office:value="0.860781634479" calcext:value-type="float">
            <text:p>0.86078163447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M_madagascar__A95_01_1FE__bin_9</text:p>
          </table:table-cell>
          <table:table-cell office:value-type="string" calcext:value-type="string">
            <text:p>d__Bacteria;p__Firmicutes_A;c__Clostridia;o__Oscillospirales;f__Ruminococcaceae;g__Ruminococcus_D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723465.1</text:p>
          </table:table-cell>
          <table:table-cell office:value-type="string" calcext:value-type="string">
            <text:p>d__Bacteria;p__Firmicutes_A;c__Clostridia;o__Oscillospirales;f__Ruminococcaceae;g__Ruminococcus_D;s__Ruminococcus_D bicirculans</text:p>
          </table:table-cell>
          <table:table-cell office:value-type="float" office:value="88.9" calcext:value-type="float">
            <text:p>88.9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d__Bacteria;p__Firmicutes_A;c__Clostridia;o__Oscillospirales;f__Ruminococcaceae;g__Ruminococcus_D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314975.1, s__Ruminococcus_D sp900314975, 95.0, 77.99, 0.22; GCF_000621805.1, s__Ruminococcus_D sp000621805, 95.0, 77.55, 0.07; GCF_000526775.1, s__Ruminococcus_D albus_A, 95.0, 77.38, 0.19; GCA_002391065.1, s__Ruminococcus_D sp002391065, 95.0, 77.36, 0.21; GCF_000179635.2, s__Ruminococcus_D albus, 95.0, 77.17, 0.19; GCF_900112155.1, s__Ruminococcus_D albus_D, 95.0, 77.14, 0.21; GCA_900318545.1, s__Ruminococcus_D sp900318545, 95.0, 77.13, 0.22; GCF_900109655.1, s__Ruminococcus_D albus_B, 95.0, 77.12, 0.18; GCF_000686125.1, s__Ruminococcus_D sp000686125, 95.0, 77.12, 0.18; GCA_900319075.1, s__Ruminococcus_D sp900319075, 95.0, 76.93, 0.07; GCA_000434695.1, s__Ruminococcus_D sp000434695, 95.0, 76.78, 0.07</text:p>
          </table:table-cell>
          <table:table-cell office:value-type="float" office:value="56.21" calcext:value-type="float">
            <text:p>56.21</text:p>
          </table:table-cell>
          <table:table-cell office:value-type="float" office:value="11" calcext:value-type="float">
            <text:p>11</text:p>
          </table:table-cell>
          <table:table-cell office:value-type="float" office:value="0.991770517223" calcext:value-type="float">
            <text:p>0.99177051722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ngQ_2015__SID31700__bin_73</text:p>
          </table:table-cell>
          <table:table-cell office:value-type="string" calcext:value-type="string">
            <text:p>d__Bacteria;p__Firmicutes_A;c__Clostridia;o__Oscillospirales;f__Ruminococcaceae;g__Ruminococcus_D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723465.1</text:p>
          </table:table-cell>
          <table:table-cell office:value-type="string" calcext:value-type="string">
            <text:p>d__Bacteria;p__Firmicutes_A;c__Clostridia;o__Oscillospirales;f__Ruminococcaceae;g__Ruminococcus_D;s__Ruminococcus_D bicirculans</text:p>
          </table:table-cell>
          <table:table-cell office:value-type="float" office:value="89.67" calcext:value-type="float">
            <text:p>89.67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d__Bacteria;p__Firmicutes_A;c__Clostridia;o__Oscillospirales;f__Ruminococcaceae;g__Ruminococcus_D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4695.1, s__Ruminococcus_D sp000434695, 95.0, 78.2, 0.17; GCF_000621805.1, s__Ruminococcus_D sp000621805, 95.0, 78.15, 0.17; GCA_900319075.1, s__Ruminococcus_D sp900319075, 95.0, 78.01, 0.16; GCA_002391065.1, s__Ruminococcus_D sp002391065, 95.0, 77.85, 0.19; GCA_900318545.1, s__Ruminococcus_D sp900318545, 95.0, 77.85, 0.22; GCF_000179635.2, s__Ruminococcus_D albus, 95.0, 77.83, 0.17; GCA_900314975.1, s__Ruminococcus_D sp900314975, 95.0, 77.74, 0.18; GCF_000178155.2, s__Ruminococcus_D albus_C, 95.0, 77.69, 0.16; GCF_900112155.1, s__Ruminococcus_D albus_D, 95.0, 77.66, 0.18; GCA_002371625.1, s__Ruminococcus_D sp002371625, 95.0, 77.46, 0.15; GCF_900109655.1, s__Ruminococcus_D albus_B, 95.0, 77.44, 0.17; GCF_000686125.1, s__Ruminococcus_D sp000686125, 95.0, 77.4, 0.17; GCF_000526775.1, s__Ruminococcus_D albus_A, 95.0, 77.39, 0.17; GCA_002358895.1, s__Ruminococcus_D sp002358895, 95.0, 77.38, 0.25; GCF_900119155.1, s__Ruminococcus_D sp900119155, 95.0, 77.26, 0.11; GCA_002368715.1, s__Ruminococcus_D sp002368715, 95.0, 76.85, 0.17; GCF_900104495.1, s__Ruminococcus_D sp900104495, 95.0, 76.45, 0.09</text:p>
          </table:table-cell>
          <table:table-cell office:value-type="float" office:value="97.32" calcext:value-type="float">
            <text:p>97.32</text:p>
          </table:table-cell>
          <table:table-cell office:value-type="float" office:value="11" calcext:value-type="float">
            <text:p>11</text:p>
          </table:table-cell>
          <table:table-cell office:value-type="float" office:value="0.991083040001" calcext:value-type="float">
            <text:p>0.99108304000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13476__bin_49</text:p>
          </table:table-cell>
          <table:table-cell office:value-type="string" calcext:value-type="string">
            <text:p>d__Bacteria;p__Firmicutes_A;c__Clostridia;o__Oscillospirales;f__Ruminococcaceae;g__UBA1409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Ruminococcaceae;g__UBA1409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2491605.1, s__UBA1409 sp002491605, 95.0, 78.09, 0.26; GCA_002338885.1, s__UBA1409 sp002338885, 95.0, 77.96, 0.21; GCA_002305045.1, s__UBA1409 sp002305045, 95.0, 77.76, 0.24</text:p>
          </table:table-cell>
          <table:table-cell office:value-type="float" office:value="97.34" calcext:value-type="float">
            <text:p>97.34</text:p>
          </table:table-cell>
          <table:table-cell office:value-type="float" office:value="11" calcext:value-type="float">
            <text:p>11</text:p>
          </table:table-cell>
          <table:table-cell office:value-type="float" office:value="0.930724390055" calcext:value-type="float">
            <text:p>0.93072439005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eversD_2014__SKBSTL024__bin_3</text:p>
          </table:table-cell>
          <table:table-cell office:value-type="string" calcext:value-type="string">
            <text:p>d__Bacteria;p__Firmicutes_A;c__Clostridia;o__Oscillospirales;f__Ruminococcaceae;g__Ruthenibacterium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149955.1</text:p>
          </table:table-cell>
          <table:table-cell office:value-type="string" calcext:value-type="string">
            <text:p>d__Bacteria;p__Firmicutes_A;c__Clostridia;o__Oscillospirales;f__Ruminococcaceae;g__Ruthenibacterium;s__Ruthenibacterium sp003149955</text:p>
          </table:table-cell>
          <table:table-cell office:value-type="float" office:value="87" calcext:value-type="float">
            <text:p>87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d__Bacteria;p__Firmicutes_A;c__Clostridia;o__Oscillospirales;f__Ruminococcaceae;g__Rutheni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949455.1, s__Ruthenibacterium lactatiformans, 95.0, 78.49, 0.3; GCA_002315015.1, s__Ruthenibacterium sp002315015, 95.0, 77.29, 0.15</text:p>
          </table:table-cell>
          <table:table-cell office:value-type="float" office:value="95.56" calcext:value-type="float">
            <text:p>95.56</text:p>
          </table:table-cell>
          <table:table-cell office:value-type="float" office:value="11" calcext:value-type="float">
            <text:p>11</text:p>
          </table:table-cell>
          <table:table-cell office:value-type="float" office:value="0.986261646525" calcext:value-type="float">
            <text:p>0.98626164652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RSZAXPI003069-101__bin_14</text:p>
          </table:table-cell>
          <table:table-cell office:value-type="string" calcext:value-type="string">
            <text:p>d__Bacteria;p__Firmicutes_A;c__Clostridia;o__Oscillospirales;f__Oscillospiraceae;g__Intestinimonas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096335.1</text:p>
          </table:table-cell>
          <table:table-cell office:value-type="string" calcext:value-type="string">
            <text:p>d__Bacteria;p__Firmicutes_A;c__Clostridia;o__Oscillospirales;f__Oscillospiraceae;g__Intestinimonas;s__Intestinimonas butyriciproducens</text:p>
          </table:table-cell>
          <table:table-cell office:value-type="float" office:value="80.46" calcext:value-type="float">
            <text:p>80.46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__Bacteria;p__Firmicutes_A;c__Clostridia;o__Oscillospirales;f__Oscillospiraceae;g__Intestinimonas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1244995.1, s__Intestinimonas massiliensis, 95.0, 81.88, 0.49</text:p>
          </table:table-cell>
          <table:table-cell office:value-type="float" office:value="98.67" calcext:value-type="float">
            <text:p>98.67</text:p>
          </table:table-cell>
          <table:table-cell office:value-type="float" office:value="11" calcext:value-type="float">
            <text:p>11</text:p>
          </table:table-cell>
          <table:table-cell office:value-type="float" office:value="0.951909641926" calcext:value-type="float">
            <text:p>0.95190964192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SZAXPI029494-94__bin_15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900115635.1</text:p>
          </table:table-cell>
          <table:table-cell office:value-type="string" calcext:value-type="string">
            <text:p>d__Bacteria;p__Firmicutes_A;c__Clostridia;o__Oscillospirales;f__Oscillospiraceae;g__Oscillibacter;s__Oscillibacter sp900115635</text:p>
          </table:table-cell>
          <table:table-cell office:value-type="float" office:value="79.76" calcext:value-type="float">
            <text:p>79.76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066435.1, s__Oscillibacter sp900066435, 95.0, 82.83, 0.51; GCF_000403435.2, s__Oscillibacter sp000403435, 95.0, 82.61, 0.5; GCA_000436875.1, s__Oscillibacter sp000436875, 95.0, 82.02, 0.56; GCA_001916835.1, s__Oscillibacter sp001916835, 95.0, 80.01, 0.59; GCA_003245395.1, s__Oscillibacter sp003245395, 95.0, 79.21, 0.31; GCF_000307265.1, s__Oscillibacter ruminantium, 95.0, 78.72, 0.29; GCA_002455655.1, s__Oscillibacter sp002455655, 95.0, 78.65, 0.35; GCF_000283575.1, s__Oscillibacter valericigenes, 95.0, 78.57, 0.32</text:p>
          </table:table-cell>
          <table:table-cell office:value-type="float" office:value="95.42" calcext:value-type="float">
            <text:p>95.42</text:p>
          </table:table-cell>
          <table:table-cell office:value-type="float" office:value="11" calcext:value-type="float">
            <text:p>11</text:p>
          </table:table-cell>
          <table:table-cell office:value-type="float" office:value="0.959138428106" calcext:value-type="float">
            <text:p>0.95913842810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GeversD_2014__SKBSTL042__bin_65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403435.2</text:p>
          </table:table-cell>
          <table:table-cell office:value-type="string" calcext:value-type="string">
            <text:p>d__Bacteria;p__Firmicutes_A;c__Clostridia;o__Oscillospirales;f__Oscillospiraceae;g__Oscillibacter;s__Oscillibacter sp000403435</text:p>
          </table:table-cell>
          <table:table-cell office:value-type="float" office:value="79.38" calcext:value-type="float">
            <text:p>79.38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d__Bacteria;p__Firmicutes_A;c__Clostridia;o__Oscillospirales;f__Oscillospiraceae;g__Oscill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066435.1, s__Oscillibacter sp900066435, 95.0, 79.67, 0.32; GCA_000436875.1, s__Oscillibacter sp000436875, 95.0, 79.2, 0.36; GCA_001916835.1, s__Oscillibacter sp001916835, 95.0, 78.58, 0.33; GCF_900115635.1, s__Oscillibacter sp900115635, 95.0, 78.37, 0.27; GCA_003245395.1, s__Oscillibacter sp003245395, 95.0, 77.93, 0.21; GCF_000283575.1, s__Oscillibacter valericigenes, 95.0, 77.71, 0.16; GCF_000307265.1, s__Oscillibacter ruminantium, 95.0, 77.59, 0.17; GCA_002455655.1, s__Oscillibacter sp002455655, 95.0, 77.55, 0.19</text:p>
          </table:table-cell>
          <table:table-cell office:value-type="float" office:value="89.46" calcext:value-type="float">
            <text:p>89.46</text:p>
          </table:table-cell>
          <table:table-cell office:value-type="float" office:value="11" calcext:value-type="float">
            <text:p>11</text:p>
          </table:table-cell>
          <table:table-cell office:value-type="float" office:value="0.943925252077" calcext:value-type="float">
            <text:p>0.94392525207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B014-11-0-0__bin_49</text:p>
          </table:table-cell>
          <table:table-cell office:value-type="string" calcext:value-type="string">
            <text:p>d__Bacteria;p__Firmicutes_A;c__Clostridia;o__Oscillospirales;f__Oscillospiraceae;g__CAG-110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525905.1</text:p>
          </table:table-cell>
          <table:table-cell office:value-type="string" calcext:value-type="string">
            <text:p>d__Bacteria;p__Firmicutes_A;c__Clostridia;o__Oscillospirales;f__Oscillospiraceae;g__CAG-110;s__CAG-110 sp003525905</text:p>
          </table:table-cell>
          <table:table-cell office:value-type="float" office:value="79.48" calcext:value-type="float">
            <text:p>79.48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d__Bacteria;p__Firmicutes_A;c__Clostridia;o__Oscillospirales;f__Oscillospiraceae;g__CAG-110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315595.1, s__CAG-110 sp900315595, 95.0, 77.92, 0.12; GCA_002436765.1, s__CAG-110 sp002436765, 95.0, 77.54, 0.14; GCA_900316335.1, s__CAG-110 sp900316335, 95.0, 77.42, 0.15; GCA_000434635.1, s__CAG-110 sp000434635, 95.0, 77.37, 0.14; GCA_002437585.1, s__CAG-110 sp002437585, 95.0, 77.2, 0.1; GCA_000435995.1, s__CAG-110 sp000435995, 95.0, 76.85, 0.08</text:p>
          </table:table-cell>
          <table:table-cell office:value-type="float" office:value="82.44" calcext:value-type="float">
            <text:p>82.44</text:p>
          </table:table-cell>
          <table:table-cell office:value-type="float" office:value="11" calcext:value-type="float">
            <text:p>11</text:p>
          </table:table-cell>
          <table:table-cell office:value-type="float" office:value="0.94544064708" calcext:value-type="float">
            <text:p>0.9454406470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B032-11-90-0__bin_40</text:p>
          </table:table-cell>
          <table:table-cell office:value-type="string" calcext:value-type="string">
            <text:p>d__Bacteria;p__Firmicutes_A;c__Clostridia;o__Oscillospirales;f__Oscillospiraceae;g__CAG-110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525905.1</text:p>
          </table:table-cell>
          <table:table-cell office:value-type="string" calcext:value-type="string">
            <text:p>d__Bacteria;p__Firmicutes_A;c__Clostridia;o__Oscillospirales;f__Oscillospiraceae;g__CAG-110;s__CAG-110 sp003525905</text:p>
          </table:table-cell>
          <table:table-cell office:value-type="float" office:value="80.49" calcext:value-type="float">
            <text:p>80.4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__Bacteria;p__Firmicutes_A;c__Clostridia;o__Oscillospirales;f__Oscillospiraceae;g__CAG-110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316335.1, s__CAG-110 sp900316335, 95.0, 77.92, 0.2; GCA_900315595.1, s__CAG-110 sp900315595, 95.0, 77.86, 0.19; GCA_002436765.1, s__CAG-110 sp002436765, 95.0, 77.74, 0.19; GCA_000434635.1, s__CAG-110 sp000434635, 95.0, 77.64, 0.17; GCA_000435995.1, s__CAG-110 sp000435995, 95.0, 77.3, 0.08; GCA_002437585.1, s__CAG-110 sp002437585, 95.0, 77.27, 0.13; GCA_002493965.1, s__CAG-110 sp002493965, 95.0, 77.06, 0.1; GCA_002372735.1, s__CAG-110 sp002372735, 95.0, 76.96, 0.11; GCA_002362625.1, s__CAG-110 sp002362625, 95.0, 76.93, 0.07; GCA_002362145.1, s__CAG-110 sp002362145, 95.0, 76.79, 0.13</text:p>
          </table:table-cell>
          <table:table-cell office:value-type="float" office:value="94.94" calcext:value-type="float">
            <text:p>94.94</text:p>
          </table:table-cell>
          <table:table-cell office:value-type="float" office:value="11" calcext:value-type="float">
            <text:p>11</text:p>
          </table:table-cell>
          <table:table-cell office:value-type="float" office:value="0.945042023945" calcext:value-type="float">
            <text:p>0.94504202394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A062-11-0-0__bin_5</text:p>
          </table:table-cell>
          <table:table-cell office:value-type="string" calcext:value-type="string">
            <text:p>d__Bacteria;p__Firmicutes_A;c__Clostridia;o__Oscillospirales;f__Oscillospiraceae;g__CAG-110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525905.1</text:p>
          </table:table-cell>
          <table:table-cell office:value-type="string" calcext:value-type="string">
            <text:p>d__Bacteria;p__Firmicutes_A;c__Clostridia;o__Oscillospirales;f__Oscillospiraceae;g__CAG-110;s__CAG-110 sp003525905</text:p>
          </table:table-cell>
          <table:table-cell office:value-type="float" office:value="79.32" calcext:value-type="float">
            <text:p>79.3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d__Bacteria;p__Firmicutes_A;c__Clostridia;o__Oscillospirales;f__Oscillospiraceae;g__CAG-110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316335.1, s__CAG-110 sp900316335, 95.0, 77.47, 0.14; GCA_900315595.1, s__CAG-110 sp900315595, 95.0, 77.19, 0.16; GCA_002436765.1, s__CAG-110 sp002436765, 95.0, 77.14, 0.13; GCA_002437585.1, s__CAG-110 sp002437585, 95.0, 77.0, 0.1; GCA_000434635.1, s__CAG-110 sp000434635, 95.0, 77.0, 0.13</text:p>
          </table:table-cell>
          <table:table-cell office:value-type="float" office:value="83.61" calcext:value-type="float">
            <text:p>83.61</text:p>
          </table:table-cell>
          <table:table-cell office:value-type="float" office:value="11" calcext:value-type="float">
            <text:p>11</text:p>
          </table:table-cell>
          <table:table-cell office:value-type="float" office:value="0.941307823078" calcext:value-type="float">
            <text:p>0.941307823078</text:p>
          </table:table-cell>
          <table:table-cell office:value-type="string" calcext:value-type="string">
            <text:p>Genome has more than 11.7% of markers with multiple hits</text:p>
          </table:table-cell>
        </table:table-row>
        <table:table-row table:style-name="ro1">
          <table:table-cell office:value-type="string" calcext:value-type="string">
            <text:p>FengQ_2015__SID530028__bin_25</text:p>
          </table:table-cell>
          <table:table-cell office:value-type="string" calcext:value-type="string">
            <text:p>d__Bacteria;p__Firmicutes_A;c__Clostridia;o__Oscillospirales;f__Oscillospiraceae;g__F23-B02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Oscillospiraceae;g__F23-B02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1916715.1, s__F23-B02 sp001916715, 95.0, 80.07, 0.48; GCA_002472405.1, s__F23-B02 sp002472405, 95.0, 80.03, 0.5; GCA_000431075.1, s__F23-B02 sp000431075, 95.0, 79.2, 0.4; GCA_003533405.1, s__F23-B02 sp003533405, 95.0, 78.83, 0.37; GCA_002314685.1, s__F23-B02 sp002314685, 95.0, 78.53, 0.26</text:p>
          </table:table-cell>
          <table:table-cell office:value-type="float" office:value="81.71" calcext:value-type="float">
            <text:p>81.71</text:p>
          </table:table-cell>
          <table:table-cell office:value-type="float" office:value="11" calcext:value-type="float">
            <text:p>11</text:p>
          </table:table-cell>
          <table:table-cell office:value-type="float" office:value="0.963318596934" calcext:value-type="float">
            <text:p>0.96331859693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A023-11-0-0__bin_14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Oscillospiraceae;g__CAG-103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2375.1, s__CAG-103 sp000432375, 95.0, 90.99, 0.87; GCA_900317855.1, s__CAG-103 sp900317855, 95.0, 90.61, 0.82; GCA_900316745.1, s__CAG-103 sp900316745, 95.0, 80.2, 0.37; GCA_900317905.1, s__CAG-103 sp900317905, 95.0, 79.05, 0.25</text:p>
          </table:table-cell>
          <table:table-cell office:value-type="float" office:value="98.43" calcext:value-type="float">
            <text:p>98.43</text:p>
          </table:table-cell>
          <table:table-cell office:value-type="float" office:value="11" calcext:value-type="float">
            <text:p>11</text:p>
          </table:table-cell>
          <table:table-cell office:value-type="float" office:value="0.986403108294" calcext:value-type="float">
            <text:p>0.98640310829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RSZAXPI003105-143__bin_44</text:p>
          </table:table-cell>
          <table:table-cell office:value-type="string" calcext:value-type="string">
            <text:p>d__Bacteria;p__Firmicutes_A;c__Clostridia;o__Oscillospirales;f__Butyricicocc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Butyricicoc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N/A</text:p>
          </table:table-cell>
          <table:table-cell office:value-type="float" office:value="95.73" calcext:value-type="float">
            <text:p>95.73</text:p>
          </table:table-cell>
          <table:table-cell office:value-type="float" office:value="11" calcext:value-type="float">
            <text:p>11</text:p>
          </table:table-cell>
          <table:table-cell office:value-type="float" office:value="0.795144206213" calcext:value-type="float">
            <text:p>0.79514420621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9__bin_140</text:p>
          </table:table-cell>
          <table:table-cell office:value-type="string" calcext:value-type="string">
            <text:p>d__Bacteria;p__Firmicutes_A;c__Clostridia;o__Oscillospirales;f__CAG-272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CAG-272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47.86" calcext:value-type="float">
            <text:p>47.86</text:p>
          </table:table-cell>
          <table:table-cell office:value-type="float" office:value="11" calcext:value-type="float">
            <text:p>11</text:p>
          </table:table-cell>
          <table:table-cell office:value-type="float" office:value="0.8359327382" calcext:value-type="float">
            <text:p>0.835932738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11084__bin_63</text:p>
          </table:table-cell>
          <table:table-cell office:value-type="string" calcext:value-type="string">
            <text:p>d__Bacteria;p__Firmicutes_A;c__Clostridia;o__Oscillospirales;f__CAG-272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Oscillospirales;f__CAG-272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N/A</text:p>
          </table:table-cell>
          <table:table-cell office:value-type="float" office:value="96.43" calcext:value-type="float">
            <text:p>96.43</text:p>
          </table:table-cell>
          <table:table-cell office:value-type="float" office:value="11" calcext:value-type="float">
            <text:p>11</text:p>
          </table:table-cell>
          <table:table-cell office:value-type="float" office:value="0.756760118445" calcext:value-type="float">
            <text:p>0.75676011844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B033-11-0-0__bin_81</text:p>
          </table:table-cell>
          <table:table-cell office:value-type="string" calcext:value-type="string">
            <text:p>d__Bacteria;p__Firmicutes_A;c__Clostridia;o__Oscillospirales;f__CAG-272;g__QALR01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150035.1</text:p>
          </table:table-cell>
          <table:table-cell office:value-type="string" calcext:value-type="string">
            <text:p>d__Bacteria;p__Firmicutes_A;c__Clostridia;o__Oscillospirales;f__CAG-272;g__QALR01;s__QALR01 sp003150035</text:p>
          </table:table-cell>
          <table:table-cell office:value-type="float" office:value="79.06" calcext:value-type="float">
            <text:p>79.0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__Bacteria;p__Firmicutes_A;c__Clostridia;o__Oscillospirales;f__CAG-272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4.64" calcext:value-type="float">
            <text:p>94.64</text:p>
          </table:table-cell>
          <table:table-cell office:value-type="float" office:value="11" calcext:value-type="float">
            <text:p>11</text:p>
          </table:table-cell>
          <table:table-cell office:value-type="float" office:value="0.946130848313" calcext:value-type="float">
            <text:p>0.946130848313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ngQ_2015__SID531128__bin_19</text:p>
          </table:table-cell>
          <table:table-cell office:value-type="string" calcext:value-type="string">
            <text:p>d__Bacteria;p__Firmicutes_A;c__Clostridia;o__Lachnospirales;f__Lachnospiraceae;g__UBA2882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2362385.1</text:p>
          </table:table-cell>
          <table:table-cell office:value-type="string" calcext:value-type="string">
            <text:p>d__Bacteria;p__Firmicutes_A;c__Clostridia;o__Lachnospirales;f__Lachnospiraceae;g__UBA2882;s__UBA2882 sp002362385</text:p>
          </table:table-cell>
          <table:table-cell office:value-type="float" office:value="79.5" calcext:value-type="float">
            <text:p>79.5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d__Bacteria;p__Firmicutes_A;c__Clostridia;o__Lachnospirales;f__Lachnospiraceae;g__UBA2882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317505.1, s__UBA2882 sp900317505, 95.0, 78.02, 0.21</text:p>
          </table:table-cell>
          <table:table-cell office:value-type="float" office:value="94.09" calcext:value-type="float">
            <text:p>94.09</text:p>
          </table:table-cell>
          <table:table-cell office:value-type="float" office:value="11" calcext:value-type="float">
            <text:p>11</text:p>
          </table:table-cell>
          <table:table-cell office:value-type="float" office:value="0.951323431254" calcext:value-type="float">
            <text:p>0.95132343125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M_madagascar__A08_01_1FE__bin_38</text:p>
          </table:table-cell>
          <table:table-cell office:value-type="string" calcext:value-type="string">
            <text:p>d__Bacteria;p__Firmicutes_A;c__Clostridia;o__Lachnospirales;f__Lachnospir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74.05" calcext:value-type="float">
            <text:p>74.05</text:p>
          </table:table-cell>
          <table:table-cell office:value-type="float" office:value="11" calcext:value-type="float">
            <text:p>11</text:p>
          </table:table-cell>
          <table:table-cell office:value-type="float" office:value="0.863311518611" calcext:value-type="float">
            <text:p>0.86331151861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ngQ_2015__SID530743__bin_31</text:p>
          </table:table-cell>
          <table:table-cell office:value-type="string" calcext:value-type="string">
            <text:p>d__Bacteria;p__Firmicutes_A;c__Clostridia;o__Lachnospirales;f__Lachnospiraceae;g__Blautia_A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900066165.1</text:p>
          </table:table-cell>
          <table:table-cell office:value-type="string" calcext:value-type="string">
            <text:p>d__Bacteria;p__Firmicutes_A;c__Clostridia;o__Lachnospirales;f__Lachnospiraceae;g__Blautia_A;s__Blautia_A sp900066165</text:p>
          </table:table-cell>
          <table:table-cell office:value-type="float" office:value="87.65" calcext:value-type="float">
            <text:p>87.65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d__Bacteria;p__Firmicutes_A;c__Clostridia;o__Lachnospirales;f__Lachnospiraceae;g__Blautia_A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066145.1, s__Blautia_A sp900066145, 95.0, 83.91, 0.59; GCA_900066355.1, s__Blautia_A sp900066355, 95.0, 81.66, 0.2; GCF_001487165.1, s__Blautia_A massiliensis, 95.0, 80.17, 0.24; GCA_900066205.1, s__Blautia_A sp900066205, 95.0, 80.05, 0.24; GCA_900066335.1, s__Blautia_A sp900066335, 95.0, 79.72, 0.23; GCA_000210015.1, s__Blautia_A obeum_B, 95.0, 79.54, 0.19; GCF_000484655.1, s__Blautia_A wexlerae, 95.0, 79.46, 0.25; GCF_000153905.1, s__Blautia_A obeum, 95.0, 79.07, 0.18; GCA_900066505.1, s__Blautia_A sp900066505, 95.0, 78.83, 0.24; GCA_000285855.2, s__Blautia_A sp000285855, 95.0, 78.73, 0.23; GCA_900316115.1, s__Blautia_A sp900316115, 95.0, 78.58, 0.24; GCA_000436615.1, s__Blautia_A sp000436615, 95.0, 77.9, 0.17; GCF_900120195.1, s__Blautia_A sp900120195, 95.0, 77.76, 0.17; GCF_000702025.1, s__Blautia_A schinkii, 95.0, 77.45, 0.13; GCA_000433815.1, s__Blautia_A sp000433815, 95.0, 77.45, 0.13</text:p>
          </table:table-cell>
          <table:table-cell office:value-type="float" office:value="54.54" calcext:value-type="float">
            <text:p>54.54</text:p>
          </table:table-cell>
          <table:table-cell office:value-type="float" office:value="11" calcext:value-type="float">
            <text:p>11</text:p>
          </table:table-cell>
          <table:table-cell office:value-type="float" office:value="0.99385630797" calcext:value-type="float">
            <text:p>0.9938563079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ngQ_2015__SID531766__bin_2</text:p>
          </table:table-cell>
          <table:table-cell office:value-type="string" calcext:value-type="string">
            <text:p>d__Bacteria;p__Firmicutes_A;c__Clostridia;o__Lachnospirales;f__Lachnospiraceae;g__GCA-900066575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900066385.1</text:p>
          </table:table-cell>
          <table:table-cell office:value-type="string" calcext:value-type="string">
            <text:p>d__Bacteria;p__Firmicutes_A;c__Clostridia;o__Lachnospirales;f__Lachnospiraceae;g__GCA-900066575;s__GCA-900066575 sp900066385</text:p>
          </table:table-cell>
          <table:table-cell office:value-type="float" office:value="89.77" calcext:value-type="float">
            <text:p>89.77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d__Bacteria;p__Firmicutes_A;c__Clostridia;o__Lachnospirales;f__Lachnospiraceae;g__GCA-900066575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2160765.1, s__GCA-900066575 sp002160765, 95.0, 79.13, 0.38; GCF_002160825.1, s__GCA-900066575 sp002160825, 95.0, 78.96, 0.34</text:p>
          </table:table-cell>
          <table:table-cell office:value-type="float" office:value="91.51" calcext:value-type="float">
            <text:p>91.51</text:p>
          </table:table-cell>
          <table:table-cell office:value-type="float" office:value="11" calcext:value-type="float">
            <text:p>11</text:p>
          </table:table-cell>
          <table:table-cell office:value-type="float" office:value="0.985473725288" calcext:value-type="float">
            <text:p>0.98547372528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ackhedF_2015__SID345_4M__bin_6</text:p>
          </table:table-cell>
          <table:table-cell office:value-type="string" calcext:value-type="string">
            <text:p>d__Bacteria;p__Firmicutes_A;c__Clostridia;o__Lachnospirales;f__Lachnospiraceae;g__Dorea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0433535.1</text:p>
          </table:table-cell>
          <table:table-cell office:value-type="string" calcext:value-type="string">
            <text:p>d__Bacteria;p__Firmicutes_A;c__Clostridia;o__Lachnospirales;f__Lachnospiraceae;g__Dorea;s__Dorea sp000433535</text:p>
          </table:table-cell>
          <table:table-cell office:value-type="float" office:value="94.19" calcext:value-type="float">
            <text:p>94.1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__Bacteria;p__Firmicutes_A;c__Clostridia;o__Lachnospirales;f__Lachnospiraceae;g__Dorea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900240315.1, s__Dorea sp900240315, 95.0, 81.11, 0.32; GCF_001404875.1, s__Dorea longicatena_B, 95.0, 79.03, 0.26; GCF_000169235.1, s__Dorea formicigenerans, 95.0, 78.91, 0.2; GCF_000154065.1, s__Dorea longicatena, 95.0, 78.9, 0.26; GCA_000433215.1, s__Dorea sp000433215, 95.0, 78.75, 0.3; GCF_000154505.1, s__Dorea scindens, 95.0, 78.64, 0.2; GCF_000403455.2, s__Dorea sp000403455, 95.0, 78.41, 0.2; GCF_000509125.1, s__Dorea sp000509125, 95.0, 78.23, 0.2; GCF_000156515.1, s__Dorea hylemonae, 95.0, 78.18, 0.2; GCF_002160985.1, s__Dorea sp002160985, 95.0, 78.07, 0.11; GCF_000765215.1, s__Dorea sp000765215, 95.0, 78.06, 0.1; GCF_900312975.1, s__Dorea sp900312975, 95.0, 78.05, 0.16; GCA_002492335.1, s__Dorea sp002492335, 95.0, 78.0, 0.2; GCA_900066555.1, s__Dorea sp900066555, 95.0, 78.0, 0.15; GCF_001185345.1, s__Dorea sp001185345, 95.0, 77.97, 0.17; GCF_900120345.1, s__Dorea phocaeense, 95.0, 77.9, 0.13; GCF_001754075.1, s__Dorea faecis, 95.0, 77.89, 0.2; GCF_900086625.1, s__Dorea sp900086625, 95.0, 77.77, 0.17; GCF_000403475.2, s__Dorea sp000403475, 95.0, 77.76, 0.19; GCA_900066765.1, s__Dorea sp900066765, 95.0, 77.75, 0.21</text:p>
          </table:table-cell>
          <table:table-cell office:value-type="float" office:value="92.56" calcext:value-type="float">
            <text:p>92.56</text:p>
          </table:table-cell>
          <table:table-cell office:value-type="float" office:value="11" calcext:value-type="float">
            <text:p>11</text:p>
          </table:table-cell>
          <table:table-cell office:value-type="float" office:value="0.994677415552" calcext:value-type="float">
            <text:p>0.99467741555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M_madagascar__A94_02_1FE__bin_64</text:p>
          </table:table-cell>
          <table:table-cell office:value-type="string" calcext:value-type="string">
            <text:p>d__Bacteria;p__Firmicutes_A;c__Clostridia;o__Lachnospirales;f__Lachnospiraceae;g__CAG-127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CAG-127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900319515.1, s__CAG-127 sp900319515, 95.0, 87.71, 0.72; GCA_002404515.1, s__CAG-127 sp002404515, 95.0, 86.47, 0.65; GCA_002431865.1, s__CAG-127 sp002431865, 95.0, 86.39, 0.69; GCA_002476495.1, s__CAG-127 sp002476495, 95.0, 77.55, 0.1; GCA_002493625.1, s__CAG-127 sp002493625, 95.0, 77.24, 0.09; GCA_002369325.1, s__CAG-127 sp002369325, 95.0, 75.61, 0.08</text:p>
          </table:table-cell>
          <table:table-cell office:value-type="float" office:value="79.86" calcext:value-type="float">
            <text:p>79.86</text:p>
          </table:table-cell>
          <table:table-cell office:value-type="float" office:value="11" calcext:value-type="float">
            <text:p>11</text:p>
          </table:table-cell>
          <table:table-cell office:value-type="float" office:value="0.978925694209" calcext:value-type="float">
            <text:p>0.9789256942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17__bin_52</text:p>
          </table:table-cell>
          <table:table-cell office:value-type="string" calcext:value-type="string">
            <text:p>d__Bacteria;p__Firmicutes_A;c__Clostridia;o__Lachnospirales;f__Lachnospiraceae;g__Coprococcus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154425.1</text:p>
          </table:table-cell>
          <table:table-cell office:value-type="string" calcext:value-type="string">
            <text:p>d__Bacteria;p__Firmicutes_A;c__Clostridia;o__Lachnospirales;f__Lachnospiraceae;g__Coprococcus;s__Coprococcus eutactus</text:p>
          </table:table-cell>
          <table:table-cell office:value-type="float" office:value="91.29" calcext:value-type="float">
            <text:p>91.29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d__Bacteria;p__Firmicutes_A;c__Clostridia;o__Lachnospirales;f__Lachnospiraceae;g__Coprococcus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1404675.1, s__Coprococcus eutactus_A, 95.0, 88.54, 0.69; GCA_900066115.1, s__Coprococcus sp900066115, 95.0, 78.93, 0.16; GCF_000154245.1, s__Coprococcus sp000154245, 95.0, 78.84, 0.17; GCA_002437435.1, s__Coprococcus sp002437435, 95.0, 78.62, 0.16; GCA_000433075.1, s__Coprococcus sp000433075, 95.0, 78.53, 0.24</text:p>
          </table:table-cell>
          <table:table-cell office:value-type="float" office:value="97.46" calcext:value-type="float">
            <text:p>97.46</text:p>
          </table:table-cell>
          <table:table-cell office:value-type="float" office:value="11" calcext:value-type="float">
            <text:p>11</text:p>
          </table:table-cell>
          <table:table-cell office:value-type="float" office:value="0.992066085818" calcext:value-type="float">
            <text:p>0.9920660858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tigress-11-60-0__bin_19</text:p>
          </table:table-cell>
          <table:table-cell office:value-type="string" calcext:value-type="string">
            <text:p>d__Bacteria;p__Firmicutes_A;c__Clostridia;o__Lachnospirales;f__Lachnospiraceae;g__Coprococcus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1404675.1</text:p>
          </table:table-cell>
          <table:table-cell office:value-type="string" calcext:value-type="string">
            <text:p>d__Bacteria;p__Firmicutes_A;c__Clostridia;o__Lachnospirales;f__Lachnospiraceae;g__Coprococcus;s__Coprococcus eutactus_A</text:p>
          </table:table-cell>
          <table:table-cell office:value-type="float" office:value="87.69" calcext:value-type="float">
            <text:p>87.69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d__Bacteria;p__Firmicutes_A;c__Clostridia;o__Lachnospirales;f__Lachnospiraceae;g__Coprococcus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154425.1, s__Coprococcus eutactus, 95.0, 87.95, 0.68; GCF_000154245.1, s__Coprococcus sp000154245, 95.0, 79.5, 0.17; GCA_900066115.1, s__Coprococcus sp900066115, 95.0, 79.29, 0.18; GCA_002437435.1, s__Coprococcus sp002437435, 95.0, 78.94, 0.18; GCA_000433075.1, s__Coprococcus sp000433075, 95.0, 78.72, 0.25</text:p>
          </table:table-cell>
          <table:table-cell office:value-type="float" office:value="98.33" calcext:value-type="float">
            <text:p>98.33</text:p>
          </table:table-cell>
          <table:table-cell office:value-type="float" office:value="11" calcext:value-type="float">
            <text:p>11</text:p>
          </table:table-cell>
          <table:table-cell office:value-type="float" office:value="0.985560081822" calcext:value-type="float">
            <text:p>0.985560081822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osteaPI_2017__SID713A055-11-0-0__bin_79</text:p>
          </table:table-cell>
          <table:table-cell office:value-type="string" calcext:value-type="string">
            <text:p>d__Bacteria;p__Firmicutes_A;c__Clostridia;o__Lachnospirales;f__Lachnospiraceae;g__CAG-590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3530125.1</text:p>
          </table:table-cell>
          <table:table-cell office:value-type="string" calcext:value-type="string">
            <text:p>d__Bacteria;p__Firmicutes_A;c__Clostridia;o__Lachnospirales;f__Lachnospiraceae;g__CAG-590;s__CAG-590 sp003530125</text:p>
          </table:table-cell>
          <table:table-cell office:value-type="float" office:value="91.59" calcext:value-type="float">
            <text:p>91.59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d__Bacteria;p__Firmicutes_A;c__Clostridia;o__Lachnospirales;f__Lachnospiraceae;g__CAG-590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0431135.1, s__CAG-590 sp000431135, 95.0, 85.74, 0.68; GCA_900313855.1, s__CAG-590 sp900313855, 95.0, 76.98, 0.14</text:p>
          </table:table-cell>
          <table:table-cell office:value-type="float" office:value="98.15" calcext:value-type="float">
            <text:p>98.15</text:p>
          </table:table-cell>
          <table:table-cell office:value-type="float" office:value="11" calcext:value-type="float">
            <text:p>11</text:p>
          </table:table-cell>
          <table:table-cell office:value-type="float" office:value="0.991821944351" calcext:value-type="float">
            <text:p>0.99182194435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36__bin_12</text:p>
          </table:table-cell>
          <table:table-cell office:value-type="string" calcext:value-type="string">
            <text:p>d__Bacteria;p__Firmicutes_A;c__Clostridia;o__Lachnospirales;f__Lachnospiraceae;g__TF01-11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1916135.1</text:p>
          </table:table-cell>
          <table:table-cell office:value-type="string" calcext:value-type="string">
            <text:p>d__Bacteria;p__Firmicutes_A;c__Clostridia;o__Lachnospirales;f__Lachnospiraceae;g__TF01-11;s__TF01-11 sp001916135</text:p>
          </table:table-cell>
          <table:table-cell office:value-type="float" office:value="89.75" calcext:value-type="float">
            <text:p>89.7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__Bacteria;p__Firmicutes_A;c__Clostridia;o__Lachnospirales;f__Lachnospiraceae;g__TF01-11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3524945.1, s__TF01-11 sp003524945, 95.0, 82.3, 0.62; GCA_003529475.1, s__TF01-11 sp003529475, 95.0, 78.43, 0.19; GCF_001414325.1, s__TF01-11 sp001414325, 95.0, 78.17, 0.1; GCA_000436755.1, s__TF01-11 sp000436755, 95.0, 77.75, 0.11; GCA_003149875.1, s__TF01-11 sp003149875, 95.0, 77.03, 0.15</text:p>
          </table:table-cell>
          <table:table-cell office:value-type="float" office:value="95.14" calcext:value-type="float">
            <text:p>95.14</text:p>
          </table:table-cell>
          <table:table-cell office:value-type="float" office:value="11" calcext:value-type="float">
            <text:p>11</text:p>
          </table:table-cell>
          <table:table-cell office:value-type="float" office:value="0.994948338234" calcext:value-type="float">
            <text:p>0.994948338234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ngQ_2015__SID532779__bin_39</text:p>
          </table:table-cell>
          <table:table-cell office:value-type="string" calcext:value-type="string">
            <text:p>d__Bacteria;p__Firmicutes_A;c__Clostridia;o__Lachnospirales;f__Lachnospiraceae;g__TF01-11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A_001916135.1</text:p>
          </table:table-cell>
          <table:table-cell office:value-type="string" calcext:value-type="string">
            <text:p>d__Bacteria;p__Firmicutes_A;c__Clostridia;o__Lachnospirales;f__Lachnospiraceae;g__TF01-11;s__TF01-11 sp001916135</text:p>
          </table:table-cell>
          <table:table-cell office:value-type="float" office:value="89.93" calcext:value-type="float">
            <text:p>89.93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d__Bacteria;p__Firmicutes_A;c__Clostridia;o__Lachnospirales;f__Lachnospiraceae;g__TF01-11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3524945.1, s__TF01-11 sp003524945, 95.0, 82.09, 0.63; GCA_003529475.1, s__TF01-11 sp003529475, 95.0, 78.56, 0.18; GCF_001414325.1, s__TF01-11 sp001414325, 95.0, 78.09, 0.12; GCA_000436755.1, s__TF01-11 sp000436755, 95.0, 77.51, 0.11; GCA_003149875.1, s__TF01-11 sp003149875, 95.0, 77.17, 0.13</text:p>
          </table:table-cell>
          <table:table-cell office:value-type="float" office:value="98.1" calcext:value-type="float">
            <text:p>98.1</text:p>
          </table:table-cell>
          <table:table-cell office:value-type="float" office:value="11" calcext:value-type="float">
            <text:p>11</text:p>
          </table:table-cell>
          <table:table-cell office:value-type="float" office:value="0.992624782918" calcext:value-type="float">
            <text:p>0.99262478291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RSZAXPI003079-113__bin_22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155435.1</text:p>
          </table:table-cell>
          <table:table-cell office:value-type="string" calcext:value-type="string">
            <text:p>d__Bacteria;p__Firmicutes_A;c__Clostridia;o__Lachnospirales;f__Lachnospiraceae;g__Clostridium_M;s__Clostridium_M sp000155435</text:p>
          </table:table-cell>
          <table:table-cell office:value-type="float" office:value="90.88" calcext:value-type="float">
            <text:p>90.88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233455.1, s__Clostridium_M citroniae, 95.0, 81.86, 0.57; GCF_900113155.1, s__Clostridium_M clostridioforme, 95.0, 80.61, 0.4; GCF_000424325.1, s__Clostridium_M clostridioforme_A, 95.0, 80.6, 0.4; GCF_002234575.2, s__Clostridium_M bolteae, 95.0, 80.32, 0.43; GCA_001304855.1, s__Clostridium_M sp001304855, 95.0, 78.7, 0.28; GCF_000158075.1, s__Clostridium_M asparagiforme, 95.0, 77.82, 0.23; GCF_003024655.1, s__Clostridium_M lavalense, 95.0, 77.8, 0.24; GCF_001517625.2, s__Clostridium_M sp001517625, 95.0, 77.71, 0.2; GCA_000431375.1, s__Clostridium_M sp000431375, 95.0, 77.52, 0.17</text:p>
          </table:table-cell>
          <table:table-cell office:value-type="float" office:value="83.81" calcext:value-type="float">
            <text:p>83.81</text:p>
          </table:table-cell>
          <table:table-cell office:value-type="float" office:value="11" calcext:value-type="float">
            <text:p>11</text:p>
          </table:table-cell>
          <table:table-cell office:value-type="float" office:value="0.99244520876" calcext:value-type="float">
            <text:p>0.9924452087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SZAXPI029544-123__bin_18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Lachnospirales;f__Lachnospiraceae;g__Clostridium_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1517625.2, s__Clostridium_M sp001517625, 95.0, 79.81, 0.35; GCF_003024655.1, s__Clostridium_M lavalense, 95.0, 79.21, 0.28; GCF_000424325.1, s__Clostridium_M clostridioforme_A, 95.0, 78.36, 0.29; GCF_000233455.1, s__Clostridium_M citroniae, 95.0, 78.34, 0.32; GCF_002234575.2, s__Clostridium_M bolteae, 95.0, 78.29, 0.31; GCF_900113155.1, s__Clostridium_M clostridioforme, 95.0, 78.22, 0.3; GCA_000431375.1, s__Clostridium_M sp000431375, 95.0, 78.17, 0.23; GCF_000155435.1, s__Clostridium_M sp000155435, 95.0, 78.02, 0.29; GCA_001304855.1, s__Clostridium_M sp001304855, 95.0, 77.75, 0.25; GCF_000158075.1, s__Clostridium_M asparagiforme, 95.0, 77.65, 0.25</text:p>
          </table:table-cell>
          <table:table-cell office:value-type="float" office:value="82.8" calcext:value-type="float">
            <text:p>82.8</text:p>
          </table:table-cell>
          <table:table-cell office:value-type="float" office:value="11" calcext:value-type="float">
            <text:p>11</text:p>
          </table:table-cell>
          <table:table-cell office:value-type="float" office:value="0.930990500596" calcext:value-type="float">
            <text:p>0.93099050059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eQ_2017__SZAXPI029494-94__bin_5</text:p>
          </table:table-cell>
          <table:table-cell office:value-type="string" calcext:value-type="string">
            <text:p>d__Bacteria;p__Firmicutes_A;c__Clostridia;o__Lachnospirales;f__Lachnospiraceae;g__Clostridium_Q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466485.1</text:p>
          </table:table-cell>
          <table:table-cell office:value-type="string" calcext:value-type="string">
            <text:p>d__Bacteria;p__Firmicutes_A;c__Clostridia;o__Lachnospirales;f__Lachnospiraceae;g__Clostridium_Q;s__Clostridium_Q symbiosum</text:p>
          </table:table-cell>
          <table:table-cell office:value-type="float" office:value="81.41" calcext:value-type="float">
            <text:p>81.41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d__Bacteria;p__Firmicutes_A;c__Clostridia;o__Lachnospirales;f__Lachnospiraceae;g__Clostridium_Q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3024715.1, s__Clostridium_Q sp003024715, 95.0, 78.21, 0.18; GCA_000435655.1, s__Clostridium_Q sp000435655, 95.0, 77.66, 0.21; GCF_002160535.1, s__Clostridium_Q saccharolyticum, 95.0, 77.44, 0.17</text:p>
          </table:table-cell>
          <table:table-cell office:value-type="float" office:value="93.33" calcext:value-type="float">
            <text:p>93.33</text:p>
          </table:table-cell>
          <table:table-cell office:value-type="float" office:value="11" calcext:value-type="float">
            <text:p>11</text:p>
          </table:table-cell>
          <table:table-cell office:value-type="float" office:value="0.96582650278" calcext:value-type="float">
            <text:p>0.9658265027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engtsson-PalmeJ_2015__TRAVELRES18__bin_37</text:p>
          </table:table-cell>
          <table:table-cell office:value-type="string" calcext:value-type="string">
            <text:p>d__Bacteria;p__Firmicutes_A;c__Clostridia;o__Peptostreptococcales;f__Anaerovorac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Firmicutes_A;c__Clostridia;o__Peptostreptococcales;f__Anaerovorac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4.98" calcext:value-type="float">
            <text:p>94.98</text:p>
          </table:table-cell>
          <table:table-cell office:value-type="float" office:value="11" calcext:value-type="float">
            <text:p>11</text:p>
          </table:table-cell>
          <table:table-cell office:value-type="float" office:value="0.84832940561" calcext:value-type="float">
            <text:p>0.8483294056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ngKR_2016__WBS012__bin_2</text:p>
          </table:table-cell>
          <table:table-cell office:value-type="string" calcext:value-type="string">
            <text:p>d__Bacteria;p__Cyanobacteria;c__Cyanobacteriia;o__Cyanobacteriales;f__Chroococcidiopsidaceae;g__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Cyanobacteria;c__Cyanobacteriia;o__Cyanobacteriales;f__Chroococcidiopsidaceae;g__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novelty determined using RED</text:p>
          </table:table-cell>
          <table:table-cell office:value-type="string" calcext:value-type="string">
            <text:p>N/A</text:p>
          </table:table-cell>
          <table:table-cell office:value-type="float" office:value="94.6" calcext:value-type="float">
            <text:p>94.6</text:p>
          </table:table-cell>
          <table:table-cell office:value-type="float" office:value="11" calcext:value-type="float">
            <text:p>11</text:p>
          </table:table-cell>
          <table:table-cell office:value-type="float" office:value="0.830310198205" calcext:value-type="float">
            <text:p>0.83031019820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DavidLA_2015__LD-Run1-08__bin_11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2154655.1</text:p>
          </table:table-cell>
          <table:table-cell office:value-type="string" calcext:value-type="string">
            <text:p>d__Bacteria;p__Actinobacteriota;c__Actinobacteria;o__Mycobacteriales;f__Mycobacteriaceae;g__Corynebacterium;s__Corynebacterium kefirresidentii</text:p>
          </table:table-cell>
          <table:table-cell office:value-type="float" office:value="94.42" calcext:value-type="float">
            <text:p>94.4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1059565.1, s__Corynebacterium aurimucosum_E, 95.0, 89.62, 0.92; GCF_000175635.1, s__Corynebacterium tuberculostearicum_B, 96.4, 89.31, 0.91; GCF_000156615.2, s__Corynebacterium pseudogenitalium, 96.4, 89.29, 0.94; GCF_000478175.1, s__Corynebacterium sp000478175, 95.0, 81.07, 0.67; GCF_000159115.1, s__Corynebacterium accolens, 95.0, 80.98, 0.69; GCF_002861385.1, s__Corynebacterium aurimucosum_C, 95.0, 79.66, 0.47; GCF_000833575.1, s__Corynebacterium singulare, 95.0, 79.45, 0.39; GCF_001586215.1, s__Corynebacterium simulans, 95.0, 79.43, 0.43; GCF_000022905.1, s__Corynebacterium aurimucosum, 95.0, 79.38, 0.44; GCF_000988205.1, s__Corynebacterium minutissimum_A, 95.0, 79.24, 0.42; GCF_001807205.1, s__Corynebacterium sp001807205, 95.0, 79.07, 0.44; GCF_001836165.1, s__Corynebacterium sp001836165, 95.0, 78.98, 0.45; GCF_000805675.1, s__Corynebacterium minutissimum, 95.0, 78.95, 0.43; GCF_001812805.1, s__Corynebacterium sp001812805, 95.0, 78.9, 0.44; GCF_000159135.1, s__Corynebacterium striatum, 95.0, 78.9, 0.41; GCF_000980815.1, s__Corynebacterium camporealensis, 95.0, 78.64, 0.38; GCF_001815935.1, s__Corynebacterium sp001815935, 95.0, 78.44, 0.38; GCF_900092335.1, s__Corynebacterium phoceense, 95.0, 78.41, 0.33; GCF_001941465.1, s__Corynebacterium flavescens, 95.0, 78.19, 0.31; GCF_000420605.1, s__Corynebacterium massiliense, 95.0, 78.08, 0.28; GCF_002967075.1, s__Corynebacterium sp002967075, 95.0, 78.04, 0.22; GCF_002273005.1, s__Corynebacterium hadale, 95.0, 77.98, 0.18; GCF_001263755.1, s__Corynebacterium riegelii, 95.0, 77.82, 0.16; GCF_000747315.1, s__Corynebacterium ureicelerivorans, 95.0, 77.82, 0.16; GCF_900156035.1, s__Corynebacterium afermentans, 95.0, 77.78, 0.18; GCF_000341345.1, s__Corynebacterium halotolerans, 95.0, 77.71, 0.22; GCF_001941345.1, s__Corynebacterium stationis, 95.0, 77.69, 0.2; GCF_000835165.1, s__Corynebacterium marinum, 95.0, 77.68, 0.18; GCF_900156665.1, s__Corynebacterium appendicis, 95.0, 77.67, 0.16; GCF_001941425.1, s__Corynebacterium ammoniagenes, 95.0, 77.59, 0.22; GCF_000442645.1, s__Corynebacterium maris, 95.0, 77.57, 0.18; GCF_900177745.1, s__Corynebacterium pollutisoli, 95.0, 77.56, 0.2; GCF_000550805.1, s__Corynebacterium vitaeruminis, 95.0, 77.56, 0.23; GCF_001807265.1, s__Corynebacterium sp001807265, 95.0, 77.55, 0.2; GCF_000550785.1, s__Corynebacterium casei, 95.0, 77.54, 0.26; GCF_001941565.1, s__Corynebacterium phocae, 95.0, 77.54, 0.22; GCF_002994655.1, s__Corynebacterium sp002994655, 95.0, 77.53, 0.14; GCF_001941445.1, s__Corynebacterium aquilae, 95.0, 77.5, 0.06; GCF_000143825.1, s__Corynebacterium genitalium, 95.0, 77.49, 0.09; GCF_000739455.1, s__Corynebacterium imitans, 95.0, 77.47, 0.19; GCF_900176865.1, s__Corynebacterium fournierii, 95.0, 77.45, 0.2; GCF_001767255.1, s__Corynebacterium sp001767255, 95.0, 77.43, 0.07; GCF_002287505.1, s__Corynebacterium glaucum, 95.0, 77.4, 0.15; GCF_003065405.1, s__Corynebacterium sp003065405, 95.0, 77.4, 0.18; GCF_900103625.1, s__Corynebacterium mycetoides, 95.0, 77.38, 0.08; GCF_000375365.1, s__Corynebacterium mastitidis, 95.0, 77.38, 0.15; GCA_002339505.1, s__Corynebacterium sp002339505, 95.0, 77.37, 0.17; GCF_001806875.1, s__Corynebacterium sp001806875, 95.0, 77.37, 0.15; GCF_001831515.1, s__Corynebacterium sp001831515, 95.0, 77.36, 0.2; GCF_000011305.1, s__Corynebacterium efficiens, 95.0, 77.36, 0.15; GCF_001021045.1, s__Corynebacterium testudinoris, 95.0, 77.34, 0.18; GCF_003070865.1, s__Corynebacterium sp003070865, 95.0, 77.33, 0.07; GCF_900105505.1, s__Corynebacterium coyleae, 95.0, 77.3, 0.16; GCF_001412085.1, s__Corynebacterium lowii, 95.0, 77.28, 0.07; GCF_001875725.1, s__Corynebacterium sp001875725, 95.0, 77.27, 0.07; GCF_001941485.1, s__Corynebacterium frankenforstense, 95.0, 77.2, 0.22; GCA_001764565.1, s__Corynebacterium concisus, 95.0, 77.19, 0.17; GCF_000373805.1, s__Corynebacterium pilosum, 95.0, 77.14, 0.17; GCF_000819445.1, s__Corynebacterium humireducens, 95.0, 77.11, 0.22; GCF_000375525.1, s__Corynebacterium propinquum, 95.0, 77.1, 0.09; GCF_001412105.1, s__Corynebacterium oculi, 95.0, 77.06, 0.16; GCF_001021065.1, s__Corynebacterium uterequi, 95.0, 77.04, 0.17; GCF_000577555.1, s__Corynebacterium jeddahense, 95.0, 77.0, 0.18; GCF_000372385.1, s__Corynebacterium ciconiae, 95.0, 76.92, 0.15; GCF_000767055.1, s__Corynebacterium doosanense, 95.0, 76.87, 0.19; GCF_900105305.1, s__Corynebacterium timonense, 95.0, 76.82, 0.18; GCF_900155535.1, s__Corynebacterium urinapleomorphum, 95.0, 76.79, 0.17; GCF_000688415.1, s__Corynebacterium pseudodiphtheriticum, 95.0, 76.77, 0.07; GCF_002563965.1, s__Corynebacterium renale, 95.0, 76.72, 0.07; GCF_000159635.1, s__Corynebacterium lipophiloflavum, 95.0, 76.72, 0.08; GCF_900078305.2, s__Corynebacterium bouchesdurhonense, 95.0, 76.65, 0.2</text:p>
          </table:table-cell>
          <table:table-cell office:value-type="float" office:value="71.25" calcext:value-type="float">
            <text:p>71.25</text:p>
          </table:table-cell>
          <table:table-cell office:value-type="float" office:value="11" calcext:value-type="float">
            <text:p>11</text:p>
          </table:table-cell>
          <table:table-cell office:value-type="float" office:value="0.998507787865" calcext:value-type="float">
            <text:p>0.99850778786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54061__bin_3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2154655.1</text:p>
          </table:table-cell>
          <table:table-cell office:value-type="string" calcext:value-type="string">
            <text:p>d__Bacteria;p__Actinobacteriota;c__Actinobacteria;o__Mycobacteriales;f__Mycobacteriaceae;g__Corynebacterium;s__Corynebacterium kefirresidentii</text:p>
          </table:table-cell>
          <table:table-cell office:value-type="float" office:value="88.56" calcext:value-type="float">
            <text:p>88.5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1059565.1, s__Corynebacterium aurimucosum_E, 95.0, 88.82, 0.97; GCF_000156615.2, s__Corynebacterium pseudogenitalium, 96.4, 88.29, 0.95; GCF_000175635.1, s__Corynebacterium tuberculostearicum_B, 96.4, 87.97, 0.95; GCF_000478175.1, s__Corynebacterium sp000478175, 95.0, 81.21, 0.65; GCF_000159115.1, s__Corynebacterium accolens, 95.0, 80.81, 0.67; GCF_001836165.1, s__Corynebacterium sp001836165, 95.0, 79.15, 0.4; GCF_001586215.1, s__Corynebacterium simulans, 95.0, 79.01, 0.43; GCF_000022905.1, s__Corynebacterium aurimucosum, 95.0, 78.93, 0.4; GCF_002861385.1, s__Corynebacterium aurimucosum_C, 95.0, 78.93, 0.43; GCF_001815935.1, s__Corynebacterium sp001815935, 95.0, 78.91, 0.33; GCF_000159135.1, s__Corynebacterium striatum, 95.0, 78.85, 0.37; GCF_001807205.1, s__Corynebacterium sp001807205, 95.0, 78.79, 0.42; GCF_001812805.1, s__Corynebacterium sp001812805, 95.0, 78.79, 0.4; GCF_001941465.1, s__Corynebacterium flavescens, 95.0, 78.68, 0.3; GCF_000988205.1, s__Corynebacterium minutissimum_A, 95.0, 78.67, 0.44; GCF_000980815.1, s__Corynebacterium camporealensis, 95.0, 78.66, 0.35; GCF_000833575.1, s__Corynebacterium singulare, 95.0, 78.65, 0.4; GCF_000805675.1, s__Corynebacterium minutissimum, 95.0, 78.58, 0.43; GCF_900092335.1, s__Corynebacterium phoceense, 95.0, 78.56, 0.32; GCF_000420605.1, s__Corynebacterium massiliense, 95.0, 78.38, 0.28; GCF_001941425.1, s__Corynebacterium ammoniagenes, 95.0, 77.81, 0.23; GCF_900177745.1, s__Corynebacterium pollutisoli, 95.0, 77.71, 0.22; GCF_001807265.1, s__Corynebacterium sp001807265, 95.0, 77.66, 0.22; GCF_000739455.1, s__Corynebacterium imitans, 95.0, 77.65, 0.06; GCF_000341345.1, s__Corynebacterium halotolerans, 95.0, 77.62, 0.25; GCF_002273005.1, s__Corynebacterium hadale, 95.0, 77.58, 0.06; GCF_001831515.1, s__Corynebacterium sp001831515, 95.0, 77.56, 0.06; GCF_001941565.1, s__Corynebacterium phocae, 95.0, 77.42, 0.06; GCF_900176865.1, s__Corynebacterium fournierii, 95.0, 77.27, 0.07; GCF_003065405.1, s__Corynebacterium sp003065405, 95.0, 77.23, 0.06; GCF_000375365.1, s__Corynebacterium mastitidis, 95.0, 77.11, 0.06; GCF_000819445.1, s__Corynebacterium humireducens, 95.0, 77.01, 0.06; GCF_900156035.1, s__Corynebacterium afermentans, 95.0, 76.79, 0.08</text:p>
          </table:table-cell>
          <table:table-cell office:value-type="float" office:value="50.75" calcext:value-type="float">
            <text:p>50.75</text:p>
          </table:table-cell>
          <table:table-cell office:value-type="float" office:value="11" calcext:value-type="float">
            <text:p>11</text:p>
          </table:table-cell>
          <table:table-cell office:value-type="float" office:value="0.997608379196" calcext:value-type="float">
            <text:p>0.997608379196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HMP_2012__SRS053917__bin_44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0175375.1</text:p>
          </table:table-cell>
          <table:table-cell office:value-type="string" calcext:value-type="string">
            <text:p>d__Bacteria;p__Actinobacteriota;c__Actinobacteria;o__Mycobacteriales;f__Mycobacteriaceae;g__Corynebacterium;s__Corynebacterium matruchotii</text:p>
          </table:table-cell>
          <table:table-cell office:value-type="float" office:value="77.52" calcext:value-type="float">
            <text:p>77.5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1020985.1, s__Corynebacterium mustelae, 95.0, 77.97, 0.11; GCF_001457455.1, s__Corynebacterium diphtheriae, 95.0, 77.94, 0.09; GCF_002155265.1, s__Corynebacterium pseudotuberculosis, 95.0, 77.87, 0.08; GCF_000980835.1, s__Corynebacterium kutscheri, 95.0, 77.66, 0.09; GCF_900187135.1, s__Corynebacterium ulcerans, 95.0, 77.58, 0.08; GCA_002162115.1, s__Corynebacterium ulcerans_A, 95.0, 77.48, 0.07; GCF_000550805.1, s__Corynebacterium vitaeruminis, 95.0, 77.45, 0.09; GCF_000011305.1, s__Corynebacterium efficiens, 95.0, 77.44, 0.05; GCF_001021025.1, s__Corynebacterium epidermidicanis, 95.0, 77.41, 0.06; GCF_000590555.1, s__Corynebacterium argentoratense, 95.0, 77.32, 0.1; GCF_900113445.1, s__Corynebacterium spheniscorum, 95.0, 77.24, 0.07; GCF_000159135.1, s__Corynebacterium striatum, 95.0, 77.21, 0.06; GCF_002994655.1, s__Corynebacterium sp002994655, 95.0, 77.15, 0.05; GCF_900092335.1, s__Corynebacterium phoceense, 95.0, 77.13, 0.05; GCF_001277995.1, s__Corynebacterium deserti, 95.0, 77.13, 0.06; GCF_002355155.1, s__Corynebacterium glutamicum_A, 95.0, 77.11, 0.05; GCF_001412085.1, s__Corynebacterium lowii, 95.0, 77.08, 0.07; GCF_900177745.1, s__Corynebacterium pollutisoli, 95.0, 77.08, 0.07; GCF_001021045.1, s__Corynebacterium testudinoris, 95.0, 77.01, 0.06; GCF_002967075.1, s__Corynebacterium sp002967075, 95.0, 77.01, 0.05; GCF_000344785.1, s__Corynebacterium callunae, 95.0, 77.0, 0.06; GCF_000011325.1, s__Corynebacterium glutamicum, 95.0, 76.98, 0.06; GCF_000980815.1, s__Corynebacterium camporealensis, 95.0, 76.97, 0.07; GCF_001941445.1, s__Corynebacterium aquilae, 95.0, 76.86, 0.07; GCF_000175635.1, s__Corynebacterium tuberculostearicum_B, 96.4, 76.86, 0.07; GCF_001643015.1, s__Corynebacterium crudilactis, 95.0, 76.86, 0.06; GCF_000318135.1, s__Corynebacterium durum, 95.0, 76.84, 0.08; GCF_000372385.1, s__Corynebacterium ciconiae, 95.0, 76.78, 0.07; GCF_000988205.1, s__Corynebacterium minutissimum_A, 95.0, 76.69, 0.06; GCF_001586215.1, s__Corynebacterium simulans, 95.0, 76.64, 0.06; GCF_002154655.1, s__Corynebacterium kefirresidentii, 95.0, 76.62, 0.06; GCF_001941345.1, s__Corynebacterium stationis, 95.0, 76.5, 0.05; GCF_001412105.1, s__Corynebacterium oculi, 95.0, 76.43, 0.05; GCF_900105505.1, s__Corynebacterium coyleae, 95.0, 76.32, 0.06; GCF_000375365.1, s__Corynebacterium mastitidis, 95.0, 76.26, 0.07; GCF_000428805.1, s__Corynebacterium freiburgense, 95.0, 76.23, 0.05</text:p>
          </table:table-cell>
          <table:table-cell office:value-type="float" office:value="97.4" calcext:value-type="float">
            <text:p>97.4</text:p>
          </table:table-cell>
          <table:table-cell office:value-type="float" office:value="11" calcext:value-type="float">
            <text:p>11</text:p>
          </table:table-cell>
          <table:table-cell office:value-type="float" office:value="0.972859389038" calcext:value-type="float">
            <text:p>0.97285938903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ngKR_2016__WBU014__bin_4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Actinobacteriota;c__Actinobacteria;o__Mycobacteriales;f__Mycobacteriaceae;g__Corynebacterium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738175.1, s__Corynebacterium jeikeium_C, 95.0, 85.03, 0.85; GCF_000738265.1, s__Corynebacterium jeikeium_A, 95.0, 84.86, 0.84; GCF_000163435.1, s__Corynebacterium jeikeium, 95.0, 84.6, 0.83; GCF_001807485.1, s__Corynebacterium sp001807485, 95.0, 84.47, 0.82; GCF_000177535.2, s__Corynebacterium resistens, 95.0, 79.72, 0.24; GCF_001815985.1, s__Corynebacterium sp001815985, 95.0, 79.39, 0.28; GCF_000069945.1, s__Corynebacterium urealyticum, 95.0, 79.24, 0.3; GCF_000525655.1, s__Corynebacterium falsenii, 95.0, 79.2, 0.41; GCF_001586215.1, s__Corynebacterium simulans, 95.0, 78.95, 0.15; GCF_900232865.1, s__Corynebacterium sp900232865, 95.0, 78.65, 0.29; GCF_001054945.1, s__Corynebacterium falsenii_A, 95.0, 78.55, 0.22; GCF_900092335.1, s__Corynebacterium phoceense, 95.0, 78.51, 0.14; GCF_000758965.1, s__Corynebacterium freneyi, 95.0, 78.36, 0.19; GCF_001457455.1, s__Corynebacterium diphtheriae, 95.0, 78.36, 0.08; GCF_001941445.1, s__Corynebacterium aquilae, 95.0, 78.29, 0.14; GCF_000980815.1, s__Corynebacterium camporealensis, 95.0, 78.28, 0.15; GCF_000159115.1, s__Corynebacterium accolens, 95.0, 78.28, 0.13; GCF_000767255.1, s__Corynebacterium auriscanis, 95.0, 78.23, 0.25; GCF_000143825.1, s__Corynebacterium genitalium, 95.0, 78.22, 0.14; GCF_000755185.1, s__Corynebacterium sp000755185, 95.0, 78.13, 0.15; GCF_001815935.1, s__Corynebacterium sp001815935, 95.0, 78.12, 0.17; GCF_000805675.1, s__Corynebacterium minutissimum, 95.0, 78.05, 0.14; GCF_000759055.1, s__Corynebacterium tuscaniense, 95.0, 78.04, 0.11; GCF_002861385.1, s__Corynebacterium aurimucosum_C, 95.0, 78.03, 0.15; GCF_002154655.1, s__Corynebacterium kefirresidentii, 95.0, 78.03, 0.11; GCF_001054325.1, s__Corynebacterium vitaeruminis_A, 95.0, 78.03, 0.14; GCA_003285565.1, s__Corynebacterium heidelbergense, 95.0, 78.01, 0.22; GCF_000156615.2, s__Corynebacterium pseudogenitalium, 96.4, 77.94, 0.15; GCF_000550805.1, s__Corynebacterium vitaeruminis, 95.0, 77.93, 0.19; GCF_000418365.1, s__Corynebacterium terpenotabidum, 95.0, 77.91, 0.2; GCF_001021045.1, s__Corynebacterium testudinoris, 95.0, 77.9, 0.14; GCF_000179395.2, s__Corynebacterium variabile, 95.0, 77.86, 0.22; GCF_000173655.1, s__Corynebacterium amycolatum, 95.0, 77.83, 0.15; GCF_001274895.1, s__Corynebacterium lactis, 95.0, 77.83, 0.16; GCF_000626675.1, s__Corynebacterium glyciniphilum, 95.0, 77.82, 0.16; GCF_002994655.1, s__Corynebacterium sp002994655, 95.0, 77.81, 0.16; GCF_900155535.1, s__Corynebacterium urinapleomorphum, 95.0, 77.79, 0.13; GCF_000442645.1, s__Corynebacterium maris, 95.0, 77.78, 0.14; GCF_001059565.1, s__Corynebacterium aurimucosum_E, 95.0, 77.78, 0.12; GCA_002363255.1, s__Corynebacterium sp002363255, 95.0, 77.75, 0.18; GCF_001552415.1, s__Corynebacterium xerosis, 95.0, 77.73, 0.18; GCF_000011305.1, s__Corynebacterium efficiens, 95.0, 77.73, 0.16; GCF_001942345.1, s__Corynebacterium sp001942345, 95.0, 77.71, 0.19; GCF_000420605.1, s__Corynebacterium massiliense, 95.0, 77.71, 0.14; GCF_001412085.1, s__Corynebacterium lowii, 95.0, 77.7, 0.12; GCF_000819445.1, s__Corynebacterium humireducens, 95.0, 77.69, 0.19; GCF_000427865.1, s__Corynebacterium sputi, 95.0, 77.68, 0.13; GCF_900049755.1, s__Corynebacterium provencense, 95.0, 77.68, 0.15; GCF_900176155.1, s__Corynebacterium glucuronolyticum, 95.0, 77.63, 0.09; GCF_000835165.1, s__Corynebacterium marinum, 95.0, 77.63, 0.17; GCF_000341345.1, s__Corynebacterium halotolerans, 95.0, 77.63, 0.19; GCF_000213935.1, s__Corynebacterium nuruki, 95.0, 77.61, 0.22; GCF_000175635.1, s__Corynebacterium tuberculostearicum_B, 96.4, 77.61, 0.13; GCF_001021025.1, s__Corynebacterium epidermidicanis, 95.0, 77.6, 0.11; GCF_000159135.1, s__Corynebacterium striatum, 95.0, 77.59, 0.14; GCF_000478175.1, s__Corynebacterium sp000478175, 95.0, 77.56, 0.11; GCF_000183325.1, s__Corynebacterium bovis, 95.0, 77.55, 0.21; GCF_001056295.1, s__Corynebacterium halotolerans_A, 95.0, 77.54, 0.2; GCF_900177745.1, s__Corynebacterium pollutisoli, 95.0, 77.53, 0.19; GCF_000590555.1, s__Corynebacterium argentoratense, 95.0, 77.5, 0.13; GCF_000023145.1, s__Corynebacterium kroppenstedtii, 95.0, 77.44, 0.08; GCF_002355155.1, s__Corynebacterium glutamicum_A, 95.0, 77.44, 0.09; GCF_001552955.1, s__Corynebacterium kroppenstedtii_A, 95.0, 77.42, 0.08; GCF_000372385.1, s__Corynebacterium ciconiae, 95.0, 77.42, 0.14; GCF_001941505.1, s__Corynebacterium sphenisci, 95.0, 77.41, 0.16; GCF_001941425.1, s__Corynebacterium ammoniagenes, 95.0, 77.4, 0.08; GCA_002162115.1, s__Corynebacterium ulcerans_A, 95.0, 77.39, 0.09; GCF_001941485.1, s__Corynebacterium frankenforstense, 95.0, 77.38, 0.18; GCF_900169525.1, s__Corynebacterium sp900169525, 95.0, 77.37, 0.13; GCF_900187135.1, s__Corynebacterium ulcerans, 95.0, 77.36, 0.06; GCF_000372445.1, s__Corynebacterium ulceribovis, 95.0, 77.34, 0.1; GCF_000011325.1, s__Corynebacterium glutamicum, 95.0, 77.33, 0.11; GCF_002563965.1, s__Corynebacterium renale, 95.0, 77.33, 0.09; GCF_000375365.1, s__Corynebacterium mastitidis, 95.0, 77.32, 0.15; GCF_001941345.1, s__Corynebacterium stationis, 95.0, 77.32, 0.08; GCF_003065405.1, s__Corynebacterium sp003065405, 95.0, 77.3, 0.15; GCF_000373805.1, s__Corynebacterium pilosum, 95.0, 77.29, 0.13; GCF_001412105.1, s__Corynebacterium oculi, 95.0, 77.28, 0.13; GCF_000318135.1, s__Corynebacterium durum, 95.0, 77.28, 0.1; GCF_001643015.1, s__Corynebacterium crudilactis, 95.0, 77.25, 0.07; GCA_003243515.1, s__Corynebacterium kroppenstedtii_B, 95.0, 77.25, 0.08; GCF_001277995.1, s__Corynebacterium deserti, 95.0, 77.23, 0.11; GCF_000344785.1, s__Corynebacterium callunae, 95.0, 77.21, 0.09; GCF_000375525.1, s__Corynebacterium propinquum, 95.0, 77.18, 0.08; GCF_000767055.1, s__Corynebacterium doosanense, 95.0, 77.14, 0.15; GCF_000379425.1, s__Corynebacterium lubricantis, 95.0, 77.14, 0.12; GCF_001941465.1, s__Corynebacterium flavescens, 95.0, 77.11, 0.14; GCF_000550785.1, s__Corynebacterium casei, 95.0, 77.06, 0.1; GCF_900113445.1, s__Corynebacterium spheniscorum, 95.0, 76.97, 0.11; GCF_000411375.1, s__Corynebacterium pyruviciproducens, 95.0, 76.97, 0.12; GCF_002967075.1, s__Corynebacterium sp002967075, 95.0, 76.97, 0.09; GCF_900187295.1, s__Corynebacterium cystitidis, 95.0, 76.96, 0.08; GCF_000732945.1, s__Corynebacterium atypicum, 95.0, 76.54, 0.1</text:p>
          </table:table-cell>
          <table:table-cell office:value-type="float" office:value="96.19" calcext:value-type="float">
            <text:p>96.19</text:p>
          </table:table-cell>
          <table:table-cell office:value-type="float" office:value="11" calcext:value-type="float">
            <text:p>11</text:p>
          </table:table-cell>
          <table:table-cell office:value-type="float" office:value="0.991892202119" calcext:value-type="float">
            <text:p>0.99189220211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M_cf__CF_TNFC046IS_t1M15__bin_3</text:p>
          </table:table-cell>
          <table:table-cell office:value-type="string" calcext:value-type="string">
            <text:p>d__Bacteria;p__Actinobacteriota;c__Actinobacteria;o__Mycobacteriales;f__Mycobacteriaceae;g__Lawsonella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1293125.1</text:p>
          </table:table-cell>
          <table:table-cell office:value-type="string" calcext:value-type="string">
            <text:p>d__Bacteria;p__Actinobacteriota;c__Actinobacteria;o__Mycobacteriales;f__Mycobacteriaceae;g__Lawsonella;s__Lawsonella clevelandensis</text:p>
          </table:table-cell>
          <table:table-cell office:value-type="float" office:value="89.33" calcext:value-type="float">
            <text:p>89.3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d__Bacteria;p__Actinobacteriota;c__Actinobacteria;o__Mycobacteriales;f__Mycobacteriaceae;g__Lawsonella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3241315.1, s__Lawsonella clevelandensis_A, 95.0, 79.23, 0.36</text:p>
          </table:table-cell>
          <table:table-cell office:value-type="float" office:value="85.32" calcext:value-type="float">
            <text:p>85.32</text:p>
          </table:table-cell>
          <table:table-cell office:value-type="float" office:value="11" calcext:value-type="float">
            <text:p>11</text:p>
          </table:table-cell>
          <table:table-cell office:value-type="float" office:value="0.989610424909" calcext:value-type="float">
            <text:p>0.98961042490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ngKR_2016__WBE019__bin_10</text:p>
          </table:table-cell>
          <table:table-cell office:value-type="string" calcext:value-type="string">
            <text:p>d__Bacteria;p__Actinobacteriota;c__Actinobacteria;o__Actinomycetales;f__Dermatophilaceae;g__Janibacter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900176385.1</text:p>
          </table:table-cell>
          <table:table-cell office:value-type="string" calcext:value-type="string">
            <text:p>d__Bacteria;p__Actinobacteriota;c__Actinobacteria;o__Actinomycetales;f__Dermatophilaceae;g__Janibacter;s__Janibacter indicus</text:p>
          </table:table-cell>
          <table:table-cell office:value-type="float" office:value="91.17" calcext:value-type="float">
            <text:p>91.17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__Bacteria;p__Actinobacteriota;c__Actinobacteria;o__Actinomycetales;f__Dermatophilaceae;g__Janibacter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0297495.1, s__Janibacter hoylei, 95.0, 88.99, 0.88; GCF_001570945.1, s__Janibacter anophelis, 95.0, 86.96, 0.85; GCF_001591405.1, s__Janibacter terrae, 95.0, 86.62, 0.84; GCF_001428305.1, s__Janibacter sp001428305, 95.0, 85.43, 0.85; GCF_001570985.1, s__Janibacter limosus, 95.0, 85.35, 0.81; GCF_001570965.1, s__Janibacter corallicola, 95.0, 82.82, 0.7; GCF_001637565.1, s__Janibacter melonis, 95.0, 82.61, 0.71</text:p>
          </table:table-cell>
          <table:table-cell office:value-type="float" office:value="95.26" calcext:value-type="float">
            <text:p>95.26</text:p>
          </table:table-cell>
          <table:table-cell office:value-type="float" office:value="11" calcext:value-type="float">
            <text:p>11</text:p>
          </table:table-cell>
          <table:table-cell office:value-type="float" office:value="0.981514148921" calcext:value-type="float">
            <text:p>0.981514148921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FerrettiP_2018__CA_C10052IS2909SA_t1M16__bin_2</text:p>
          </table:table-cell>
          <table:table-cell office:value-type="string" calcext:value-type="string">
            <text:p>d__Bacteria;p__Spirochaetota;c__Leptospirae;o__Leptospirales;f__Leptospiraceae;g__Leptospira_B;s__</text:p>
          </table:table-cell>
          <table:table-cell table:number-columns-repeated="5" office:value-type="string" calcext:value-type="string">
            <text:p>N/A</text:p>
          </table:table-cell>
          <table:table-cell office:value-type="string" calcext:value-type="string">
            <text:p>GCF_003112675.1</text:p>
          </table:table-cell>
          <table:table-cell office:value-type="string" calcext:value-type="string">
            <text:p>d__Bacteria;p__Spirochaetota;c__Leptospirae;o__Leptospirales;f__Leptospiraceae;g__Leptospira_B;s__Leptospira_B sp003112675</text:p>
          </table:table-cell>
          <table:table-cell office:value-type="float" office:value="89.71" calcext:value-type="float">
            <text:p>89.71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__Bacteria;p__Spirochaetota;c__Leptospirae;o__Leptospirales;f__Leptospiraceae;g__Leptospira_B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F_002812205.1, s__Leptospira_B sp002812205, 95.0, 88.03, 0.91; GCF_002811475.1, s__Leptospira_B sp002811475, 95.0, 87.05, 0.89; GCF_000347035.1, s__Leptospira_B sp000347035, 95.0, 86.92, 0.91; GCF_002811765.1, s__Leptospira_B sp002811765, 95.0, 86.6, 0.9; GCF_000244755.1, s__Leptospira_B licerasiae, 95.0, 86.59, 0.9; GCF_002812045.1, s__Leptospira_B sp002812045, 95.0, 86.56, 0.91; GCF_002150035.1, s__Leptospira_B venezuelensis, 95.0, 85.81, 0.9; GCF_000306115.2, s__Leptospira_B wolffii, 95.0, 78.69, 0.41; GCF_000243675.2, s__Leptospira_B inadai, 95.0, 77.59, 0.19; GCF_000243715.2, s__Leptospira_B broomii, 95.0, 77.24, 0.18; GCF_000306235.2, s__Leptospira_B fainei, 95.0, 77.18, 0.19; GCF_002811875.1, s__Leptospira_B sp002811875, 95.0, 76.73, 0.14</text:p>
          </table:table-cell>
          <table:table-cell office:value-type="float" office:value="90.95" calcext:value-type="float">
            <text:p>90.95</text:p>
          </table:table-cell>
          <table:table-cell office:value-type="float" office:value="11" calcext:value-type="float">
            <text:p>11</text:p>
          </table:table-cell>
          <table:table-cell office:value-type="float" office:value="0.997343567058" calcext:value-type="float">
            <text:p>0.997343567058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hngKR_2016__WBE015__bin_3</text:p>
          </table:table-cell>
          <table:table-cell office:value-type="string" calcext:value-type="string">
            <text:p>d__Bacteria;p__Proteobacteria;c__Gammaproteobacteria;o__Pseudomonadales;f__Moraxellaceae;g__Moraxella_A;s__</text:p>
          </table:table-cell>
          <table:table-cell table:number-columns-repeated="9" office:value-type="string" calcext:value-type="string">
            <text:p>N/A</text:p>
          </table:table-cell>
          <table:table-cell office:value-type="string" calcext:value-type="string">
            <text:p>d__Bacteria;p__Proteobacteria;c__Gammaproteobacteria;o__Pseudomonadales;f__Moraxellaceae;g__Moraxella_A;s__</text:p>
          </table:table-cell>
          <table:table-cell office:value-type="string" calcext:value-type="string">
            <text:p>Placement</text:p>
          </table:table-cell>
          <table:table-cell office:value-type="string" calcext:value-type="string">
            <text:p>taxonomic classification fully defined by topology</text:p>
          </table:table-cell>
          <table:table-cell office:value-type="string" calcext:value-type="string">
            <text:p>GCA_001188545.1, s__Moraxella_A aerosaccus, 95.0, 79.29, 0.35; GCF_001553955.1, s__Moraxella_A osloensis, 95.0, 79.19, 0.36; GCF_001591265.1, s__Moraxella_A atlantae, 95.0, 77.53, 0.21; GCF_000379845.1, s__Moraxella_A boevrei, 95.0, 77.21, 0.24; GCF_000320365.1, s__Moraxella_A macacae, 95.0, 77.03, 0.17</text:p>
          </table:table-cell>
          <table:table-cell office:value-type="float" office:value="96.43" calcext:value-type="float">
            <text:p>96.43</text:p>
          </table:table-cell>
          <table:table-cell office:value-type="float" office:value="11" calcext:value-type="float">
            <text:p>11</text:p>
          </table:table-cell>
          <table:table-cell office:value-type="float" office:value="0.959587117668" calcext:value-type="float">
            <text:p>0.959587117668</text:p>
          </table:table-cell>
          <table:table-cell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7T10:37:39.381408545</dc:date>
    <meta:editing-duration>PT2M7S</meta:editing-duration>
    <meta:editing-cycles>1</meta:editing-cycles>
    <meta:document-statistic meta:table-count="1" meta:cell-count="4484" meta:object-count="0"/>
    <meta:generator>LibreOffice/6.0.7.3$Linux_X86_64 LibreOffice_project/00m0$Build-3</meta:generator>
  </office:meta>
</office:document-meta>
</file>